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61in" svg:height="3.5453in" svg:x="5.3213in" svg:y="0.7528in">
            <draw:object draw:notify-on-update-of-ranges="Sheet1.B5:Sheet1.B504 Sheet1.C5:Sheet1.C5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amples</text:p>
          </table:table-cell>
          <table:table-cell/>
          <table:table-cell office:value-type="string" calcext:value-type="string">
            <text:p>Acc. Limit Steps</text:p>
          </table:table-cell>
          <table:table-cell office:value-type="string" calcext:value-type="string">
            <text:p>Acc. Limit Tim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B2]^2/[.C2]/2" office:value-type="float" office:value="312.5" calcext:value-type="float">
            <text:p>312.5</text:p>
          </table:table-cell>
          <table:table-cell table:formula="of:=SQRT(2*[.F2]/[.C2])" office:value-type="float" office:value="1.25" calcext:value-type="float">
            <text:p>1.25</text:p>
          </table:table-cell>
          <table:table-cell table:formula="of:=2*[.G2]+([.A2]+2*[.F2])/[.B2]" office:value-type="float" office:value="7.75" calcext:value-type="float">
            <text:p>7.7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 Step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]*[.$H$2]/[.$D$2]" office:value-type="float" office:value="0.0155" calcext:value-type="float">
            <text:p>0.0155</text:p>
          </table:table-cell>
          <table:table-cell table:formula="of:=IF([.B5]&lt;[.$G$2]; [.$C$2]*([.B5]^2)/2; IF([.B5]&lt;([.$H$2]-[.$G$2]); [.$F$2]+[.$B$2]*([.B5]-[.$G$2]); [.$A$2]-[.$F$2]+[.$B$2]*([.B5]-([.$H$2]-[.$G$2]))-[.$C$2]*(([.B5]-([.$H$2]-[.$G$2])^2)/2)))" office:value-type="float" office:value="0.04805" calcext:value-type="float">
            <text:p>0.048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]*[.$H$2]/[.$D$2]" office:value-type="float" office:value="0.031" calcext:value-type="float">
            <text:p>0.031</text:p>
          </table:table-cell>
          <table:table-cell table:formula="of:=IF([.B6]&lt;[.$G$2]; [.$C$2]*([.B6]^2)/2; IF([.B6]&lt;([.$H$2]-[.$G$2]); [.$F$2]+[.$B$2]*([.B6]-[.$G$2]); [.$A$2]-[.$F$2]+[.$B$2]*([.B6]-([.$H$2]-[.$G$2]))-[.$C$2]*(([.B6]-([.$H$2]-[.$G$2])^2)/2)))" office:value-type="float" office:value="0.1922" calcext:value-type="float">
            <text:p>0.192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7]*[.$H$2]/[.$D$2]" office:value-type="float" office:value="0.0465" calcext:value-type="float">
            <text:p>0.0465</text:p>
          </table:table-cell>
          <table:table-cell table:formula="of:=IF([.B7]&lt;[.$G$2]; [.$C$2]*([.B7]^2)/2; IF([.B7]&lt;([.$H$2]-[.$G$2]); [.$F$2]+[.$B$2]*([.B7]-[.$G$2]); [.$A$2]-[.$F$2]+[.$B$2]*([.B7]-([.$H$2]-[.$G$2]))-[.$C$2]*(([.B7]-([.$H$2]-[.$G$2])^2)/2)))" office:value-type="float" office:value="0.43245" calcext:value-type="float">
            <text:p>0.4324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8]*[.$H$2]/[.$D$2]" office:value-type="float" office:value="0.062" calcext:value-type="float">
            <text:p>0.062</text:p>
          </table:table-cell>
          <table:table-cell table:formula="of:=IF([.B8]&lt;[.$G$2]; [.$C$2]*([.B8]^2)/2; IF([.B8]&lt;([.$H$2]-[.$G$2]); [.$F$2]+[.$B$2]*([.B8]-[.$G$2]); [.$A$2]-[.$F$2]+[.$B$2]*([.B8]-([.$H$2]-[.$G$2]))-[.$C$2]*(([.B8]-([.$H$2]-[.$G$2])^2)/2)))" office:value-type="float" office:value="0.7688" calcext:value-type="float">
            <text:p>0.768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9]*[.$H$2]/[.$D$2]" office:value-type="float" office:value="0.0775" calcext:value-type="float">
            <text:p>0.0775</text:p>
          </table:table-cell>
          <table:table-cell table:formula="of:=IF([.B9]&lt;[.$G$2]; [.$C$2]*([.B9]^2)/2; IF([.B9]&lt;([.$H$2]-[.$G$2]); [.$F$2]+[.$B$2]*([.B9]-[.$G$2]); [.$A$2]-[.$F$2]+[.$B$2]*([.B9]-([.$H$2]-[.$G$2]))-[.$C$2]*(([.B9]-([.$H$2]-[.$G$2])^2)/2)))" office:value-type="float" office:value="1.20125" calcext:value-type="float">
            <text:p>1.2012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0]*[.$H$2]/[.$D$2]" office:value-type="float" office:value="0.093" calcext:value-type="float">
            <text:p>0.093</text:p>
          </table:table-cell>
          <table:table-cell table:formula="of:=IF([.B10]&lt;[.$G$2]; [.$C$2]*([.B10]^2)/2; IF([.B10]&lt;([.$H$2]-[.$G$2]); [.$F$2]+[.$B$2]*([.B10]-[.$G$2]); [.$A$2]-[.$F$2]+[.$B$2]*([.B10]-([.$H$2]-[.$G$2]))-[.$C$2]*(([.B10]-([.$H$2]-[.$G$2])^2)/2)))" office:value-type="float" office:value="1.7298" calcext:value-type="float">
            <text:p>1.729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1]*[.$H$2]/[.$D$2]" office:value-type="float" office:value="0.1085" calcext:value-type="float">
            <text:p>0.1085</text:p>
          </table:table-cell>
          <table:table-cell table:formula="of:=IF([.B11]&lt;[.$G$2]; [.$C$2]*([.B11]^2)/2; IF([.B11]&lt;([.$H$2]-[.$G$2]); [.$F$2]+[.$B$2]*([.B11]-[.$G$2]); [.$A$2]-[.$F$2]+[.$B$2]*([.B11]-([.$H$2]-[.$G$2]))-[.$C$2]*(([.B11]-([.$H$2]-[.$G$2])^2)/2)))" office:value-type="float" office:value="2.35445" calcext:value-type="float">
            <text:p>2.3544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2]*[.$H$2]/[.$D$2]" office:value-type="float" office:value="0.124" calcext:value-type="float">
            <text:p>0.124</text:p>
          </table:table-cell>
          <table:table-cell table:formula="of:=IF([.B12]&lt;[.$G$2]; [.$C$2]*([.B12]^2)/2; IF([.B12]&lt;([.$H$2]-[.$G$2]); [.$F$2]+[.$B$2]*([.B12]-[.$G$2]); [.$A$2]-[.$F$2]+[.$B$2]*([.B12]-([.$H$2]-[.$G$2]))-[.$C$2]*(([.B12]-([.$H$2]-[.$G$2])^2)/2)))" office:value-type="float" office:value="3.0752" calcext:value-type="float">
            <text:p>3.075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3]*[.$H$2]/[.$D$2]" office:value-type="float" office:value="0.1395" calcext:value-type="float">
            <text:p>0.1395</text:p>
          </table:table-cell>
          <table:table-cell table:formula="of:=IF([.B13]&lt;[.$G$2]; [.$C$2]*([.B13]^2)/2; IF([.B13]&lt;([.$H$2]-[.$G$2]); [.$F$2]+[.$B$2]*([.B13]-[.$G$2]); [.$A$2]-[.$F$2]+[.$B$2]*([.B13]-([.$H$2]-[.$G$2]))-[.$C$2]*(([.B13]-([.$H$2]-[.$G$2])^2)/2)))" office:value-type="float" office:value="3.89205" calcext:value-type="float">
            <text:p>3.8920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4]*[.$H$2]/[.$D$2]" office:value-type="float" office:value="0.155" calcext:value-type="float">
            <text:p>0.155</text:p>
          </table:table-cell>
          <table:table-cell table:formula="of:=IF([.B14]&lt;[.$G$2]; [.$C$2]*([.B14]^2)/2; IF([.B14]&lt;([.$H$2]-[.$G$2]); [.$F$2]+[.$B$2]*([.B14]-[.$G$2]); [.$A$2]-[.$F$2]+[.$B$2]*([.B14]-([.$H$2]-[.$G$2]))-[.$C$2]*(([.B14]-([.$H$2]-[.$G$2])^2)/2)))" office:value-type="float" office:value="4.805" calcext:value-type="float">
            <text:p>4.80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5]*[.$H$2]/[.$D$2]" office:value-type="float" office:value="0.1705" calcext:value-type="float">
            <text:p>0.1705</text:p>
          </table:table-cell>
          <table:table-cell table:formula="of:=IF([.B15]&lt;[.$G$2]; [.$C$2]*([.B15]^2)/2; IF([.B15]&lt;([.$H$2]-[.$G$2]); [.$F$2]+[.$B$2]*([.B15]-[.$G$2]); [.$A$2]-[.$F$2]+[.$B$2]*([.B15]-([.$H$2]-[.$G$2]))-[.$C$2]*(([.B15]-([.$H$2]-[.$G$2])^2)/2)))" office:value-type="float" office:value="5.81405" calcext:value-type="float">
            <text:p>5.8140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6]*[.$H$2]/[.$D$2]" office:value-type="float" office:value="0.186" calcext:value-type="float">
            <text:p>0.186</text:p>
          </table:table-cell>
          <table:table-cell table:formula="of:=IF([.B16]&lt;[.$G$2]; [.$C$2]*([.B16]^2)/2; IF([.B16]&lt;([.$H$2]-[.$G$2]); [.$F$2]+[.$B$2]*([.B16]-[.$G$2]); [.$A$2]-[.$F$2]+[.$B$2]*([.B16]-([.$H$2]-[.$G$2]))-[.$C$2]*(([.B16]-([.$H$2]-[.$G$2])^2)/2)))" office:value-type="float" office:value="6.9192" calcext:value-type="float">
            <text:p>6.919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7]*[.$H$2]/[.$D$2]" office:value-type="float" office:value="0.2015" calcext:value-type="float">
            <text:p>0.2015</text:p>
          </table:table-cell>
          <table:table-cell table:formula="of:=IF([.B17]&lt;[.$G$2]; [.$C$2]*([.B17]^2)/2; IF([.B17]&lt;([.$H$2]-[.$G$2]); [.$F$2]+[.$B$2]*([.B17]-[.$G$2]); [.$A$2]-[.$F$2]+[.$B$2]*([.B17]-([.$H$2]-[.$G$2]))-[.$C$2]*(([.B17]-([.$H$2]-[.$G$2])^2)/2)))" office:value-type="float" office:value="8.12045" calcext:value-type="float">
            <text:p>8.1204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8]*[.$H$2]/[.$D$2]" office:value-type="float" office:value="0.217" calcext:value-type="float">
            <text:p>0.217</text:p>
          </table:table-cell>
          <table:table-cell table:formula="of:=IF([.B18]&lt;[.$G$2]; [.$C$2]*([.B18]^2)/2; IF([.B18]&lt;([.$H$2]-[.$G$2]); [.$F$2]+[.$B$2]*([.B18]-[.$G$2]); [.$A$2]-[.$F$2]+[.$B$2]*([.B18]-([.$H$2]-[.$G$2]))-[.$C$2]*(([.B18]-([.$H$2]-[.$G$2])^2)/2)))" office:value-type="float" office:value="9.4178" calcext:value-type="float">
            <text:p>9.417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9]*[.$H$2]/[.$D$2]" office:value-type="float" office:value="0.2325" calcext:value-type="float">
            <text:p>0.2325</text:p>
          </table:table-cell>
          <table:table-cell table:formula="of:=IF([.B19]&lt;[.$G$2]; [.$C$2]*([.B19]^2)/2; IF([.B19]&lt;([.$H$2]-[.$G$2]); [.$F$2]+[.$B$2]*([.B19]-[.$G$2]); [.$A$2]-[.$F$2]+[.$B$2]*([.B19]-([.$H$2]-[.$G$2]))-[.$C$2]*(([.B19]-([.$H$2]-[.$G$2])^2)/2)))" office:value-type="float" office:value="10.81125" calcext:value-type="float">
            <text:p>10.8112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20]*[.$H$2]/[.$D$2]" office:value-type="float" office:value="0.248" calcext:value-type="float">
            <text:p>0.248</text:p>
          </table:table-cell>
          <table:table-cell table:formula="of:=IF([.B20]&lt;[.$G$2]; [.$C$2]*([.B20]^2)/2; IF([.B20]&lt;([.$H$2]-[.$G$2]); [.$F$2]+[.$B$2]*([.B20]-[.$G$2]); [.$A$2]-[.$F$2]+[.$B$2]*([.B20]-([.$H$2]-[.$G$2]))-[.$C$2]*(([.B20]-([.$H$2]-[.$G$2])^2)/2)))" office:value-type="float" office:value="12.3008" calcext:value-type="float">
            <text:p>12.300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21]*[.$H$2]/[.$D$2]" office:value-type="float" office:value="0.2635" calcext:value-type="float">
            <text:p>0.2635</text:p>
          </table:table-cell>
          <table:table-cell table:formula="of:=IF([.B21]&lt;[.$G$2]; [.$C$2]*([.B21]^2)/2; IF([.B21]&lt;([.$H$2]-[.$G$2]); [.$F$2]+[.$B$2]*([.B21]-[.$G$2]); [.$A$2]-[.$F$2]+[.$B$2]*([.B21]-([.$H$2]-[.$G$2]))-[.$C$2]*(([.B21]-([.$H$2]-[.$G$2])^2)/2)))" office:value-type="float" office:value="13.88645" calcext:value-type="float">
            <text:p>13.8864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2]*[.$H$2]/[.$D$2]" office:value-type="float" office:value="0.279" calcext:value-type="float">
            <text:p>0.279</text:p>
          </table:table-cell>
          <table:table-cell table:formula="of:=IF([.B22]&lt;[.$G$2]; [.$C$2]*([.B22]^2)/2; IF([.B22]&lt;([.$H$2]-[.$G$2]); [.$F$2]+[.$B$2]*([.B22]-[.$G$2]); [.$A$2]-[.$F$2]+[.$B$2]*([.B22]-([.$H$2]-[.$G$2]))-[.$C$2]*(([.B22]-([.$H$2]-[.$G$2])^2)/2)))" office:value-type="float" office:value="15.5682" calcext:value-type="float">
            <text:p>15.568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3]*[.$H$2]/[.$D$2]" office:value-type="float" office:value="0.2945" calcext:value-type="float">
            <text:p>0.2945</text:p>
          </table:table-cell>
          <table:table-cell table:formula="of:=IF([.B23]&lt;[.$G$2]; [.$C$2]*([.B23]^2)/2; IF([.B23]&lt;([.$H$2]-[.$G$2]); [.$F$2]+[.$B$2]*([.B23]-[.$G$2]); [.$A$2]-[.$F$2]+[.$B$2]*([.B23]-([.$H$2]-[.$G$2]))-[.$C$2]*(([.B23]-([.$H$2]-[.$G$2])^2)/2)))" office:value-type="float" office:value="17.34605" calcext:value-type="float">
            <text:p>17.3460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4]*[.$H$2]/[.$D$2]" office:value-type="float" office:value="0.31" calcext:value-type="float">
            <text:p>0.31</text:p>
          </table:table-cell>
          <table:table-cell table:formula="of:=IF([.B24]&lt;[.$G$2]; [.$C$2]*([.B24]^2)/2; IF([.B24]&lt;([.$H$2]-[.$G$2]); [.$F$2]+[.$B$2]*([.B24]-[.$G$2]); [.$A$2]-[.$F$2]+[.$B$2]*([.B24]-([.$H$2]-[.$G$2]))-[.$C$2]*(([.B24]-([.$H$2]-[.$G$2])^2)/2)))" office:value-type="float" office:value="19.22" calcext:value-type="float">
            <text:p>19.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5]*[.$H$2]/[.$D$2]" office:value-type="float" office:value="0.3255" calcext:value-type="float">
            <text:p>0.3255</text:p>
          </table:table-cell>
          <table:table-cell table:formula="of:=IF([.B25]&lt;[.$G$2]; [.$C$2]*([.B25]^2)/2; IF([.B25]&lt;([.$H$2]-[.$G$2]); [.$F$2]+[.$B$2]*([.B25]-[.$G$2]); [.$A$2]-[.$F$2]+[.$B$2]*([.B25]-([.$H$2]-[.$G$2]))-[.$C$2]*(([.B25]-([.$H$2]-[.$G$2])^2)/2)))" office:value-type="float" office:value="21.19005" calcext:value-type="float">
            <text:p>21.1900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6]*[.$H$2]/[.$D$2]" office:value-type="float" office:value="0.341" calcext:value-type="float">
            <text:p>0.341</text:p>
          </table:table-cell>
          <table:table-cell table:formula="of:=IF([.B26]&lt;[.$G$2]; [.$C$2]*([.B26]^2)/2; IF([.B26]&lt;([.$H$2]-[.$G$2]); [.$F$2]+[.$B$2]*([.B26]-[.$G$2]); [.$A$2]-[.$F$2]+[.$B$2]*([.B26]-([.$H$2]-[.$G$2]))-[.$C$2]*(([.B26]-([.$H$2]-[.$G$2])^2)/2)))" office:value-type="float" office:value="23.2562" calcext:value-type="float">
            <text:p>23.256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7]*[.$H$2]/[.$D$2]" office:value-type="float" office:value="0.3565" calcext:value-type="float">
            <text:p>0.3565</text:p>
          </table:table-cell>
          <table:table-cell table:formula="of:=IF([.B27]&lt;[.$G$2]; [.$C$2]*([.B27]^2)/2; IF([.B27]&lt;([.$H$2]-[.$G$2]); [.$F$2]+[.$B$2]*([.B27]-[.$G$2]); [.$A$2]-[.$F$2]+[.$B$2]*([.B27]-([.$H$2]-[.$G$2]))-[.$C$2]*(([.B27]-([.$H$2]-[.$G$2])^2)/2)))" office:value-type="float" office:value="25.41845" calcext:value-type="float">
            <text:p>25.4184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8]*[.$H$2]/[.$D$2]" office:value-type="float" office:value="0.372" calcext:value-type="float">
            <text:p>0.372</text:p>
          </table:table-cell>
          <table:table-cell table:formula="of:=IF([.B28]&lt;[.$G$2]; [.$C$2]*([.B28]^2)/2; IF([.B28]&lt;([.$H$2]-[.$G$2]); [.$F$2]+[.$B$2]*([.B28]-[.$G$2]); [.$A$2]-[.$F$2]+[.$B$2]*([.B28]-([.$H$2]-[.$G$2]))-[.$C$2]*(([.B28]-([.$H$2]-[.$G$2])^2)/2)))" office:value-type="float" office:value="27.6768" calcext:value-type="float">
            <text:p>27.676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9]*[.$H$2]/[.$D$2]" office:value-type="float" office:value="0.3875" calcext:value-type="float">
            <text:p>0.3875</text:p>
          </table:table-cell>
          <table:table-cell table:formula="of:=IF([.B29]&lt;[.$G$2]; [.$C$2]*([.B29]^2)/2; IF([.B29]&lt;([.$H$2]-[.$G$2]); [.$F$2]+[.$B$2]*([.B29]-[.$G$2]); [.$A$2]-[.$F$2]+[.$B$2]*([.B29]-([.$H$2]-[.$G$2]))-[.$C$2]*(([.B29]-([.$H$2]-[.$G$2])^2)/2)))" office:value-type="float" office:value="30.03125" calcext:value-type="float">
            <text:p>30.031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30]*[.$H$2]/[.$D$2]" office:value-type="float" office:value="0.403" calcext:value-type="float">
            <text:p>0.403</text:p>
          </table:table-cell>
          <table:table-cell table:formula="of:=IF([.B30]&lt;[.$G$2]; [.$C$2]*([.B30]^2)/2; IF([.B30]&lt;([.$H$2]-[.$G$2]); [.$F$2]+[.$B$2]*([.B30]-[.$G$2]); [.$A$2]-[.$F$2]+[.$B$2]*([.B30]-([.$H$2]-[.$G$2]))-[.$C$2]*(([.B30]-([.$H$2]-[.$G$2])^2)/2)))" office:value-type="float" office:value="32.4818" calcext:value-type="float">
            <text:p>32.481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1]*[.$H$2]/[.$D$2]" office:value-type="float" office:value="0.4185" calcext:value-type="float">
            <text:p>0.4185</text:p>
          </table:table-cell>
          <table:table-cell table:formula="of:=IF([.B31]&lt;[.$G$2]; [.$C$2]*([.B31]^2)/2; IF([.B31]&lt;([.$H$2]-[.$G$2]); [.$F$2]+[.$B$2]*([.B31]-[.$G$2]); [.$A$2]-[.$F$2]+[.$B$2]*([.B31]-([.$H$2]-[.$G$2]))-[.$C$2]*(([.B31]-([.$H$2]-[.$G$2])^2)/2)))" office:value-type="float" office:value="35.02845" calcext:value-type="float">
            <text:p>35.0284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2]*[.$H$2]/[.$D$2]" office:value-type="float" office:value="0.434" calcext:value-type="float">
            <text:p>0.434</text:p>
          </table:table-cell>
          <table:table-cell table:formula="of:=IF([.B32]&lt;[.$G$2]; [.$C$2]*([.B32]^2)/2; IF([.B32]&lt;([.$H$2]-[.$G$2]); [.$F$2]+[.$B$2]*([.B32]-[.$G$2]); [.$A$2]-[.$F$2]+[.$B$2]*([.B32]-([.$H$2]-[.$G$2]))-[.$C$2]*(([.B32]-([.$H$2]-[.$G$2])^2)/2)))" office:value-type="float" office:value="37.6712" calcext:value-type="float">
            <text:p>37.671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3]*[.$H$2]/[.$D$2]" office:value-type="float" office:value="0.4495" calcext:value-type="float">
            <text:p>0.4495</text:p>
          </table:table-cell>
          <table:table-cell table:formula="of:=IF([.B33]&lt;[.$G$2]; [.$C$2]*([.B33]^2)/2; IF([.B33]&lt;([.$H$2]-[.$G$2]); [.$F$2]+[.$B$2]*([.B33]-[.$G$2]); [.$A$2]-[.$F$2]+[.$B$2]*([.B33]-([.$H$2]-[.$G$2]))-[.$C$2]*(([.B33]-([.$H$2]-[.$G$2])^2)/2)))" office:value-type="float" office:value="40.41005" calcext:value-type="float">
            <text:p>40.41005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4]*[.$H$2]/[.$D$2]" office:value-type="float" office:value="0.465" calcext:value-type="float">
            <text:p>0.465</text:p>
          </table:table-cell>
          <table:table-cell table:formula="of:=IF([.B34]&lt;[.$G$2]; [.$C$2]*([.B34]^2)/2; IF([.B34]&lt;([.$H$2]-[.$G$2]); [.$F$2]+[.$B$2]*([.B34]-[.$G$2]); [.$A$2]-[.$F$2]+[.$B$2]*([.B34]-([.$H$2]-[.$G$2]))-[.$C$2]*(([.B34]-([.$H$2]-[.$G$2])^2)/2)))" office:value-type="float" office:value="43.245" calcext:value-type="float">
            <text:p>43.24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5]*[.$H$2]/[.$D$2]" office:value-type="float" office:value="0.4805" calcext:value-type="float">
            <text:p>0.4805</text:p>
          </table:table-cell>
          <table:table-cell table:formula="of:=IF([.B35]&lt;[.$G$2]; [.$C$2]*([.B35]^2)/2; IF([.B35]&lt;([.$H$2]-[.$G$2]); [.$F$2]+[.$B$2]*([.B35]-[.$G$2]); [.$A$2]-[.$F$2]+[.$B$2]*([.B35]-([.$H$2]-[.$G$2]))-[.$C$2]*(([.B35]-([.$H$2]-[.$G$2])^2)/2)))" office:value-type="float" office:value="46.17605" calcext:value-type="float">
            <text:p>46.1760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6]*[.$H$2]/[.$D$2]" office:value-type="float" office:value="0.496" calcext:value-type="float">
            <text:p>0.496</text:p>
          </table:table-cell>
          <table:table-cell table:formula="of:=IF([.B36]&lt;[.$G$2]; [.$C$2]*([.B36]^2)/2; IF([.B36]&lt;([.$H$2]-[.$G$2]); [.$F$2]+[.$B$2]*([.B36]-[.$G$2]); [.$A$2]-[.$F$2]+[.$B$2]*([.B36]-([.$H$2]-[.$G$2]))-[.$C$2]*(([.B36]-([.$H$2]-[.$G$2])^2)/2)))" office:value-type="float" office:value="49.2032" calcext:value-type="float">
            <text:p>49.203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7]*[.$H$2]/[.$D$2]" office:value-type="float" office:value="0.5115" calcext:value-type="float">
            <text:p>0.5115</text:p>
          </table:table-cell>
          <table:table-cell table:formula="of:=IF([.B37]&lt;[.$G$2]; [.$C$2]*([.B37]^2)/2; IF([.B37]&lt;([.$H$2]-[.$G$2]); [.$F$2]+[.$B$2]*([.B37]-[.$G$2]); [.$A$2]-[.$F$2]+[.$B$2]*([.B37]-([.$H$2]-[.$G$2]))-[.$C$2]*(([.B37]-([.$H$2]-[.$G$2])^2)/2)))" office:value-type="float" office:value="52.32645" calcext:value-type="float">
            <text:p>52.3264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8]*[.$H$2]/[.$D$2]" office:value-type="float" office:value="0.527" calcext:value-type="float">
            <text:p>0.527</text:p>
          </table:table-cell>
          <table:table-cell table:formula="of:=IF([.B38]&lt;[.$G$2]; [.$C$2]*([.B38]^2)/2; IF([.B38]&lt;([.$H$2]-[.$G$2]); [.$F$2]+[.$B$2]*([.B38]-[.$G$2]); [.$A$2]-[.$F$2]+[.$B$2]*([.B38]-([.$H$2]-[.$G$2]))-[.$C$2]*(([.B38]-([.$H$2]-[.$G$2])^2)/2)))" office:value-type="float" office:value="55.5458" calcext:value-type="float">
            <text:p>55.5458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9]*[.$H$2]/[.$D$2]" office:value-type="float" office:value="0.5425" calcext:value-type="float">
            <text:p>0.5425</text:p>
          </table:table-cell>
          <table:table-cell table:formula="of:=IF([.B39]&lt;[.$G$2]; [.$C$2]*([.B39]^2)/2; IF([.B39]&lt;([.$H$2]-[.$G$2]); [.$F$2]+[.$B$2]*([.B39]-[.$G$2]); [.$A$2]-[.$F$2]+[.$B$2]*([.B39]-([.$H$2]-[.$G$2]))-[.$C$2]*(([.B39]-([.$H$2]-[.$G$2])^2)/2)))" office:value-type="float" office:value="58.86125" calcext:value-type="float">
            <text:p>58.8612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40]*[.$H$2]/[.$D$2]" office:value-type="float" office:value="0.558" calcext:value-type="float">
            <text:p>0.558</text:p>
          </table:table-cell>
          <table:table-cell table:formula="of:=IF([.B40]&lt;[.$G$2]; [.$C$2]*([.B40]^2)/2; IF([.B40]&lt;([.$H$2]-[.$G$2]); [.$F$2]+[.$B$2]*([.B40]-[.$G$2]); [.$A$2]-[.$F$2]+[.$B$2]*([.B40]-([.$H$2]-[.$G$2]))-[.$C$2]*(([.B40]-([.$H$2]-[.$G$2])^2)/2)))" office:value-type="float" office:value="62.2728" calcext:value-type="float">
            <text:p>62.272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41]*[.$H$2]/[.$D$2]" office:value-type="float" office:value="0.5735" calcext:value-type="float">
            <text:p>0.5735</text:p>
          </table:table-cell>
          <table:table-cell table:formula="of:=IF([.B41]&lt;[.$G$2]; [.$C$2]*([.B41]^2)/2; IF([.B41]&lt;([.$H$2]-[.$G$2]); [.$F$2]+[.$B$2]*([.B41]-[.$G$2]); [.$A$2]-[.$F$2]+[.$B$2]*([.B41]-([.$H$2]-[.$G$2]))-[.$C$2]*(([.B41]-([.$H$2]-[.$G$2])^2)/2)))" office:value-type="float" office:value="65.78045" calcext:value-type="float">
            <text:p>65.7804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2]*[.$H$2]/[.$D$2]" office:value-type="float" office:value="0.589" calcext:value-type="float">
            <text:p>0.589</text:p>
          </table:table-cell>
          <table:table-cell table:formula="of:=IF([.B42]&lt;[.$G$2]; [.$C$2]*([.B42]^2)/2; IF([.B42]&lt;([.$H$2]-[.$G$2]); [.$F$2]+[.$B$2]*([.B42]-[.$G$2]); [.$A$2]-[.$F$2]+[.$B$2]*([.B42]-([.$H$2]-[.$G$2]))-[.$C$2]*(([.B42]-([.$H$2]-[.$G$2])^2)/2)))" office:value-type="float" office:value="69.3842" calcext:value-type="float">
            <text:p>69.3842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3]*[.$H$2]/[.$D$2]" office:value-type="float" office:value="0.6045" calcext:value-type="float">
            <text:p>0.6045</text:p>
          </table:table-cell>
          <table:table-cell table:formula="of:=IF([.B43]&lt;[.$G$2]; [.$C$2]*([.B43]^2)/2; IF([.B43]&lt;([.$H$2]-[.$G$2]); [.$F$2]+[.$B$2]*([.B43]-[.$G$2]); [.$A$2]-[.$F$2]+[.$B$2]*([.B43]-([.$H$2]-[.$G$2]))-[.$C$2]*(([.B43]-([.$H$2]-[.$G$2])^2)/2)))" office:value-type="float" office:value="73.08405" calcext:value-type="float">
            <text:p>73.0840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4]*[.$H$2]/[.$D$2]" office:value-type="float" office:value="0.62" calcext:value-type="float">
            <text:p>0.62</text:p>
          </table:table-cell>
          <table:table-cell table:formula="of:=IF([.B44]&lt;[.$G$2]; [.$C$2]*([.B44]^2)/2; IF([.B44]&lt;([.$H$2]-[.$G$2]); [.$F$2]+[.$B$2]*([.B44]-[.$G$2]); [.$A$2]-[.$F$2]+[.$B$2]*([.B44]-([.$H$2]-[.$G$2]))-[.$C$2]*(([.B44]-([.$H$2]-[.$G$2])^2)/2)))" office:value-type="float" office:value="76.88" calcext:value-type="float">
            <text:p>76.88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5]*[.$H$2]/[.$D$2]" office:value-type="float" office:value="0.6355" calcext:value-type="float">
            <text:p>0.6355</text:p>
          </table:table-cell>
          <table:table-cell table:formula="of:=IF([.B45]&lt;[.$G$2]; [.$C$2]*([.B45]^2)/2; IF([.B45]&lt;([.$H$2]-[.$G$2]); [.$F$2]+[.$B$2]*([.B45]-[.$G$2]); [.$A$2]-[.$F$2]+[.$B$2]*([.B45]-([.$H$2]-[.$G$2]))-[.$C$2]*(([.B45]-([.$H$2]-[.$G$2])^2)/2)))" office:value-type="float" office:value="80.77205" calcext:value-type="float">
            <text:p>80.7720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6]*[.$H$2]/[.$D$2]" office:value-type="float" office:value="0.651" calcext:value-type="float">
            <text:p>0.651</text:p>
          </table:table-cell>
          <table:table-cell table:formula="of:=IF([.B46]&lt;[.$G$2]; [.$C$2]*([.B46]^2)/2; IF([.B46]&lt;([.$H$2]-[.$G$2]); [.$F$2]+[.$B$2]*([.B46]-[.$G$2]); [.$A$2]-[.$F$2]+[.$B$2]*([.B46]-([.$H$2]-[.$G$2]))-[.$C$2]*(([.B46]-([.$H$2]-[.$G$2])^2)/2)))" office:value-type="float" office:value="84.7602" calcext:value-type="float">
            <text:p>84.760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7]*[.$H$2]/[.$D$2]" office:value-type="float" office:value="0.6665" calcext:value-type="float">
            <text:p>0.6665</text:p>
          </table:table-cell>
          <table:table-cell table:formula="of:=IF([.B47]&lt;[.$G$2]; [.$C$2]*([.B47]^2)/2; IF([.B47]&lt;([.$H$2]-[.$G$2]); [.$F$2]+[.$B$2]*([.B47]-[.$G$2]); [.$A$2]-[.$F$2]+[.$B$2]*([.B47]-([.$H$2]-[.$G$2]))-[.$C$2]*(([.B47]-([.$H$2]-[.$G$2])^2)/2)))" office:value-type="float" office:value="88.84445" calcext:value-type="float">
            <text:p>88.8444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8]*[.$H$2]/[.$D$2]" office:value-type="float" office:value="0.682" calcext:value-type="float">
            <text:p>0.682</text:p>
          </table:table-cell>
          <table:table-cell table:formula="of:=IF([.B48]&lt;[.$G$2]; [.$C$2]*([.B48]^2)/2; IF([.B48]&lt;([.$H$2]-[.$G$2]); [.$F$2]+[.$B$2]*([.B48]-[.$G$2]); [.$A$2]-[.$F$2]+[.$B$2]*([.B48]-([.$H$2]-[.$G$2]))-[.$C$2]*(([.B48]-([.$H$2]-[.$G$2])^2)/2)))" office:value-type="float" office:value="93.0248" calcext:value-type="float">
            <text:p>93.024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9]*[.$H$2]/[.$D$2]" office:value-type="float" office:value="0.6975" calcext:value-type="float">
            <text:p>0.6975</text:p>
          </table:table-cell>
          <table:table-cell table:formula="of:=IF([.B49]&lt;[.$G$2]; [.$C$2]*([.B49]^2)/2; IF([.B49]&lt;([.$H$2]-[.$G$2]); [.$F$2]+[.$B$2]*([.B49]-[.$G$2]); [.$A$2]-[.$F$2]+[.$B$2]*([.B49]-([.$H$2]-[.$G$2]))-[.$C$2]*(([.B49]-([.$H$2]-[.$G$2])^2)/2)))" office:value-type="float" office:value="97.30125" calcext:value-type="float">
            <text:p>97.3012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50]*[.$H$2]/[.$D$2]" office:value-type="float" office:value="0.713" calcext:value-type="float">
            <text:p>0.713</text:p>
          </table:table-cell>
          <table:table-cell table:formula="of:=IF([.B50]&lt;[.$G$2]; [.$C$2]*([.B50]^2)/2; IF([.B50]&lt;([.$H$2]-[.$G$2]); [.$F$2]+[.$B$2]*([.B50]-[.$G$2]); [.$A$2]-[.$F$2]+[.$B$2]*([.B50]-([.$H$2]-[.$G$2]))-[.$C$2]*(([.B50]-([.$H$2]-[.$G$2])^2)/2)))" office:value-type="float" office:value="101.6738" calcext:value-type="float">
            <text:p>101.673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51]*[.$H$2]/[.$D$2]" office:value-type="float" office:value="0.7285" calcext:value-type="float">
            <text:p>0.7285</text:p>
          </table:table-cell>
          <table:table-cell table:formula="of:=IF([.B51]&lt;[.$G$2]; [.$C$2]*([.B51]^2)/2; IF([.B51]&lt;([.$H$2]-[.$G$2]); [.$F$2]+[.$B$2]*([.B51]-[.$G$2]); [.$A$2]-[.$F$2]+[.$B$2]*([.B51]-([.$H$2]-[.$G$2]))-[.$C$2]*(([.B51]-([.$H$2]-[.$G$2])^2)/2)))" office:value-type="float" office:value="106.14245" calcext:value-type="float">
            <text:p>106.14245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2]*[.$H$2]/[.$D$2]" office:value-type="float" office:value="0.744" calcext:value-type="float">
            <text:p>0.744</text:p>
          </table:table-cell>
          <table:table-cell table:formula="of:=IF([.B52]&lt;[.$G$2]; [.$C$2]*([.B52]^2)/2; IF([.B52]&lt;([.$H$2]-[.$G$2]); [.$F$2]+[.$B$2]*([.B52]-[.$G$2]); [.$A$2]-[.$F$2]+[.$B$2]*([.B52]-([.$H$2]-[.$G$2]))-[.$C$2]*(([.B52]-([.$H$2]-[.$G$2])^2)/2)))" office:value-type="float" office:value="110.7072" calcext:value-type="float">
            <text:p>110.707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3]*[.$H$2]/[.$D$2]" office:value-type="float" office:value="0.7595" calcext:value-type="float">
            <text:p>0.7595</text:p>
          </table:table-cell>
          <table:table-cell table:formula="of:=IF([.B53]&lt;[.$G$2]; [.$C$2]*([.B53]^2)/2; IF([.B53]&lt;([.$H$2]-[.$G$2]); [.$F$2]+[.$B$2]*([.B53]-[.$G$2]); [.$A$2]-[.$F$2]+[.$B$2]*([.B53]-([.$H$2]-[.$G$2]))-[.$C$2]*(([.B53]-([.$H$2]-[.$G$2])^2)/2)))" office:value-type="float" office:value="115.36805" calcext:value-type="float">
            <text:p>115.3680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4]*[.$H$2]/[.$D$2]" office:value-type="float" office:value="0.775" calcext:value-type="float">
            <text:p>0.775</text:p>
          </table:table-cell>
          <table:table-cell table:formula="of:=IF([.B54]&lt;[.$G$2]; [.$C$2]*([.B54]^2)/2; IF([.B54]&lt;([.$H$2]-[.$G$2]); [.$F$2]+[.$B$2]*([.B54]-[.$G$2]); [.$A$2]-[.$F$2]+[.$B$2]*([.B54]-([.$H$2]-[.$G$2]))-[.$C$2]*(([.B54]-([.$H$2]-[.$G$2])^2)/2)))" office:value-type="float" office:value="120.125" calcext:value-type="float">
            <text:p>120.12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5]*[.$H$2]/[.$D$2]" office:value-type="float" office:value="0.7905" calcext:value-type="float">
            <text:p>0.7905</text:p>
          </table:table-cell>
          <table:table-cell table:formula="of:=IF([.B55]&lt;[.$G$2]; [.$C$2]*([.B55]^2)/2; IF([.B55]&lt;([.$H$2]-[.$G$2]); [.$F$2]+[.$B$2]*([.B55]-[.$G$2]); [.$A$2]-[.$F$2]+[.$B$2]*([.B55]-([.$H$2]-[.$G$2]))-[.$C$2]*(([.B55]-([.$H$2]-[.$G$2])^2)/2)))" office:value-type="float" office:value="124.97805" calcext:value-type="float">
            <text:p>124.97805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6]*[.$H$2]/[.$D$2]" office:value-type="float" office:value="0.806" calcext:value-type="float">
            <text:p>0.806</text:p>
          </table:table-cell>
          <table:table-cell table:formula="of:=IF([.B56]&lt;[.$G$2]; [.$C$2]*([.B56]^2)/2; IF([.B56]&lt;([.$H$2]-[.$G$2]); [.$F$2]+[.$B$2]*([.B56]-[.$G$2]); [.$A$2]-[.$F$2]+[.$B$2]*([.B56]-([.$H$2]-[.$G$2]))-[.$C$2]*(([.B56]-([.$H$2]-[.$G$2])^2)/2)))" office:value-type="float" office:value="129.9272" calcext:value-type="float">
            <text:p>129.927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7]*[.$H$2]/[.$D$2]" office:value-type="float" office:value="0.8215" calcext:value-type="float">
            <text:p>0.8215</text:p>
          </table:table-cell>
          <table:table-cell table:formula="of:=IF([.B57]&lt;[.$G$2]; [.$C$2]*([.B57]^2)/2; IF([.B57]&lt;([.$H$2]-[.$G$2]); [.$F$2]+[.$B$2]*([.B57]-[.$G$2]); [.$A$2]-[.$F$2]+[.$B$2]*([.B57]-([.$H$2]-[.$G$2]))-[.$C$2]*(([.B57]-([.$H$2]-[.$G$2])^2)/2)))" office:value-type="float" office:value="134.97245" calcext:value-type="float">
            <text:p>134.9724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8]*[.$H$2]/[.$D$2]" office:value-type="float" office:value="0.837" calcext:value-type="float">
            <text:p>0.837</text:p>
          </table:table-cell>
          <table:table-cell table:formula="of:=IF([.B58]&lt;[.$G$2]; [.$C$2]*([.B58]^2)/2; IF([.B58]&lt;([.$H$2]-[.$G$2]); [.$F$2]+[.$B$2]*([.B58]-[.$G$2]); [.$A$2]-[.$F$2]+[.$B$2]*([.B58]-([.$H$2]-[.$G$2]))-[.$C$2]*(([.B58]-([.$H$2]-[.$G$2])^2)/2)))" office:value-type="float" office:value="140.1138" calcext:value-type="float">
            <text:p>140.1138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9]*[.$H$2]/[.$D$2]" office:value-type="float" office:value="0.8525" calcext:value-type="float">
            <text:p>0.8525</text:p>
          </table:table-cell>
          <table:table-cell table:formula="of:=IF([.B59]&lt;[.$G$2]; [.$C$2]*([.B59]^2)/2; IF([.B59]&lt;([.$H$2]-[.$G$2]); [.$F$2]+[.$B$2]*([.B59]-[.$G$2]); [.$A$2]-[.$F$2]+[.$B$2]*([.B59]-([.$H$2]-[.$G$2]))-[.$C$2]*(([.B59]-([.$H$2]-[.$G$2])^2)/2)))" office:value-type="float" office:value="145.35125" calcext:value-type="float">
            <text:p>145.3512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60]*[.$H$2]/[.$D$2]" office:value-type="float" office:value="0.868" calcext:value-type="float">
            <text:p>0.868</text:p>
          </table:table-cell>
          <table:table-cell table:formula="of:=IF([.B60]&lt;[.$G$2]; [.$C$2]*([.B60]^2)/2; IF([.B60]&lt;([.$H$2]-[.$G$2]); [.$F$2]+[.$B$2]*([.B60]-[.$G$2]); [.$A$2]-[.$F$2]+[.$B$2]*([.B60]-([.$H$2]-[.$G$2]))-[.$C$2]*(([.B60]-([.$H$2]-[.$G$2])^2)/2)))" office:value-type="float" office:value="150.6848" calcext:value-type="float">
            <text:p>150.684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61]*[.$H$2]/[.$D$2]" office:value-type="float" office:value="0.8835" calcext:value-type="float">
            <text:p>0.8835</text:p>
          </table:table-cell>
          <table:table-cell table:formula="of:=IF([.B61]&lt;[.$G$2]; [.$C$2]*([.B61]^2)/2; IF([.B61]&lt;([.$H$2]-[.$G$2]); [.$F$2]+[.$B$2]*([.B61]-[.$G$2]); [.$A$2]-[.$F$2]+[.$B$2]*([.B61]-([.$H$2]-[.$G$2]))-[.$C$2]*(([.B61]-([.$H$2]-[.$G$2])^2)/2)))" office:value-type="float" office:value="156.11445" calcext:value-type="float">
            <text:p>156.11445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2]*[.$H$2]/[.$D$2]" office:value-type="float" office:value="0.899" calcext:value-type="float">
            <text:p>0.899</text:p>
          </table:table-cell>
          <table:table-cell table:formula="of:=IF([.B62]&lt;[.$G$2]; [.$C$2]*([.B62]^2)/2; IF([.B62]&lt;([.$H$2]-[.$G$2]); [.$F$2]+[.$B$2]*([.B62]-[.$G$2]); [.$A$2]-[.$F$2]+[.$B$2]*([.B62]-([.$H$2]-[.$G$2]))-[.$C$2]*(([.B62]-([.$H$2]-[.$G$2])^2)/2)))" office:value-type="float" office:value="161.6402" calcext:value-type="float">
            <text:p>161.6402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3]*[.$H$2]/[.$D$2]" office:value-type="float" office:value="0.9145" calcext:value-type="float">
            <text:p>0.9145</text:p>
          </table:table-cell>
          <table:table-cell table:formula="of:=IF([.B63]&lt;[.$G$2]; [.$C$2]*([.B63]^2)/2; IF([.B63]&lt;([.$H$2]-[.$G$2]); [.$F$2]+[.$B$2]*([.B63]-[.$G$2]); [.$A$2]-[.$F$2]+[.$B$2]*([.B63]-([.$H$2]-[.$G$2]))-[.$C$2]*(([.B63]-([.$H$2]-[.$G$2])^2)/2)))" office:value-type="float" office:value="167.26205" calcext:value-type="float">
            <text:p>167.26205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4]*[.$H$2]/[.$D$2]" office:value-type="float" office:value="0.93" calcext:value-type="float">
            <text:p>0.93</text:p>
          </table:table-cell>
          <table:table-cell table:formula="of:=IF([.B64]&lt;[.$G$2]; [.$C$2]*([.B64]^2)/2; IF([.B64]&lt;([.$H$2]-[.$G$2]); [.$F$2]+[.$B$2]*([.B64]-[.$G$2]); [.$A$2]-[.$F$2]+[.$B$2]*([.B64]-([.$H$2]-[.$G$2]))-[.$C$2]*(([.B64]-([.$H$2]-[.$G$2])^2)/2)))" office:value-type="float" office:value="172.98" calcext:value-type="float">
            <text:p>172.98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5]*[.$H$2]/[.$D$2]" office:value-type="float" office:value="0.9455" calcext:value-type="float">
            <text:p>0.9455</text:p>
          </table:table-cell>
          <table:table-cell table:formula="of:=IF([.B65]&lt;[.$G$2]; [.$C$2]*([.B65]^2)/2; IF([.B65]&lt;([.$H$2]-[.$G$2]); [.$F$2]+[.$B$2]*([.B65]-[.$G$2]); [.$A$2]-[.$F$2]+[.$B$2]*([.B65]-([.$H$2]-[.$G$2]))-[.$C$2]*(([.B65]-([.$H$2]-[.$G$2])^2)/2)))" office:value-type="float" office:value="178.79405" calcext:value-type="float">
            <text:p>178.7940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6]*[.$H$2]/[.$D$2]" office:value-type="float" office:value="0.961" calcext:value-type="float">
            <text:p>0.961</text:p>
          </table:table-cell>
          <table:table-cell table:formula="of:=IF([.B66]&lt;[.$G$2]; [.$C$2]*([.B66]^2)/2; IF([.B66]&lt;([.$H$2]-[.$G$2]); [.$F$2]+[.$B$2]*([.B66]-[.$G$2]); [.$A$2]-[.$F$2]+[.$B$2]*([.B66]-([.$H$2]-[.$G$2]))-[.$C$2]*(([.B66]-([.$H$2]-[.$G$2])^2)/2)))" office:value-type="float" office:value="184.7042" calcext:value-type="float">
            <text:p>184.704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7]*[.$H$2]/[.$D$2]" office:value-type="float" office:value="0.9765" calcext:value-type="float">
            <text:p>0.9765</text:p>
          </table:table-cell>
          <table:table-cell table:formula="of:=IF([.B67]&lt;[.$G$2]; [.$C$2]*([.B67]^2)/2; IF([.B67]&lt;([.$H$2]-[.$G$2]); [.$F$2]+[.$B$2]*([.B67]-[.$G$2]); [.$A$2]-[.$F$2]+[.$B$2]*([.B67]-([.$H$2]-[.$G$2]))-[.$C$2]*(([.B67]-([.$H$2]-[.$G$2])^2)/2)))" office:value-type="float" office:value="190.71045" calcext:value-type="float">
            <text:p>190.7104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8]*[.$H$2]/[.$D$2]" office:value-type="float" office:value="0.992" calcext:value-type="float">
            <text:p>0.992</text:p>
          </table:table-cell>
          <table:table-cell table:formula="of:=IF([.B68]&lt;[.$G$2]; [.$C$2]*([.B68]^2)/2; IF([.B68]&lt;([.$H$2]-[.$G$2]); [.$F$2]+[.$B$2]*([.B68]-[.$G$2]); [.$A$2]-[.$F$2]+[.$B$2]*([.B68]-([.$H$2]-[.$G$2]))-[.$C$2]*(([.B68]-([.$H$2]-[.$G$2])^2)/2)))" office:value-type="float" office:value="196.8128" calcext:value-type="float">
            <text:p>196.8128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9]*[.$H$2]/[.$D$2]" office:value-type="float" office:value="1.0075" calcext:value-type="float">
            <text:p>1.0075</text:p>
          </table:table-cell>
          <table:table-cell table:formula="of:=IF([.B69]&lt;[.$G$2]; [.$C$2]*([.B69]^2)/2; IF([.B69]&lt;([.$H$2]-[.$G$2]); [.$F$2]+[.$B$2]*([.B69]-[.$G$2]); [.$A$2]-[.$F$2]+[.$B$2]*([.B69]-([.$H$2]-[.$G$2]))-[.$C$2]*(([.B69]-([.$H$2]-[.$G$2])^2)/2)))" office:value-type="float" office:value="203.01125" calcext:value-type="float">
            <text:p>203.0112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70]*[.$H$2]/[.$D$2]" office:value-type="float" office:value="1.023" calcext:value-type="float">
            <text:p>1.023</text:p>
          </table:table-cell>
          <table:table-cell table:formula="of:=IF([.B70]&lt;[.$G$2]; [.$C$2]*([.B70]^2)/2; IF([.B70]&lt;([.$H$2]-[.$G$2]); [.$F$2]+[.$B$2]*([.B70]-[.$G$2]); [.$A$2]-[.$F$2]+[.$B$2]*([.B70]-([.$H$2]-[.$G$2]))-[.$C$2]*(([.B70]-([.$H$2]-[.$G$2])^2)/2)))" office:value-type="float" office:value="209.3058" calcext:value-type="float">
            <text:p>209.305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71]*[.$H$2]/[.$D$2]" office:value-type="float" office:value="1.0385" calcext:value-type="float">
            <text:p>1.0385</text:p>
          </table:table-cell>
          <table:table-cell table:formula="of:=IF([.B71]&lt;[.$G$2]; [.$C$2]*([.B71]^2)/2; IF([.B71]&lt;([.$H$2]-[.$G$2]); [.$F$2]+[.$B$2]*([.B71]-[.$G$2]); [.$A$2]-[.$F$2]+[.$B$2]*([.B71]-([.$H$2]-[.$G$2]))-[.$C$2]*(([.B71]-([.$H$2]-[.$G$2])^2)/2)))" office:value-type="float" office:value="215.69645" calcext:value-type="float">
            <text:p>215.69645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2]*[.$H$2]/[.$D$2]" office:value-type="float" office:value="1.054" calcext:value-type="float">
            <text:p>1.054</text:p>
          </table:table-cell>
          <table:table-cell table:formula="of:=IF([.B72]&lt;[.$G$2]; [.$C$2]*([.B72]^2)/2; IF([.B72]&lt;([.$H$2]-[.$G$2]); [.$F$2]+[.$B$2]*([.B72]-[.$G$2]); [.$A$2]-[.$F$2]+[.$B$2]*([.B72]-([.$H$2]-[.$G$2]))-[.$C$2]*(([.B72]-([.$H$2]-[.$G$2])^2)/2)))" office:value-type="float" office:value="222.1832" calcext:value-type="float">
            <text:p>222.1832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3]*[.$H$2]/[.$D$2]" office:value-type="float" office:value="1.0695" calcext:value-type="float">
            <text:p>1.0695</text:p>
          </table:table-cell>
          <table:table-cell table:formula="of:=IF([.B73]&lt;[.$G$2]; [.$C$2]*([.B73]^2)/2; IF([.B73]&lt;([.$H$2]-[.$G$2]); [.$F$2]+[.$B$2]*([.B73]-[.$G$2]); [.$A$2]-[.$F$2]+[.$B$2]*([.B73]-([.$H$2]-[.$G$2]))-[.$C$2]*(([.B73]-([.$H$2]-[.$G$2])^2)/2)))" office:value-type="float" office:value="228.76605" calcext:value-type="float">
            <text:p>228.7660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4]*[.$H$2]/[.$D$2]" office:value-type="float" office:value="1.085" calcext:value-type="float">
            <text:p>1.085</text:p>
          </table:table-cell>
          <table:table-cell table:formula="of:=IF([.B74]&lt;[.$G$2]; [.$C$2]*([.B74]^2)/2; IF([.B74]&lt;([.$H$2]-[.$G$2]); [.$F$2]+[.$B$2]*([.B74]-[.$G$2]); [.$A$2]-[.$F$2]+[.$B$2]*([.B74]-([.$H$2]-[.$G$2]))-[.$C$2]*(([.B74]-([.$H$2]-[.$G$2])^2)/2)))" office:value-type="float" office:value="235.445" calcext:value-type="float">
            <text:p>235.44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5]*[.$H$2]/[.$D$2]" office:value-type="float" office:value="1.1005" calcext:value-type="float">
            <text:p>1.1005</text:p>
          </table:table-cell>
          <table:table-cell table:formula="of:=IF([.B75]&lt;[.$G$2]; [.$C$2]*([.B75]^2)/2; IF([.B75]&lt;([.$H$2]-[.$G$2]); [.$F$2]+[.$B$2]*([.B75]-[.$G$2]); [.$A$2]-[.$F$2]+[.$B$2]*([.B75]-([.$H$2]-[.$G$2]))-[.$C$2]*(([.B75]-([.$H$2]-[.$G$2])^2)/2)))" office:value-type="float" office:value="242.22005" calcext:value-type="float">
            <text:p>242.2200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6]*[.$H$2]/[.$D$2]" office:value-type="float" office:value="1.116" calcext:value-type="float">
            <text:p>1.116</text:p>
          </table:table-cell>
          <table:table-cell table:formula="of:=IF([.B76]&lt;[.$G$2]; [.$C$2]*([.B76]^2)/2; IF([.B76]&lt;([.$H$2]-[.$G$2]); [.$F$2]+[.$B$2]*([.B76]-[.$G$2]); [.$A$2]-[.$F$2]+[.$B$2]*([.B76]-([.$H$2]-[.$G$2]))-[.$C$2]*(([.B76]-([.$H$2]-[.$G$2])^2)/2)))" office:value-type="float" office:value="249.0912" calcext:value-type="float">
            <text:p>249.091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7]*[.$H$2]/[.$D$2]" office:value-type="float" office:value="1.1315" calcext:value-type="float">
            <text:p>1.1315</text:p>
          </table:table-cell>
          <table:table-cell table:formula="of:=IF([.B77]&lt;[.$G$2]; [.$C$2]*([.B77]^2)/2; IF([.B77]&lt;([.$H$2]-[.$G$2]); [.$F$2]+[.$B$2]*([.B77]-[.$G$2]); [.$A$2]-[.$F$2]+[.$B$2]*([.B77]-([.$H$2]-[.$G$2]))-[.$C$2]*(([.B77]-([.$H$2]-[.$G$2])^2)/2)))" office:value-type="float" office:value="256.05845" calcext:value-type="float">
            <text:p>256.0584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8]*[.$H$2]/[.$D$2]" office:value-type="float" office:value="1.147" calcext:value-type="float">
            <text:p>1.147</text:p>
          </table:table-cell>
          <table:table-cell table:formula="of:=IF([.B78]&lt;[.$G$2]; [.$C$2]*([.B78]^2)/2; IF([.B78]&lt;([.$H$2]-[.$G$2]); [.$F$2]+[.$B$2]*([.B78]-[.$G$2]); [.$A$2]-[.$F$2]+[.$B$2]*([.B78]-([.$H$2]-[.$G$2]))-[.$C$2]*(([.B78]-([.$H$2]-[.$G$2])^2)/2)))" office:value-type="float" office:value="263.1218" calcext:value-type="float">
            <text:p>263.1218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9]*[.$H$2]/[.$D$2]" office:value-type="float" office:value="1.1625" calcext:value-type="float">
            <text:p>1.1625</text:p>
          </table:table-cell>
          <table:table-cell table:formula="of:=IF([.B79]&lt;[.$G$2]; [.$C$2]*([.B79]^2)/2; IF([.B79]&lt;([.$H$2]-[.$G$2]); [.$F$2]+[.$B$2]*([.B79]-[.$G$2]); [.$A$2]-[.$F$2]+[.$B$2]*([.B79]-([.$H$2]-[.$G$2]))-[.$C$2]*(([.B79]-([.$H$2]-[.$G$2])^2)/2)))" office:value-type="float" office:value="270.28125" calcext:value-type="float">
            <text:p>270.2812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80]*[.$H$2]/[.$D$2]" office:value-type="float" office:value="1.178" calcext:value-type="float">
            <text:p>1.178</text:p>
          </table:table-cell>
          <table:table-cell table:formula="of:=IF([.B80]&lt;[.$G$2]; [.$C$2]*([.B80]^2)/2; IF([.B80]&lt;([.$H$2]-[.$G$2]); [.$F$2]+[.$B$2]*([.B80]-[.$G$2]); [.$A$2]-[.$F$2]+[.$B$2]*([.B80]-([.$H$2]-[.$G$2]))-[.$C$2]*(([.B80]-([.$H$2]-[.$G$2])^2)/2)))" office:value-type="float" office:value="277.5368" calcext:value-type="float">
            <text:p>277.5368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81]*[.$H$2]/[.$D$2]" office:value-type="float" office:value="1.1935" calcext:value-type="float">
            <text:p>1.1935</text:p>
          </table:table-cell>
          <table:table-cell table:formula="of:=IF([.B81]&lt;[.$G$2]; [.$C$2]*([.B81]^2)/2; IF([.B81]&lt;([.$H$2]-[.$G$2]); [.$F$2]+[.$B$2]*([.B81]-[.$G$2]); [.$A$2]-[.$F$2]+[.$B$2]*([.B81]-([.$H$2]-[.$G$2]))-[.$C$2]*(([.B81]-([.$H$2]-[.$G$2])^2)/2)))" office:value-type="float" office:value="284.88845" calcext:value-type="float">
            <text:p>284.88845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2]*[.$H$2]/[.$D$2]" office:value-type="float" office:value="1.209" calcext:value-type="float">
            <text:p>1.209</text:p>
          </table:table-cell>
          <table:table-cell table:formula="of:=IF([.B82]&lt;[.$G$2]; [.$C$2]*([.B82]^2)/2; IF([.B82]&lt;([.$H$2]-[.$G$2]); [.$F$2]+[.$B$2]*([.B82]-[.$G$2]); [.$A$2]-[.$F$2]+[.$B$2]*([.B82]-([.$H$2]-[.$G$2]))-[.$C$2]*(([.B82]-([.$H$2]-[.$G$2])^2)/2)))" office:value-type="float" office:value="292.3362" calcext:value-type="float">
            <text:p>292.3362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3]*[.$H$2]/[.$D$2]" office:value-type="float" office:value="1.2245" calcext:value-type="float">
            <text:p>1.2245</text:p>
          </table:table-cell>
          <table:table-cell table:formula="of:=IF([.B83]&lt;[.$G$2]; [.$C$2]*([.B83]^2)/2; IF([.B83]&lt;([.$H$2]-[.$G$2]); [.$F$2]+[.$B$2]*([.B83]-[.$G$2]); [.$A$2]-[.$F$2]+[.$B$2]*([.B83]-([.$H$2]-[.$G$2]))-[.$C$2]*(([.B83]-([.$H$2]-[.$G$2])^2)/2)))" office:value-type="float" office:value="299.88005" calcext:value-type="float">
            <text:p>299.8800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4]*[.$H$2]/[.$D$2]" office:value-type="float" office:value="1.24" calcext:value-type="float">
            <text:p>1.24</text:p>
          </table:table-cell>
          <table:table-cell table:formula="of:=IF([.B84]&lt;[.$G$2]; [.$C$2]*([.B84]^2)/2; IF([.B84]&lt;([.$H$2]-[.$G$2]); [.$F$2]+[.$B$2]*([.B84]-[.$G$2]); [.$A$2]-[.$F$2]+[.$B$2]*([.B84]-([.$H$2]-[.$G$2]))-[.$C$2]*(([.B84]-([.$H$2]-[.$G$2])^2)/2)))" office:value-type="float" office:value="307.52" calcext:value-type="float">
            <text:p>307.52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5]*[.$H$2]/[.$D$2]" office:value-type="float" office:value="1.2555" calcext:value-type="float">
            <text:p>1.2555</text:p>
          </table:table-cell>
          <table:table-cell table:formula="of:=IF([.B85]&lt;[.$G$2]; [.$C$2]*([.B85]^2)/2; IF([.B85]&lt;([.$H$2]-[.$G$2]); [.$F$2]+[.$B$2]*([.B85]-[.$G$2]); [.$A$2]-[.$F$2]+[.$B$2]*([.B85]-([.$H$2]-[.$G$2]))-[.$C$2]*(([.B85]-([.$H$2]-[.$G$2])^2)/2)))" office:value-type="float" office:value="315.25" calcext:value-type="float">
            <text:p>315.2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6]*[.$H$2]/[.$D$2]" office:value-type="float" office:value="1.271" calcext:value-type="float">
            <text:p>1.271</text:p>
          </table:table-cell>
          <table:table-cell table:formula="of:=IF([.B86]&lt;[.$G$2]; [.$C$2]*([.B86]^2)/2; IF([.B86]&lt;([.$H$2]-[.$G$2]); [.$F$2]+[.$B$2]*([.B86]-[.$G$2]); [.$A$2]-[.$F$2]+[.$B$2]*([.B86]-([.$H$2]-[.$G$2]))-[.$C$2]*(([.B86]-([.$H$2]-[.$G$2])^2)/2)))" office:value-type="float" office:value="323" calcext:value-type="float">
            <text:p>323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7]*[.$H$2]/[.$D$2]" office:value-type="float" office:value="1.2865" calcext:value-type="float">
            <text:p>1.2865</text:p>
          </table:table-cell>
          <table:table-cell table:formula="of:=IF([.B87]&lt;[.$G$2]; [.$C$2]*([.B87]^2)/2; IF([.B87]&lt;([.$H$2]-[.$G$2]); [.$F$2]+[.$B$2]*([.B87]-[.$G$2]); [.$A$2]-[.$F$2]+[.$B$2]*([.B87]-([.$H$2]-[.$G$2]))-[.$C$2]*(([.B87]-([.$H$2]-[.$G$2])^2)/2)))" office:value-type="float" office:value="330.75" calcext:value-type="float">
            <text:p>330.7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8]*[.$H$2]/[.$D$2]" office:value-type="float" office:value="1.302" calcext:value-type="float">
            <text:p>1.302</text:p>
          </table:table-cell>
          <table:table-cell table:formula="of:=IF([.B88]&lt;[.$G$2]; [.$C$2]*([.B88]^2)/2; IF([.B88]&lt;([.$H$2]-[.$G$2]); [.$F$2]+[.$B$2]*([.B88]-[.$G$2]); [.$A$2]-[.$F$2]+[.$B$2]*([.B88]-([.$H$2]-[.$G$2]))-[.$C$2]*(([.B88]-([.$H$2]-[.$G$2])^2)/2)))" office:value-type="float" office:value="338.5" calcext:value-type="float">
            <text:p>338.5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9]*[.$H$2]/[.$D$2]" office:value-type="float" office:value="1.3175" calcext:value-type="float">
            <text:p>1.3175</text:p>
          </table:table-cell>
          <table:table-cell table:formula="of:=IF([.B89]&lt;[.$G$2]; [.$C$2]*([.B89]^2)/2; IF([.B89]&lt;([.$H$2]-[.$G$2]); [.$F$2]+[.$B$2]*([.B89]-[.$G$2]); [.$A$2]-[.$F$2]+[.$B$2]*([.B89]-([.$H$2]-[.$G$2]))-[.$C$2]*(([.B89]-([.$H$2]-[.$G$2])^2)/2)))" office:value-type="float" office:value="346.25" calcext:value-type="float">
            <text:p>346.2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90]*[.$H$2]/[.$D$2]" office:value-type="float" office:value="1.333" calcext:value-type="float">
            <text:p>1.333</text:p>
          </table:table-cell>
          <table:table-cell table:formula="of:=IF([.B90]&lt;[.$G$2]; [.$C$2]*([.B90]^2)/2; IF([.B90]&lt;([.$H$2]-[.$G$2]); [.$F$2]+[.$B$2]*([.B90]-[.$G$2]); [.$A$2]-[.$F$2]+[.$B$2]*([.B90]-([.$H$2]-[.$G$2]))-[.$C$2]*(([.B90]-([.$H$2]-[.$G$2])^2)/2)))" office:value-type="float" office:value="354" calcext:value-type="float">
            <text:p>354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91]*[.$H$2]/[.$D$2]" office:value-type="float" office:value="1.3485" calcext:value-type="float">
            <text:p>1.3485</text:p>
          </table:table-cell>
          <table:table-cell table:formula="of:=IF([.B91]&lt;[.$G$2]; [.$C$2]*([.B91]^2)/2; IF([.B91]&lt;([.$H$2]-[.$G$2]); [.$F$2]+[.$B$2]*([.B91]-[.$G$2]); [.$A$2]-[.$F$2]+[.$B$2]*([.B91]-([.$H$2]-[.$G$2]))-[.$C$2]*(([.B91]-([.$H$2]-[.$G$2])^2)/2)))" office:value-type="float" office:value="361.75" calcext:value-type="float">
            <text:p>361.7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2]*[.$H$2]/[.$D$2]" office:value-type="float" office:value="1.364" calcext:value-type="float">
            <text:p>1.364</text:p>
          </table:table-cell>
          <table:table-cell table:formula="of:=IF([.B92]&lt;[.$G$2]; [.$C$2]*([.B92]^2)/2; IF([.B92]&lt;([.$H$2]-[.$G$2]); [.$F$2]+[.$B$2]*([.B92]-[.$G$2]); [.$A$2]-[.$F$2]+[.$B$2]*([.B92]-([.$H$2]-[.$G$2]))-[.$C$2]*(([.B92]-([.$H$2]-[.$G$2])^2)/2)))" office:value-type="float" office:value="369.5" calcext:value-type="float">
            <text:p>369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3]*[.$H$2]/[.$D$2]" office:value-type="float" office:value="1.3795" calcext:value-type="float">
            <text:p>1.3795</text:p>
          </table:table-cell>
          <table:table-cell table:formula="of:=IF([.B93]&lt;[.$G$2]; [.$C$2]*([.B93]^2)/2; IF([.B93]&lt;([.$H$2]-[.$G$2]); [.$F$2]+[.$B$2]*([.B93]-[.$G$2]); [.$A$2]-[.$F$2]+[.$B$2]*([.B93]-([.$H$2]-[.$G$2]))-[.$C$2]*(([.B93]-([.$H$2]-[.$G$2])^2)/2)))" office:value-type="float" office:value="377.25" calcext:value-type="float">
            <text:p>377.2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4]*[.$H$2]/[.$D$2]" office:value-type="float" office:value="1.395" calcext:value-type="float">
            <text:p>1.395</text:p>
          </table:table-cell>
          <table:table-cell table:formula="of:=IF([.B94]&lt;[.$G$2]; [.$C$2]*([.B94]^2)/2; IF([.B94]&lt;([.$H$2]-[.$G$2]); [.$F$2]+[.$B$2]*([.B94]-[.$G$2]); [.$A$2]-[.$F$2]+[.$B$2]*([.B94]-([.$H$2]-[.$G$2]))-[.$C$2]*(([.B94]-([.$H$2]-[.$G$2])^2)/2)))" office:value-type="float" office:value="385" calcext:value-type="float">
            <text:p>38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5]*[.$H$2]/[.$D$2]" office:value-type="float" office:value="1.4105" calcext:value-type="float">
            <text:p>1.4105</text:p>
          </table:table-cell>
          <table:table-cell table:formula="of:=IF([.B95]&lt;[.$G$2]; [.$C$2]*([.B95]^2)/2; IF([.B95]&lt;([.$H$2]-[.$G$2]); [.$F$2]+[.$B$2]*([.B95]-[.$G$2]); [.$A$2]-[.$F$2]+[.$B$2]*([.B95]-([.$H$2]-[.$G$2]))-[.$C$2]*(([.B95]-([.$H$2]-[.$G$2])^2)/2)))" office:value-type="float" office:value="392.75" calcext:value-type="float">
            <text:p>392.7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6]*[.$H$2]/[.$D$2]" office:value-type="float" office:value="1.426" calcext:value-type="float">
            <text:p>1.426</text:p>
          </table:table-cell>
          <table:table-cell table:formula="of:=IF([.B96]&lt;[.$G$2]; [.$C$2]*([.B96]^2)/2; IF([.B96]&lt;([.$H$2]-[.$G$2]); [.$F$2]+[.$B$2]*([.B96]-[.$G$2]); [.$A$2]-[.$F$2]+[.$B$2]*([.B96]-([.$H$2]-[.$G$2]))-[.$C$2]*(([.B96]-([.$H$2]-[.$G$2])^2)/2)))" office:value-type="float" office:value="400.5" calcext:value-type="float">
            <text:p>400.5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7]*[.$H$2]/[.$D$2]" office:value-type="float" office:value="1.4415" calcext:value-type="float">
            <text:p>1.4415</text:p>
          </table:table-cell>
          <table:table-cell table:formula="of:=IF([.B97]&lt;[.$G$2]; [.$C$2]*([.B97]^2)/2; IF([.B97]&lt;([.$H$2]-[.$G$2]); [.$F$2]+[.$B$2]*([.B97]-[.$G$2]); [.$A$2]-[.$F$2]+[.$B$2]*([.B97]-([.$H$2]-[.$G$2]))-[.$C$2]*(([.B97]-([.$H$2]-[.$G$2])^2)/2)))" office:value-type="float" office:value="408.25" calcext:value-type="float">
            <text:p>408.25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8]*[.$H$2]/[.$D$2]" office:value-type="float" office:value="1.457" calcext:value-type="float">
            <text:p>1.457</text:p>
          </table:table-cell>
          <table:table-cell table:formula="of:=IF([.B98]&lt;[.$G$2]; [.$C$2]*([.B98]^2)/2; IF([.B98]&lt;([.$H$2]-[.$G$2]); [.$F$2]+[.$B$2]*([.B98]-[.$G$2]); [.$A$2]-[.$F$2]+[.$B$2]*([.B98]-([.$H$2]-[.$G$2]))-[.$C$2]*(([.B98]-([.$H$2]-[.$G$2])^2)/2)))" office:value-type="float" office:value="416" calcext:value-type="float">
            <text:p>416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9]*[.$H$2]/[.$D$2]" office:value-type="float" office:value="1.4725" calcext:value-type="float">
            <text:p>1.4725</text:p>
          </table:table-cell>
          <table:table-cell table:formula="of:=IF([.B99]&lt;[.$G$2]; [.$C$2]*([.B99]^2)/2; IF([.B99]&lt;([.$H$2]-[.$G$2]); [.$F$2]+[.$B$2]*([.B99]-[.$G$2]); [.$A$2]-[.$F$2]+[.$B$2]*([.B99]-([.$H$2]-[.$G$2]))-[.$C$2]*(([.B99]-([.$H$2]-[.$G$2])^2)/2)))" office:value-type="float" office:value="423.75" calcext:value-type="float">
            <text:p>423.7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100]*[.$H$2]/[.$D$2]" office:value-type="float" office:value="1.488" calcext:value-type="float">
            <text:p>1.488</text:p>
          </table:table-cell>
          <table:table-cell table:formula="of:=IF([.B100]&lt;[.$G$2]; [.$C$2]*([.B100]^2)/2; IF([.B100]&lt;([.$H$2]-[.$G$2]); [.$F$2]+[.$B$2]*([.B100]-[.$G$2]); [.$A$2]-[.$F$2]+[.$B$2]*([.B100]-([.$H$2]-[.$G$2]))-[.$C$2]*(([.B100]-([.$H$2]-[.$G$2])^2)/2)))" office:value-type="float" office:value="431.5" calcext:value-type="float">
            <text:p>431.5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101]*[.$H$2]/[.$D$2]" office:value-type="float" office:value="1.5035" calcext:value-type="float">
            <text:p>1.5035</text:p>
          </table:table-cell>
          <table:table-cell table:formula="of:=IF([.B101]&lt;[.$G$2]; [.$C$2]*([.B101]^2)/2; IF([.B101]&lt;([.$H$2]-[.$G$2]); [.$F$2]+[.$B$2]*([.B101]-[.$G$2]); [.$A$2]-[.$F$2]+[.$B$2]*([.B101]-([.$H$2]-[.$G$2]))-[.$C$2]*(([.B101]-([.$H$2]-[.$G$2])^2)/2)))" office:value-type="float" office:value="439.25" calcext:value-type="float">
            <text:p>439.25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2]*[.$H$2]/[.$D$2]" office:value-type="float" office:value="1.519" calcext:value-type="float">
            <text:p>1.519</text:p>
          </table:table-cell>
          <table:table-cell table:formula="of:=IF([.B102]&lt;[.$G$2]; [.$C$2]*([.B102]^2)/2; IF([.B102]&lt;([.$H$2]-[.$G$2]); [.$F$2]+[.$B$2]*([.B102]-[.$G$2]); [.$A$2]-[.$F$2]+[.$B$2]*([.B102]-([.$H$2]-[.$G$2]))-[.$C$2]*(([.B102]-([.$H$2]-[.$G$2])^2)/2)))" office:value-type="float" office:value="447" calcext:value-type="float">
            <text:p>447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3]*[.$H$2]/[.$D$2]" office:value-type="float" office:value="1.5345" calcext:value-type="float">
            <text:p>1.5345</text:p>
          </table:table-cell>
          <table:table-cell table:formula="of:=IF([.B103]&lt;[.$G$2]; [.$C$2]*([.B103]^2)/2; IF([.B103]&lt;([.$H$2]-[.$G$2]); [.$F$2]+[.$B$2]*([.B103]-[.$G$2]); [.$A$2]-[.$F$2]+[.$B$2]*([.B103]-([.$H$2]-[.$G$2]))-[.$C$2]*(([.B103]-([.$H$2]-[.$G$2])^2)/2)))" office:value-type="float" office:value="454.75" calcext:value-type="float">
            <text:p>454.75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4]*[.$H$2]/[.$D$2]" office:value-type="float" office:value="1.55" calcext:value-type="float">
            <text:p>1.55</text:p>
          </table:table-cell>
          <table:table-cell table:formula="of:=IF([.B104]&lt;[.$G$2]; [.$C$2]*([.B104]^2)/2; IF([.B104]&lt;([.$H$2]-[.$G$2]); [.$F$2]+[.$B$2]*([.B104]-[.$G$2]); [.$A$2]-[.$F$2]+[.$B$2]*([.B104]-([.$H$2]-[.$G$2]))-[.$C$2]*(([.B104]-([.$H$2]-[.$G$2])^2)/2)))" office:value-type="float" office:value="462.5" calcext:value-type="float">
            <text:p>462.5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5]*[.$H$2]/[.$D$2]" office:value-type="float" office:value="1.5655" calcext:value-type="float">
            <text:p>1.5655</text:p>
          </table:table-cell>
          <table:table-cell table:formula="of:=IF([.B105]&lt;[.$G$2]; [.$C$2]*([.B105]^2)/2; IF([.B105]&lt;([.$H$2]-[.$G$2]); [.$F$2]+[.$B$2]*([.B105]-[.$G$2]); [.$A$2]-[.$F$2]+[.$B$2]*([.B105]-([.$H$2]-[.$G$2]))-[.$C$2]*(([.B105]-([.$H$2]-[.$G$2])^2)/2)))" office:value-type="float" office:value="470.25" calcext:value-type="float">
            <text:p>470.25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6]*[.$H$2]/[.$D$2]" office:value-type="float" office:value="1.581" calcext:value-type="float">
            <text:p>1.581</text:p>
          </table:table-cell>
          <table:table-cell table:formula="of:=IF([.B106]&lt;[.$G$2]; [.$C$2]*([.B106]^2)/2; IF([.B106]&lt;([.$H$2]-[.$G$2]); [.$F$2]+[.$B$2]*([.B106]-[.$G$2]); [.$A$2]-[.$F$2]+[.$B$2]*([.B106]-([.$H$2]-[.$G$2]))-[.$C$2]*(([.B106]-([.$H$2]-[.$G$2])^2)/2)))" office:value-type="float" office:value="478" calcext:value-type="float">
            <text:p>478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7]*[.$H$2]/[.$D$2]" office:value-type="float" office:value="1.5965" calcext:value-type="float">
            <text:p>1.5965</text:p>
          </table:table-cell>
          <table:table-cell table:formula="of:=IF([.B107]&lt;[.$G$2]; [.$C$2]*([.B107]^2)/2; IF([.B107]&lt;([.$H$2]-[.$G$2]); [.$F$2]+[.$B$2]*([.B107]-[.$G$2]); [.$A$2]-[.$F$2]+[.$B$2]*([.B107]-([.$H$2]-[.$G$2]))-[.$C$2]*(([.B107]-([.$H$2]-[.$G$2])^2)/2)))" office:value-type="float" office:value="485.75" calcext:value-type="float">
            <text:p>485.75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8]*[.$H$2]/[.$D$2]" office:value-type="float" office:value="1.612" calcext:value-type="float">
            <text:p>1.612</text:p>
          </table:table-cell>
          <table:table-cell table:formula="of:=IF([.B108]&lt;[.$G$2]; [.$C$2]*([.B108]^2)/2; IF([.B108]&lt;([.$H$2]-[.$G$2]); [.$F$2]+[.$B$2]*([.B108]-[.$G$2]); [.$A$2]-[.$F$2]+[.$B$2]*([.B108]-([.$H$2]-[.$G$2]))-[.$C$2]*(([.B108]-([.$H$2]-[.$G$2])^2)/2)))" office:value-type="float" office:value="493.5" calcext:value-type="float">
            <text:p>493.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9]*[.$H$2]/[.$D$2]" office:value-type="float" office:value="1.6275" calcext:value-type="float">
            <text:p>1.6275</text:p>
          </table:table-cell>
          <table:table-cell table:formula="of:=IF([.B109]&lt;[.$G$2]; [.$C$2]*([.B109]^2)/2; IF([.B109]&lt;([.$H$2]-[.$G$2]); [.$F$2]+[.$B$2]*([.B109]-[.$G$2]); [.$A$2]-[.$F$2]+[.$B$2]*([.B109]-([.$H$2]-[.$G$2]))-[.$C$2]*(([.B109]-([.$H$2]-[.$G$2])^2)/2)))" office:value-type="float" office:value="501.25" calcext:value-type="float">
            <text:p>501.25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10]*[.$H$2]/[.$D$2]" office:value-type="float" office:value="1.643" calcext:value-type="float">
            <text:p>1.643</text:p>
          </table:table-cell>
          <table:table-cell table:formula="of:=IF([.B110]&lt;[.$G$2]; [.$C$2]*([.B110]^2)/2; IF([.B110]&lt;([.$H$2]-[.$G$2]); [.$F$2]+[.$B$2]*([.B110]-[.$G$2]); [.$A$2]-[.$F$2]+[.$B$2]*([.B110]-([.$H$2]-[.$G$2]))-[.$C$2]*(([.B110]-([.$H$2]-[.$G$2])^2)/2)))" office:value-type="float" office:value="509" calcext:value-type="float">
            <text:p>509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11]*[.$H$2]/[.$D$2]" office:value-type="float" office:value="1.6585" calcext:value-type="float">
            <text:p>1.6585</text:p>
          </table:table-cell>
          <table:table-cell table:formula="of:=IF([.B111]&lt;[.$G$2]; [.$C$2]*([.B111]^2)/2; IF([.B111]&lt;([.$H$2]-[.$G$2]); [.$F$2]+[.$B$2]*([.B111]-[.$G$2]); [.$A$2]-[.$F$2]+[.$B$2]*([.B111]-([.$H$2]-[.$G$2]))-[.$C$2]*(([.B111]-([.$H$2]-[.$G$2])^2)/2)))" office:value-type="float" office:value="516.75" calcext:value-type="float">
            <text:p>516.75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2]*[.$H$2]/[.$D$2]" office:value-type="float" office:value="1.674" calcext:value-type="float">
            <text:p>1.674</text:p>
          </table:table-cell>
          <table:table-cell table:formula="of:=IF([.B112]&lt;[.$G$2]; [.$C$2]*([.B112]^2)/2; IF([.B112]&lt;([.$H$2]-[.$G$2]); [.$F$2]+[.$B$2]*([.B112]-[.$G$2]); [.$A$2]-[.$F$2]+[.$B$2]*([.B112]-([.$H$2]-[.$G$2]))-[.$C$2]*(([.B112]-([.$H$2]-[.$G$2])^2)/2)))" office:value-type="float" office:value="524.5" calcext:value-type="float">
            <text:p>524.5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3]*[.$H$2]/[.$D$2]" office:value-type="float" office:value="1.6895" calcext:value-type="float">
            <text:p>1.6895</text:p>
          </table:table-cell>
          <table:table-cell table:formula="of:=IF([.B113]&lt;[.$G$2]; [.$C$2]*([.B113]^2)/2; IF([.B113]&lt;([.$H$2]-[.$G$2]); [.$F$2]+[.$B$2]*([.B113]-[.$G$2]); [.$A$2]-[.$F$2]+[.$B$2]*([.B113]-([.$H$2]-[.$G$2]))-[.$C$2]*(([.B113]-([.$H$2]-[.$G$2])^2)/2)))" office:value-type="float" office:value="532.25" calcext:value-type="float">
            <text:p>532.25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4]*[.$H$2]/[.$D$2]" office:value-type="float" office:value="1.705" calcext:value-type="float">
            <text:p>1.705</text:p>
          </table:table-cell>
          <table:table-cell table:formula="of:=IF([.B114]&lt;[.$G$2]; [.$C$2]*([.B114]^2)/2; IF([.B114]&lt;([.$H$2]-[.$G$2]); [.$F$2]+[.$B$2]*([.B114]-[.$G$2]); [.$A$2]-[.$F$2]+[.$B$2]*([.B114]-([.$H$2]-[.$G$2]))-[.$C$2]*(([.B114]-([.$H$2]-[.$G$2])^2)/2)))" office:value-type="float" office:value="540" calcext:value-type="float">
            <text:p>54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5]*[.$H$2]/[.$D$2]" office:value-type="float" office:value="1.7205" calcext:value-type="float">
            <text:p>1.7205</text:p>
          </table:table-cell>
          <table:table-cell table:formula="of:=IF([.B115]&lt;[.$G$2]; [.$C$2]*([.B115]^2)/2; IF([.B115]&lt;([.$H$2]-[.$G$2]); [.$F$2]+[.$B$2]*([.B115]-[.$G$2]); [.$A$2]-[.$F$2]+[.$B$2]*([.B115]-([.$H$2]-[.$G$2]))-[.$C$2]*(([.B115]-([.$H$2]-[.$G$2])^2)/2)))" office:value-type="float" office:value="547.75" calcext:value-type="float">
            <text:p>547.75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6]*[.$H$2]/[.$D$2]" office:value-type="float" office:value="1.736" calcext:value-type="float">
            <text:p>1.736</text:p>
          </table:table-cell>
          <table:table-cell table:formula="of:=IF([.B116]&lt;[.$G$2]; [.$C$2]*([.B116]^2)/2; IF([.B116]&lt;([.$H$2]-[.$G$2]); [.$F$2]+[.$B$2]*([.B116]-[.$G$2]); [.$A$2]-[.$F$2]+[.$B$2]*([.B116]-([.$H$2]-[.$G$2]))-[.$C$2]*(([.B116]-([.$H$2]-[.$G$2])^2)/2)))" office:value-type="float" office:value="555.5" calcext:value-type="float">
            <text:p>555.5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7]*[.$H$2]/[.$D$2]" office:value-type="float" office:value="1.7515" calcext:value-type="float">
            <text:p>1.7515</text:p>
          </table:table-cell>
          <table:table-cell table:formula="of:=IF([.B117]&lt;[.$G$2]; [.$C$2]*([.B117]^2)/2; IF([.B117]&lt;([.$H$2]-[.$G$2]); [.$F$2]+[.$B$2]*([.B117]-[.$G$2]); [.$A$2]-[.$F$2]+[.$B$2]*([.B117]-([.$H$2]-[.$G$2]))-[.$C$2]*(([.B117]-([.$H$2]-[.$G$2])^2)/2)))" office:value-type="float" office:value="563.25" calcext:value-type="float">
            <text:p>563.25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8]*[.$H$2]/[.$D$2]" office:value-type="float" office:value="1.767" calcext:value-type="float">
            <text:p>1.767</text:p>
          </table:table-cell>
          <table:table-cell table:formula="of:=IF([.B118]&lt;[.$G$2]; [.$C$2]*([.B118]^2)/2; IF([.B118]&lt;([.$H$2]-[.$G$2]); [.$F$2]+[.$B$2]*([.B118]-[.$G$2]); [.$A$2]-[.$F$2]+[.$B$2]*([.B118]-([.$H$2]-[.$G$2]))-[.$C$2]*(([.B118]-([.$H$2]-[.$G$2])^2)/2)))" office:value-type="float" office:value="571" calcext:value-type="float">
            <text:p>571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9]*[.$H$2]/[.$D$2]" office:value-type="float" office:value="1.7825" calcext:value-type="float">
            <text:p>1.7825</text:p>
          </table:table-cell>
          <table:table-cell table:formula="of:=IF([.B119]&lt;[.$G$2]; [.$C$2]*([.B119]^2)/2; IF([.B119]&lt;([.$H$2]-[.$G$2]); [.$F$2]+[.$B$2]*([.B119]-[.$G$2]); [.$A$2]-[.$F$2]+[.$B$2]*([.B119]-([.$H$2]-[.$G$2]))-[.$C$2]*(([.B119]-([.$H$2]-[.$G$2])^2)/2)))" office:value-type="float" office:value="578.75" calcext:value-type="float">
            <text:p>578.75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20]*[.$H$2]/[.$D$2]" office:value-type="float" office:value="1.798" calcext:value-type="float">
            <text:p>1.798</text:p>
          </table:table-cell>
          <table:table-cell table:formula="of:=IF([.B120]&lt;[.$G$2]; [.$C$2]*([.B120]^2)/2; IF([.B120]&lt;([.$H$2]-[.$G$2]); [.$F$2]+[.$B$2]*([.B120]-[.$G$2]); [.$A$2]-[.$F$2]+[.$B$2]*([.B120]-([.$H$2]-[.$G$2]))-[.$C$2]*(([.B120]-([.$H$2]-[.$G$2])^2)/2)))" office:value-type="float" office:value="586.5" calcext:value-type="float">
            <text:p>586.5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21]*[.$H$2]/[.$D$2]" office:value-type="float" office:value="1.8135" calcext:value-type="float">
            <text:p>1.8135</text:p>
          </table:table-cell>
          <table:table-cell table:formula="of:=IF([.B121]&lt;[.$G$2]; [.$C$2]*([.B121]^2)/2; IF([.B121]&lt;([.$H$2]-[.$G$2]); [.$F$2]+[.$B$2]*([.B121]-[.$G$2]); [.$A$2]-[.$F$2]+[.$B$2]*([.B121]-([.$H$2]-[.$G$2]))-[.$C$2]*(([.B121]-([.$H$2]-[.$G$2])^2)/2)))" office:value-type="float" office:value="594.25" calcext:value-type="float">
            <text:p>594.25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2]*[.$H$2]/[.$D$2]" office:value-type="float" office:value="1.829" calcext:value-type="float">
            <text:p>1.829</text:p>
          </table:table-cell>
          <table:table-cell table:formula="of:=IF([.B122]&lt;[.$G$2]; [.$C$2]*([.B122]^2)/2; IF([.B122]&lt;([.$H$2]-[.$G$2]); [.$F$2]+[.$B$2]*([.B122]-[.$G$2]); [.$A$2]-[.$F$2]+[.$B$2]*([.B122]-([.$H$2]-[.$G$2]))-[.$C$2]*(([.B122]-([.$H$2]-[.$G$2])^2)/2)))" office:value-type="float" office:value="602" calcext:value-type="float">
            <text:p>602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3]*[.$H$2]/[.$D$2]" office:value-type="float" office:value="1.8445" calcext:value-type="float">
            <text:p>1.8445</text:p>
          </table:table-cell>
          <table:table-cell table:formula="of:=IF([.B123]&lt;[.$G$2]; [.$C$2]*([.B123]^2)/2; IF([.B123]&lt;([.$H$2]-[.$G$2]); [.$F$2]+[.$B$2]*([.B123]-[.$G$2]); [.$A$2]-[.$F$2]+[.$B$2]*([.B123]-([.$H$2]-[.$G$2]))-[.$C$2]*(([.B123]-([.$H$2]-[.$G$2])^2)/2)))" office:value-type="float" office:value="609.75" calcext:value-type="float">
            <text:p>609.75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4]*[.$H$2]/[.$D$2]" office:value-type="float" office:value="1.86" calcext:value-type="float">
            <text:p>1.86</text:p>
          </table:table-cell>
          <table:table-cell table:formula="of:=IF([.B124]&lt;[.$G$2]; [.$C$2]*([.B124]^2)/2; IF([.B124]&lt;([.$H$2]-[.$G$2]); [.$F$2]+[.$B$2]*([.B124]-[.$G$2]); [.$A$2]-[.$F$2]+[.$B$2]*([.B124]-([.$H$2]-[.$G$2]))-[.$C$2]*(([.B124]-([.$H$2]-[.$G$2])^2)/2)))" office:value-type="float" office:value="617.5" calcext:value-type="float">
            <text:p>617.5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5]*[.$H$2]/[.$D$2]" office:value-type="float" office:value="1.8755" calcext:value-type="float">
            <text:p>1.8755</text:p>
          </table:table-cell>
          <table:table-cell table:formula="of:=IF([.B125]&lt;[.$G$2]; [.$C$2]*([.B125]^2)/2; IF([.B125]&lt;([.$H$2]-[.$G$2]); [.$F$2]+[.$B$2]*([.B125]-[.$G$2]); [.$A$2]-[.$F$2]+[.$B$2]*([.B125]-([.$H$2]-[.$G$2]))-[.$C$2]*(([.B125]-([.$H$2]-[.$G$2])^2)/2)))" office:value-type="float" office:value="625.25" calcext:value-type="float">
            <text:p>625.25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6]*[.$H$2]/[.$D$2]" office:value-type="float" office:value="1.891" calcext:value-type="float">
            <text:p>1.891</text:p>
          </table:table-cell>
          <table:table-cell table:formula="of:=IF([.B126]&lt;[.$G$2]; [.$C$2]*([.B126]^2)/2; IF([.B126]&lt;([.$H$2]-[.$G$2]); [.$F$2]+[.$B$2]*([.B126]-[.$G$2]); [.$A$2]-[.$F$2]+[.$B$2]*([.B126]-([.$H$2]-[.$G$2]))-[.$C$2]*(([.B126]-([.$H$2]-[.$G$2])^2)/2)))" office:value-type="float" office:value="633" calcext:value-type="float">
            <text:p>633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7]*[.$H$2]/[.$D$2]" office:value-type="float" office:value="1.9065" calcext:value-type="float">
            <text:p>1.9065</text:p>
          </table:table-cell>
          <table:table-cell table:formula="of:=IF([.B127]&lt;[.$G$2]; [.$C$2]*([.B127]^2)/2; IF([.B127]&lt;([.$H$2]-[.$G$2]); [.$F$2]+[.$B$2]*([.B127]-[.$G$2]); [.$A$2]-[.$F$2]+[.$B$2]*([.B127]-([.$H$2]-[.$G$2]))-[.$C$2]*(([.B127]-([.$H$2]-[.$G$2])^2)/2)))" office:value-type="float" office:value="640.75" calcext:value-type="float">
            <text:p>640.75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8]*[.$H$2]/[.$D$2]" office:value-type="float" office:value="1.922" calcext:value-type="float">
            <text:p>1.922</text:p>
          </table:table-cell>
          <table:table-cell table:formula="of:=IF([.B128]&lt;[.$G$2]; [.$C$2]*([.B128]^2)/2; IF([.B128]&lt;([.$H$2]-[.$G$2]); [.$F$2]+[.$B$2]*([.B128]-[.$G$2]); [.$A$2]-[.$F$2]+[.$B$2]*([.B128]-([.$H$2]-[.$G$2]))-[.$C$2]*(([.B128]-([.$H$2]-[.$G$2])^2)/2)))" office:value-type="float" office:value="648.5" calcext:value-type="float">
            <text:p>648.5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9]*[.$H$2]/[.$D$2]" office:value-type="float" office:value="1.9375" calcext:value-type="float">
            <text:p>1.9375</text:p>
          </table:table-cell>
          <table:table-cell table:formula="of:=IF([.B129]&lt;[.$G$2]; [.$C$2]*([.B129]^2)/2; IF([.B129]&lt;([.$H$2]-[.$G$2]); [.$F$2]+[.$B$2]*([.B129]-[.$G$2]); [.$A$2]-[.$F$2]+[.$B$2]*([.B129]-([.$H$2]-[.$G$2]))-[.$C$2]*(([.B129]-([.$H$2]-[.$G$2])^2)/2)))" office:value-type="float" office:value="656.25" calcext:value-type="float">
            <text:p>656.25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30]*[.$H$2]/[.$D$2]" office:value-type="float" office:value="1.953" calcext:value-type="float">
            <text:p>1.953</text:p>
          </table:table-cell>
          <table:table-cell table:formula="of:=IF([.B130]&lt;[.$G$2]; [.$C$2]*([.B130]^2)/2; IF([.B130]&lt;([.$H$2]-[.$G$2]); [.$F$2]+[.$B$2]*([.B130]-[.$G$2]); [.$A$2]-[.$F$2]+[.$B$2]*([.B130]-([.$H$2]-[.$G$2]))-[.$C$2]*(([.B130]-([.$H$2]-[.$G$2])^2)/2)))" office:value-type="float" office:value="664" calcext:value-type="float">
            <text:p>664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31]*[.$H$2]/[.$D$2]" office:value-type="float" office:value="1.9685" calcext:value-type="float">
            <text:p>1.9685</text:p>
          </table:table-cell>
          <table:table-cell table:formula="of:=IF([.B131]&lt;[.$G$2]; [.$C$2]*([.B131]^2)/2; IF([.B131]&lt;([.$H$2]-[.$G$2]); [.$F$2]+[.$B$2]*([.B131]-[.$G$2]); [.$A$2]-[.$F$2]+[.$B$2]*([.B131]-([.$H$2]-[.$G$2]))-[.$C$2]*(([.B131]-([.$H$2]-[.$G$2])^2)/2)))" office:value-type="float" office:value="671.75" calcext:value-type="float">
            <text:p>671.75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2]*[.$H$2]/[.$D$2]" office:value-type="float" office:value="1.984" calcext:value-type="float">
            <text:p>1.984</text:p>
          </table:table-cell>
          <table:table-cell table:formula="of:=IF([.B132]&lt;[.$G$2]; [.$C$2]*([.B132]^2)/2; IF([.B132]&lt;([.$H$2]-[.$G$2]); [.$F$2]+[.$B$2]*([.B132]-[.$G$2]); [.$A$2]-[.$F$2]+[.$B$2]*([.B132]-([.$H$2]-[.$G$2]))-[.$C$2]*(([.B132]-([.$H$2]-[.$G$2])^2)/2)))" office:value-type="float" office:value="679.5" calcext:value-type="float">
            <text:p>679.5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3]*[.$H$2]/[.$D$2]" office:value-type="float" office:value="1.9995" calcext:value-type="float">
            <text:p>1.9995</text:p>
          </table:table-cell>
          <table:table-cell table:formula="of:=IF([.B133]&lt;[.$G$2]; [.$C$2]*([.B133]^2)/2; IF([.B133]&lt;([.$H$2]-[.$G$2]); [.$F$2]+[.$B$2]*([.B133]-[.$G$2]); [.$A$2]-[.$F$2]+[.$B$2]*([.B133]-([.$H$2]-[.$G$2]))-[.$C$2]*(([.B133]-([.$H$2]-[.$G$2])^2)/2)))" office:value-type="float" office:value="687.25" calcext:value-type="float">
            <text:p>687.25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4]*[.$H$2]/[.$D$2]" office:value-type="float" office:value="2.015" calcext:value-type="float">
            <text:p>2.015</text:p>
          </table:table-cell>
          <table:table-cell table:formula="of:=IF([.B134]&lt;[.$G$2]; [.$C$2]*([.B134]^2)/2; IF([.B134]&lt;([.$H$2]-[.$G$2]); [.$F$2]+[.$B$2]*([.B134]-[.$G$2]); [.$A$2]-[.$F$2]+[.$B$2]*([.B134]-([.$H$2]-[.$G$2]))-[.$C$2]*(([.B134]-([.$H$2]-[.$G$2])^2)/2)))" office:value-type="float" office:value="695" calcext:value-type="float">
            <text:p>695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5]*[.$H$2]/[.$D$2]" office:value-type="float" office:value="2.0305" calcext:value-type="float">
            <text:p>2.0305</text:p>
          </table:table-cell>
          <table:table-cell table:formula="of:=IF([.B135]&lt;[.$G$2]; [.$C$2]*([.B135]^2)/2; IF([.B135]&lt;([.$H$2]-[.$G$2]); [.$F$2]+[.$B$2]*([.B135]-[.$G$2]); [.$A$2]-[.$F$2]+[.$B$2]*([.B135]-([.$H$2]-[.$G$2]))-[.$C$2]*(([.B135]-([.$H$2]-[.$G$2])^2)/2)))" office:value-type="float" office:value="702.75" calcext:value-type="float">
            <text:p>702.75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6]*[.$H$2]/[.$D$2]" office:value-type="float" office:value="2.046" calcext:value-type="float">
            <text:p>2.046</text:p>
          </table:table-cell>
          <table:table-cell table:formula="of:=IF([.B136]&lt;[.$G$2]; [.$C$2]*([.B136]^2)/2; IF([.B136]&lt;([.$H$2]-[.$G$2]); [.$F$2]+[.$B$2]*([.B136]-[.$G$2]); [.$A$2]-[.$F$2]+[.$B$2]*([.B136]-([.$H$2]-[.$G$2]))-[.$C$2]*(([.B136]-([.$H$2]-[.$G$2])^2)/2)))" office:value-type="float" office:value="710.5" calcext:value-type="float">
            <text:p>710.5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7]*[.$H$2]/[.$D$2]" office:value-type="float" office:value="2.0615" calcext:value-type="float">
            <text:p>2.0615</text:p>
          </table:table-cell>
          <table:table-cell table:formula="of:=IF([.B137]&lt;[.$G$2]; [.$C$2]*([.B137]^2)/2; IF([.B137]&lt;([.$H$2]-[.$G$2]); [.$F$2]+[.$B$2]*([.B137]-[.$G$2]); [.$A$2]-[.$F$2]+[.$B$2]*([.B137]-([.$H$2]-[.$G$2]))-[.$C$2]*(([.B137]-([.$H$2]-[.$G$2])^2)/2)))" office:value-type="float" office:value="718.25" calcext:value-type="float">
            <text:p>718.25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8]*[.$H$2]/[.$D$2]" office:value-type="float" office:value="2.077" calcext:value-type="float">
            <text:p>2.077</text:p>
          </table:table-cell>
          <table:table-cell table:formula="of:=IF([.B138]&lt;[.$G$2]; [.$C$2]*([.B138]^2)/2; IF([.B138]&lt;([.$H$2]-[.$G$2]); [.$F$2]+[.$B$2]*([.B138]-[.$G$2]); [.$A$2]-[.$F$2]+[.$B$2]*([.B138]-([.$H$2]-[.$G$2]))-[.$C$2]*(([.B138]-([.$H$2]-[.$G$2])^2)/2)))" office:value-type="float" office:value="726" calcext:value-type="float">
            <text:p>726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9]*[.$H$2]/[.$D$2]" office:value-type="float" office:value="2.0925" calcext:value-type="float">
            <text:p>2.0925</text:p>
          </table:table-cell>
          <table:table-cell table:formula="of:=IF([.B139]&lt;[.$G$2]; [.$C$2]*([.B139]^2)/2; IF([.B139]&lt;([.$H$2]-[.$G$2]); [.$F$2]+[.$B$2]*([.B139]-[.$G$2]); [.$A$2]-[.$F$2]+[.$B$2]*([.B139]-([.$H$2]-[.$G$2]))-[.$C$2]*(([.B139]-([.$H$2]-[.$G$2])^2)/2)))" office:value-type="float" office:value="733.75" calcext:value-type="float">
            <text:p>733.75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40]*[.$H$2]/[.$D$2]" office:value-type="float" office:value="2.108" calcext:value-type="float">
            <text:p>2.108</text:p>
          </table:table-cell>
          <table:table-cell table:formula="of:=IF([.B140]&lt;[.$G$2]; [.$C$2]*([.B140]^2)/2; IF([.B140]&lt;([.$H$2]-[.$G$2]); [.$F$2]+[.$B$2]*([.B140]-[.$G$2]); [.$A$2]-[.$F$2]+[.$B$2]*([.B140]-([.$H$2]-[.$G$2]))-[.$C$2]*(([.B140]-([.$H$2]-[.$G$2])^2)/2)))" office:value-type="float" office:value="741.5" calcext:value-type="float">
            <text:p>741.5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41]*[.$H$2]/[.$D$2]" office:value-type="float" office:value="2.1235" calcext:value-type="float">
            <text:p>2.1235</text:p>
          </table:table-cell>
          <table:table-cell table:formula="of:=IF([.B141]&lt;[.$G$2]; [.$C$2]*([.B141]^2)/2; IF([.B141]&lt;([.$H$2]-[.$G$2]); [.$F$2]+[.$B$2]*([.B141]-[.$G$2]); [.$A$2]-[.$F$2]+[.$B$2]*([.B141]-([.$H$2]-[.$G$2]))-[.$C$2]*(([.B141]-([.$H$2]-[.$G$2])^2)/2)))" office:value-type="float" office:value="749.25" calcext:value-type="float">
            <text:p>749.25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2]*[.$H$2]/[.$D$2]" office:value-type="float" office:value="2.139" calcext:value-type="float">
            <text:p>2.139</text:p>
          </table:table-cell>
          <table:table-cell table:formula="of:=IF([.B142]&lt;[.$G$2]; [.$C$2]*([.B142]^2)/2; IF([.B142]&lt;([.$H$2]-[.$G$2]); [.$F$2]+[.$B$2]*([.B142]-[.$G$2]); [.$A$2]-[.$F$2]+[.$B$2]*([.B142]-([.$H$2]-[.$G$2]))-[.$C$2]*(([.B142]-([.$H$2]-[.$G$2])^2)/2)))" office:value-type="float" office:value="757" calcext:value-type="float">
            <text:p>757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3]*[.$H$2]/[.$D$2]" office:value-type="float" office:value="2.1545" calcext:value-type="float">
            <text:p>2.1545</text:p>
          </table:table-cell>
          <table:table-cell table:formula="of:=IF([.B143]&lt;[.$G$2]; [.$C$2]*([.B143]^2)/2; IF([.B143]&lt;([.$H$2]-[.$G$2]); [.$F$2]+[.$B$2]*([.B143]-[.$G$2]); [.$A$2]-[.$F$2]+[.$B$2]*([.B143]-([.$H$2]-[.$G$2]))-[.$C$2]*(([.B143]-([.$H$2]-[.$G$2])^2)/2)))" office:value-type="float" office:value="764.75" calcext:value-type="float">
            <text:p>764.75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4]*[.$H$2]/[.$D$2]" office:value-type="float" office:value="2.17" calcext:value-type="float">
            <text:p>2.17</text:p>
          </table:table-cell>
          <table:table-cell table:formula="of:=IF([.B144]&lt;[.$G$2]; [.$C$2]*([.B144]^2)/2; IF([.B144]&lt;([.$H$2]-[.$G$2]); [.$F$2]+[.$B$2]*([.B144]-[.$G$2]); [.$A$2]-[.$F$2]+[.$B$2]*([.B144]-([.$H$2]-[.$G$2]))-[.$C$2]*(([.B144]-([.$H$2]-[.$G$2])^2)/2)))" office:value-type="float" office:value="772.5" calcext:value-type="float">
            <text:p>772.5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5]*[.$H$2]/[.$D$2]" office:value-type="float" office:value="2.1855" calcext:value-type="float">
            <text:p>2.1855</text:p>
          </table:table-cell>
          <table:table-cell table:formula="of:=IF([.B145]&lt;[.$G$2]; [.$C$2]*([.B145]^2)/2; IF([.B145]&lt;([.$H$2]-[.$G$2]); [.$F$2]+[.$B$2]*([.B145]-[.$G$2]); [.$A$2]-[.$F$2]+[.$B$2]*([.B145]-([.$H$2]-[.$G$2]))-[.$C$2]*(([.B145]-([.$H$2]-[.$G$2])^2)/2)))" office:value-type="float" office:value="780.25" calcext:value-type="float">
            <text:p>780.25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6]*[.$H$2]/[.$D$2]" office:value-type="float" office:value="2.201" calcext:value-type="float">
            <text:p>2.201</text:p>
          </table:table-cell>
          <table:table-cell table:formula="of:=IF([.B146]&lt;[.$G$2]; [.$C$2]*([.B146]^2)/2; IF([.B146]&lt;([.$H$2]-[.$G$2]); [.$F$2]+[.$B$2]*([.B146]-[.$G$2]); [.$A$2]-[.$F$2]+[.$B$2]*([.B146]-([.$H$2]-[.$G$2]))-[.$C$2]*(([.B146]-([.$H$2]-[.$G$2])^2)/2)))" office:value-type="float" office:value="788" calcext:value-type="float">
            <text:p>788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7]*[.$H$2]/[.$D$2]" office:value-type="float" office:value="2.2165" calcext:value-type="float">
            <text:p>2.2165</text:p>
          </table:table-cell>
          <table:table-cell table:formula="of:=IF([.B147]&lt;[.$G$2]; [.$C$2]*([.B147]^2)/2; IF([.B147]&lt;([.$H$2]-[.$G$2]); [.$F$2]+[.$B$2]*([.B147]-[.$G$2]); [.$A$2]-[.$F$2]+[.$B$2]*([.B147]-([.$H$2]-[.$G$2]))-[.$C$2]*(([.B147]-([.$H$2]-[.$G$2])^2)/2)))" office:value-type="float" office:value="795.75" calcext:value-type="float">
            <text:p>795.75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8]*[.$H$2]/[.$D$2]" office:value-type="float" office:value="2.232" calcext:value-type="float">
            <text:p>2.232</text:p>
          </table:table-cell>
          <table:table-cell table:formula="of:=IF([.B148]&lt;[.$G$2]; [.$C$2]*([.B148]^2)/2; IF([.B148]&lt;([.$H$2]-[.$G$2]); [.$F$2]+[.$B$2]*([.B148]-[.$G$2]); [.$A$2]-[.$F$2]+[.$B$2]*([.B148]-([.$H$2]-[.$G$2]))-[.$C$2]*(([.B148]-([.$H$2]-[.$G$2])^2)/2)))" office:value-type="float" office:value="803.5" calcext:value-type="float">
            <text:p>803.5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9]*[.$H$2]/[.$D$2]" office:value-type="float" office:value="2.2475" calcext:value-type="float">
            <text:p>2.2475</text:p>
          </table:table-cell>
          <table:table-cell table:formula="of:=IF([.B149]&lt;[.$G$2]; [.$C$2]*([.B149]^2)/2; IF([.B149]&lt;([.$H$2]-[.$G$2]); [.$F$2]+[.$B$2]*([.B149]-[.$G$2]); [.$A$2]-[.$F$2]+[.$B$2]*([.B149]-([.$H$2]-[.$G$2]))-[.$C$2]*(([.B149]-([.$H$2]-[.$G$2])^2)/2)))" office:value-type="float" office:value="811.25" calcext:value-type="float">
            <text:p>811.25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50]*[.$H$2]/[.$D$2]" office:value-type="float" office:value="2.263" calcext:value-type="float">
            <text:p>2.263</text:p>
          </table:table-cell>
          <table:table-cell table:formula="of:=IF([.B150]&lt;[.$G$2]; [.$C$2]*([.B150]^2)/2; IF([.B150]&lt;([.$H$2]-[.$G$2]); [.$F$2]+[.$B$2]*([.B150]-[.$G$2]); [.$A$2]-[.$F$2]+[.$B$2]*([.B150]-([.$H$2]-[.$G$2]))-[.$C$2]*(([.B150]-([.$H$2]-[.$G$2])^2)/2)))" office:value-type="float" office:value="819" calcext:value-type="float">
            <text:p>819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51]*[.$H$2]/[.$D$2]" office:value-type="float" office:value="2.2785" calcext:value-type="float">
            <text:p>2.2785</text:p>
          </table:table-cell>
          <table:table-cell table:formula="of:=IF([.B151]&lt;[.$G$2]; [.$C$2]*([.B151]^2)/2; IF([.B151]&lt;([.$H$2]-[.$G$2]); [.$F$2]+[.$B$2]*([.B151]-[.$G$2]); [.$A$2]-[.$F$2]+[.$B$2]*([.B151]-([.$H$2]-[.$G$2]))-[.$C$2]*(([.B151]-([.$H$2]-[.$G$2])^2)/2)))" office:value-type="float" office:value="826.75" calcext:value-type="float">
            <text:p>826.75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2]*[.$H$2]/[.$D$2]" office:value-type="float" office:value="2.294" calcext:value-type="float">
            <text:p>2.294</text:p>
          </table:table-cell>
          <table:table-cell table:formula="of:=IF([.B152]&lt;[.$G$2]; [.$C$2]*([.B152]^2)/2; IF([.B152]&lt;([.$H$2]-[.$G$2]); [.$F$2]+[.$B$2]*([.B152]-[.$G$2]); [.$A$2]-[.$F$2]+[.$B$2]*([.B152]-([.$H$2]-[.$G$2]))-[.$C$2]*(([.B152]-([.$H$2]-[.$G$2])^2)/2)))" office:value-type="float" office:value="834.5" calcext:value-type="float">
            <text:p>834.5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3]*[.$H$2]/[.$D$2]" office:value-type="float" office:value="2.3095" calcext:value-type="float">
            <text:p>2.3095</text:p>
          </table:table-cell>
          <table:table-cell table:formula="of:=IF([.B153]&lt;[.$G$2]; [.$C$2]*([.B153]^2)/2; IF([.B153]&lt;([.$H$2]-[.$G$2]); [.$F$2]+[.$B$2]*([.B153]-[.$G$2]); [.$A$2]-[.$F$2]+[.$B$2]*([.B153]-([.$H$2]-[.$G$2]))-[.$C$2]*(([.B153]-([.$H$2]-[.$G$2])^2)/2)))" office:value-type="float" office:value="842.25" calcext:value-type="float">
            <text:p>842.25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4]*[.$H$2]/[.$D$2]" office:value-type="float" office:value="2.325" calcext:value-type="float">
            <text:p>2.325</text:p>
          </table:table-cell>
          <table:table-cell table:formula="of:=IF([.B154]&lt;[.$G$2]; [.$C$2]*([.B154]^2)/2; IF([.B154]&lt;([.$H$2]-[.$G$2]); [.$F$2]+[.$B$2]*([.B154]-[.$G$2]); [.$A$2]-[.$F$2]+[.$B$2]*([.B154]-([.$H$2]-[.$G$2]))-[.$C$2]*(([.B154]-([.$H$2]-[.$G$2])^2)/2)))" office:value-type="float" office:value="850" calcext:value-type="float">
            <text:p>850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5]*[.$H$2]/[.$D$2]" office:value-type="float" office:value="2.3405" calcext:value-type="float">
            <text:p>2.3405</text:p>
          </table:table-cell>
          <table:table-cell table:formula="of:=IF([.B155]&lt;[.$G$2]; [.$C$2]*([.B155]^2)/2; IF([.B155]&lt;([.$H$2]-[.$G$2]); [.$F$2]+[.$B$2]*([.B155]-[.$G$2]); [.$A$2]-[.$F$2]+[.$B$2]*([.B155]-([.$H$2]-[.$G$2]))-[.$C$2]*(([.B155]-([.$H$2]-[.$G$2])^2)/2)))" office:value-type="float" office:value="857.75" calcext:value-type="float">
            <text:p>857.75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6]*[.$H$2]/[.$D$2]" office:value-type="float" office:value="2.356" calcext:value-type="float">
            <text:p>2.356</text:p>
          </table:table-cell>
          <table:table-cell table:formula="of:=IF([.B156]&lt;[.$G$2]; [.$C$2]*([.B156]^2)/2; IF([.B156]&lt;([.$H$2]-[.$G$2]); [.$F$2]+[.$B$2]*([.B156]-[.$G$2]); [.$A$2]-[.$F$2]+[.$B$2]*([.B156]-([.$H$2]-[.$G$2]))-[.$C$2]*(([.B156]-([.$H$2]-[.$G$2])^2)/2)))" office:value-type="float" office:value="865.5" calcext:value-type="float">
            <text:p>865.5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7]*[.$H$2]/[.$D$2]" office:value-type="float" office:value="2.3715" calcext:value-type="float">
            <text:p>2.3715</text:p>
          </table:table-cell>
          <table:table-cell table:formula="of:=IF([.B157]&lt;[.$G$2]; [.$C$2]*([.B157]^2)/2; IF([.B157]&lt;([.$H$2]-[.$G$2]); [.$F$2]+[.$B$2]*([.B157]-[.$G$2]); [.$A$2]-[.$F$2]+[.$B$2]*([.B157]-([.$H$2]-[.$G$2]))-[.$C$2]*(([.B157]-([.$H$2]-[.$G$2])^2)/2)))" office:value-type="float" office:value="873.25" calcext:value-type="float">
            <text:p>873.25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8]*[.$H$2]/[.$D$2]" office:value-type="float" office:value="2.387" calcext:value-type="float">
            <text:p>2.387</text:p>
          </table:table-cell>
          <table:table-cell table:formula="of:=IF([.B158]&lt;[.$G$2]; [.$C$2]*([.B158]^2)/2; IF([.B158]&lt;([.$H$2]-[.$G$2]); [.$F$2]+[.$B$2]*([.B158]-[.$G$2]); [.$A$2]-[.$F$2]+[.$B$2]*([.B158]-([.$H$2]-[.$G$2]))-[.$C$2]*(([.B158]-([.$H$2]-[.$G$2])^2)/2)))" office:value-type="float" office:value="881" calcext:value-type="float">
            <text:p>881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9]*[.$H$2]/[.$D$2]" office:value-type="float" office:value="2.4025" calcext:value-type="float">
            <text:p>2.4025</text:p>
          </table:table-cell>
          <table:table-cell table:formula="of:=IF([.B159]&lt;[.$G$2]; [.$C$2]*([.B159]^2)/2; IF([.B159]&lt;([.$H$2]-[.$G$2]); [.$F$2]+[.$B$2]*([.B159]-[.$G$2]); [.$A$2]-[.$F$2]+[.$B$2]*([.B159]-([.$H$2]-[.$G$2]))-[.$C$2]*(([.B159]-([.$H$2]-[.$G$2])^2)/2)))" office:value-type="float" office:value="888.75" calcext:value-type="float">
            <text:p>888.75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60]*[.$H$2]/[.$D$2]" office:value-type="float" office:value="2.418" calcext:value-type="float">
            <text:p>2.418</text:p>
          </table:table-cell>
          <table:table-cell table:formula="of:=IF([.B160]&lt;[.$G$2]; [.$C$2]*([.B160]^2)/2; IF([.B160]&lt;([.$H$2]-[.$G$2]); [.$F$2]+[.$B$2]*([.B160]-[.$G$2]); [.$A$2]-[.$F$2]+[.$B$2]*([.B160]-([.$H$2]-[.$G$2]))-[.$C$2]*(([.B160]-([.$H$2]-[.$G$2])^2)/2)))" office:value-type="float" office:value="896.5" calcext:value-type="float">
            <text:p>896.5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61]*[.$H$2]/[.$D$2]" office:value-type="float" office:value="2.4335" calcext:value-type="float">
            <text:p>2.4335</text:p>
          </table:table-cell>
          <table:table-cell table:formula="of:=IF([.B161]&lt;[.$G$2]; [.$C$2]*([.B161]^2)/2; IF([.B161]&lt;([.$H$2]-[.$G$2]); [.$F$2]+[.$B$2]*([.B161]-[.$G$2]); [.$A$2]-[.$F$2]+[.$B$2]*([.B161]-([.$H$2]-[.$G$2]))-[.$C$2]*(([.B161]-([.$H$2]-[.$G$2])^2)/2)))" office:value-type="float" office:value="904.25" calcext:value-type="float">
            <text:p>904.25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2]*[.$H$2]/[.$D$2]" office:value-type="float" office:value="2.449" calcext:value-type="float">
            <text:p>2.449</text:p>
          </table:table-cell>
          <table:table-cell table:formula="of:=IF([.B162]&lt;[.$G$2]; [.$C$2]*([.B162]^2)/2; IF([.B162]&lt;([.$H$2]-[.$G$2]); [.$F$2]+[.$B$2]*([.B162]-[.$G$2]); [.$A$2]-[.$F$2]+[.$B$2]*([.B162]-([.$H$2]-[.$G$2]))-[.$C$2]*(([.B162]-([.$H$2]-[.$G$2])^2)/2)))" office:value-type="float" office:value="912" calcext:value-type="float">
            <text:p>912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3]*[.$H$2]/[.$D$2]" office:value-type="float" office:value="2.4645" calcext:value-type="float">
            <text:p>2.4645</text:p>
          </table:table-cell>
          <table:table-cell table:formula="of:=IF([.B163]&lt;[.$G$2]; [.$C$2]*([.B163]^2)/2; IF([.B163]&lt;([.$H$2]-[.$G$2]); [.$F$2]+[.$B$2]*([.B163]-[.$G$2]); [.$A$2]-[.$F$2]+[.$B$2]*([.B163]-([.$H$2]-[.$G$2]))-[.$C$2]*(([.B163]-([.$H$2]-[.$G$2])^2)/2)))" office:value-type="float" office:value="919.75" calcext:value-type="float">
            <text:p>919.75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4]*[.$H$2]/[.$D$2]" office:value-type="float" office:value="2.48" calcext:value-type="float">
            <text:p>2.48</text:p>
          </table:table-cell>
          <table:table-cell table:formula="of:=IF([.B164]&lt;[.$G$2]; [.$C$2]*([.B164]^2)/2; IF([.B164]&lt;([.$H$2]-[.$G$2]); [.$F$2]+[.$B$2]*([.B164]-[.$G$2]); [.$A$2]-[.$F$2]+[.$B$2]*([.B164]-([.$H$2]-[.$G$2]))-[.$C$2]*(([.B164]-([.$H$2]-[.$G$2])^2)/2)))" office:value-type="float" office:value="927.5" calcext:value-type="float">
            <text:p>927.5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5]*[.$H$2]/[.$D$2]" office:value-type="float" office:value="2.4955" calcext:value-type="float">
            <text:p>2.4955</text:p>
          </table:table-cell>
          <table:table-cell table:formula="of:=IF([.B165]&lt;[.$G$2]; [.$C$2]*([.B165]^2)/2; IF([.B165]&lt;([.$H$2]-[.$G$2]); [.$F$2]+[.$B$2]*([.B165]-[.$G$2]); [.$A$2]-[.$F$2]+[.$B$2]*([.B165]-([.$H$2]-[.$G$2]))-[.$C$2]*(([.B165]-([.$H$2]-[.$G$2])^2)/2)))" office:value-type="float" office:value="935.25" calcext:value-type="float">
            <text:p>935.25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6]*[.$H$2]/[.$D$2]" office:value-type="float" office:value="2.511" calcext:value-type="float">
            <text:p>2.511</text:p>
          </table:table-cell>
          <table:table-cell table:formula="of:=IF([.B166]&lt;[.$G$2]; [.$C$2]*([.B166]^2)/2; IF([.B166]&lt;([.$H$2]-[.$G$2]); [.$F$2]+[.$B$2]*([.B166]-[.$G$2]); [.$A$2]-[.$F$2]+[.$B$2]*([.B166]-([.$H$2]-[.$G$2]))-[.$C$2]*(([.B166]-([.$H$2]-[.$G$2])^2)/2)))" office:value-type="float" office:value="943" calcext:value-type="float">
            <text:p>943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7]*[.$H$2]/[.$D$2]" office:value-type="float" office:value="2.5265" calcext:value-type="float">
            <text:p>2.5265</text:p>
          </table:table-cell>
          <table:table-cell table:formula="of:=IF([.B167]&lt;[.$G$2]; [.$C$2]*([.B167]^2)/2; IF([.B167]&lt;([.$H$2]-[.$G$2]); [.$F$2]+[.$B$2]*([.B167]-[.$G$2]); [.$A$2]-[.$F$2]+[.$B$2]*([.B167]-([.$H$2]-[.$G$2]))-[.$C$2]*(([.B167]-([.$H$2]-[.$G$2])^2)/2)))" office:value-type="float" office:value="950.75" calcext:value-type="float">
            <text:p>950.75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8]*[.$H$2]/[.$D$2]" office:value-type="float" office:value="2.542" calcext:value-type="float">
            <text:p>2.542</text:p>
          </table:table-cell>
          <table:table-cell table:formula="of:=IF([.B168]&lt;[.$G$2]; [.$C$2]*([.B168]^2)/2; IF([.B168]&lt;([.$H$2]-[.$G$2]); [.$F$2]+[.$B$2]*([.B168]-[.$G$2]); [.$A$2]-[.$F$2]+[.$B$2]*([.B168]-([.$H$2]-[.$G$2]))-[.$C$2]*(([.B168]-([.$H$2]-[.$G$2])^2)/2)))" office:value-type="float" office:value="958.5" calcext:value-type="float">
            <text:p>958.5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9]*[.$H$2]/[.$D$2]" office:value-type="float" office:value="2.5575" calcext:value-type="float">
            <text:p>2.5575</text:p>
          </table:table-cell>
          <table:table-cell table:formula="of:=IF([.B169]&lt;[.$G$2]; [.$C$2]*([.B169]^2)/2; IF([.B169]&lt;([.$H$2]-[.$G$2]); [.$F$2]+[.$B$2]*([.B169]-[.$G$2]); [.$A$2]-[.$F$2]+[.$B$2]*([.B169]-([.$H$2]-[.$G$2]))-[.$C$2]*(([.B169]-([.$H$2]-[.$G$2])^2)/2)))" office:value-type="float" office:value="966.25" calcext:value-type="float">
            <text:p>966.25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70]*[.$H$2]/[.$D$2]" office:value-type="float" office:value="2.573" calcext:value-type="float">
            <text:p>2.573</text:p>
          </table:table-cell>
          <table:table-cell table:formula="of:=IF([.B170]&lt;[.$G$2]; [.$C$2]*([.B170]^2)/2; IF([.B170]&lt;([.$H$2]-[.$G$2]); [.$F$2]+[.$B$2]*([.B170]-[.$G$2]); [.$A$2]-[.$F$2]+[.$B$2]*([.B170]-([.$H$2]-[.$G$2]))-[.$C$2]*(([.B170]-([.$H$2]-[.$G$2])^2)/2)))" office:value-type="float" office:value="974" calcext:value-type="float">
            <text:p>974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71]*[.$H$2]/[.$D$2]" office:value-type="float" office:value="2.5885" calcext:value-type="float">
            <text:p>2.5885</text:p>
          </table:table-cell>
          <table:table-cell table:formula="of:=IF([.B171]&lt;[.$G$2]; [.$C$2]*([.B171]^2)/2; IF([.B171]&lt;([.$H$2]-[.$G$2]); [.$F$2]+[.$B$2]*([.B171]-[.$G$2]); [.$A$2]-[.$F$2]+[.$B$2]*([.B171]-([.$H$2]-[.$G$2]))-[.$C$2]*(([.B171]-([.$H$2]-[.$G$2])^2)/2)))" office:value-type="float" office:value="981.75" calcext:value-type="float">
            <text:p>981.75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2]*[.$H$2]/[.$D$2]" office:value-type="float" office:value="2.604" calcext:value-type="float">
            <text:p>2.604</text:p>
          </table:table-cell>
          <table:table-cell table:formula="of:=IF([.B172]&lt;[.$G$2]; [.$C$2]*([.B172]^2)/2; IF([.B172]&lt;([.$H$2]-[.$G$2]); [.$F$2]+[.$B$2]*([.B172]-[.$G$2]); [.$A$2]-[.$F$2]+[.$B$2]*([.B172]-([.$H$2]-[.$G$2]))-[.$C$2]*(([.B172]-([.$H$2]-[.$G$2])^2)/2)))" office:value-type="float" office:value="989.5" calcext:value-type="float">
            <text:p>989.5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3]*[.$H$2]/[.$D$2]" office:value-type="float" office:value="2.6195" calcext:value-type="float">
            <text:p>2.6195</text:p>
          </table:table-cell>
          <table:table-cell table:formula="of:=IF([.B173]&lt;[.$G$2]; [.$C$2]*([.B173]^2)/2; IF([.B173]&lt;([.$H$2]-[.$G$2]); [.$F$2]+[.$B$2]*([.B173]-[.$G$2]); [.$A$2]-[.$F$2]+[.$B$2]*([.B173]-([.$H$2]-[.$G$2]))-[.$C$2]*(([.B173]-([.$H$2]-[.$G$2])^2)/2)))" office:value-type="float" office:value="997.25" calcext:value-type="float">
            <text:p>997.25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4]*[.$H$2]/[.$D$2]" office:value-type="float" office:value="2.635" calcext:value-type="float">
            <text:p>2.635</text:p>
          </table:table-cell>
          <table:table-cell table:formula="of:=IF([.B174]&lt;[.$G$2]; [.$C$2]*([.B174]^2)/2; IF([.B174]&lt;([.$H$2]-[.$G$2]); [.$F$2]+[.$B$2]*([.B174]-[.$G$2]); [.$A$2]-[.$F$2]+[.$B$2]*([.B174]-([.$H$2]-[.$G$2]))-[.$C$2]*(([.B174]-([.$H$2]-[.$G$2])^2)/2)))" office:value-type="float" office:value="1005" calcext:value-type="float">
            <text:p>1005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5]*[.$H$2]/[.$D$2]" office:value-type="float" office:value="2.6505" calcext:value-type="float">
            <text:p>2.6505</text:p>
          </table:table-cell>
          <table:table-cell table:formula="of:=IF([.B175]&lt;[.$G$2]; [.$C$2]*([.B175]^2)/2; IF([.B175]&lt;([.$H$2]-[.$G$2]); [.$F$2]+[.$B$2]*([.B175]-[.$G$2]); [.$A$2]-[.$F$2]+[.$B$2]*([.B175]-([.$H$2]-[.$G$2]))-[.$C$2]*(([.B175]-([.$H$2]-[.$G$2])^2)/2)))" office:value-type="float" office:value="1012.75" calcext:value-type="float">
            <text:p>1012.75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6]*[.$H$2]/[.$D$2]" office:value-type="float" office:value="2.666" calcext:value-type="float">
            <text:p>2.666</text:p>
          </table:table-cell>
          <table:table-cell table:formula="of:=IF([.B176]&lt;[.$G$2]; [.$C$2]*([.B176]^2)/2; IF([.B176]&lt;([.$H$2]-[.$G$2]); [.$F$2]+[.$B$2]*([.B176]-[.$G$2]); [.$A$2]-[.$F$2]+[.$B$2]*([.B176]-([.$H$2]-[.$G$2]))-[.$C$2]*(([.B176]-([.$H$2]-[.$G$2])^2)/2)))" office:value-type="float" office:value="1020.5" calcext:value-type="float">
            <text:p>1020.5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7]*[.$H$2]/[.$D$2]" office:value-type="float" office:value="2.6815" calcext:value-type="float">
            <text:p>2.6815</text:p>
          </table:table-cell>
          <table:table-cell table:formula="of:=IF([.B177]&lt;[.$G$2]; [.$C$2]*([.B177]^2)/2; IF([.B177]&lt;([.$H$2]-[.$G$2]); [.$F$2]+[.$B$2]*([.B177]-[.$G$2]); [.$A$2]-[.$F$2]+[.$B$2]*([.B177]-([.$H$2]-[.$G$2]))-[.$C$2]*(([.B177]-([.$H$2]-[.$G$2])^2)/2)))" office:value-type="float" office:value="1028.25" calcext:value-type="float">
            <text:p>1028.25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8]*[.$H$2]/[.$D$2]" office:value-type="float" office:value="2.697" calcext:value-type="float">
            <text:p>2.697</text:p>
          </table:table-cell>
          <table:table-cell table:formula="of:=IF([.B178]&lt;[.$G$2]; [.$C$2]*([.B178]^2)/2; IF([.B178]&lt;([.$H$2]-[.$G$2]); [.$F$2]+[.$B$2]*([.B178]-[.$G$2]); [.$A$2]-[.$F$2]+[.$B$2]*([.B178]-([.$H$2]-[.$G$2]))-[.$C$2]*(([.B178]-([.$H$2]-[.$G$2])^2)/2)))"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9]*[.$H$2]/[.$D$2]" office:value-type="float" office:value="2.7125" calcext:value-type="float">
            <text:p>2.7125</text:p>
          </table:table-cell>
          <table:table-cell table:formula="of:=IF([.B179]&lt;[.$G$2]; [.$C$2]*([.B179]^2)/2; IF([.B179]&lt;([.$H$2]-[.$G$2]); [.$F$2]+[.$B$2]*([.B179]-[.$G$2]); [.$A$2]-[.$F$2]+[.$B$2]*([.B179]-([.$H$2]-[.$G$2]))-[.$C$2]*(([.B179]-([.$H$2]-[.$G$2])^2)/2)))" office:value-type="float" office:value="1043.75" calcext:value-type="float">
            <text:p>1043.75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80]*[.$H$2]/[.$D$2]" office:value-type="float" office:value="2.728" calcext:value-type="float">
            <text:p>2.728</text:p>
          </table:table-cell>
          <table:table-cell table:formula="of:=IF([.B180]&lt;[.$G$2]; [.$C$2]*([.B180]^2)/2; IF([.B180]&lt;([.$H$2]-[.$G$2]); [.$F$2]+[.$B$2]*([.B180]-[.$G$2]); [.$A$2]-[.$F$2]+[.$B$2]*([.B180]-([.$H$2]-[.$G$2]))-[.$C$2]*(([.B180]-([.$H$2]-[.$G$2])^2)/2)))" office:value-type="float" office:value="1051.5" calcext:value-type="float">
            <text:p>1051.5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81]*[.$H$2]/[.$D$2]" office:value-type="float" office:value="2.7435" calcext:value-type="float">
            <text:p>2.7435</text:p>
          </table:table-cell>
          <table:table-cell table:formula="of:=IF([.B181]&lt;[.$G$2]; [.$C$2]*([.B181]^2)/2; IF([.B181]&lt;([.$H$2]-[.$G$2]); [.$F$2]+[.$B$2]*([.B181]-[.$G$2]); [.$A$2]-[.$F$2]+[.$B$2]*([.B181]-([.$H$2]-[.$G$2]))-[.$C$2]*(([.B181]-([.$H$2]-[.$G$2])^2)/2)))" office:value-type="float" office:value="1059.25" calcext:value-type="float">
            <text:p>1059.25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2]*[.$H$2]/[.$D$2]" office:value-type="float" office:value="2.759" calcext:value-type="float">
            <text:p>2.759</text:p>
          </table:table-cell>
          <table:table-cell table:formula="of:=IF([.B182]&lt;[.$G$2]; [.$C$2]*([.B182]^2)/2; IF([.B182]&lt;([.$H$2]-[.$G$2]); [.$F$2]+[.$B$2]*([.B182]-[.$G$2]); [.$A$2]-[.$F$2]+[.$B$2]*([.B182]-([.$H$2]-[.$G$2]))-[.$C$2]*(([.B182]-([.$H$2]-[.$G$2])^2)/2)))" office:value-type="float" office:value="1067" calcext:value-type="float">
            <text:p>1067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3]*[.$H$2]/[.$D$2]" office:value-type="float" office:value="2.7745" calcext:value-type="float">
            <text:p>2.7745</text:p>
          </table:table-cell>
          <table:table-cell table:formula="of:=IF([.B183]&lt;[.$G$2]; [.$C$2]*([.B183]^2)/2; IF([.B183]&lt;([.$H$2]-[.$G$2]); [.$F$2]+[.$B$2]*([.B183]-[.$G$2]); [.$A$2]-[.$F$2]+[.$B$2]*([.B183]-([.$H$2]-[.$G$2]))-[.$C$2]*(([.B183]-([.$H$2]-[.$G$2])^2)/2)))" office:value-type="float" office:value="1074.75" calcext:value-type="float">
            <text:p>1074.75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4]*[.$H$2]/[.$D$2]" office:value-type="float" office:value="2.79" calcext:value-type="float">
            <text:p>2.79</text:p>
          </table:table-cell>
          <table:table-cell table:formula="of:=IF([.B184]&lt;[.$G$2]; [.$C$2]*([.B184]^2)/2; IF([.B184]&lt;([.$H$2]-[.$G$2]); [.$F$2]+[.$B$2]*([.B184]-[.$G$2]); [.$A$2]-[.$F$2]+[.$B$2]*([.B184]-([.$H$2]-[.$G$2]))-[.$C$2]*(([.B184]-([.$H$2]-[.$G$2])^2)/2)))" office:value-type="float" office:value="1082.5" calcext:value-type="float">
            <text:p>1082.5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5]*[.$H$2]/[.$D$2]" office:value-type="float" office:value="2.8055" calcext:value-type="float">
            <text:p>2.8055</text:p>
          </table:table-cell>
          <table:table-cell table:formula="of:=IF([.B185]&lt;[.$G$2]; [.$C$2]*([.B185]^2)/2; IF([.B185]&lt;([.$H$2]-[.$G$2]); [.$F$2]+[.$B$2]*([.B185]-[.$G$2]); [.$A$2]-[.$F$2]+[.$B$2]*([.B185]-([.$H$2]-[.$G$2]))-[.$C$2]*(([.B185]-([.$H$2]-[.$G$2])^2)/2)))" office:value-type="float" office:value="1090.25" calcext:value-type="float">
            <text:p>1090.25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6]*[.$H$2]/[.$D$2]" office:value-type="float" office:value="2.821" calcext:value-type="float">
            <text:p>2.821</text:p>
          </table:table-cell>
          <table:table-cell table:formula="of:=IF([.B186]&lt;[.$G$2]; [.$C$2]*([.B186]^2)/2; IF([.B186]&lt;([.$H$2]-[.$G$2]); [.$F$2]+[.$B$2]*([.B186]-[.$G$2]); [.$A$2]-[.$F$2]+[.$B$2]*([.B186]-([.$H$2]-[.$G$2]))-[.$C$2]*(([.B186]-([.$H$2]-[.$G$2])^2)/2)))" office:value-type="float" office:value="1098" calcext:value-type="float">
            <text:p>1098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7]*[.$H$2]/[.$D$2]" office:value-type="float" office:value="2.8365" calcext:value-type="float">
            <text:p>2.8365</text:p>
          </table:table-cell>
          <table:table-cell table:formula="of:=IF([.B187]&lt;[.$G$2]; [.$C$2]*([.B187]^2)/2; IF([.B187]&lt;([.$H$2]-[.$G$2]); [.$F$2]+[.$B$2]*([.B187]-[.$G$2]); [.$A$2]-[.$F$2]+[.$B$2]*([.B187]-([.$H$2]-[.$G$2]))-[.$C$2]*(([.B187]-([.$H$2]-[.$G$2])^2)/2)))" office:value-type="float" office:value="1105.75" calcext:value-type="float">
            <text:p>1105.75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8]*[.$H$2]/[.$D$2]" office:value-type="float" office:value="2.852" calcext:value-type="float">
            <text:p>2.852</text:p>
          </table:table-cell>
          <table:table-cell table:formula="of:=IF([.B188]&lt;[.$G$2]; [.$C$2]*([.B188]^2)/2; IF([.B188]&lt;([.$H$2]-[.$G$2]); [.$F$2]+[.$B$2]*([.B188]-[.$G$2]); [.$A$2]-[.$F$2]+[.$B$2]*([.B188]-([.$H$2]-[.$G$2]))-[.$C$2]*(([.B188]-([.$H$2]-[.$G$2])^2)/2)))" office:value-type="float" office:value="1113.5" calcext:value-type="float">
            <text:p>1113.5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9]*[.$H$2]/[.$D$2]" office:value-type="float" office:value="2.8675" calcext:value-type="float">
            <text:p>2.8675</text:p>
          </table:table-cell>
          <table:table-cell table:formula="of:=IF([.B189]&lt;[.$G$2]; [.$C$2]*([.B189]^2)/2; IF([.B189]&lt;([.$H$2]-[.$G$2]); [.$F$2]+[.$B$2]*([.B189]-[.$G$2]); [.$A$2]-[.$F$2]+[.$B$2]*([.B189]-([.$H$2]-[.$G$2]))-[.$C$2]*(([.B189]-([.$H$2]-[.$G$2])^2)/2)))" office:value-type="float" office:value="1121.25" calcext:value-type="float">
            <text:p>1121.25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90]*[.$H$2]/[.$D$2]" office:value-type="float" office:value="2.883" calcext:value-type="float">
            <text:p>2.883</text:p>
          </table:table-cell>
          <table:table-cell table:formula="of:=IF([.B190]&lt;[.$G$2]; [.$C$2]*([.B190]^2)/2; IF([.B190]&lt;([.$H$2]-[.$G$2]); [.$F$2]+[.$B$2]*([.B190]-[.$G$2]); [.$A$2]-[.$F$2]+[.$B$2]*([.B190]-([.$H$2]-[.$G$2]))-[.$C$2]*(([.B190]-([.$H$2]-[.$G$2])^2)/2)))" office:value-type="float" office:value="1129" calcext:value-type="float">
            <text:p>1129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91]*[.$H$2]/[.$D$2]" office:value-type="float" office:value="2.8985" calcext:value-type="float">
            <text:p>2.8985</text:p>
          </table:table-cell>
          <table:table-cell table:formula="of:=IF([.B191]&lt;[.$G$2]; [.$C$2]*([.B191]^2)/2; IF([.B191]&lt;([.$H$2]-[.$G$2]); [.$F$2]+[.$B$2]*([.B191]-[.$G$2]); [.$A$2]-[.$F$2]+[.$B$2]*([.B191]-([.$H$2]-[.$G$2]))-[.$C$2]*(([.B191]-([.$H$2]-[.$G$2])^2)/2)))" office:value-type="float" office:value="1136.75" calcext:value-type="float">
            <text:p>1136.75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2]*[.$H$2]/[.$D$2]" office:value-type="float" office:value="2.914" calcext:value-type="float">
            <text:p>2.914</text:p>
          </table:table-cell>
          <table:table-cell table:formula="of:=IF([.B192]&lt;[.$G$2]; [.$C$2]*([.B192]^2)/2; IF([.B192]&lt;([.$H$2]-[.$G$2]); [.$F$2]+[.$B$2]*([.B192]-[.$G$2]); [.$A$2]-[.$F$2]+[.$B$2]*([.B192]-([.$H$2]-[.$G$2]))-[.$C$2]*(([.B192]-([.$H$2]-[.$G$2])^2)/2)))" office:value-type="float" office:value="1144.5" calcext:value-type="float">
            <text:p>1144.5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3]*[.$H$2]/[.$D$2]" office:value-type="float" office:value="2.9295" calcext:value-type="float">
            <text:p>2.9295</text:p>
          </table:table-cell>
          <table:table-cell table:formula="of:=IF([.B193]&lt;[.$G$2]; [.$C$2]*([.B193]^2)/2; IF([.B193]&lt;([.$H$2]-[.$G$2]); [.$F$2]+[.$B$2]*([.B193]-[.$G$2]); [.$A$2]-[.$F$2]+[.$B$2]*([.B193]-([.$H$2]-[.$G$2]))-[.$C$2]*(([.B193]-([.$H$2]-[.$G$2])^2)/2)))" office:value-type="float" office:value="1152.25" calcext:value-type="float">
            <text:p>1152.25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4]*[.$H$2]/[.$D$2]" office:value-type="float" office:value="2.945" calcext:value-type="float">
            <text:p>2.945</text:p>
          </table:table-cell>
          <table:table-cell table:formula="of:=IF([.B194]&lt;[.$G$2]; [.$C$2]*([.B194]^2)/2; IF([.B194]&lt;([.$H$2]-[.$G$2]); [.$F$2]+[.$B$2]*([.B194]-[.$G$2]); [.$A$2]-[.$F$2]+[.$B$2]*([.B194]-([.$H$2]-[.$G$2]))-[.$C$2]*(([.B194]-([.$H$2]-[.$G$2])^2)/2)))" office:value-type="float" office:value="1160" calcext:value-type="float">
            <text:p>1160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5]*[.$H$2]/[.$D$2]" office:value-type="float" office:value="2.9605" calcext:value-type="float">
            <text:p>2.9605</text:p>
          </table:table-cell>
          <table:table-cell table:formula="of:=IF([.B195]&lt;[.$G$2]; [.$C$2]*([.B195]^2)/2; IF([.B195]&lt;([.$H$2]-[.$G$2]); [.$F$2]+[.$B$2]*([.B195]-[.$G$2]); [.$A$2]-[.$F$2]+[.$B$2]*([.B195]-([.$H$2]-[.$G$2]))-[.$C$2]*(([.B195]-([.$H$2]-[.$G$2])^2)/2)))" office:value-type="float" office:value="1167.75" calcext:value-type="float">
            <text:p>1167.75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6]*[.$H$2]/[.$D$2]" office:value-type="float" office:value="2.976" calcext:value-type="float">
            <text:p>2.976</text:p>
          </table:table-cell>
          <table:table-cell table:formula="of:=IF([.B196]&lt;[.$G$2]; [.$C$2]*([.B196]^2)/2; IF([.B196]&lt;([.$H$2]-[.$G$2]); [.$F$2]+[.$B$2]*([.B196]-[.$G$2]); [.$A$2]-[.$F$2]+[.$B$2]*([.B196]-([.$H$2]-[.$G$2]))-[.$C$2]*(([.B196]-([.$H$2]-[.$G$2])^2)/2)))" office:value-type="float" office:value="1175.5" calcext:value-type="float">
            <text:p>1175.5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7]*[.$H$2]/[.$D$2]" office:value-type="float" office:value="2.9915" calcext:value-type="float">
            <text:p>2.9915</text:p>
          </table:table-cell>
          <table:table-cell table:formula="of:=IF([.B197]&lt;[.$G$2]; [.$C$2]*([.B197]^2)/2; IF([.B197]&lt;([.$H$2]-[.$G$2]); [.$F$2]+[.$B$2]*([.B197]-[.$G$2]); [.$A$2]-[.$F$2]+[.$B$2]*([.B197]-([.$H$2]-[.$G$2]))-[.$C$2]*(([.B197]-([.$H$2]-[.$G$2])^2)/2)))" office:value-type="float" office:value="1183.25" calcext:value-type="float">
            <text:p>1183.25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8]*[.$H$2]/[.$D$2]" office:value-type="float" office:value="3.007" calcext:value-type="float">
            <text:p>3.007</text:p>
          </table:table-cell>
          <table:table-cell table:formula="of:=IF([.B198]&lt;[.$G$2]; [.$C$2]*([.B198]^2)/2; IF([.B198]&lt;([.$H$2]-[.$G$2]); [.$F$2]+[.$B$2]*([.B198]-[.$G$2]); [.$A$2]-[.$F$2]+[.$B$2]*([.B198]-([.$H$2]-[.$G$2]))-[.$C$2]*(([.B198]-([.$H$2]-[.$G$2])^2)/2)))" office:value-type="float" office:value="1191" calcext:value-type="float">
            <text:p>1191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9]*[.$H$2]/[.$D$2]" office:value-type="float" office:value="3.0225" calcext:value-type="float">
            <text:p>3.0225</text:p>
          </table:table-cell>
          <table:table-cell table:formula="of:=IF([.B199]&lt;[.$G$2]; [.$C$2]*([.B199]^2)/2; IF([.B199]&lt;([.$H$2]-[.$G$2]); [.$F$2]+[.$B$2]*([.B199]-[.$G$2]); [.$A$2]-[.$F$2]+[.$B$2]*([.B199]-([.$H$2]-[.$G$2]))-[.$C$2]*(([.B199]-([.$H$2]-[.$G$2])^2)/2)))" office:value-type="float" office:value="1198.75" calcext:value-type="float">
            <text:p>1198.75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200]*[.$H$2]/[.$D$2]" office:value-type="float" office:value="3.038" calcext:value-type="float">
            <text:p>3.038</text:p>
          </table:table-cell>
          <table:table-cell table:formula="of:=IF([.B200]&lt;[.$G$2]; [.$C$2]*([.B200]^2)/2; IF([.B200]&lt;([.$H$2]-[.$G$2]); [.$F$2]+[.$B$2]*([.B200]-[.$G$2]); [.$A$2]-[.$F$2]+[.$B$2]*([.B200]-([.$H$2]-[.$G$2]))-[.$C$2]*(([.B200]-([.$H$2]-[.$G$2])^2)/2)))" office:value-type="float" office:value="1206.5" calcext:value-type="float">
            <text:p>1206.5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201]*[.$H$2]/[.$D$2]" office:value-type="float" office:value="3.0535" calcext:value-type="float">
            <text:p>3.0535</text:p>
          </table:table-cell>
          <table:table-cell table:formula="of:=IF([.B201]&lt;[.$G$2]; [.$C$2]*([.B201]^2)/2; IF([.B201]&lt;([.$H$2]-[.$G$2]); [.$F$2]+[.$B$2]*([.B201]-[.$G$2]); [.$A$2]-[.$F$2]+[.$B$2]*([.B201]-([.$H$2]-[.$G$2]))-[.$C$2]*(([.B201]-([.$H$2]-[.$G$2])^2)/2)))" office:value-type="float" office:value="1214.25" calcext:value-type="float">
            <text:p>1214.25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2]*[.$H$2]/[.$D$2]" office:value-type="float" office:value="3.069" calcext:value-type="float">
            <text:p>3.069</text:p>
          </table:table-cell>
          <table:table-cell table:formula="of:=IF([.B202]&lt;[.$G$2]; [.$C$2]*([.B202]^2)/2; IF([.B202]&lt;([.$H$2]-[.$G$2]); [.$F$2]+[.$B$2]*([.B202]-[.$G$2]); [.$A$2]-[.$F$2]+[.$B$2]*([.B202]-([.$H$2]-[.$G$2]))-[.$C$2]*(([.B202]-([.$H$2]-[.$G$2])^2)/2)))" office:value-type="float" office:value="1222" calcext:value-type="float">
            <text:p>1222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3]*[.$H$2]/[.$D$2]" office:value-type="float" office:value="3.0845" calcext:value-type="float">
            <text:p>3.0845</text:p>
          </table:table-cell>
          <table:table-cell table:formula="of:=IF([.B203]&lt;[.$G$2]; [.$C$2]*([.B203]^2)/2; IF([.B203]&lt;([.$H$2]-[.$G$2]); [.$F$2]+[.$B$2]*([.B203]-[.$G$2]); [.$A$2]-[.$F$2]+[.$B$2]*([.B203]-([.$H$2]-[.$G$2]))-[.$C$2]*(([.B203]-([.$H$2]-[.$G$2])^2)/2)))" office:value-type="float" office:value="1229.75" calcext:value-type="float">
            <text:p>1229.75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4]*[.$H$2]/[.$D$2]" office:value-type="float" office:value="3.1" calcext:value-type="float">
            <text:p>3.1</text:p>
          </table:table-cell>
          <table:table-cell table:formula="of:=IF([.B204]&lt;[.$G$2]; [.$C$2]*([.B204]^2)/2; IF([.B204]&lt;([.$H$2]-[.$G$2]); [.$F$2]+[.$B$2]*([.B204]-[.$G$2]); [.$A$2]-[.$F$2]+[.$B$2]*([.B204]-([.$H$2]-[.$G$2]))-[.$C$2]*(([.B204]-([.$H$2]-[.$G$2])^2)/2)))" office:value-type="float" office:value="1237.5" calcext:value-type="float">
            <text:p>1237.5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5]*[.$H$2]/[.$D$2]" office:value-type="float" office:value="3.1155" calcext:value-type="float">
            <text:p>3.1155</text:p>
          </table:table-cell>
          <table:table-cell table:formula="of:=IF([.B205]&lt;[.$G$2]; [.$C$2]*([.B205]^2)/2; IF([.B205]&lt;([.$H$2]-[.$G$2]); [.$F$2]+[.$B$2]*([.B205]-[.$G$2]); [.$A$2]-[.$F$2]+[.$B$2]*([.B205]-([.$H$2]-[.$G$2]))-[.$C$2]*(([.B205]-([.$H$2]-[.$G$2])^2)/2)))" office:value-type="float" office:value="1245.25" calcext:value-type="float">
            <text:p>1245.25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6]*[.$H$2]/[.$D$2]" office:value-type="float" office:value="3.131" calcext:value-type="float">
            <text:p>3.131</text:p>
          </table:table-cell>
          <table:table-cell table:formula="of:=IF([.B206]&lt;[.$G$2]; [.$C$2]*([.B206]^2)/2; IF([.B206]&lt;([.$H$2]-[.$G$2]); [.$F$2]+[.$B$2]*([.B206]-[.$G$2]); [.$A$2]-[.$F$2]+[.$B$2]*([.B206]-([.$H$2]-[.$G$2]))-[.$C$2]*(([.B206]-([.$H$2]-[.$G$2])^2)/2)))" office:value-type="float" office:value="1253" calcext:value-type="float">
            <text:p>1253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7]*[.$H$2]/[.$D$2]" office:value-type="float" office:value="3.1465" calcext:value-type="float">
            <text:p>3.1465</text:p>
          </table:table-cell>
          <table:table-cell table:formula="of:=IF([.B207]&lt;[.$G$2]; [.$C$2]*([.B207]^2)/2; IF([.B207]&lt;([.$H$2]-[.$G$2]); [.$F$2]+[.$B$2]*([.B207]-[.$G$2]); [.$A$2]-[.$F$2]+[.$B$2]*([.B207]-([.$H$2]-[.$G$2]))-[.$C$2]*(([.B207]-([.$H$2]-[.$G$2])^2)/2)))" office:value-type="float" office:value="1260.75" calcext:value-type="float">
            <text:p>1260.75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8]*[.$H$2]/[.$D$2]" office:value-type="float" office:value="3.162" calcext:value-type="float">
            <text:p>3.162</text:p>
          </table:table-cell>
          <table:table-cell table:formula="of:=IF([.B208]&lt;[.$G$2]; [.$C$2]*([.B208]^2)/2; IF([.B208]&lt;([.$H$2]-[.$G$2]); [.$F$2]+[.$B$2]*([.B208]-[.$G$2]); [.$A$2]-[.$F$2]+[.$B$2]*([.B208]-([.$H$2]-[.$G$2]))-[.$C$2]*(([.B208]-([.$H$2]-[.$G$2])^2)/2)))" office:value-type="float" office:value="1268.5" calcext:value-type="float">
            <text:p>1268.5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9]*[.$H$2]/[.$D$2]" office:value-type="float" office:value="3.1775" calcext:value-type="float">
            <text:p>3.1775</text:p>
          </table:table-cell>
          <table:table-cell table:formula="of:=IF([.B209]&lt;[.$G$2]; [.$C$2]*([.B209]^2)/2; IF([.B209]&lt;([.$H$2]-[.$G$2]); [.$F$2]+[.$B$2]*([.B209]-[.$G$2]); [.$A$2]-[.$F$2]+[.$B$2]*([.B209]-([.$H$2]-[.$G$2]))-[.$C$2]*(([.B209]-([.$H$2]-[.$G$2])^2)/2)))" office:value-type="float" office:value="1276.25" calcext:value-type="float">
            <text:p>1276.25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10]*[.$H$2]/[.$D$2]" office:value-type="float" office:value="3.193" calcext:value-type="float">
            <text:p>3.193</text:p>
          </table:table-cell>
          <table:table-cell table:formula="of:=IF([.B210]&lt;[.$G$2]; [.$C$2]*([.B210]^2)/2; IF([.B210]&lt;([.$H$2]-[.$G$2]); [.$F$2]+[.$B$2]*([.B210]-[.$G$2]); [.$A$2]-[.$F$2]+[.$B$2]*([.B210]-([.$H$2]-[.$G$2]))-[.$C$2]*(([.B210]-([.$H$2]-[.$G$2])^2)/2)))" office:value-type="float" office:value="1284" calcext:value-type="float">
            <text:p>1284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11]*[.$H$2]/[.$D$2]" office:value-type="float" office:value="3.2085" calcext:value-type="float">
            <text:p>3.2085</text:p>
          </table:table-cell>
          <table:table-cell table:formula="of:=IF([.B211]&lt;[.$G$2]; [.$C$2]*([.B211]^2)/2; IF([.B211]&lt;([.$H$2]-[.$G$2]); [.$F$2]+[.$B$2]*([.B211]-[.$G$2]); [.$A$2]-[.$F$2]+[.$B$2]*([.B211]-([.$H$2]-[.$G$2]))-[.$C$2]*(([.B211]-([.$H$2]-[.$G$2])^2)/2)))" office:value-type="float" office:value="1291.75" calcext:value-type="float">
            <text:p>1291.75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2]*[.$H$2]/[.$D$2]" office:value-type="float" office:value="3.224" calcext:value-type="float">
            <text:p>3.224</text:p>
          </table:table-cell>
          <table:table-cell table:formula="of:=IF([.B212]&lt;[.$G$2]; [.$C$2]*([.B212]^2)/2; IF([.B212]&lt;([.$H$2]-[.$G$2]); [.$F$2]+[.$B$2]*([.B212]-[.$G$2]); [.$A$2]-[.$F$2]+[.$B$2]*([.B212]-([.$H$2]-[.$G$2]))-[.$C$2]*(([.B212]-([.$H$2]-[.$G$2])^2)/2)))" office:value-type="float" office:value="1299.5" calcext:value-type="float">
            <text:p>1299.5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3]*[.$H$2]/[.$D$2]" office:value-type="float" office:value="3.2395" calcext:value-type="float">
            <text:p>3.2395</text:p>
          </table:table-cell>
          <table:table-cell table:formula="of:=IF([.B213]&lt;[.$G$2]; [.$C$2]*([.B213]^2)/2; IF([.B213]&lt;([.$H$2]-[.$G$2]); [.$F$2]+[.$B$2]*([.B213]-[.$G$2]); [.$A$2]-[.$F$2]+[.$B$2]*([.B213]-([.$H$2]-[.$G$2]))-[.$C$2]*(([.B213]-([.$H$2]-[.$G$2])^2)/2)))" office:value-type="float" office:value="1307.25" calcext:value-type="float">
            <text:p>1307.25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4]*[.$H$2]/[.$D$2]" office:value-type="float" office:value="3.255" calcext:value-type="float">
            <text:p>3.255</text:p>
          </table:table-cell>
          <table:table-cell table:formula="of:=IF([.B214]&lt;[.$G$2]; [.$C$2]*([.B214]^2)/2; IF([.B214]&lt;([.$H$2]-[.$G$2]); [.$F$2]+[.$B$2]*([.B214]-[.$G$2]); [.$A$2]-[.$F$2]+[.$B$2]*([.B214]-([.$H$2]-[.$G$2]))-[.$C$2]*(([.B214]-([.$H$2]-[.$G$2])^2)/2)))" office:value-type="float" office:value="1315" calcext:value-type="float">
            <text:p>1315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5]*[.$H$2]/[.$D$2]" office:value-type="float" office:value="3.2705" calcext:value-type="float">
            <text:p>3.2705</text:p>
          </table:table-cell>
          <table:table-cell table:formula="of:=IF([.B215]&lt;[.$G$2]; [.$C$2]*([.B215]^2)/2; IF([.B215]&lt;([.$H$2]-[.$G$2]); [.$F$2]+[.$B$2]*([.B215]-[.$G$2]); [.$A$2]-[.$F$2]+[.$B$2]*([.B215]-([.$H$2]-[.$G$2]))-[.$C$2]*(([.B215]-([.$H$2]-[.$G$2])^2)/2)))" office:value-type="float" office:value="1322.75" calcext:value-type="float">
            <text:p>1322.75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6]*[.$H$2]/[.$D$2]" office:value-type="float" office:value="3.286" calcext:value-type="float">
            <text:p>3.286</text:p>
          </table:table-cell>
          <table:table-cell table:formula="of:=IF([.B216]&lt;[.$G$2]; [.$C$2]*([.B216]^2)/2; IF([.B216]&lt;([.$H$2]-[.$G$2]); [.$F$2]+[.$B$2]*([.B216]-[.$G$2]); [.$A$2]-[.$F$2]+[.$B$2]*([.B216]-([.$H$2]-[.$G$2]))-[.$C$2]*(([.B216]-([.$H$2]-[.$G$2])^2)/2)))" office:value-type="float" office:value="1330.5" calcext:value-type="float">
            <text:p>1330.5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7]*[.$H$2]/[.$D$2]" office:value-type="float" office:value="3.3015" calcext:value-type="float">
            <text:p>3.3015</text:p>
          </table:table-cell>
          <table:table-cell table:formula="of:=IF([.B217]&lt;[.$G$2]; [.$C$2]*([.B217]^2)/2; IF([.B217]&lt;([.$H$2]-[.$G$2]); [.$F$2]+[.$B$2]*([.B217]-[.$G$2]); [.$A$2]-[.$F$2]+[.$B$2]*([.B217]-([.$H$2]-[.$G$2]))-[.$C$2]*(([.B217]-([.$H$2]-[.$G$2])^2)/2)))" office:value-type="float" office:value="1338.25" calcext:value-type="float">
            <text:p>1338.25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8]*[.$H$2]/[.$D$2]" office:value-type="float" office:value="3.317" calcext:value-type="float">
            <text:p>3.317</text:p>
          </table:table-cell>
          <table:table-cell table:formula="of:=IF([.B218]&lt;[.$G$2]; [.$C$2]*([.B218]^2)/2; IF([.B218]&lt;([.$H$2]-[.$G$2]); [.$F$2]+[.$B$2]*([.B218]-[.$G$2]); [.$A$2]-[.$F$2]+[.$B$2]*([.B218]-([.$H$2]-[.$G$2]))-[.$C$2]*(([.B218]-([.$H$2]-[.$G$2])^2)/2)))" office:value-type="float" office:value="1346" calcext:value-type="float">
            <text:p>1346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9]*[.$H$2]/[.$D$2]" office:value-type="float" office:value="3.3325" calcext:value-type="float">
            <text:p>3.3325</text:p>
          </table:table-cell>
          <table:table-cell table:formula="of:=IF([.B219]&lt;[.$G$2]; [.$C$2]*([.B219]^2)/2; IF([.B219]&lt;([.$H$2]-[.$G$2]); [.$F$2]+[.$B$2]*([.B219]-[.$G$2]); [.$A$2]-[.$F$2]+[.$B$2]*([.B219]-([.$H$2]-[.$G$2]))-[.$C$2]*(([.B219]-([.$H$2]-[.$G$2])^2)/2)))" office:value-type="float" office:value="1353.75" calcext:value-type="float">
            <text:p>1353.75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20]*[.$H$2]/[.$D$2]" office:value-type="float" office:value="3.348" calcext:value-type="float">
            <text:p>3.348</text:p>
          </table:table-cell>
          <table:table-cell table:formula="of:=IF([.B220]&lt;[.$G$2]; [.$C$2]*([.B220]^2)/2; IF([.B220]&lt;([.$H$2]-[.$G$2]); [.$F$2]+[.$B$2]*([.B220]-[.$G$2]); [.$A$2]-[.$F$2]+[.$B$2]*([.B220]-([.$H$2]-[.$G$2]))-[.$C$2]*(([.B220]-([.$H$2]-[.$G$2])^2)/2)))" office:value-type="float" office:value="1361.5" calcext:value-type="float">
            <text:p>1361.5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21]*[.$H$2]/[.$D$2]" office:value-type="float" office:value="3.3635" calcext:value-type="float">
            <text:p>3.3635</text:p>
          </table:table-cell>
          <table:table-cell table:formula="of:=IF([.B221]&lt;[.$G$2]; [.$C$2]*([.B221]^2)/2; IF([.B221]&lt;([.$H$2]-[.$G$2]); [.$F$2]+[.$B$2]*([.B221]-[.$G$2]); [.$A$2]-[.$F$2]+[.$B$2]*([.B221]-([.$H$2]-[.$G$2]))-[.$C$2]*(([.B221]-([.$H$2]-[.$G$2])^2)/2)))" office:value-type="float" office:value="1369.25" calcext:value-type="float">
            <text:p>1369.25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2]*[.$H$2]/[.$D$2]" office:value-type="float" office:value="3.379" calcext:value-type="float">
            <text:p>3.379</text:p>
          </table:table-cell>
          <table:table-cell table:formula="of:=IF([.B222]&lt;[.$G$2]; [.$C$2]*([.B222]^2)/2; IF([.B222]&lt;([.$H$2]-[.$G$2]); [.$F$2]+[.$B$2]*([.B222]-[.$G$2]); [.$A$2]-[.$F$2]+[.$B$2]*([.B222]-([.$H$2]-[.$G$2]))-[.$C$2]*(([.B222]-([.$H$2]-[.$G$2])^2)/2)))" office:value-type="float" office:value="1377" calcext:value-type="float">
            <text:p>1377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3]*[.$H$2]/[.$D$2]" office:value-type="float" office:value="3.3945" calcext:value-type="float">
            <text:p>3.3945</text:p>
          </table:table-cell>
          <table:table-cell table:formula="of:=IF([.B223]&lt;[.$G$2]; [.$C$2]*([.B223]^2)/2; IF([.B223]&lt;([.$H$2]-[.$G$2]); [.$F$2]+[.$B$2]*([.B223]-[.$G$2]); [.$A$2]-[.$F$2]+[.$B$2]*([.B223]-([.$H$2]-[.$G$2]))-[.$C$2]*(([.B223]-([.$H$2]-[.$G$2])^2)/2)))" office:value-type="float" office:value="1384.75" calcext:value-type="float">
            <text:p>1384.75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4]*[.$H$2]/[.$D$2]" office:value-type="float" office:value="3.41" calcext:value-type="float">
            <text:p>3.41</text:p>
          </table:table-cell>
          <table:table-cell table:formula="of:=IF([.B224]&lt;[.$G$2]; [.$C$2]*([.B224]^2)/2; IF([.B224]&lt;([.$H$2]-[.$G$2]); [.$F$2]+[.$B$2]*([.B224]-[.$G$2]); [.$A$2]-[.$F$2]+[.$B$2]*([.B224]-([.$H$2]-[.$G$2]))-[.$C$2]*(([.B224]-([.$H$2]-[.$G$2])^2)/2)))" office:value-type="float" office:value="1392.5" calcext:value-type="float">
            <text:p>1392.5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5]*[.$H$2]/[.$D$2]" office:value-type="float" office:value="3.4255" calcext:value-type="float">
            <text:p>3.4255</text:p>
          </table:table-cell>
          <table:table-cell table:formula="of:=IF([.B225]&lt;[.$G$2]; [.$C$2]*([.B225]^2)/2; IF([.B225]&lt;([.$H$2]-[.$G$2]); [.$F$2]+[.$B$2]*([.B225]-[.$G$2]); [.$A$2]-[.$F$2]+[.$B$2]*([.B225]-([.$H$2]-[.$G$2]))-[.$C$2]*(([.B225]-([.$H$2]-[.$G$2])^2)/2)))" office:value-type="float" office:value="1400.25" calcext:value-type="float">
            <text:p>1400.25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6]*[.$H$2]/[.$D$2]" office:value-type="float" office:value="3.441" calcext:value-type="float">
            <text:p>3.441</text:p>
          </table:table-cell>
          <table:table-cell table:formula="of:=IF([.B226]&lt;[.$G$2]; [.$C$2]*([.B226]^2)/2; IF([.B226]&lt;([.$H$2]-[.$G$2]); [.$F$2]+[.$B$2]*([.B226]-[.$G$2]); [.$A$2]-[.$F$2]+[.$B$2]*([.B226]-([.$H$2]-[.$G$2]))-[.$C$2]*(([.B226]-([.$H$2]-[.$G$2])^2)/2)))" office:value-type="float" office:value="1408" calcext:value-type="float">
            <text:p>1408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7]*[.$H$2]/[.$D$2]" office:value-type="float" office:value="3.4565" calcext:value-type="float">
            <text:p>3.4565</text:p>
          </table:table-cell>
          <table:table-cell table:formula="of:=IF([.B227]&lt;[.$G$2]; [.$C$2]*([.B227]^2)/2; IF([.B227]&lt;([.$H$2]-[.$G$2]); [.$F$2]+[.$B$2]*([.B227]-[.$G$2]); [.$A$2]-[.$F$2]+[.$B$2]*([.B227]-([.$H$2]-[.$G$2]))-[.$C$2]*(([.B227]-([.$H$2]-[.$G$2])^2)/2)))" office:value-type="float" office:value="1415.75" calcext:value-type="float">
            <text:p>1415.75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8]*[.$H$2]/[.$D$2]" office:value-type="float" office:value="3.472" calcext:value-type="float">
            <text:p>3.472</text:p>
          </table:table-cell>
          <table:table-cell table:formula="of:=IF([.B228]&lt;[.$G$2]; [.$C$2]*([.B228]^2)/2; IF([.B228]&lt;([.$H$2]-[.$G$2]); [.$F$2]+[.$B$2]*([.B228]-[.$G$2]); [.$A$2]-[.$F$2]+[.$B$2]*([.B228]-([.$H$2]-[.$G$2]))-[.$C$2]*(([.B228]-([.$H$2]-[.$G$2])^2)/2)))" office:value-type="float" office:value="1423.5" calcext:value-type="float">
            <text:p>1423.5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9]*[.$H$2]/[.$D$2]" office:value-type="float" office:value="3.4875" calcext:value-type="float">
            <text:p>3.4875</text:p>
          </table:table-cell>
          <table:table-cell table:formula="of:=IF([.B229]&lt;[.$G$2]; [.$C$2]*([.B229]^2)/2; IF([.B229]&lt;([.$H$2]-[.$G$2]); [.$F$2]+[.$B$2]*([.B229]-[.$G$2]); [.$A$2]-[.$F$2]+[.$B$2]*([.B229]-([.$H$2]-[.$G$2]))-[.$C$2]*(([.B229]-([.$H$2]-[.$G$2])^2)/2)))" office:value-type="float" office:value="1431.25" calcext:value-type="float">
            <text:p>1431.25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30]*[.$H$2]/[.$D$2]" office:value-type="float" office:value="3.503" calcext:value-type="float">
            <text:p>3.503</text:p>
          </table:table-cell>
          <table:table-cell table:formula="of:=IF([.B230]&lt;[.$G$2]; [.$C$2]*([.B230]^2)/2; IF([.B230]&lt;([.$H$2]-[.$G$2]); [.$F$2]+[.$B$2]*([.B230]-[.$G$2]); [.$A$2]-[.$F$2]+[.$B$2]*([.B230]-([.$H$2]-[.$G$2]))-[.$C$2]*(([.B230]-([.$H$2]-[.$G$2])^2)/2)))" office:value-type="float" office:value="1439" calcext:value-type="float">
            <text:p>1439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31]*[.$H$2]/[.$D$2]" office:value-type="float" office:value="3.5185" calcext:value-type="float">
            <text:p>3.5185</text:p>
          </table:table-cell>
          <table:table-cell table:formula="of:=IF([.B231]&lt;[.$G$2]; [.$C$2]*([.B231]^2)/2; IF([.B231]&lt;([.$H$2]-[.$G$2]); [.$F$2]+[.$B$2]*([.B231]-[.$G$2]); [.$A$2]-[.$F$2]+[.$B$2]*([.B231]-([.$H$2]-[.$G$2]))-[.$C$2]*(([.B231]-([.$H$2]-[.$G$2])^2)/2)))" office:value-type="float" office:value="1446.75" calcext:value-type="float">
            <text:p>1446.75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2]*[.$H$2]/[.$D$2]" office:value-type="float" office:value="3.534" calcext:value-type="float">
            <text:p>3.534</text:p>
          </table:table-cell>
          <table:table-cell table:formula="of:=IF([.B232]&lt;[.$G$2]; [.$C$2]*([.B232]^2)/2; IF([.B232]&lt;([.$H$2]-[.$G$2]); [.$F$2]+[.$B$2]*([.B232]-[.$G$2]); [.$A$2]-[.$F$2]+[.$B$2]*([.B232]-([.$H$2]-[.$G$2]))-[.$C$2]*(([.B232]-([.$H$2]-[.$G$2])^2)/2)))" office:value-type="float" office:value="1454.5" calcext:value-type="float">
            <text:p>1454.5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3]*[.$H$2]/[.$D$2]" office:value-type="float" office:value="3.5495" calcext:value-type="float">
            <text:p>3.5495</text:p>
          </table:table-cell>
          <table:table-cell table:formula="of:=IF([.B233]&lt;[.$G$2]; [.$C$2]*([.B233]^2)/2; IF([.B233]&lt;([.$H$2]-[.$G$2]); [.$F$2]+[.$B$2]*([.B233]-[.$G$2]); [.$A$2]-[.$F$2]+[.$B$2]*([.B233]-([.$H$2]-[.$G$2]))-[.$C$2]*(([.B233]-([.$H$2]-[.$G$2])^2)/2)))" office:value-type="float" office:value="1462.25" calcext:value-type="float">
            <text:p>1462.25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4]*[.$H$2]/[.$D$2]" office:value-type="float" office:value="3.565" calcext:value-type="float">
            <text:p>3.565</text:p>
          </table:table-cell>
          <table:table-cell table:formula="of:=IF([.B234]&lt;[.$G$2]; [.$C$2]*([.B234]^2)/2; IF([.B234]&lt;([.$H$2]-[.$G$2]); [.$F$2]+[.$B$2]*([.B234]-[.$G$2]); [.$A$2]-[.$F$2]+[.$B$2]*([.B234]-([.$H$2]-[.$G$2]))-[.$C$2]*(([.B234]-([.$H$2]-[.$G$2])^2)/2)))" office:value-type="float" office:value="1470" calcext:value-type="float">
            <text:p>1470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5]*[.$H$2]/[.$D$2]" office:value-type="float" office:value="3.5805" calcext:value-type="float">
            <text:p>3.5805</text:p>
          </table:table-cell>
          <table:table-cell table:formula="of:=IF([.B235]&lt;[.$G$2]; [.$C$2]*([.B235]^2)/2; IF([.B235]&lt;([.$H$2]-[.$G$2]); [.$F$2]+[.$B$2]*([.B235]-[.$G$2]); [.$A$2]-[.$F$2]+[.$B$2]*([.B235]-([.$H$2]-[.$G$2]))-[.$C$2]*(([.B235]-([.$H$2]-[.$G$2])^2)/2)))" office:value-type="float" office:value="1477.75" calcext:value-type="float">
            <text:p>1477.75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6]*[.$H$2]/[.$D$2]" office:value-type="float" office:value="3.596" calcext:value-type="float">
            <text:p>3.596</text:p>
          </table:table-cell>
          <table:table-cell table:formula="of:=IF([.B236]&lt;[.$G$2]; [.$C$2]*([.B236]^2)/2; IF([.B236]&lt;([.$H$2]-[.$G$2]); [.$F$2]+[.$B$2]*([.B236]-[.$G$2]); [.$A$2]-[.$F$2]+[.$B$2]*([.B236]-([.$H$2]-[.$G$2]))-[.$C$2]*(([.B236]-([.$H$2]-[.$G$2])^2)/2)))" office:value-type="float" office:value="1485.5" calcext:value-type="float">
            <text:p>1485.5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7]*[.$H$2]/[.$D$2]" office:value-type="float" office:value="3.6115" calcext:value-type="float">
            <text:p>3.6115</text:p>
          </table:table-cell>
          <table:table-cell table:formula="of:=IF([.B237]&lt;[.$G$2]; [.$C$2]*([.B237]^2)/2; IF([.B237]&lt;([.$H$2]-[.$G$2]); [.$F$2]+[.$B$2]*([.B237]-[.$G$2]); [.$A$2]-[.$F$2]+[.$B$2]*([.B237]-([.$H$2]-[.$G$2]))-[.$C$2]*(([.B237]-([.$H$2]-[.$G$2])^2)/2)))" office:value-type="float" office:value="1493.25" calcext:value-type="float">
            <text:p>1493.25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8]*[.$H$2]/[.$D$2]" office:value-type="float" office:value="3.627" calcext:value-type="float">
            <text:p>3.627</text:p>
          </table:table-cell>
          <table:table-cell table:formula="of:=IF([.B238]&lt;[.$G$2]; [.$C$2]*([.B238]^2)/2; IF([.B238]&lt;([.$H$2]-[.$G$2]); [.$F$2]+[.$B$2]*([.B238]-[.$G$2]); [.$A$2]-[.$F$2]+[.$B$2]*([.B238]-([.$H$2]-[.$G$2]))-[.$C$2]*(([.B238]-([.$H$2]-[.$G$2])^2)/2)))" office:value-type="float" office:value="1501" calcext:value-type="float">
            <text:p>1501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9]*[.$H$2]/[.$D$2]" office:value-type="float" office:value="3.6425" calcext:value-type="float">
            <text:p>3.6425</text:p>
          </table:table-cell>
          <table:table-cell table:formula="of:=IF([.B239]&lt;[.$G$2]; [.$C$2]*([.B239]^2)/2; IF([.B239]&lt;([.$H$2]-[.$G$2]); [.$F$2]+[.$B$2]*([.B239]-[.$G$2]); [.$A$2]-[.$F$2]+[.$B$2]*([.B239]-([.$H$2]-[.$G$2]))-[.$C$2]*(([.B239]-([.$H$2]-[.$G$2])^2)/2)))" office:value-type="float" office:value="1508.75" calcext:value-type="float">
            <text:p>1508.75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40]*[.$H$2]/[.$D$2]" office:value-type="float" office:value="3.658" calcext:value-type="float">
            <text:p>3.658</text:p>
          </table:table-cell>
          <table:table-cell table:formula="of:=IF([.B240]&lt;[.$G$2]; [.$C$2]*([.B240]^2)/2; IF([.B240]&lt;([.$H$2]-[.$G$2]); [.$F$2]+[.$B$2]*([.B240]-[.$G$2]); [.$A$2]-[.$F$2]+[.$B$2]*([.B240]-([.$H$2]-[.$G$2]))-[.$C$2]*(([.B240]-([.$H$2]-[.$G$2])^2)/2)))" office:value-type="float" office:value="1516.5" calcext:value-type="float">
            <text:p>1516.5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41]*[.$H$2]/[.$D$2]" office:value-type="float" office:value="3.6735" calcext:value-type="float">
            <text:p>3.6735</text:p>
          </table:table-cell>
          <table:table-cell table:formula="of:=IF([.B241]&lt;[.$G$2]; [.$C$2]*([.B241]^2)/2; IF([.B241]&lt;([.$H$2]-[.$G$2]); [.$F$2]+[.$B$2]*([.B241]-[.$G$2]); [.$A$2]-[.$F$2]+[.$B$2]*([.B241]-([.$H$2]-[.$G$2]))-[.$C$2]*(([.B241]-([.$H$2]-[.$G$2])^2)/2)))" office:value-type="float" office:value="1524.25" calcext:value-type="float">
            <text:p>1524.25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2]*[.$H$2]/[.$D$2]" office:value-type="float" office:value="3.689" calcext:value-type="float">
            <text:p>3.689</text:p>
          </table:table-cell>
          <table:table-cell table:formula="of:=IF([.B242]&lt;[.$G$2]; [.$C$2]*([.B242]^2)/2; IF([.B242]&lt;([.$H$2]-[.$G$2]); [.$F$2]+[.$B$2]*([.B242]-[.$G$2]); [.$A$2]-[.$F$2]+[.$B$2]*([.B242]-([.$H$2]-[.$G$2]))-[.$C$2]*(([.B242]-([.$H$2]-[.$G$2])^2)/2)))" office:value-type="float" office:value="1532" calcext:value-type="float">
            <text:p>1532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3]*[.$H$2]/[.$D$2]" office:value-type="float" office:value="3.7045" calcext:value-type="float">
            <text:p>3.7045</text:p>
          </table:table-cell>
          <table:table-cell table:formula="of:=IF([.B243]&lt;[.$G$2]; [.$C$2]*([.B243]^2)/2; IF([.B243]&lt;([.$H$2]-[.$G$2]); [.$F$2]+[.$B$2]*([.B243]-[.$G$2]); [.$A$2]-[.$F$2]+[.$B$2]*([.B243]-([.$H$2]-[.$G$2]))-[.$C$2]*(([.B243]-([.$H$2]-[.$G$2])^2)/2)))" office:value-type="float" office:value="1539.75" calcext:value-type="float">
            <text:p>1539.75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4]*[.$H$2]/[.$D$2]" office:value-type="float" office:value="3.72" calcext:value-type="float">
            <text:p>3.72</text:p>
          </table:table-cell>
          <table:table-cell table:formula="of:=IF([.B244]&lt;[.$G$2]; [.$C$2]*([.B244]^2)/2; IF([.B244]&lt;([.$H$2]-[.$G$2]); [.$F$2]+[.$B$2]*([.B244]-[.$G$2]); [.$A$2]-[.$F$2]+[.$B$2]*([.B244]-([.$H$2]-[.$G$2]))-[.$C$2]*(([.B244]-([.$H$2]-[.$G$2])^2)/2)))" office:value-type="float" office:value="1547.5" calcext:value-type="float">
            <text:p>1547.5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5]*[.$H$2]/[.$D$2]" office:value-type="float" office:value="3.7355" calcext:value-type="float">
            <text:p>3.7355</text:p>
          </table:table-cell>
          <table:table-cell table:formula="of:=IF([.B245]&lt;[.$G$2]; [.$C$2]*([.B245]^2)/2; IF([.B245]&lt;([.$H$2]-[.$G$2]); [.$F$2]+[.$B$2]*([.B245]-[.$G$2]); [.$A$2]-[.$F$2]+[.$B$2]*([.B245]-([.$H$2]-[.$G$2]))-[.$C$2]*(([.B245]-([.$H$2]-[.$G$2])^2)/2)))" office:value-type="float" office:value="1555.25" calcext:value-type="float">
            <text:p>1555.25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6]*[.$H$2]/[.$D$2]" office:value-type="float" office:value="3.751" calcext:value-type="float">
            <text:p>3.751</text:p>
          </table:table-cell>
          <table:table-cell table:formula="of:=IF([.B246]&lt;[.$G$2]; [.$C$2]*([.B246]^2)/2; IF([.B246]&lt;([.$H$2]-[.$G$2]); [.$F$2]+[.$B$2]*([.B246]-[.$G$2]); [.$A$2]-[.$F$2]+[.$B$2]*([.B246]-([.$H$2]-[.$G$2]))-[.$C$2]*(([.B246]-([.$H$2]-[.$G$2])^2)/2)))" office:value-type="float" office:value="1563" calcext:value-type="float">
            <text:p>1563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7]*[.$H$2]/[.$D$2]" office:value-type="float" office:value="3.7665" calcext:value-type="float">
            <text:p>3.7665</text:p>
          </table:table-cell>
          <table:table-cell table:formula="of:=IF([.B247]&lt;[.$G$2]; [.$C$2]*([.B247]^2)/2; IF([.B247]&lt;([.$H$2]-[.$G$2]); [.$F$2]+[.$B$2]*([.B247]-[.$G$2]); [.$A$2]-[.$F$2]+[.$B$2]*([.B247]-([.$H$2]-[.$G$2]))-[.$C$2]*(([.B247]-([.$H$2]-[.$G$2])^2)/2)))" office:value-type="float" office:value="1570.75" calcext:value-type="float">
            <text:p>1570.75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8]*[.$H$2]/[.$D$2]" office:value-type="float" office:value="3.782" calcext:value-type="float">
            <text:p>3.782</text:p>
          </table:table-cell>
          <table:table-cell table:formula="of:=IF([.B248]&lt;[.$G$2]; [.$C$2]*([.B248]^2)/2; IF([.B248]&lt;([.$H$2]-[.$G$2]); [.$F$2]+[.$B$2]*([.B248]-[.$G$2]); [.$A$2]-[.$F$2]+[.$B$2]*([.B248]-([.$H$2]-[.$G$2]))-[.$C$2]*(([.B248]-([.$H$2]-[.$G$2])^2)/2)))" office:value-type="float" office:value="1578.5" calcext:value-type="float">
            <text:p>1578.5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9]*[.$H$2]/[.$D$2]" office:value-type="float" office:value="3.7975" calcext:value-type="float">
            <text:p>3.7975</text:p>
          </table:table-cell>
          <table:table-cell table:formula="of:=IF([.B249]&lt;[.$G$2]; [.$C$2]*([.B249]^2)/2; IF([.B249]&lt;([.$H$2]-[.$G$2]); [.$F$2]+[.$B$2]*([.B249]-[.$G$2]); [.$A$2]-[.$F$2]+[.$B$2]*([.B249]-([.$H$2]-[.$G$2]))-[.$C$2]*(([.B249]-([.$H$2]-[.$G$2])^2)/2)))" office:value-type="float" office:value="1586.25" calcext:value-type="float">
            <text:p>1586.25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50]*[.$H$2]/[.$D$2]" office:value-type="float" office:value="3.813" calcext:value-type="float">
            <text:p>3.813</text:p>
          </table:table-cell>
          <table:table-cell table:formula="of:=IF([.B250]&lt;[.$G$2]; [.$C$2]*([.B250]^2)/2; IF([.B250]&lt;([.$H$2]-[.$G$2]); [.$F$2]+[.$B$2]*([.B250]-[.$G$2]); [.$A$2]-[.$F$2]+[.$B$2]*([.B250]-([.$H$2]-[.$G$2]))-[.$C$2]*(([.B250]-([.$H$2]-[.$G$2])^2)/2)))" office:value-type="float" office:value="1594" calcext:value-type="float">
            <text:p>1594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51]*[.$H$2]/[.$D$2]" office:value-type="float" office:value="3.8285" calcext:value-type="float">
            <text:p>3.8285</text:p>
          </table:table-cell>
          <table:table-cell table:formula="of:=IF([.B251]&lt;[.$G$2]; [.$C$2]*([.B251]^2)/2; IF([.B251]&lt;([.$H$2]-[.$G$2]); [.$F$2]+[.$B$2]*([.B251]-[.$G$2]); [.$A$2]-[.$F$2]+[.$B$2]*([.B251]-([.$H$2]-[.$G$2]))-[.$C$2]*(([.B251]-([.$H$2]-[.$G$2])^2)/2)))" office:value-type="float" office:value="1601.75" calcext:value-type="float">
            <text:p>1601.75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2]*[.$H$2]/[.$D$2]" office:value-type="float" office:value="3.844" calcext:value-type="float">
            <text:p>3.844</text:p>
          </table:table-cell>
          <table:table-cell table:formula="of:=IF([.B252]&lt;[.$G$2]; [.$C$2]*([.B252]^2)/2; IF([.B252]&lt;([.$H$2]-[.$G$2]); [.$F$2]+[.$B$2]*([.B252]-[.$G$2]); [.$A$2]-[.$F$2]+[.$B$2]*([.B252]-([.$H$2]-[.$G$2]))-[.$C$2]*(([.B252]-([.$H$2]-[.$G$2])^2)/2)))" office:value-type="float" office:value="1609.5" calcext:value-type="float">
            <text:p>1609.5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3]*[.$H$2]/[.$D$2]" office:value-type="float" office:value="3.8595" calcext:value-type="float">
            <text:p>3.8595</text:p>
          </table:table-cell>
          <table:table-cell table:formula="of:=IF([.B253]&lt;[.$G$2]; [.$C$2]*([.B253]^2)/2; IF([.B253]&lt;([.$H$2]-[.$G$2]); [.$F$2]+[.$B$2]*([.B253]-[.$G$2]); [.$A$2]-[.$F$2]+[.$B$2]*([.B253]-([.$H$2]-[.$G$2]))-[.$C$2]*(([.B253]-([.$H$2]-[.$G$2])^2)/2)))" office:value-type="float" office:value="1617.25" calcext:value-type="float">
            <text:p>1617.25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4]*[.$H$2]/[.$D$2]" office:value-type="float" office:value="3.875" calcext:value-type="float">
            <text:p>3.875</text:p>
          </table:table-cell>
          <table:table-cell table:formula="of:=IF([.B254]&lt;[.$G$2]; [.$C$2]*([.B254]^2)/2; IF([.B254]&lt;([.$H$2]-[.$G$2]); [.$F$2]+[.$B$2]*([.B254]-[.$G$2]); [.$A$2]-[.$F$2]+[.$B$2]*([.B254]-([.$H$2]-[.$G$2]))-[.$C$2]*(([.B254]-([.$H$2]-[.$G$2])^2)/2)))" office:value-type="float" office:value="1625" calcext:value-type="float">
            <text:p>1625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5]*[.$H$2]/[.$D$2]" office:value-type="float" office:value="3.8905" calcext:value-type="float">
            <text:p>3.8905</text:p>
          </table:table-cell>
          <table:table-cell table:formula="of:=IF([.B255]&lt;[.$G$2]; [.$C$2]*([.B255]^2)/2; IF([.B255]&lt;([.$H$2]-[.$G$2]); [.$F$2]+[.$B$2]*([.B255]-[.$G$2]); [.$A$2]-[.$F$2]+[.$B$2]*([.B255]-([.$H$2]-[.$G$2]))-[.$C$2]*(([.B255]-([.$H$2]-[.$G$2])^2)/2)))" office:value-type="float" office:value="1632.75" calcext:value-type="float">
            <text:p>1632.75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6]*[.$H$2]/[.$D$2]" office:value-type="float" office:value="3.906" calcext:value-type="float">
            <text:p>3.906</text:p>
          </table:table-cell>
          <table:table-cell table:formula="of:=IF([.B256]&lt;[.$G$2]; [.$C$2]*([.B256]^2)/2; IF([.B256]&lt;([.$H$2]-[.$G$2]); [.$F$2]+[.$B$2]*([.B256]-[.$G$2]); [.$A$2]-[.$F$2]+[.$B$2]*([.B256]-([.$H$2]-[.$G$2]))-[.$C$2]*(([.B256]-([.$H$2]-[.$G$2])^2)/2)))" office:value-type="float" office:value="1640.5" calcext:value-type="float">
            <text:p>1640.5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7]*[.$H$2]/[.$D$2]" office:value-type="float" office:value="3.9215" calcext:value-type="float">
            <text:p>3.9215</text:p>
          </table:table-cell>
          <table:table-cell table:formula="of:=IF([.B257]&lt;[.$G$2]; [.$C$2]*([.B257]^2)/2; IF([.B257]&lt;([.$H$2]-[.$G$2]); [.$F$2]+[.$B$2]*([.B257]-[.$G$2]); [.$A$2]-[.$F$2]+[.$B$2]*([.B257]-([.$H$2]-[.$G$2]))-[.$C$2]*(([.B257]-([.$H$2]-[.$G$2])^2)/2)))" office:value-type="float" office:value="1648.25" calcext:value-type="float">
            <text:p>1648.25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8]*[.$H$2]/[.$D$2]" office:value-type="float" office:value="3.937" calcext:value-type="float">
            <text:p>3.937</text:p>
          </table:table-cell>
          <table:table-cell table:formula="of:=IF([.B258]&lt;[.$G$2]; [.$C$2]*([.B258]^2)/2; IF([.B258]&lt;([.$H$2]-[.$G$2]); [.$F$2]+[.$B$2]*([.B258]-[.$G$2]); [.$A$2]-[.$F$2]+[.$B$2]*([.B258]-([.$H$2]-[.$G$2]))-[.$C$2]*(([.B258]-([.$H$2]-[.$G$2])^2)/2)))" office:value-type="float" office:value="1656" calcext:value-type="float">
            <text:p>1656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9]*[.$H$2]/[.$D$2]" office:value-type="float" office:value="3.9525" calcext:value-type="float">
            <text:p>3.9525</text:p>
          </table:table-cell>
          <table:table-cell table:formula="of:=IF([.B259]&lt;[.$G$2]; [.$C$2]*([.B259]^2)/2; IF([.B259]&lt;([.$H$2]-[.$G$2]); [.$F$2]+[.$B$2]*([.B259]-[.$G$2]); [.$A$2]-[.$F$2]+[.$B$2]*([.B259]-([.$H$2]-[.$G$2]))-[.$C$2]*(([.B259]-([.$H$2]-[.$G$2])^2)/2)))" office:value-type="float" office:value="1663.75" calcext:value-type="float">
            <text:p>1663.75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60]*[.$H$2]/[.$D$2]" office:value-type="float" office:value="3.968" calcext:value-type="float">
            <text:p>3.968</text:p>
          </table:table-cell>
          <table:table-cell table:formula="of:=IF([.B260]&lt;[.$G$2]; [.$C$2]*([.B260]^2)/2; IF([.B260]&lt;([.$H$2]-[.$G$2]); [.$F$2]+[.$B$2]*([.B260]-[.$G$2]); [.$A$2]-[.$F$2]+[.$B$2]*([.B260]-([.$H$2]-[.$G$2]))-[.$C$2]*(([.B260]-([.$H$2]-[.$G$2])^2)/2)))" office:value-type="float" office:value="1671.5" calcext:value-type="float">
            <text:p>1671.5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61]*[.$H$2]/[.$D$2]" office:value-type="float" office:value="3.9835" calcext:value-type="float">
            <text:p>3.9835</text:p>
          </table:table-cell>
          <table:table-cell table:formula="of:=IF([.B261]&lt;[.$G$2]; [.$C$2]*([.B261]^2)/2; IF([.B261]&lt;([.$H$2]-[.$G$2]); [.$F$2]+[.$B$2]*([.B261]-[.$G$2]); [.$A$2]-[.$F$2]+[.$B$2]*([.B261]-([.$H$2]-[.$G$2]))-[.$C$2]*(([.B261]-([.$H$2]-[.$G$2])^2)/2)))" office:value-type="float" office:value="1679.25" calcext:value-type="float">
            <text:p>1679.25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2]*[.$H$2]/[.$D$2]" office:value-type="float" office:value="3.999" calcext:value-type="float">
            <text:p>3.999</text:p>
          </table:table-cell>
          <table:table-cell table:formula="of:=IF([.B262]&lt;[.$G$2]; [.$C$2]*([.B262]^2)/2; IF([.B262]&lt;([.$H$2]-[.$G$2]); [.$F$2]+[.$B$2]*([.B262]-[.$G$2]); [.$A$2]-[.$F$2]+[.$B$2]*([.B262]-([.$H$2]-[.$G$2]))-[.$C$2]*(([.B262]-([.$H$2]-[.$G$2])^2)/2)))" office:value-type="float" office:value="1687" calcext:value-type="float">
            <text:p>1687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3]*[.$H$2]/[.$D$2]" office:value-type="float" office:value="4.0145" calcext:value-type="float">
            <text:p>4.0145</text:p>
          </table:table-cell>
          <table:table-cell table:formula="of:=IF([.B263]&lt;[.$G$2]; [.$C$2]*([.B263]^2)/2; IF([.B263]&lt;([.$H$2]-[.$G$2]); [.$F$2]+[.$B$2]*([.B263]-[.$G$2]); [.$A$2]-[.$F$2]+[.$B$2]*([.B263]-([.$H$2]-[.$G$2]))-[.$C$2]*(([.B263]-([.$H$2]-[.$G$2])^2)/2)))" office:value-type="float" office:value="1694.75" calcext:value-type="float">
            <text:p>1694.75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4]*[.$H$2]/[.$D$2]" office:value-type="float" office:value="4.03" calcext:value-type="float">
            <text:p>4.03</text:p>
          </table:table-cell>
          <table:table-cell table:formula="of:=IF([.B264]&lt;[.$G$2]; [.$C$2]*([.B264]^2)/2; IF([.B264]&lt;([.$H$2]-[.$G$2]); [.$F$2]+[.$B$2]*([.B264]-[.$G$2]); [.$A$2]-[.$F$2]+[.$B$2]*([.B264]-([.$H$2]-[.$G$2]))-[.$C$2]*(([.B264]-([.$H$2]-[.$G$2])^2)/2)))" office:value-type="float" office:value="1702.5" calcext:value-type="float">
            <text:p>1702.5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5]*[.$H$2]/[.$D$2]" office:value-type="float" office:value="4.0455" calcext:value-type="float">
            <text:p>4.0455</text:p>
          </table:table-cell>
          <table:table-cell table:formula="of:=IF([.B265]&lt;[.$G$2]; [.$C$2]*([.B265]^2)/2; IF([.B265]&lt;([.$H$2]-[.$G$2]); [.$F$2]+[.$B$2]*([.B265]-[.$G$2]); [.$A$2]-[.$F$2]+[.$B$2]*([.B265]-([.$H$2]-[.$G$2]))-[.$C$2]*(([.B265]-([.$H$2]-[.$G$2])^2)/2)))" office:value-type="float" office:value="1710.25" calcext:value-type="float">
            <text:p>1710.25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6]*[.$H$2]/[.$D$2]" office:value-type="float" office:value="4.061" calcext:value-type="float">
            <text:p>4.061</text:p>
          </table:table-cell>
          <table:table-cell table:formula="of:=IF([.B266]&lt;[.$G$2]; [.$C$2]*([.B266]^2)/2; IF([.B266]&lt;([.$H$2]-[.$G$2]); [.$F$2]+[.$B$2]*([.B266]-[.$G$2]); [.$A$2]-[.$F$2]+[.$B$2]*([.B266]-([.$H$2]-[.$G$2]))-[.$C$2]*(([.B266]-([.$H$2]-[.$G$2])^2)/2)))" office:value-type="float" office:value="1718" calcext:value-type="float">
            <text:p>1718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7]*[.$H$2]/[.$D$2]" office:value-type="float" office:value="4.0765" calcext:value-type="float">
            <text:p>4.0765</text:p>
          </table:table-cell>
          <table:table-cell table:formula="of:=IF([.B267]&lt;[.$G$2]; [.$C$2]*([.B267]^2)/2; IF([.B267]&lt;([.$H$2]-[.$G$2]); [.$F$2]+[.$B$2]*([.B267]-[.$G$2]); [.$A$2]-[.$F$2]+[.$B$2]*([.B267]-([.$H$2]-[.$G$2]))-[.$C$2]*(([.B267]-([.$H$2]-[.$G$2])^2)/2)))" office:value-type="float" office:value="1725.75" calcext:value-type="float">
            <text:p>1725.75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8]*[.$H$2]/[.$D$2]" office:value-type="float" office:value="4.092" calcext:value-type="float">
            <text:p>4.092</text:p>
          </table:table-cell>
          <table:table-cell table:formula="of:=IF([.B268]&lt;[.$G$2]; [.$C$2]*([.B268]^2)/2; IF([.B268]&lt;([.$H$2]-[.$G$2]); [.$F$2]+[.$B$2]*([.B268]-[.$G$2]); [.$A$2]-[.$F$2]+[.$B$2]*([.B268]-([.$H$2]-[.$G$2]))-[.$C$2]*(([.B268]-([.$H$2]-[.$G$2])^2)/2)))" office:value-type="float" office:value="1733.5" calcext:value-type="float">
            <text:p>1733.5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9]*[.$H$2]/[.$D$2]" office:value-type="float" office:value="4.1075" calcext:value-type="float">
            <text:p>4.1075</text:p>
          </table:table-cell>
          <table:table-cell table:formula="of:=IF([.B269]&lt;[.$G$2]; [.$C$2]*([.B269]^2)/2; IF([.B269]&lt;([.$H$2]-[.$G$2]); [.$F$2]+[.$B$2]*([.B269]-[.$G$2]); [.$A$2]-[.$F$2]+[.$B$2]*([.B269]-([.$H$2]-[.$G$2]))-[.$C$2]*(([.B269]-([.$H$2]-[.$G$2])^2)/2)))" office:value-type="float" office:value="1741.25" calcext:value-type="float">
            <text:p>1741.25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70]*[.$H$2]/[.$D$2]" office:value-type="float" office:value="4.123" calcext:value-type="float">
            <text:p>4.123</text:p>
          </table:table-cell>
          <table:table-cell table:formula="of:=IF([.B270]&lt;[.$G$2]; [.$C$2]*([.B270]^2)/2; IF([.B270]&lt;([.$H$2]-[.$G$2]); [.$F$2]+[.$B$2]*([.B270]-[.$G$2]); [.$A$2]-[.$F$2]+[.$B$2]*([.B270]-([.$H$2]-[.$G$2]))-[.$C$2]*(([.B270]-([.$H$2]-[.$G$2])^2)/2)))" office:value-type="float" office:value="1749" calcext:value-type="float">
            <text:p>1749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71]*[.$H$2]/[.$D$2]" office:value-type="float" office:value="4.1385" calcext:value-type="float">
            <text:p>4.1385</text:p>
          </table:table-cell>
          <table:table-cell table:formula="of:=IF([.B271]&lt;[.$G$2]; [.$C$2]*([.B271]^2)/2; IF([.B271]&lt;([.$H$2]-[.$G$2]); [.$F$2]+[.$B$2]*([.B271]-[.$G$2]); [.$A$2]-[.$F$2]+[.$B$2]*([.B271]-([.$H$2]-[.$G$2]))-[.$C$2]*(([.B271]-([.$H$2]-[.$G$2])^2)/2)))" office:value-type="float" office:value="1756.75" calcext:value-type="float">
            <text:p>1756.75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2]*[.$H$2]/[.$D$2]" office:value-type="float" office:value="4.154" calcext:value-type="float">
            <text:p>4.154</text:p>
          </table:table-cell>
          <table:table-cell table:formula="of:=IF([.B272]&lt;[.$G$2]; [.$C$2]*([.B272]^2)/2; IF([.B272]&lt;([.$H$2]-[.$G$2]); [.$F$2]+[.$B$2]*([.B272]-[.$G$2]); [.$A$2]-[.$F$2]+[.$B$2]*([.B272]-([.$H$2]-[.$G$2]))-[.$C$2]*(([.B272]-([.$H$2]-[.$G$2])^2)/2)))" office:value-type="float" office:value="1764.5" calcext:value-type="float">
            <text:p>1764.5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3]*[.$H$2]/[.$D$2]" office:value-type="float" office:value="4.1695" calcext:value-type="float">
            <text:p>4.1695</text:p>
          </table:table-cell>
          <table:table-cell table:formula="of:=IF([.B273]&lt;[.$G$2]; [.$C$2]*([.B273]^2)/2; IF([.B273]&lt;([.$H$2]-[.$G$2]); [.$F$2]+[.$B$2]*([.B273]-[.$G$2]); [.$A$2]-[.$F$2]+[.$B$2]*([.B273]-([.$H$2]-[.$G$2]))-[.$C$2]*(([.B273]-([.$H$2]-[.$G$2])^2)/2)))" office:value-type="float" office:value="1772.25" calcext:value-type="float">
            <text:p>1772.25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4]*[.$H$2]/[.$D$2]" office:value-type="float" office:value="4.185" calcext:value-type="float">
            <text:p>4.185</text:p>
          </table:table-cell>
          <table:table-cell table:formula="of:=IF([.B274]&lt;[.$G$2]; [.$C$2]*([.B274]^2)/2; IF([.B274]&lt;([.$H$2]-[.$G$2]); [.$F$2]+[.$B$2]*([.B274]-[.$G$2]); [.$A$2]-[.$F$2]+[.$B$2]*([.B274]-([.$H$2]-[.$G$2]))-[.$C$2]*(([.B274]-([.$H$2]-[.$G$2])^2)/2)))" office:value-type="float" office:value="1780" calcext:value-type="float">
            <text:p>1780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5]*[.$H$2]/[.$D$2]" office:value-type="float" office:value="4.2005" calcext:value-type="float">
            <text:p>4.2005</text:p>
          </table:table-cell>
          <table:table-cell table:formula="of:=IF([.B275]&lt;[.$G$2]; [.$C$2]*([.B275]^2)/2; IF([.B275]&lt;([.$H$2]-[.$G$2]); [.$F$2]+[.$B$2]*([.B275]-[.$G$2]); [.$A$2]-[.$F$2]+[.$B$2]*([.B275]-([.$H$2]-[.$G$2]))-[.$C$2]*(([.B275]-([.$H$2]-[.$G$2])^2)/2)))" office:value-type="float" office:value="1787.75" calcext:value-type="float">
            <text:p>1787.75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6]*[.$H$2]/[.$D$2]" office:value-type="float" office:value="4.216" calcext:value-type="float">
            <text:p>4.216</text:p>
          </table:table-cell>
          <table:table-cell table:formula="of:=IF([.B276]&lt;[.$G$2]; [.$C$2]*([.B276]^2)/2; IF([.B276]&lt;([.$H$2]-[.$G$2]); [.$F$2]+[.$B$2]*([.B276]-[.$G$2]); [.$A$2]-[.$F$2]+[.$B$2]*([.B276]-([.$H$2]-[.$G$2]))-[.$C$2]*(([.B276]-([.$H$2]-[.$G$2])^2)/2)))" office:value-type="float" office:value="1795.5" calcext:value-type="float">
            <text:p>1795.5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7]*[.$H$2]/[.$D$2]" office:value-type="float" office:value="4.2315" calcext:value-type="float">
            <text:p>4.2315</text:p>
          </table:table-cell>
          <table:table-cell table:formula="of:=IF([.B277]&lt;[.$G$2]; [.$C$2]*([.B277]^2)/2; IF([.B277]&lt;([.$H$2]-[.$G$2]); [.$F$2]+[.$B$2]*([.B277]-[.$G$2]); [.$A$2]-[.$F$2]+[.$B$2]*([.B277]-([.$H$2]-[.$G$2]))-[.$C$2]*(([.B277]-([.$H$2]-[.$G$2])^2)/2)))" office:value-type="float" office:value="1803.25" calcext:value-type="float">
            <text:p>1803.25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8]*[.$H$2]/[.$D$2]" office:value-type="float" office:value="4.247" calcext:value-type="float">
            <text:p>4.247</text:p>
          </table:table-cell>
          <table:table-cell table:formula="of:=IF([.B278]&lt;[.$G$2]; [.$C$2]*([.B278]^2)/2; IF([.B278]&lt;([.$H$2]-[.$G$2]); [.$F$2]+[.$B$2]*([.B278]-[.$G$2]); [.$A$2]-[.$F$2]+[.$B$2]*([.B278]-([.$H$2]-[.$G$2]))-[.$C$2]*(([.B278]-([.$H$2]-[.$G$2])^2)/2)))" office:value-type="float" office:value="1811" calcext:value-type="float">
            <text:p>1811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9]*[.$H$2]/[.$D$2]" office:value-type="float" office:value="4.2625" calcext:value-type="float">
            <text:p>4.2625</text:p>
          </table:table-cell>
          <table:table-cell table:formula="of:=IF([.B279]&lt;[.$G$2]; [.$C$2]*([.B279]^2)/2; IF([.B279]&lt;([.$H$2]-[.$G$2]); [.$F$2]+[.$B$2]*([.B279]-[.$G$2]); [.$A$2]-[.$F$2]+[.$B$2]*([.B279]-([.$H$2]-[.$G$2]))-[.$C$2]*(([.B279]-([.$H$2]-[.$G$2])^2)/2)))" office:value-type="float" office:value="1818.75" calcext:value-type="float">
            <text:p>1818.75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80]*[.$H$2]/[.$D$2]" office:value-type="float" office:value="4.278" calcext:value-type="float">
            <text:p>4.278</text:p>
          </table:table-cell>
          <table:table-cell table:formula="of:=IF([.B280]&lt;[.$G$2]; [.$C$2]*([.B280]^2)/2; IF([.B280]&lt;([.$H$2]-[.$G$2]); [.$F$2]+[.$B$2]*([.B280]-[.$G$2]); [.$A$2]-[.$F$2]+[.$B$2]*([.B280]-([.$H$2]-[.$G$2]))-[.$C$2]*(([.B280]-([.$H$2]-[.$G$2])^2)/2)))" office:value-type="float" office:value="1826.5" calcext:value-type="float">
            <text:p>1826.5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81]*[.$H$2]/[.$D$2]" office:value-type="float" office:value="4.2935" calcext:value-type="float">
            <text:p>4.2935</text:p>
          </table:table-cell>
          <table:table-cell table:formula="of:=IF([.B281]&lt;[.$G$2]; [.$C$2]*([.B281]^2)/2; IF([.B281]&lt;([.$H$2]-[.$G$2]); [.$F$2]+[.$B$2]*([.B281]-[.$G$2]); [.$A$2]-[.$F$2]+[.$B$2]*([.B281]-([.$H$2]-[.$G$2]))-[.$C$2]*(([.B281]-([.$H$2]-[.$G$2])^2)/2)))" office:value-type="float" office:value="1834.25" calcext:value-type="float">
            <text:p>1834.25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2]*[.$H$2]/[.$D$2]" office:value-type="float" office:value="4.309" calcext:value-type="float">
            <text:p>4.309</text:p>
          </table:table-cell>
          <table:table-cell table:formula="of:=IF([.B282]&lt;[.$G$2]; [.$C$2]*([.B282]^2)/2; IF([.B282]&lt;([.$H$2]-[.$G$2]); [.$F$2]+[.$B$2]*([.B282]-[.$G$2]); [.$A$2]-[.$F$2]+[.$B$2]*([.B282]-([.$H$2]-[.$G$2]))-[.$C$2]*(([.B282]-([.$H$2]-[.$G$2])^2)/2)))" office:value-type="float" office:value="1842" calcext:value-type="float">
            <text:p>1842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3]*[.$H$2]/[.$D$2]" office:value-type="float" office:value="4.3245" calcext:value-type="float">
            <text:p>4.3245</text:p>
          </table:table-cell>
          <table:table-cell table:formula="of:=IF([.B283]&lt;[.$G$2]; [.$C$2]*([.B283]^2)/2; IF([.B283]&lt;([.$H$2]-[.$G$2]); [.$F$2]+[.$B$2]*([.B283]-[.$G$2]); [.$A$2]-[.$F$2]+[.$B$2]*([.B283]-([.$H$2]-[.$G$2]))-[.$C$2]*(([.B283]-([.$H$2]-[.$G$2])^2)/2)))" office:value-type="float" office:value="1849.75" calcext:value-type="float">
            <text:p>1849.75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4]*[.$H$2]/[.$D$2]" office:value-type="float" office:value="4.34" calcext:value-type="float">
            <text:p>4.34</text:p>
          </table:table-cell>
          <table:table-cell table:formula="of:=IF([.B284]&lt;[.$G$2]; [.$C$2]*([.B284]^2)/2; IF([.B284]&lt;([.$H$2]-[.$G$2]); [.$F$2]+[.$B$2]*([.B284]-[.$G$2]); [.$A$2]-[.$F$2]+[.$B$2]*([.B284]-([.$H$2]-[.$G$2]))-[.$C$2]*(([.B284]-([.$H$2]-[.$G$2])^2)/2)))" office:value-type="float" office:value="1857.5" calcext:value-type="float">
            <text:p>1857.5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5]*[.$H$2]/[.$D$2]" office:value-type="float" office:value="4.3555" calcext:value-type="float">
            <text:p>4.3555</text:p>
          </table:table-cell>
          <table:table-cell table:formula="of:=IF([.B285]&lt;[.$G$2]; [.$C$2]*([.B285]^2)/2; IF([.B285]&lt;([.$H$2]-[.$G$2]); [.$F$2]+[.$B$2]*([.B285]-[.$G$2]); [.$A$2]-[.$F$2]+[.$B$2]*([.B285]-([.$H$2]-[.$G$2]))-[.$C$2]*(([.B285]-([.$H$2]-[.$G$2])^2)/2)))" office:value-type="float" office:value="1865.25" calcext:value-type="float">
            <text:p>1865.25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6]*[.$H$2]/[.$D$2]" office:value-type="float" office:value="4.371" calcext:value-type="float">
            <text:p>4.371</text:p>
          </table:table-cell>
          <table:table-cell table:formula="of:=IF([.B286]&lt;[.$G$2]; [.$C$2]*([.B286]^2)/2; IF([.B286]&lt;([.$H$2]-[.$G$2]); [.$F$2]+[.$B$2]*([.B286]-[.$G$2]); [.$A$2]-[.$F$2]+[.$B$2]*([.B286]-([.$H$2]-[.$G$2]))-[.$C$2]*(([.B286]-([.$H$2]-[.$G$2])^2)/2)))" office:value-type="float" office:value="1873" calcext:value-type="float">
            <text:p>1873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7]*[.$H$2]/[.$D$2]" office:value-type="float" office:value="4.3865" calcext:value-type="float">
            <text:p>4.3865</text:p>
          </table:table-cell>
          <table:table-cell table:formula="of:=IF([.B287]&lt;[.$G$2]; [.$C$2]*([.B287]^2)/2; IF([.B287]&lt;([.$H$2]-[.$G$2]); [.$F$2]+[.$B$2]*([.B287]-[.$G$2]); [.$A$2]-[.$F$2]+[.$B$2]*([.B287]-([.$H$2]-[.$G$2]))-[.$C$2]*(([.B287]-([.$H$2]-[.$G$2])^2)/2)))" office:value-type="float" office:value="1880.75" calcext:value-type="float">
            <text:p>1880.75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8]*[.$H$2]/[.$D$2]" office:value-type="float" office:value="4.402" calcext:value-type="float">
            <text:p>4.402</text:p>
          </table:table-cell>
          <table:table-cell table:formula="of:=IF([.B288]&lt;[.$G$2]; [.$C$2]*([.B288]^2)/2; IF([.B288]&lt;([.$H$2]-[.$G$2]); [.$F$2]+[.$B$2]*([.B288]-[.$G$2]); [.$A$2]-[.$F$2]+[.$B$2]*([.B288]-([.$H$2]-[.$G$2]))-[.$C$2]*(([.B288]-([.$H$2]-[.$G$2])^2)/2)))" office:value-type="float" office:value="1888.5" calcext:value-type="float">
            <text:p>1888.5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9]*[.$H$2]/[.$D$2]" office:value-type="float" office:value="4.4175" calcext:value-type="float">
            <text:p>4.4175</text:p>
          </table:table-cell>
          <table:table-cell table:formula="of:=IF([.B289]&lt;[.$G$2]; [.$C$2]*([.B289]^2)/2; IF([.B289]&lt;([.$H$2]-[.$G$2]); [.$F$2]+[.$B$2]*([.B289]-[.$G$2]); [.$A$2]-[.$F$2]+[.$B$2]*([.B289]-([.$H$2]-[.$G$2]))-[.$C$2]*(([.B289]-([.$H$2]-[.$G$2])^2)/2)))" office:value-type="float" office:value="1896.25" calcext:value-type="float">
            <text:p>1896.25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90]*[.$H$2]/[.$D$2]" office:value-type="float" office:value="4.433" calcext:value-type="float">
            <text:p>4.433</text:p>
          </table:table-cell>
          <table:table-cell table:formula="of:=IF([.B290]&lt;[.$G$2]; [.$C$2]*([.B290]^2)/2; IF([.B290]&lt;([.$H$2]-[.$G$2]); [.$F$2]+[.$B$2]*([.B290]-[.$G$2]); [.$A$2]-[.$F$2]+[.$B$2]*([.B290]-([.$H$2]-[.$G$2]))-[.$C$2]*(([.B290]-([.$H$2]-[.$G$2])^2)/2)))" office:value-type="float" office:value="1904" calcext:value-type="float">
            <text:p>1904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91]*[.$H$2]/[.$D$2]" office:value-type="float" office:value="4.4485" calcext:value-type="float">
            <text:p>4.4485</text:p>
          </table:table-cell>
          <table:table-cell table:formula="of:=IF([.B291]&lt;[.$G$2]; [.$C$2]*([.B291]^2)/2; IF([.B291]&lt;([.$H$2]-[.$G$2]); [.$F$2]+[.$B$2]*([.B291]-[.$G$2]); [.$A$2]-[.$F$2]+[.$B$2]*([.B291]-([.$H$2]-[.$G$2]))-[.$C$2]*(([.B291]-([.$H$2]-[.$G$2])^2)/2)))" office:value-type="float" office:value="1911.75" calcext:value-type="float">
            <text:p>1911.75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2]*[.$H$2]/[.$D$2]" office:value-type="float" office:value="4.464" calcext:value-type="float">
            <text:p>4.464</text:p>
          </table:table-cell>
          <table:table-cell table:formula="of:=IF([.B292]&lt;[.$G$2]; [.$C$2]*([.B292]^2)/2; IF([.B292]&lt;([.$H$2]-[.$G$2]); [.$F$2]+[.$B$2]*([.B292]-[.$G$2]); [.$A$2]-[.$F$2]+[.$B$2]*([.B292]-([.$H$2]-[.$G$2]))-[.$C$2]*(([.B292]-([.$H$2]-[.$G$2])^2)/2)))" office:value-type="float" office:value="1919.5" calcext:value-type="float">
            <text:p>1919.5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3]*[.$H$2]/[.$D$2]" office:value-type="float" office:value="4.4795" calcext:value-type="float">
            <text:p>4.4795</text:p>
          </table:table-cell>
          <table:table-cell table:formula="of:=IF([.B293]&lt;[.$G$2]; [.$C$2]*([.B293]^2)/2; IF([.B293]&lt;([.$H$2]-[.$G$2]); [.$F$2]+[.$B$2]*([.B293]-[.$G$2]); [.$A$2]-[.$F$2]+[.$B$2]*([.B293]-([.$H$2]-[.$G$2]))-[.$C$2]*(([.B293]-([.$H$2]-[.$G$2])^2)/2)))" office:value-type="float" office:value="1927.25" calcext:value-type="float">
            <text:p>1927.25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4]*[.$H$2]/[.$D$2]" office:value-type="float" office:value="4.495" calcext:value-type="float">
            <text:p>4.495</text:p>
          </table:table-cell>
          <table:table-cell table:formula="of:=IF([.B294]&lt;[.$G$2]; [.$C$2]*([.B294]^2)/2; IF([.B294]&lt;([.$H$2]-[.$G$2]); [.$F$2]+[.$B$2]*([.B294]-[.$G$2]); [.$A$2]-[.$F$2]+[.$B$2]*([.B294]-([.$H$2]-[.$G$2]))-[.$C$2]*(([.B294]-([.$H$2]-[.$G$2])^2)/2)))" office:value-type="float" office:value="1935" calcext:value-type="float">
            <text:p>1935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5]*[.$H$2]/[.$D$2]" office:value-type="float" office:value="4.5105" calcext:value-type="float">
            <text:p>4.5105</text:p>
          </table:table-cell>
          <table:table-cell table:formula="of:=IF([.B295]&lt;[.$G$2]; [.$C$2]*([.B295]^2)/2; IF([.B295]&lt;([.$H$2]-[.$G$2]); [.$F$2]+[.$B$2]*([.B295]-[.$G$2]); [.$A$2]-[.$F$2]+[.$B$2]*([.B295]-([.$H$2]-[.$G$2]))-[.$C$2]*(([.B295]-([.$H$2]-[.$G$2])^2)/2)))" office:value-type="float" office:value="1942.75" calcext:value-type="float">
            <text:p>1942.75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6]*[.$H$2]/[.$D$2]" office:value-type="float" office:value="4.526" calcext:value-type="float">
            <text:p>4.526</text:p>
          </table:table-cell>
          <table:table-cell table:formula="of:=IF([.B296]&lt;[.$G$2]; [.$C$2]*([.B296]^2)/2; IF([.B296]&lt;([.$H$2]-[.$G$2]); [.$F$2]+[.$B$2]*([.B296]-[.$G$2]); [.$A$2]-[.$F$2]+[.$B$2]*([.B296]-([.$H$2]-[.$G$2]))-[.$C$2]*(([.B296]-([.$H$2]-[.$G$2])^2)/2)))" office:value-type="float" office:value="1950.5" calcext:value-type="float">
            <text:p>1950.5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7]*[.$H$2]/[.$D$2]" office:value-type="float" office:value="4.5415" calcext:value-type="float">
            <text:p>4.5415</text:p>
          </table:table-cell>
          <table:table-cell table:formula="of:=IF([.B297]&lt;[.$G$2]; [.$C$2]*([.B297]^2)/2; IF([.B297]&lt;([.$H$2]-[.$G$2]); [.$F$2]+[.$B$2]*([.B297]-[.$G$2]); [.$A$2]-[.$F$2]+[.$B$2]*([.B297]-([.$H$2]-[.$G$2]))-[.$C$2]*(([.B297]-([.$H$2]-[.$G$2])^2)/2)))" office:value-type="float" office:value="1958.25" calcext:value-type="float">
            <text:p>1958.25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8]*[.$H$2]/[.$D$2]" office:value-type="float" office:value="4.557" calcext:value-type="float">
            <text:p>4.557</text:p>
          </table:table-cell>
          <table:table-cell table:formula="of:=IF([.B298]&lt;[.$G$2]; [.$C$2]*([.B298]^2)/2; IF([.B298]&lt;([.$H$2]-[.$G$2]); [.$F$2]+[.$B$2]*([.B298]-[.$G$2]); [.$A$2]-[.$F$2]+[.$B$2]*([.B298]-([.$H$2]-[.$G$2]))-[.$C$2]*(([.B298]-([.$H$2]-[.$G$2])^2)/2)))" office:value-type="float" office:value="1966" calcext:value-type="float">
            <text:p>1966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9]*[.$H$2]/[.$D$2]" office:value-type="float" office:value="4.5725" calcext:value-type="float">
            <text:p>4.5725</text:p>
          </table:table-cell>
          <table:table-cell table:formula="of:=IF([.B299]&lt;[.$G$2]; [.$C$2]*([.B299]^2)/2; IF([.B299]&lt;([.$H$2]-[.$G$2]); [.$F$2]+[.$B$2]*([.B299]-[.$G$2]); [.$A$2]-[.$F$2]+[.$B$2]*([.B299]-([.$H$2]-[.$G$2]))-[.$C$2]*(([.B299]-([.$H$2]-[.$G$2])^2)/2)))" office:value-type="float" office:value="1973.75" calcext:value-type="float">
            <text:p>1973.75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300]*[.$H$2]/[.$D$2]" office:value-type="float" office:value="4.588" calcext:value-type="float">
            <text:p>4.588</text:p>
          </table:table-cell>
          <table:table-cell table:formula="of:=IF([.B300]&lt;[.$G$2]; [.$C$2]*([.B300]^2)/2; IF([.B300]&lt;([.$H$2]-[.$G$2]); [.$F$2]+[.$B$2]*([.B300]-[.$G$2]); [.$A$2]-[.$F$2]+[.$B$2]*([.B300]-([.$H$2]-[.$G$2]))-[.$C$2]*(([.B300]-([.$H$2]-[.$G$2])^2)/2)))" office:value-type="float" office:value="1981.5" calcext:value-type="float">
            <text:p>1981.5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301]*[.$H$2]/[.$D$2]" office:value-type="float" office:value="4.6035" calcext:value-type="float">
            <text:p>4.6035</text:p>
          </table:table-cell>
          <table:table-cell table:formula="of:=IF([.B301]&lt;[.$G$2]; [.$C$2]*([.B301]^2)/2; IF([.B301]&lt;([.$H$2]-[.$G$2]); [.$F$2]+[.$B$2]*([.B301]-[.$G$2]); [.$A$2]-[.$F$2]+[.$B$2]*([.B301]-([.$H$2]-[.$G$2]))-[.$C$2]*(([.B301]-([.$H$2]-[.$G$2])^2)/2)))" office:value-type="float" office:value="1989.25" calcext:value-type="float">
            <text:p>1989.25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2]*[.$H$2]/[.$D$2]" office:value-type="float" office:value="4.619" calcext:value-type="float">
            <text:p>4.619</text:p>
          </table:table-cell>
          <table:table-cell table:formula="of:=IF([.B302]&lt;[.$G$2]; [.$C$2]*([.B302]^2)/2; IF([.B302]&lt;([.$H$2]-[.$G$2]); [.$F$2]+[.$B$2]*([.B302]-[.$G$2]); [.$A$2]-[.$F$2]+[.$B$2]*([.B302]-([.$H$2]-[.$G$2]))-[.$C$2]*(([.B302]-([.$H$2]-[.$G$2])^2)/2)))" office:value-type="float" office:value="1997" calcext:value-type="float">
            <text:p>1997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3]*[.$H$2]/[.$D$2]" office:value-type="float" office:value="4.6345" calcext:value-type="float">
            <text:p>4.6345</text:p>
          </table:table-cell>
          <table:table-cell table:formula="of:=IF([.B303]&lt;[.$G$2]; [.$C$2]*([.B303]^2)/2; IF([.B303]&lt;([.$H$2]-[.$G$2]); [.$F$2]+[.$B$2]*([.B303]-[.$G$2]); [.$A$2]-[.$F$2]+[.$B$2]*([.B303]-([.$H$2]-[.$G$2]))-[.$C$2]*(([.B303]-([.$H$2]-[.$G$2])^2)/2)))" office:value-type="float" office:value="2004.75" calcext:value-type="float">
            <text:p>2004.75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4]*[.$H$2]/[.$D$2]" office:value-type="float" office:value="4.65" calcext:value-type="float">
            <text:p>4.65</text:p>
          </table:table-cell>
          <table:table-cell table:formula="of:=IF([.B304]&lt;[.$G$2]; [.$C$2]*([.B304]^2)/2; IF([.B304]&lt;([.$H$2]-[.$G$2]); [.$F$2]+[.$B$2]*([.B304]-[.$G$2]); [.$A$2]-[.$F$2]+[.$B$2]*([.B304]-([.$H$2]-[.$G$2]))-[.$C$2]*(([.B304]-([.$H$2]-[.$G$2])^2)/2)))" office:value-type="float" office:value="2012.5" calcext:value-type="float">
            <text:p>2012.5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5]*[.$H$2]/[.$D$2]" office:value-type="float" office:value="4.6655" calcext:value-type="float">
            <text:p>4.6655</text:p>
          </table:table-cell>
          <table:table-cell table:formula="of:=IF([.B305]&lt;[.$G$2]; [.$C$2]*([.B305]^2)/2; IF([.B305]&lt;([.$H$2]-[.$G$2]); [.$F$2]+[.$B$2]*([.B305]-[.$G$2]); [.$A$2]-[.$F$2]+[.$B$2]*([.B305]-([.$H$2]-[.$G$2]))-[.$C$2]*(([.B305]-([.$H$2]-[.$G$2])^2)/2)))" office:value-type="float" office:value="2020.25" calcext:value-type="float">
            <text:p>2020.25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6]*[.$H$2]/[.$D$2]" office:value-type="float" office:value="4.681" calcext:value-type="float">
            <text:p>4.681</text:p>
          </table:table-cell>
          <table:table-cell table:formula="of:=IF([.B306]&lt;[.$G$2]; [.$C$2]*([.B306]^2)/2; IF([.B306]&lt;([.$H$2]-[.$G$2]); [.$F$2]+[.$B$2]*([.B306]-[.$G$2]); [.$A$2]-[.$F$2]+[.$B$2]*([.B306]-([.$H$2]-[.$G$2]))-[.$C$2]*(([.B306]-([.$H$2]-[.$G$2])^2)/2)))" office:value-type="float" office:value="2028" calcext:value-type="float">
            <text:p>2028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7]*[.$H$2]/[.$D$2]" office:value-type="float" office:value="4.6965" calcext:value-type="float">
            <text:p>4.6965</text:p>
          </table:table-cell>
          <table:table-cell table:formula="of:=IF([.B307]&lt;[.$G$2]; [.$C$2]*([.B307]^2)/2; IF([.B307]&lt;([.$H$2]-[.$G$2]); [.$F$2]+[.$B$2]*([.B307]-[.$G$2]); [.$A$2]-[.$F$2]+[.$B$2]*([.B307]-([.$H$2]-[.$G$2]))-[.$C$2]*(([.B307]-([.$H$2]-[.$G$2])^2)/2)))" office:value-type="float" office:value="2035.75" calcext:value-type="float">
            <text:p>2035.75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8]*[.$H$2]/[.$D$2]" office:value-type="float" office:value="4.712" calcext:value-type="float">
            <text:p>4.712</text:p>
          </table:table-cell>
          <table:table-cell table:formula="of:=IF([.B308]&lt;[.$G$2]; [.$C$2]*([.B308]^2)/2; IF([.B308]&lt;([.$H$2]-[.$G$2]); [.$F$2]+[.$B$2]*([.B308]-[.$G$2]); [.$A$2]-[.$F$2]+[.$B$2]*([.B308]-([.$H$2]-[.$G$2]))-[.$C$2]*(([.B308]-([.$H$2]-[.$G$2])^2)/2)))" office:value-type="float" office:value="2043.5" calcext:value-type="float">
            <text:p>2043.5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9]*[.$H$2]/[.$D$2]" office:value-type="float" office:value="4.7275" calcext:value-type="float">
            <text:p>4.7275</text:p>
          </table:table-cell>
          <table:table-cell table:formula="of:=IF([.B309]&lt;[.$G$2]; [.$C$2]*([.B309]^2)/2; IF([.B309]&lt;([.$H$2]-[.$G$2]); [.$F$2]+[.$B$2]*([.B309]-[.$G$2]); [.$A$2]-[.$F$2]+[.$B$2]*([.B309]-([.$H$2]-[.$G$2]))-[.$C$2]*(([.B309]-([.$H$2]-[.$G$2])^2)/2)))" office:value-type="float" office:value="2051.25" calcext:value-type="float">
            <text:p>2051.25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10]*[.$H$2]/[.$D$2]" office:value-type="float" office:value="4.743" calcext:value-type="float">
            <text:p>4.743</text:p>
          </table:table-cell>
          <table:table-cell table:formula="of:=IF([.B310]&lt;[.$G$2]; [.$C$2]*([.B310]^2)/2; IF([.B310]&lt;([.$H$2]-[.$G$2]); [.$F$2]+[.$B$2]*([.B310]-[.$G$2]); [.$A$2]-[.$F$2]+[.$B$2]*([.B310]-([.$H$2]-[.$G$2]))-[.$C$2]*(([.B310]-([.$H$2]-[.$G$2])^2)/2)))" office:value-type="float" office:value="2059" calcext:value-type="float">
            <text:p>2059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11]*[.$H$2]/[.$D$2]" office:value-type="float" office:value="4.7585" calcext:value-type="float">
            <text:p>4.7585</text:p>
          </table:table-cell>
          <table:table-cell table:formula="of:=IF([.B311]&lt;[.$G$2]; [.$C$2]*([.B311]^2)/2; IF([.B311]&lt;([.$H$2]-[.$G$2]); [.$F$2]+[.$B$2]*([.B311]-[.$G$2]); [.$A$2]-[.$F$2]+[.$B$2]*([.B311]-([.$H$2]-[.$G$2]))-[.$C$2]*(([.B311]-([.$H$2]-[.$G$2])^2)/2)))" office:value-type="float" office:value="2066.75" calcext:value-type="float">
            <text:p>2066.75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2]*[.$H$2]/[.$D$2]" office:value-type="float" office:value="4.774" calcext:value-type="float">
            <text:p>4.774</text:p>
          </table:table-cell>
          <table:table-cell table:formula="of:=IF([.B312]&lt;[.$G$2]; [.$C$2]*([.B312]^2)/2; IF([.B312]&lt;([.$H$2]-[.$G$2]); [.$F$2]+[.$B$2]*([.B312]-[.$G$2]); [.$A$2]-[.$F$2]+[.$B$2]*([.B312]-([.$H$2]-[.$G$2]))-[.$C$2]*(([.B312]-([.$H$2]-[.$G$2])^2)/2)))" office:value-type="float" office:value="2074.5" calcext:value-type="float">
            <text:p>2074.5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3]*[.$H$2]/[.$D$2]" office:value-type="float" office:value="4.7895" calcext:value-type="float">
            <text:p>4.7895</text:p>
          </table:table-cell>
          <table:table-cell table:formula="of:=IF([.B313]&lt;[.$G$2]; [.$C$2]*([.B313]^2)/2; IF([.B313]&lt;([.$H$2]-[.$G$2]); [.$F$2]+[.$B$2]*([.B313]-[.$G$2]); [.$A$2]-[.$F$2]+[.$B$2]*([.B313]-([.$H$2]-[.$G$2]))-[.$C$2]*(([.B313]-([.$H$2]-[.$G$2])^2)/2)))" office:value-type="float" office:value="2082.25" calcext:value-type="float">
            <text:p>2082.25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4]*[.$H$2]/[.$D$2]" office:value-type="float" office:value="4.805" calcext:value-type="float">
            <text:p>4.805</text:p>
          </table:table-cell>
          <table:table-cell table:formula="of:=IF([.B314]&lt;[.$G$2]; [.$C$2]*([.B314]^2)/2; IF([.B314]&lt;([.$H$2]-[.$G$2]); [.$F$2]+[.$B$2]*([.B314]-[.$G$2]); [.$A$2]-[.$F$2]+[.$B$2]*([.B314]-([.$H$2]-[.$G$2]))-[.$C$2]*(([.B314]-([.$H$2]-[.$G$2])^2)/2)))" office:value-type="float" office:value="2090" calcext:value-type="float">
            <text:p>2090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5]*[.$H$2]/[.$D$2]" office:value-type="float" office:value="4.8205" calcext:value-type="float">
            <text:p>4.8205</text:p>
          </table:table-cell>
          <table:table-cell table:formula="of:=IF([.B315]&lt;[.$G$2]; [.$C$2]*([.B315]^2)/2; IF([.B315]&lt;([.$H$2]-[.$G$2]); [.$F$2]+[.$B$2]*([.B315]-[.$G$2]); [.$A$2]-[.$F$2]+[.$B$2]*([.B315]-([.$H$2]-[.$G$2]))-[.$C$2]*(([.B315]-([.$H$2]-[.$G$2])^2)/2)))" office:value-type="float" office:value="2097.75" calcext:value-type="float">
            <text:p>2097.75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6]*[.$H$2]/[.$D$2]" office:value-type="float" office:value="4.836" calcext:value-type="float">
            <text:p>4.836</text:p>
          </table:table-cell>
          <table:table-cell table:formula="of:=IF([.B316]&lt;[.$G$2]; [.$C$2]*([.B316]^2)/2; IF([.B316]&lt;([.$H$2]-[.$G$2]); [.$F$2]+[.$B$2]*([.B316]-[.$G$2]); [.$A$2]-[.$F$2]+[.$B$2]*([.B316]-([.$H$2]-[.$G$2]))-[.$C$2]*(([.B316]-([.$H$2]-[.$G$2])^2)/2)))" office:value-type="float" office:value="2105.5" calcext:value-type="float">
            <text:p>2105.5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7]*[.$H$2]/[.$D$2]" office:value-type="float" office:value="4.8515" calcext:value-type="float">
            <text:p>4.8515</text:p>
          </table:table-cell>
          <table:table-cell table:formula="of:=IF([.B317]&lt;[.$G$2]; [.$C$2]*([.B317]^2)/2; IF([.B317]&lt;([.$H$2]-[.$G$2]); [.$F$2]+[.$B$2]*([.B317]-[.$G$2]); [.$A$2]-[.$F$2]+[.$B$2]*([.B317]-([.$H$2]-[.$G$2]))-[.$C$2]*(([.B317]-([.$H$2]-[.$G$2])^2)/2)))" office:value-type="float" office:value="2113.25" calcext:value-type="float">
            <text:p>2113.25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8]*[.$H$2]/[.$D$2]" office:value-type="float" office:value="4.867" calcext:value-type="float">
            <text:p>4.867</text:p>
          </table:table-cell>
          <table:table-cell table:formula="of:=IF([.B318]&lt;[.$G$2]; [.$C$2]*([.B318]^2)/2; IF([.B318]&lt;([.$H$2]-[.$G$2]); [.$F$2]+[.$B$2]*([.B318]-[.$G$2]); [.$A$2]-[.$F$2]+[.$B$2]*([.B318]-([.$H$2]-[.$G$2]))-[.$C$2]*(([.B318]-([.$H$2]-[.$G$2])^2)/2)))" office:value-type="float" office:value="2121" calcext:value-type="float">
            <text:p>2121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9]*[.$H$2]/[.$D$2]" office:value-type="float" office:value="4.8825" calcext:value-type="float">
            <text:p>4.8825</text:p>
          </table:table-cell>
          <table:table-cell table:formula="of:=IF([.B319]&lt;[.$G$2]; [.$C$2]*([.B319]^2)/2; IF([.B319]&lt;([.$H$2]-[.$G$2]); [.$F$2]+[.$B$2]*([.B319]-[.$G$2]); [.$A$2]-[.$F$2]+[.$B$2]*([.B319]-([.$H$2]-[.$G$2]))-[.$C$2]*(([.B319]-([.$H$2]-[.$G$2])^2)/2)))" office:value-type="float" office:value="2128.75" calcext:value-type="float">
            <text:p>2128.75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20]*[.$H$2]/[.$D$2]" office:value-type="float" office:value="4.898" calcext:value-type="float">
            <text:p>4.898</text:p>
          </table:table-cell>
          <table:table-cell table:formula="of:=IF([.B320]&lt;[.$G$2]; [.$C$2]*([.B320]^2)/2; IF([.B320]&lt;([.$H$2]-[.$G$2]); [.$F$2]+[.$B$2]*([.B320]-[.$G$2]); [.$A$2]-[.$F$2]+[.$B$2]*([.B320]-([.$H$2]-[.$G$2]))-[.$C$2]*(([.B320]-([.$H$2]-[.$G$2])^2)/2)))" office:value-type="float" office:value="2136.5" calcext:value-type="float">
            <text:p>2136.5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21]*[.$H$2]/[.$D$2]" office:value-type="float" office:value="4.9135" calcext:value-type="float">
            <text:p>4.9135</text:p>
          </table:table-cell>
          <table:table-cell table:formula="of:=IF([.B321]&lt;[.$G$2]; [.$C$2]*([.B321]^2)/2; IF([.B321]&lt;([.$H$2]-[.$G$2]); [.$F$2]+[.$B$2]*([.B321]-[.$G$2]); [.$A$2]-[.$F$2]+[.$B$2]*([.B321]-([.$H$2]-[.$G$2]))-[.$C$2]*(([.B321]-([.$H$2]-[.$G$2])^2)/2)))" office:value-type="float" office:value="2144.25" calcext:value-type="float">
            <text:p>2144.25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2]*[.$H$2]/[.$D$2]" office:value-type="float" office:value="4.929" calcext:value-type="float">
            <text:p>4.929</text:p>
          </table:table-cell>
          <table:table-cell table:formula="of:=IF([.B322]&lt;[.$G$2]; [.$C$2]*([.B322]^2)/2; IF([.B322]&lt;([.$H$2]-[.$G$2]); [.$F$2]+[.$B$2]*([.B322]-[.$G$2]); [.$A$2]-[.$F$2]+[.$B$2]*([.B322]-([.$H$2]-[.$G$2]))-[.$C$2]*(([.B322]-([.$H$2]-[.$G$2])^2)/2)))" office:value-type="float" office:value="2152" calcext:value-type="float">
            <text:p>2152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3]*[.$H$2]/[.$D$2]" office:value-type="float" office:value="4.9445" calcext:value-type="float">
            <text:p>4.9445</text:p>
          </table:table-cell>
          <table:table-cell table:formula="of:=IF([.B323]&lt;[.$G$2]; [.$C$2]*([.B323]^2)/2; IF([.B323]&lt;([.$H$2]-[.$G$2]); [.$F$2]+[.$B$2]*([.B323]-[.$G$2]); [.$A$2]-[.$F$2]+[.$B$2]*([.B323]-([.$H$2]-[.$G$2]))-[.$C$2]*(([.B323]-([.$H$2]-[.$G$2])^2)/2)))" office:value-type="float" office:value="2159.75" calcext:value-type="float">
            <text:p>2159.75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4]*[.$H$2]/[.$D$2]" office:value-type="float" office:value="4.96" calcext:value-type="float">
            <text:p>4.96</text:p>
          </table:table-cell>
          <table:table-cell table:formula="of:=IF([.B324]&lt;[.$G$2]; [.$C$2]*([.B324]^2)/2; IF([.B324]&lt;([.$H$2]-[.$G$2]); [.$F$2]+[.$B$2]*([.B324]-[.$G$2]); [.$A$2]-[.$F$2]+[.$B$2]*([.B324]-([.$H$2]-[.$G$2]))-[.$C$2]*(([.B324]-([.$H$2]-[.$G$2])^2)/2)))" office:value-type="float" office:value="2167.5" calcext:value-type="float">
            <text:p>2167.5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5]*[.$H$2]/[.$D$2]" office:value-type="float" office:value="4.9755" calcext:value-type="float">
            <text:p>4.9755</text:p>
          </table:table-cell>
          <table:table-cell table:formula="of:=IF([.B325]&lt;[.$G$2]; [.$C$2]*([.B325]^2)/2; IF([.B325]&lt;([.$H$2]-[.$G$2]); [.$F$2]+[.$B$2]*([.B325]-[.$G$2]); [.$A$2]-[.$F$2]+[.$B$2]*([.B325]-([.$H$2]-[.$G$2]))-[.$C$2]*(([.B325]-([.$H$2]-[.$G$2])^2)/2)))" office:value-type="float" office:value="2175.25" calcext:value-type="float">
            <text:p>2175.25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6]*[.$H$2]/[.$D$2]" office:value-type="float" office:value="4.991" calcext:value-type="float">
            <text:p>4.991</text:p>
          </table:table-cell>
          <table:table-cell table:formula="of:=IF([.B326]&lt;[.$G$2]; [.$C$2]*([.B326]^2)/2; IF([.B326]&lt;([.$H$2]-[.$G$2]); [.$F$2]+[.$B$2]*([.B326]-[.$G$2]); [.$A$2]-[.$F$2]+[.$B$2]*([.B326]-([.$H$2]-[.$G$2]))-[.$C$2]*(([.B326]-([.$H$2]-[.$G$2])^2)/2)))" office:value-type="float" office:value="2183" calcext:value-type="float">
            <text:p>2183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7]*[.$H$2]/[.$D$2]" office:value-type="float" office:value="5.0065" calcext:value-type="float">
            <text:p>5.0065</text:p>
          </table:table-cell>
          <table:table-cell table:formula="of:=IF([.B327]&lt;[.$G$2]; [.$C$2]*([.B327]^2)/2; IF([.B327]&lt;([.$H$2]-[.$G$2]); [.$F$2]+[.$B$2]*([.B327]-[.$G$2]); [.$A$2]-[.$F$2]+[.$B$2]*([.B327]-([.$H$2]-[.$G$2]))-[.$C$2]*(([.B327]-([.$H$2]-[.$G$2])^2)/2)))" office:value-type="float" office:value="2190.75" calcext:value-type="float">
            <text:p>2190.75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8]*[.$H$2]/[.$D$2]" office:value-type="float" office:value="5.022" calcext:value-type="float">
            <text:p>5.022</text:p>
          </table:table-cell>
          <table:table-cell table:formula="of:=IF([.B328]&lt;[.$G$2]; [.$C$2]*([.B328]^2)/2; IF([.B328]&lt;([.$H$2]-[.$G$2]); [.$F$2]+[.$B$2]*([.B328]-[.$G$2]); [.$A$2]-[.$F$2]+[.$B$2]*([.B328]-([.$H$2]-[.$G$2]))-[.$C$2]*(([.B328]-([.$H$2]-[.$G$2])^2)/2)))" office:value-type="float" office:value="2198.5" calcext:value-type="float">
            <text:p>2198.5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9]*[.$H$2]/[.$D$2]" office:value-type="float" office:value="5.0375" calcext:value-type="float">
            <text:p>5.0375</text:p>
          </table:table-cell>
          <table:table-cell table:formula="of:=IF([.B329]&lt;[.$G$2]; [.$C$2]*([.B329]^2)/2; IF([.B329]&lt;([.$H$2]-[.$G$2]); [.$F$2]+[.$B$2]*([.B329]-[.$G$2]); [.$A$2]-[.$F$2]+[.$B$2]*([.B329]-([.$H$2]-[.$G$2]))-[.$C$2]*(([.B329]-([.$H$2]-[.$G$2])^2)/2)))" office:value-type="float" office:value="2206.25" calcext:value-type="float">
            <text:p>2206.25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30]*[.$H$2]/[.$D$2]" office:value-type="float" office:value="5.053" calcext:value-type="float">
            <text:p>5.053</text:p>
          </table:table-cell>
          <table:table-cell table:formula="of:=IF([.B330]&lt;[.$G$2]; [.$C$2]*([.B330]^2)/2; IF([.B330]&lt;([.$H$2]-[.$G$2]); [.$F$2]+[.$B$2]*([.B330]-[.$G$2]); [.$A$2]-[.$F$2]+[.$B$2]*([.B330]-([.$H$2]-[.$G$2]))-[.$C$2]*(([.B330]-([.$H$2]-[.$G$2])^2)/2)))" office:value-type="float" office:value="2214" calcext:value-type="float">
            <text:p>2214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31]*[.$H$2]/[.$D$2]" office:value-type="float" office:value="5.0685" calcext:value-type="float">
            <text:p>5.0685</text:p>
          </table:table-cell>
          <table:table-cell table:formula="of:=IF([.B331]&lt;[.$G$2]; [.$C$2]*([.B331]^2)/2; IF([.B331]&lt;([.$H$2]-[.$G$2]); [.$F$2]+[.$B$2]*([.B331]-[.$G$2]); [.$A$2]-[.$F$2]+[.$B$2]*([.B331]-([.$H$2]-[.$G$2]))-[.$C$2]*(([.B331]-([.$H$2]-[.$G$2])^2)/2)))" office:value-type="float" office:value="2221.75" calcext:value-type="float">
            <text:p>2221.75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2]*[.$H$2]/[.$D$2]" office:value-type="float" office:value="5.084" calcext:value-type="float">
            <text:p>5.084</text:p>
          </table:table-cell>
          <table:table-cell table:formula="of:=IF([.B332]&lt;[.$G$2]; [.$C$2]*([.B332]^2)/2; IF([.B332]&lt;([.$H$2]-[.$G$2]); [.$F$2]+[.$B$2]*([.B332]-[.$G$2]); [.$A$2]-[.$F$2]+[.$B$2]*([.B332]-([.$H$2]-[.$G$2]))-[.$C$2]*(([.B332]-([.$H$2]-[.$G$2])^2)/2)))" office:value-type="float" office:value="2229.5" calcext:value-type="float">
            <text:p>2229.5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3]*[.$H$2]/[.$D$2]" office:value-type="float" office:value="5.0995" calcext:value-type="float">
            <text:p>5.0995</text:p>
          </table:table-cell>
          <table:table-cell table:formula="of:=IF([.B333]&lt;[.$G$2]; [.$C$2]*([.B333]^2)/2; IF([.B333]&lt;([.$H$2]-[.$G$2]); [.$F$2]+[.$B$2]*([.B333]-[.$G$2]); [.$A$2]-[.$F$2]+[.$B$2]*([.B333]-([.$H$2]-[.$G$2]))-[.$C$2]*(([.B333]-([.$H$2]-[.$G$2])^2)/2)))" office:value-type="float" office:value="2237.25" calcext:value-type="float">
            <text:p>2237.25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4]*[.$H$2]/[.$D$2]" office:value-type="float" office:value="5.115" calcext:value-type="float">
            <text:p>5.115</text:p>
          </table:table-cell>
          <table:table-cell table:formula="of:=IF([.B334]&lt;[.$G$2]; [.$C$2]*([.B334]^2)/2; IF([.B334]&lt;([.$H$2]-[.$G$2]); [.$F$2]+[.$B$2]*([.B334]-[.$G$2]); [.$A$2]-[.$F$2]+[.$B$2]*([.B334]-([.$H$2]-[.$G$2]))-[.$C$2]*(([.B334]-([.$H$2]-[.$G$2])^2)/2)))" office:value-type="float" office:value="2245" calcext:value-type="float">
            <text:p>2245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5]*[.$H$2]/[.$D$2]" office:value-type="float" office:value="5.1305" calcext:value-type="float">
            <text:p>5.1305</text:p>
          </table:table-cell>
          <table:table-cell table:formula="of:=IF([.B335]&lt;[.$G$2]; [.$C$2]*([.B335]^2)/2; IF([.B335]&lt;([.$H$2]-[.$G$2]); [.$F$2]+[.$B$2]*([.B335]-[.$G$2]); [.$A$2]-[.$F$2]+[.$B$2]*([.B335]-([.$H$2]-[.$G$2]))-[.$C$2]*(([.B335]-([.$H$2]-[.$G$2])^2)/2)))" office:value-type="float" office:value="2252.75" calcext:value-type="float">
            <text:p>2252.75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6]*[.$H$2]/[.$D$2]" office:value-type="float" office:value="5.146" calcext:value-type="float">
            <text:p>5.146</text:p>
          </table:table-cell>
          <table:table-cell table:formula="of:=IF([.B336]&lt;[.$G$2]; [.$C$2]*([.B336]^2)/2; IF([.B336]&lt;([.$H$2]-[.$G$2]); [.$F$2]+[.$B$2]*([.B336]-[.$G$2]); [.$A$2]-[.$F$2]+[.$B$2]*([.B336]-([.$H$2]-[.$G$2]))-[.$C$2]*(([.B336]-([.$H$2]-[.$G$2])^2)/2)))" office:value-type="float" office:value="2260.5" calcext:value-type="float">
            <text:p>2260.5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7]*[.$H$2]/[.$D$2]" office:value-type="float" office:value="5.1615" calcext:value-type="float">
            <text:p>5.1615</text:p>
          </table:table-cell>
          <table:table-cell table:formula="of:=IF([.B337]&lt;[.$G$2]; [.$C$2]*([.B337]^2)/2; IF([.B337]&lt;([.$H$2]-[.$G$2]); [.$F$2]+[.$B$2]*([.B337]-[.$G$2]); [.$A$2]-[.$F$2]+[.$B$2]*([.B337]-([.$H$2]-[.$G$2]))-[.$C$2]*(([.B337]-([.$H$2]-[.$G$2])^2)/2)))" office:value-type="float" office:value="2268.25" calcext:value-type="float">
            <text:p>2268.25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8]*[.$H$2]/[.$D$2]" office:value-type="float" office:value="5.177" calcext:value-type="float">
            <text:p>5.177</text:p>
          </table:table-cell>
          <table:table-cell table:formula="of:=IF([.B338]&lt;[.$G$2]; [.$C$2]*([.B338]^2)/2; IF([.B338]&lt;([.$H$2]-[.$G$2]); [.$F$2]+[.$B$2]*([.B338]-[.$G$2]); [.$A$2]-[.$F$2]+[.$B$2]*([.B338]-([.$H$2]-[.$G$2]))-[.$C$2]*(([.B338]-([.$H$2]-[.$G$2])^2)/2)))" office:value-type="float" office:value="2276" calcext:value-type="float">
            <text:p>2276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9]*[.$H$2]/[.$D$2]" office:value-type="float" office:value="5.1925" calcext:value-type="float">
            <text:p>5.1925</text:p>
          </table:table-cell>
          <table:table-cell table:formula="of:=IF([.B339]&lt;[.$G$2]; [.$C$2]*([.B339]^2)/2; IF([.B339]&lt;([.$H$2]-[.$G$2]); [.$F$2]+[.$B$2]*([.B339]-[.$G$2]); [.$A$2]-[.$F$2]+[.$B$2]*([.B339]-([.$H$2]-[.$G$2]))-[.$C$2]*(([.B339]-([.$H$2]-[.$G$2])^2)/2)))" office:value-type="float" office:value="2283.75" calcext:value-type="float">
            <text:p>2283.75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40]*[.$H$2]/[.$D$2]" office:value-type="float" office:value="5.208" calcext:value-type="float">
            <text:p>5.208</text:p>
          </table:table-cell>
          <table:table-cell table:formula="of:=IF([.B340]&lt;[.$G$2]; [.$C$2]*([.B340]^2)/2; IF([.B340]&lt;([.$H$2]-[.$G$2]); [.$F$2]+[.$B$2]*([.B340]-[.$G$2]); [.$A$2]-[.$F$2]+[.$B$2]*([.B340]-([.$H$2]-[.$G$2]))-[.$C$2]*(([.B340]-([.$H$2]-[.$G$2])^2)/2)))" office:value-type="float" office:value="2291.5" calcext:value-type="float">
            <text:p>2291.5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41]*[.$H$2]/[.$D$2]" office:value-type="float" office:value="5.2235" calcext:value-type="float">
            <text:p>5.2235</text:p>
          </table:table-cell>
          <table:table-cell table:formula="of:=IF([.B341]&lt;[.$G$2]; [.$C$2]*([.B341]^2)/2; IF([.B341]&lt;([.$H$2]-[.$G$2]); [.$F$2]+[.$B$2]*([.B341]-[.$G$2]); [.$A$2]-[.$F$2]+[.$B$2]*([.B341]-([.$H$2]-[.$G$2]))-[.$C$2]*(([.B341]-([.$H$2]-[.$G$2])^2)/2)))" office:value-type="float" office:value="2299.25" calcext:value-type="float">
            <text:p>2299.25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2]*[.$H$2]/[.$D$2]" office:value-type="float" office:value="5.239" calcext:value-type="float">
            <text:p>5.239</text:p>
          </table:table-cell>
          <table:table-cell table:formula="of:=IF([.B342]&lt;[.$G$2]; [.$C$2]*([.B342]^2)/2; IF([.B342]&lt;([.$H$2]-[.$G$2]); [.$F$2]+[.$B$2]*([.B342]-[.$G$2]); [.$A$2]-[.$F$2]+[.$B$2]*([.B342]-([.$H$2]-[.$G$2]))-[.$C$2]*(([.B342]-([.$H$2]-[.$G$2])^2)/2)))" office:value-type="float" office:value="2307" calcext:value-type="float">
            <text:p>2307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3]*[.$H$2]/[.$D$2]" office:value-type="float" office:value="5.2545" calcext:value-type="float">
            <text:p>5.2545</text:p>
          </table:table-cell>
          <table:table-cell table:formula="of:=IF([.B343]&lt;[.$G$2]; [.$C$2]*([.B343]^2)/2; IF([.B343]&lt;([.$H$2]-[.$G$2]); [.$F$2]+[.$B$2]*([.B343]-[.$G$2]); [.$A$2]-[.$F$2]+[.$B$2]*([.B343]-([.$H$2]-[.$G$2]))-[.$C$2]*(([.B343]-([.$H$2]-[.$G$2])^2)/2)))" office:value-type="float" office:value="2314.75" calcext:value-type="float">
            <text:p>2314.75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4]*[.$H$2]/[.$D$2]" office:value-type="float" office:value="5.27" calcext:value-type="float">
            <text:p>5.27</text:p>
          </table:table-cell>
          <table:table-cell table:formula="of:=IF([.B344]&lt;[.$G$2]; [.$C$2]*([.B344]^2)/2; IF([.B344]&lt;([.$H$2]-[.$G$2]); [.$F$2]+[.$B$2]*([.B344]-[.$G$2]); [.$A$2]-[.$F$2]+[.$B$2]*([.B344]-([.$H$2]-[.$G$2]))-[.$C$2]*(([.B344]-([.$H$2]-[.$G$2])^2)/2)))" office:value-type="float" office:value="2322.5" calcext:value-type="float">
            <text:p>2322.5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5]*[.$H$2]/[.$D$2]" office:value-type="float" office:value="5.2855" calcext:value-type="float">
            <text:p>5.2855</text:p>
          </table:table-cell>
          <table:table-cell table:formula="of:=IF([.B345]&lt;[.$G$2]; [.$C$2]*([.B345]^2)/2; IF([.B345]&lt;([.$H$2]-[.$G$2]); [.$F$2]+[.$B$2]*([.B345]-[.$G$2]); [.$A$2]-[.$F$2]+[.$B$2]*([.B345]-([.$H$2]-[.$G$2]))-[.$C$2]*(([.B345]-([.$H$2]-[.$G$2])^2)/2)))" office:value-type="float" office:value="2330.25" calcext:value-type="float">
            <text:p>2330.25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6]*[.$H$2]/[.$D$2]" office:value-type="float" office:value="5.301" calcext:value-type="float">
            <text:p>5.301</text:p>
          </table:table-cell>
          <table:table-cell table:formula="of:=IF([.B346]&lt;[.$G$2]; [.$C$2]*([.B346]^2)/2; IF([.B346]&lt;([.$H$2]-[.$G$2]); [.$F$2]+[.$B$2]*([.B346]-[.$G$2]); [.$A$2]-[.$F$2]+[.$B$2]*([.B346]-([.$H$2]-[.$G$2]))-[.$C$2]*(([.B346]-([.$H$2]-[.$G$2])^2)/2)))" office:value-type="float" office:value="2338" calcext:value-type="float">
            <text:p>2338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7]*[.$H$2]/[.$D$2]" office:value-type="float" office:value="5.3165" calcext:value-type="float">
            <text:p>5.3165</text:p>
          </table:table-cell>
          <table:table-cell table:formula="of:=IF([.B347]&lt;[.$G$2]; [.$C$2]*([.B347]^2)/2; IF([.B347]&lt;([.$H$2]-[.$G$2]); [.$F$2]+[.$B$2]*([.B347]-[.$G$2]); [.$A$2]-[.$F$2]+[.$B$2]*([.B347]-([.$H$2]-[.$G$2]))-[.$C$2]*(([.B347]-([.$H$2]-[.$G$2])^2)/2)))" office:value-type="float" office:value="2345.75" calcext:value-type="float">
            <text:p>2345.75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8]*[.$H$2]/[.$D$2]" office:value-type="float" office:value="5.332" calcext:value-type="float">
            <text:p>5.332</text:p>
          </table:table-cell>
          <table:table-cell table:formula="of:=IF([.B348]&lt;[.$G$2]; [.$C$2]*([.B348]^2)/2; IF([.B348]&lt;([.$H$2]-[.$G$2]); [.$F$2]+[.$B$2]*([.B348]-[.$G$2]); [.$A$2]-[.$F$2]+[.$B$2]*([.B348]-([.$H$2]-[.$G$2]))-[.$C$2]*(([.B348]-([.$H$2]-[.$G$2])^2)/2)))" office:value-type="float" office:value="2353.5" calcext:value-type="float">
            <text:p>2353.5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9]*[.$H$2]/[.$D$2]" office:value-type="float" office:value="5.3475" calcext:value-type="float">
            <text:p>5.3475</text:p>
          </table:table-cell>
          <table:table-cell table:formula="of:=IF([.B349]&lt;[.$G$2]; [.$C$2]*([.B349]^2)/2; IF([.B349]&lt;([.$H$2]-[.$G$2]); [.$F$2]+[.$B$2]*([.B349]-[.$G$2]); [.$A$2]-[.$F$2]+[.$B$2]*([.B349]-([.$H$2]-[.$G$2]))-[.$C$2]*(([.B349]-([.$H$2]-[.$G$2])^2)/2)))" office:value-type="float" office:value="2361.25" calcext:value-type="float">
            <text:p>2361.25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50]*[.$H$2]/[.$D$2]" office:value-type="float" office:value="5.363" calcext:value-type="float">
            <text:p>5.363</text:p>
          </table:table-cell>
          <table:table-cell table:formula="of:=IF([.B350]&lt;[.$G$2]; [.$C$2]*([.B350]^2)/2; IF([.B350]&lt;([.$H$2]-[.$G$2]); [.$F$2]+[.$B$2]*([.B350]-[.$G$2]); [.$A$2]-[.$F$2]+[.$B$2]*([.B350]-([.$H$2]-[.$G$2]))-[.$C$2]*(([.B350]-([.$H$2]-[.$G$2])^2)/2)))" office:value-type="float" office:value="2369" calcext:value-type="float">
            <text:p>2369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51]*[.$H$2]/[.$D$2]" office:value-type="float" office:value="5.3785" calcext:value-type="float">
            <text:p>5.3785</text:p>
          </table:table-cell>
          <table:table-cell table:formula="of:=IF([.B351]&lt;[.$G$2]; [.$C$2]*([.B351]^2)/2; IF([.B351]&lt;([.$H$2]-[.$G$2]); [.$F$2]+[.$B$2]*([.B351]-[.$G$2]); [.$A$2]-[.$F$2]+[.$B$2]*([.B351]-([.$H$2]-[.$G$2]))-[.$C$2]*(([.B351]-([.$H$2]-[.$G$2])^2)/2)))" office:value-type="float" office:value="2376.75" calcext:value-type="float">
            <text:p>2376.75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2]*[.$H$2]/[.$D$2]" office:value-type="float" office:value="5.394" calcext:value-type="float">
            <text:p>5.394</text:p>
          </table:table-cell>
          <table:table-cell table:formula="of:=IF([.B352]&lt;[.$G$2]; [.$C$2]*([.B352]^2)/2; IF([.B352]&lt;([.$H$2]-[.$G$2]); [.$F$2]+[.$B$2]*([.B352]-[.$G$2]); [.$A$2]-[.$F$2]+[.$B$2]*([.B352]-([.$H$2]-[.$G$2]))-[.$C$2]*(([.B352]-([.$H$2]-[.$G$2])^2)/2)))" office:value-type="float" office:value="2384.5" calcext:value-type="float">
            <text:p>2384.5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3]*[.$H$2]/[.$D$2]" office:value-type="float" office:value="5.4095" calcext:value-type="float">
            <text:p>5.4095</text:p>
          </table:table-cell>
          <table:table-cell table:formula="of:=IF([.B353]&lt;[.$G$2]; [.$C$2]*([.B353]^2)/2; IF([.B353]&lt;([.$H$2]-[.$G$2]); [.$F$2]+[.$B$2]*([.B353]-[.$G$2]); [.$A$2]-[.$F$2]+[.$B$2]*([.B353]-([.$H$2]-[.$G$2]))-[.$C$2]*(([.B353]-([.$H$2]-[.$G$2])^2)/2)))" office:value-type="float" office:value="2392.25" calcext:value-type="float">
            <text:p>2392.25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4]*[.$H$2]/[.$D$2]" office:value-type="float" office:value="5.425" calcext:value-type="float">
            <text:p>5.425</text:p>
          </table:table-cell>
          <table:table-cell table:formula="of:=IF([.B354]&lt;[.$G$2]; [.$C$2]*([.B354]^2)/2; IF([.B354]&lt;([.$H$2]-[.$G$2]); [.$F$2]+[.$B$2]*([.B354]-[.$G$2]); [.$A$2]-[.$F$2]+[.$B$2]*([.B354]-([.$H$2]-[.$G$2]))-[.$C$2]*(([.B354]-([.$H$2]-[.$G$2])^2)/2)))" office:value-type="float" office:value="2400" calcext:value-type="float">
            <text:p>2400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5]*[.$H$2]/[.$D$2]" office:value-type="float" office:value="5.4405" calcext:value-type="float">
            <text:p>5.4405</text:p>
          </table:table-cell>
          <table:table-cell table:formula="of:=IF([.B355]&lt;[.$G$2]; [.$C$2]*([.B355]^2)/2; IF([.B355]&lt;([.$H$2]-[.$G$2]); [.$F$2]+[.$B$2]*([.B355]-[.$G$2]); [.$A$2]-[.$F$2]+[.$B$2]*([.B355]-([.$H$2]-[.$G$2]))-[.$C$2]*(([.B355]-([.$H$2]-[.$G$2])^2)/2)))" office:value-type="float" office:value="2407.75" calcext:value-type="float">
            <text:p>2407.75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6]*[.$H$2]/[.$D$2]" office:value-type="float" office:value="5.456" calcext:value-type="float">
            <text:p>5.456</text:p>
          </table:table-cell>
          <table:table-cell table:formula="of:=IF([.B356]&lt;[.$G$2]; [.$C$2]*([.B356]^2)/2; IF([.B356]&lt;([.$H$2]-[.$G$2]); [.$F$2]+[.$B$2]*([.B356]-[.$G$2]); [.$A$2]-[.$F$2]+[.$B$2]*([.B356]-([.$H$2]-[.$G$2]))-[.$C$2]*(([.B356]-([.$H$2]-[.$G$2])^2)/2)))" office:value-type="float" office:value="2415.5" calcext:value-type="float">
            <text:p>2415.5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7]*[.$H$2]/[.$D$2]" office:value-type="float" office:value="5.4715" calcext:value-type="float">
            <text:p>5.4715</text:p>
          </table:table-cell>
          <table:table-cell table:formula="of:=IF([.B357]&lt;[.$G$2]; [.$C$2]*([.B357]^2)/2; IF([.B357]&lt;([.$H$2]-[.$G$2]); [.$F$2]+[.$B$2]*([.B357]-[.$G$2]); [.$A$2]-[.$F$2]+[.$B$2]*([.B357]-([.$H$2]-[.$G$2]))-[.$C$2]*(([.B357]-([.$H$2]-[.$G$2])^2)/2)))" office:value-type="float" office:value="2423.25" calcext:value-type="float">
            <text:p>2423.25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8]*[.$H$2]/[.$D$2]" office:value-type="float" office:value="5.487" calcext:value-type="float">
            <text:p>5.487</text:p>
          </table:table-cell>
          <table:table-cell table:formula="of:=IF([.B358]&lt;[.$G$2]; [.$C$2]*([.B358]^2)/2; IF([.B358]&lt;([.$H$2]-[.$G$2]); [.$F$2]+[.$B$2]*([.B358]-[.$G$2]); [.$A$2]-[.$F$2]+[.$B$2]*([.B358]-([.$H$2]-[.$G$2]))-[.$C$2]*(([.B358]-([.$H$2]-[.$G$2])^2)/2)))" office:value-type="float" office:value="2431" calcext:value-type="float">
            <text:p>2431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9]*[.$H$2]/[.$D$2]" office:value-type="float" office:value="5.5025" calcext:value-type="float">
            <text:p>5.5025</text:p>
          </table:table-cell>
          <table:table-cell table:formula="of:=IF([.B359]&lt;[.$G$2]; [.$C$2]*([.B359]^2)/2; IF([.B359]&lt;([.$H$2]-[.$G$2]); [.$F$2]+[.$B$2]*([.B359]-[.$G$2]); [.$A$2]-[.$F$2]+[.$B$2]*([.B359]-([.$H$2]-[.$G$2]))-[.$C$2]*(([.B359]-([.$H$2]-[.$G$2])^2)/2)))" office:value-type="float" office:value="2438.75" calcext:value-type="float">
            <text:p>2438.75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60]*[.$H$2]/[.$D$2]" office:value-type="float" office:value="5.518" calcext:value-type="float">
            <text:p>5.518</text:p>
          </table:table-cell>
          <table:table-cell table:formula="of:=IF([.B360]&lt;[.$G$2]; [.$C$2]*([.B360]^2)/2; IF([.B360]&lt;([.$H$2]-[.$G$2]); [.$F$2]+[.$B$2]*([.B360]-[.$G$2]); [.$A$2]-[.$F$2]+[.$B$2]*([.B360]-([.$H$2]-[.$G$2]))-[.$C$2]*(([.B360]-([.$H$2]-[.$G$2])^2)/2)))" office:value-type="float" office:value="2446.5" calcext:value-type="float">
            <text:p>2446.5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61]*[.$H$2]/[.$D$2]" office:value-type="float" office:value="5.5335" calcext:value-type="float">
            <text:p>5.5335</text:p>
          </table:table-cell>
          <table:table-cell table:formula="of:=IF([.B361]&lt;[.$G$2]; [.$C$2]*([.B361]^2)/2; IF([.B361]&lt;([.$H$2]-[.$G$2]); [.$F$2]+[.$B$2]*([.B361]-[.$G$2]); [.$A$2]-[.$F$2]+[.$B$2]*([.B361]-([.$H$2]-[.$G$2]))-[.$C$2]*(([.B361]-([.$H$2]-[.$G$2])^2)/2)))" office:value-type="float" office:value="2454.25" calcext:value-type="float">
            <text:p>2454.25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2]*[.$H$2]/[.$D$2]" office:value-type="float" office:value="5.549" calcext:value-type="float">
            <text:p>5.549</text:p>
          </table:table-cell>
          <table:table-cell table:formula="of:=IF([.B362]&lt;[.$G$2]; [.$C$2]*([.B362]^2)/2; IF([.B362]&lt;([.$H$2]-[.$G$2]); [.$F$2]+[.$B$2]*([.B362]-[.$G$2]); [.$A$2]-[.$F$2]+[.$B$2]*([.B362]-([.$H$2]-[.$G$2]))-[.$C$2]*(([.B362]-([.$H$2]-[.$G$2])^2)/2)))" office:value-type="float" office:value="2462" calcext:value-type="float">
            <text:p>2462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3]*[.$H$2]/[.$D$2]" office:value-type="float" office:value="5.5645" calcext:value-type="float">
            <text:p>5.5645</text:p>
          </table:table-cell>
          <table:table-cell table:formula="of:=IF([.B363]&lt;[.$G$2]; [.$C$2]*([.B363]^2)/2; IF([.B363]&lt;([.$H$2]-[.$G$2]); [.$F$2]+[.$B$2]*([.B363]-[.$G$2]); [.$A$2]-[.$F$2]+[.$B$2]*([.B363]-([.$H$2]-[.$G$2]))-[.$C$2]*(([.B363]-([.$H$2]-[.$G$2])^2)/2)))" office:value-type="float" office:value="2469.75" calcext:value-type="float">
            <text:p>2469.75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4]*[.$H$2]/[.$D$2]" office:value-type="float" office:value="5.58" calcext:value-type="float">
            <text:p>5.58</text:p>
          </table:table-cell>
          <table:table-cell table:formula="of:=IF([.B364]&lt;[.$G$2]; [.$C$2]*([.B364]^2)/2; IF([.B364]&lt;([.$H$2]-[.$G$2]); [.$F$2]+[.$B$2]*([.B364]-[.$G$2]); [.$A$2]-[.$F$2]+[.$B$2]*([.B364]-([.$H$2]-[.$G$2]))-[.$C$2]*(([.B364]-([.$H$2]-[.$G$2])^2)/2)))" office:value-type="float" office:value="2477.5" calcext:value-type="float">
            <text:p>2477.5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5]*[.$H$2]/[.$D$2]" office:value-type="float" office:value="5.5955" calcext:value-type="float">
            <text:p>5.5955</text:p>
          </table:table-cell>
          <table:table-cell table:formula="of:=IF([.B365]&lt;[.$G$2]; [.$C$2]*([.B365]^2)/2; IF([.B365]&lt;([.$H$2]-[.$G$2]); [.$F$2]+[.$B$2]*([.B365]-[.$G$2]); [.$A$2]-[.$F$2]+[.$B$2]*([.B365]-([.$H$2]-[.$G$2]))-[.$C$2]*(([.B365]-([.$H$2]-[.$G$2])^2)/2)))" office:value-type="float" office:value="2485.25" calcext:value-type="float">
            <text:p>2485.25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6]*[.$H$2]/[.$D$2]" office:value-type="float" office:value="5.611" calcext:value-type="float">
            <text:p>5.611</text:p>
          </table:table-cell>
          <table:table-cell table:formula="of:=IF([.B366]&lt;[.$G$2]; [.$C$2]*([.B366]^2)/2; IF([.B366]&lt;([.$H$2]-[.$G$2]); [.$F$2]+[.$B$2]*([.B366]-[.$G$2]); [.$A$2]-[.$F$2]+[.$B$2]*([.B366]-([.$H$2]-[.$G$2]))-[.$C$2]*(([.B366]-([.$H$2]-[.$G$2])^2)/2)))" office:value-type="float" office:value="2493" calcext:value-type="float">
            <text:p>2493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7]*[.$H$2]/[.$D$2]" office:value-type="float" office:value="5.6265" calcext:value-type="float">
            <text:p>5.6265</text:p>
          </table:table-cell>
          <table:table-cell table:formula="of:=IF([.B367]&lt;[.$G$2]; [.$C$2]*([.B367]^2)/2; IF([.B367]&lt;([.$H$2]-[.$G$2]); [.$F$2]+[.$B$2]*([.B367]-[.$G$2]); [.$A$2]-[.$F$2]+[.$B$2]*([.B367]-([.$H$2]-[.$G$2]))-[.$C$2]*(([.B367]-([.$H$2]-[.$G$2])^2)/2)))" office:value-type="float" office:value="2500.75" calcext:value-type="float">
            <text:p>2500.75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8]*[.$H$2]/[.$D$2]" office:value-type="float" office:value="5.642" calcext:value-type="float">
            <text:p>5.642</text:p>
          </table:table-cell>
          <table:table-cell table:formula="of:=IF([.B368]&lt;[.$G$2]; [.$C$2]*([.B368]^2)/2; IF([.B368]&lt;([.$H$2]-[.$G$2]); [.$F$2]+[.$B$2]*([.B368]-[.$G$2]); [.$A$2]-[.$F$2]+[.$B$2]*([.B368]-([.$H$2]-[.$G$2]))-[.$C$2]*(([.B368]-([.$H$2]-[.$G$2])^2)/2)))" office:value-type="float" office:value="2508.5" calcext:value-type="float">
            <text:p>2508.5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9]*[.$H$2]/[.$D$2]" office:value-type="float" office:value="5.6575" calcext:value-type="float">
            <text:p>5.6575</text:p>
          </table:table-cell>
          <table:table-cell table:formula="of:=IF([.B369]&lt;[.$G$2]; [.$C$2]*([.B369]^2)/2; IF([.B369]&lt;([.$H$2]-[.$G$2]); [.$F$2]+[.$B$2]*([.B369]-[.$G$2]); [.$A$2]-[.$F$2]+[.$B$2]*([.B369]-([.$H$2]-[.$G$2]))-[.$C$2]*(([.B369]-([.$H$2]-[.$G$2])^2)/2)))" office:value-type="float" office:value="2516.25" calcext:value-type="float">
            <text:p>2516.25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70]*[.$H$2]/[.$D$2]" office:value-type="float" office:value="5.673" calcext:value-type="float">
            <text:p>5.673</text:p>
          </table:table-cell>
          <table:table-cell table:formula="of:=IF([.B370]&lt;[.$G$2]; [.$C$2]*([.B370]^2)/2; IF([.B370]&lt;([.$H$2]-[.$G$2]); [.$F$2]+[.$B$2]*([.B370]-[.$G$2]); [.$A$2]-[.$F$2]+[.$B$2]*([.B370]-([.$H$2]-[.$G$2]))-[.$C$2]*(([.B370]-([.$H$2]-[.$G$2])^2)/2)))" office:value-type="float" office:value="2524" calcext:value-type="float">
            <text:p>2524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71]*[.$H$2]/[.$D$2]" office:value-type="float" office:value="5.6885" calcext:value-type="float">
            <text:p>5.6885</text:p>
          </table:table-cell>
          <table:table-cell table:formula="of:=IF([.B371]&lt;[.$G$2]; [.$C$2]*([.B371]^2)/2; IF([.B371]&lt;([.$H$2]-[.$G$2]); [.$F$2]+[.$B$2]*([.B371]-[.$G$2]); [.$A$2]-[.$F$2]+[.$B$2]*([.B371]-([.$H$2]-[.$G$2]))-[.$C$2]*(([.B371]-([.$H$2]-[.$G$2])^2)/2)))" office:value-type="float" office:value="2531.75" calcext:value-type="float">
            <text:p>2531.75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2]*[.$H$2]/[.$D$2]" office:value-type="float" office:value="5.704" calcext:value-type="float">
            <text:p>5.704</text:p>
          </table:table-cell>
          <table:table-cell table:formula="of:=IF([.B372]&lt;[.$G$2]; [.$C$2]*([.B372]^2)/2; IF([.B372]&lt;([.$H$2]-[.$G$2]); [.$F$2]+[.$B$2]*([.B372]-[.$G$2]); [.$A$2]-[.$F$2]+[.$B$2]*([.B372]-([.$H$2]-[.$G$2]))-[.$C$2]*(([.B372]-([.$H$2]-[.$G$2])^2)/2)))" office:value-type="float" office:value="2539.5" calcext:value-type="float">
            <text:p>2539.5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3]*[.$H$2]/[.$D$2]" office:value-type="float" office:value="5.7195" calcext:value-type="float">
            <text:p>5.7195</text:p>
          </table:table-cell>
          <table:table-cell table:formula="of:=IF([.B373]&lt;[.$G$2]; [.$C$2]*([.B373]^2)/2; IF([.B373]&lt;([.$H$2]-[.$G$2]); [.$F$2]+[.$B$2]*([.B373]-[.$G$2]); [.$A$2]-[.$F$2]+[.$B$2]*([.B373]-([.$H$2]-[.$G$2]))-[.$C$2]*(([.B373]-([.$H$2]-[.$G$2])^2)/2)))" office:value-type="float" office:value="2547.25" calcext:value-type="float">
            <text:p>2547.25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4]*[.$H$2]/[.$D$2]" office:value-type="float" office:value="5.735" calcext:value-type="float">
            <text:p>5.735</text:p>
          </table:table-cell>
          <table:table-cell table:formula="of:=IF([.B374]&lt;[.$G$2]; [.$C$2]*([.B374]^2)/2; IF([.B374]&lt;([.$H$2]-[.$G$2]); [.$F$2]+[.$B$2]*([.B374]-[.$G$2]); [.$A$2]-[.$F$2]+[.$B$2]*([.B374]-([.$H$2]-[.$G$2]))-[.$C$2]*(([.B374]-([.$H$2]-[.$G$2])^2)/2)))" office:value-type="float" office:value="2555" calcext:value-type="float">
            <text:p>2555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5]*[.$H$2]/[.$D$2]" office:value-type="float" office:value="5.7505" calcext:value-type="float">
            <text:p>5.7505</text:p>
          </table:table-cell>
          <table:table-cell table:formula="of:=IF([.B375]&lt;[.$G$2]; [.$C$2]*([.B375]^2)/2; IF([.B375]&lt;([.$H$2]-[.$G$2]); [.$F$2]+[.$B$2]*([.B375]-[.$G$2]); [.$A$2]-[.$F$2]+[.$B$2]*([.B375]-([.$H$2]-[.$G$2]))-[.$C$2]*(([.B375]-([.$H$2]-[.$G$2])^2)/2)))" office:value-type="float" office:value="2562.75" calcext:value-type="float">
            <text:p>2562.75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6]*[.$H$2]/[.$D$2]" office:value-type="float" office:value="5.766" calcext:value-type="float">
            <text:p>5.766</text:p>
          </table:table-cell>
          <table:table-cell table:formula="of:=IF([.B376]&lt;[.$G$2]; [.$C$2]*([.B376]^2)/2; IF([.B376]&lt;([.$H$2]-[.$G$2]); [.$F$2]+[.$B$2]*([.B376]-[.$G$2]); [.$A$2]-[.$F$2]+[.$B$2]*([.B376]-([.$H$2]-[.$G$2]))-[.$C$2]*(([.B376]-([.$H$2]-[.$G$2])^2)/2)))" office:value-type="float" office:value="2570.5" calcext:value-type="float">
            <text:p>2570.5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7]*[.$H$2]/[.$D$2]" office:value-type="float" office:value="5.7815" calcext:value-type="float">
            <text:p>5.7815</text:p>
          </table:table-cell>
          <table:table-cell table:formula="of:=IF([.B377]&lt;[.$G$2]; [.$C$2]*([.B377]^2)/2; IF([.B377]&lt;([.$H$2]-[.$G$2]); [.$F$2]+[.$B$2]*([.B377]-[.$G$2]); [.$A$2]-[.$F$2]+[.$B$2]*([.B377]-([.$H$2]-[.$G$2]))-[.$C$2]*(([.B377]-([.$H$2]-[.$G$2])^2)/2)))" office:value-type="float" office:value="2578.25" calcext:value-type="float">
            <text:p>2578.25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8]*[.$H$2]/[.$D$2]" office:value-type="float" office:value="5.797" calcext:value-type="float">
            <text:p>5.797</text:p>
          </table:table-cell>
          <table:table-cell table:formula="of:=IF([.B378]&lt;[.$G$2]; [.$C$2]*([.B378]^2)/2; IF([.B378]&lt;([.$H$2]-[.$G$2]); [.$F$2]+[.$B$2]*([.B378]-[.$G$2]); [.$A$2]-[.$F$2]+[.$B$2]*([.B378]-([.$H$2]-[.$G$2]))-[.$C$2]*(([.B378]-([.$H$2]-[.$G$2])^2)/2)))" office:value-type="float" office:value="2586" calcext:value-type="float">
            <text:p>2586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9]*[.$H$2]/[.$D$2]" office:value-type="float" office:value="5.8125" calcext:value-type="float">
            <text:p>5.8125</text:p>
          </table:table-cell>
          <table:table-cell table:formula="of:=IF([.B379]&lt;[.$G$2]; [.$C$2]*([.B379]^2)/2; IF([.B379]&lt;([.$H$2]-[.$G$2]); [.$F$2]+[.$B$2]*([.B379]-[.$G$2]); [.$A$2]-[.$F$2]+[.$B$2]*([.B379]-([.$H$2]-[.$G$2]))-[.$C$2]*(([.B379]-([.$H$2]-[.$G$2])^2)/2)))" office:value-type="float" office:value="2593.75" calcext:value-type="float">
            <text:p>2593.75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80]*[.$H$2]/[.$D$2]" office:value-type="float" office:value="5.828" calcext:value-type="float">
            <text:p>5.828</text:p>
          </table:table-cell>
          <table:table-cell table:formula="of:=IF([.B380]&lt;[.$G$2]; [.$C$2]*([.B380]^2)/2; IF([.B380]&lt;([.$H$2]-[.$G$2]); [.$F$2]+[.$B$2]*([.B380]-[.$G$2]); [.$A$2]-[.$F$2]+[.$B$2]*([.B380]-([.$H$2]-[.$G$2]))-[.$C$2]*(([.B380]-([.$H$2]-[.$G$2])^2)/2)))" office:value-type="float" office:value="2601.5" calcext:value-type="float">
            <text:p>2601.5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81]*[.$H$2]/[.$D$2]" office:value-type="float" office:value="5.8435" calcext:value-type="float">
            <text:p>5.8435</text:p>
          </table:table-cell>
          <table:table-cell table:formula="of:=IF([.B381]&lt;[.$G$2]; [.$C$2]*([.B381]^2)/2; IF([.B381]&lt;([.$H$2]-[.$G$2]); [.$F$2]+[.$B$2]*([.B381]-[.$G$2]); [.$A$2]-[.$F$2]+[.$B$2]*([.B381]-([.$H$2]-[.$G$2]))-[.$C$2]*(([.B381]-([.$H$2]-[.$G$2])^2)/2)))" office:value-type="float" office:value="2609.25" calcext:value-type="float">
            <text:p>2609.25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2]*[.$H$2]/[.$D$2]" office:value-type="float" office:value="5.859" calcext:value-type="float">
            <text:p>5.859</text:p>
          </table:table-cell>
          <table:table-cell table:formula="of:=IF([.B382]&lt;[.$G$2]; [.$C$2]*([.B382]^2)/2; IF([.B382]&lt;([.$H$2]-[.$G$2]); [.$F$2]+[.$B$2]*([.B382]-[.$G$2]); [.$A$2]-[.$F$2]+[.$B$2]*([.B382]-([.$H$2]-[.$G$2]))-[.$C$2]*(([.B382]-([.$H$2]-[.$G$2])^2)/2)))" office:value-type="float" office:value="2617" calcext:value-type="float">
            <text:p>2617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3]*[.$H$2]/[.$D$2]" office:value-type="float" office:value="5.8745" calcext:value-type="float">
            <text:p>5.8745</text:p>
          </table:table-cell>
          <table:table-cell table:formula="of:=IF([.B383]&lt;[.$G$2]; [.$C$2]*([.B383]^2)/2; IF([.B383]&lt;([.$H$2]-[.$G$2]); [.$F$2]+[.$B$2]*([.B383]-[.$G$2]); [.$A$2]-[.$F$2]+[.$B$2]*([.B383]-([.$H$2]-[.$G$2]))-[.$C$2]*(([.B383]-([.$H$2]-[.$G$2])^2)/2)))" office:value-type="float" office:value="2624.75" calcext:value-type="float">
            <text:p>2624.75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4]*[.$H$2]/[.$D$2]" office:value-type="float" office:value="5.89" calcext:value-type="float">
            <text:p>5.89</text:p>
          </table:table-cell>
          <table:table-cell table:formula="of:=IF([.B384]&lt;[.$G$2]; [.$C$2]*([.B384]^2)/2; IF([.B384]&lt;([.$H$2]-[.$G$2]); [.$F$2]+[.$B$2]*([.B384]-[.$G$2]); [.$A$2]-[.$F$2]+[.$B$2]*([.B384]-([.$H$2]-[.$G$2]))-[.$C$2]*(([.B384]-([.$H$2]-[.$G$2])^2)/2)))" office:value-type="float" office:value="2632.5" calcext:value-type="float">
            <text:p>2632.5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5]*[.$H$2]/[.$D$2]" office:value-type="float" office:value="5.9055" calcext:value-type="float">
            <text:p>5.9055</text:p>
          </table:table-cell>
          <table:table-cell table:formula="of:=IF([.B385]&lt;[.$G$2]; [.$C$2]*([.B385]^2)/2; IF([.B385]&lt;([.$H$2]-[.$G$2]); [.$F$2]+[.$B$2]*([.B385]-[.$G$2]); [.$A$2]-[.$F$2]+[.$B$2]*([.B385]-([.$H$2]-[.$G$2]))-[.$C$2]*(([.B385]-([.$H$2]-[.$G$2])^2)/2)))" office:value-type="float" office:value="2640.25" calcext:value-type="float">
            <text:p>2640.25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6]*[.$H$2]/[.$D$2]" office:value-type="float" office:value="5.921" calcext:value-type="float">
            <text:p>5.921</text:p>
          </table:table-cell>
          <table:table-cell table:formula="of:=IF([.B386]&lt;[.$G$2]; [.$C$2]*([.B386]^2)/2; IF([.B386]&lt;([.$H$2]-[.$G$2]); [.$F$2]+[.$B$2]*([.B386]-[.$G$2]); [.$A$2]-[.$F$2]+[.$B$2]*([.B386]-([.$H$2]-[.$G$2]))-[.$C$2]*(([.B386]-([.$H$2]-[.$G$2])^2)/2)))" office:value-type="float" office:value="2648" calcext:value-type="float">
            <text:p>2648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7]*[.$H$2]/[.$D$2]" office:value-type="float" office:value="5.9365" calcext:value-type="float">
            <text:p>5.9365</text:p>
          </table:table-cell>
          <table:table-cell table:formula="of:=IF([.B387]&lt;[.$G$2]; [.$C$2]*([.B387]^2)/2; IF([.B387]&lt;([.$H$2]-[.$G$2]); [.$F$2]+[.$B$2]*([.B387]-[.$G$2]); [.$A$2]-[.$F$2]+[.$B$2]*([.B387]-([.$H$2]-[.$G$2]))-[.$C$2]*(([.B387]-([.$H$2]-[.$G$2])^2)/2)))" office:value-type="float" office:value="2655.75" calcext:value-type="float">
            <text:p>2655.75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8]*[.$H$2]/[.$D$2]" office:value-type="float" office:value="5.952" calcext:value-type="float">
            <text:p>5.952</text:p>
          </table:table-cell>
          <table:table-cell table:formula="of:=IF([.B388]&lt;[.$G$2]; [.$C$2]*([.B388]^2)/2; IF([.B388]&lt;([.$H$2]-[.$G$2]); [.$F$2]+[.$B$2]*([.B388]-[.$G$2]); [.$A$2]-[.$F$2]+[.$B$2]*([.B388]-([.$H$2]-[.$G$2]))-[.$C$2]*(([.B388]-([.$H$2]-[.$G$2])^2)/2)))" office:value-type="float" office:value="2663.5" calcext:value-type="float">
            <text:p>2663.5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9]*[.$H$2]/[.$D$2]" office:value-type="float" office:value="5.9675" calcext:value-type="float">
            <text:p>5.9675</text:p>
          </table:table-cell>
          <table:table-cell table:formula="of:=IF([.B389]&lt;[.$G$2]; [.$C$2]*([.B389]^2)/2; IF([.B389]&lt;([.$H$2]-[.$G$2]); [.$F$2]+[.$B$2]*([.B389]-[.$G$2]); [.$A$2]-[.$F$2]+[.$B$2]*([.B389]-([.$H$2]-[.$G$2]))-[.$C$2]*(([.B389]-([.$H$2]-[.$G$2])^2)/2)))" office:value-type="float" office:value="2671.25" calcext:value-type="float">
            <text:p>2671.25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90]*[.$H$2]/[.$D$2]" office:value-type="float" office:value="5.983" calcext:value-type="float">
            <text:p>5.983</text:p>
          </table:table-cell>
          <table:table-cell table:formula="of:=IF([.B390]&lt;[.$G$2]; [.$C$2]*([.B390]^2)/2; IF([.B390]&lt;([.$H$2]-[.$G$2]); [.$F$2]+[.$B$2]*([.B390]-[.$G$2]); [.$A$2]-[.$F$2]+[.$B$2]*([.B390]-([.$H$2]-[.$G$2]))-[.$C$2]*(([.B390]-([.$H$2]-[.$G$2])^2)/2)))" office:value-type="float" office:value="2679" calcext:value-type="float">
            <text:p>2679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91]*[.$H$2]/[.$D$2]" office:value-type="float" office:value="5.9985" calcext:value-type="float">
            <text:p>5.9985</text:p>
          </table:table-cell>
          <table:table-cell table:formula="of:=IF([.B391]&lt;[.$G$2]; [.$C$2]*([.B391]^2)/2; IF([.B391]&lt;([.$H$2]-[.$G$2]); [.$F$2]+[.$B$2]*([.B391]-[.$G$2]); [.$A$2]-[.$F$2]+[.$B$2]*([.B391]-([.$H$2]-[.$G$2]))-[.$C$2]*(([.B391]-([.$H$2]-[.$G$2])^2)/2)))" office:value-type="float" office:value="2686.75" calcext:value-type="float">
            <text:p>2686.75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2]*[.$H$2]/[.$D$2]" office:value-type="float" office:value="6.014" calcext:value-type="float">
            <text:p>6.014</text:p>
          </table:table-cell>
          <table:table-cell table:formula="of:=IF([.B392]&lt;[.$G$2]; [.$C$2]*([.B392]^2)/2; IF([.B392]&lt;([.$H$2]-[.$G$2]); [.$F$2]+[.$B$2]*([.B392]-[.$G$2]); [.$A$2]-[.$F$2]+[.$B$2]*([.B392]-([.$H$2]-[.$G$2]))-[.$C$2]*(([.B392]-([.$H$2]-[.$G$2])^2)/2)))" office:value-type="float" office:value="2694.5" calcext:value-type="float">
            <text:p>2694.5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3]*[.$H$2]/[.$D$2]" office:value-type="float" office:value="6.0295" calcext:value-type="float">
            <text:p>6.0295</text:p>
          </table:table-cell>
          <table:table-cell table:formula="of:=IF([.B393]&lt;[.$G$2]; [.$C$2]*([.B393]^2)/2; IF([.B393]&lt;([.$H$2]-[.$G$2]); [.$F$2]+[.$B$2]*([.B393]-[.$G$2]); [.$A$2]-[.$F$2]+[.$B$2]*([.B393]-([.$H$2]-[.$G$2]))-[.$C$2]*(([.B393]-([.$H$2]-[.$G$2])^2)/2)))" office:value-type="float" office:value="2702.25" calcext:value-type="float">
            <text:p>2702.25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4]*[.$H$2]/[.$D$2]" office:value-type="float" office:value="6.045" calcext:value-type="float">
            <text:p>6.045</text:p>
          </table:table-cell>
          <table:table-cell table:formula="of:=IF([.B394]&lt;[.$G$2]; [.$C$2]*([.B394]^2)/2; IF([.B394]&lt;([.$H$2]-[.$G$2]); [.$F$2]+[.$B$2]*([.B394]-[.$G$2]); [.$A$2]-[.$F$2]+[.$B$2]*([.B394]-([.$H$2]-[.$G$2]))-[.$C$2]*(([.B394]-([.$H$2]-[.$G$2])^2)/2)))" office:value-type="float" office:value="2710" calcext:value-type="float">
            <text:p>2710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5]*[.$H$2]/[.$D$2]" office:value-type="float" office:value="6.0605" calcext:value-type="float">
            <text:p>6.0605</text:p>
          </table:table-cell>
          <table:table-cell table:formula="of:=IF([.B395]&lt;[.$G$2]; [.$C$2]*([.B395]^2)/2; IF([.B395]&lt;([.$H$2]-[.$G$2]); [.$F$2]+[.$B$2]*([.B395]-[.$G$2]); [.$A$2]-[.$F$2]+[.$B$2]*([.B395]-([.$H$2]-[.$G$2]))-[.$C$2]*(([.B395]-([.$H$2]-[.$G$2])^2)/2)))" office:value-type="float" office:value="2717.75" calcext:value-type="float">
            <text:p>2717.75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6]*[.$H$2]/[.$D$2]" office:value-type="float" office:value="6.076" calcext:value-type="float">
            <text:p>6.076</text:p>
          </table:table-cell>
          <table:table-cell table:formula="of:=IF([.B396]&lt;[.$G$2]; [.$C$2]*([.B396]^2)/2; IF([.B396]&lt;([.$H$2]-[.$G$2]); [.$F$2]+[.$B$2]*([.B396]-[.$G$2]); [.$A$2]-[.$F$2]+[.$B$2]*([.B396]-([.$H$2]-[.$G$2]))-[.$C$2]*(([.B396]-([.$H$2]-[.$G$2])^2)/2)))" office:value-type="float" office:value="2725.5" calcext:value-type="float">
            <text:p>2725.5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7]*[.$H$2]/[.$D$2]" office:value-type="float" office:value="6.0915" calcext:value-type="float">
            <text:p>6.0915</text:p>
          </table:table-cell>
          <table:table-cell table:formula="of:=IF([.B397]&lt;[.$G$2]; [.$C$2]*([.B397]^2)/2; IF([.B397]&lt;([.$H$2]-[.$G$2]); [.$F$2]+[.$B$2]*([.B397]-[.$G$2]); [.$A$2]-[.$F$2]+[.$B$2]*([.B397]-([.$H$2]-[.$G$2]))-[.$C$2]*(([.B397]-([.$H$2]-[.$G$2])^2)/2)))" office:value-type="float" office:value="2733.25" calcext:value-type="float">
            <text:p>2733.25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8]*[.$H$2]/[.$D$2]" office:value-type="float" office:value="6.107" calcext:value-type="float">
            <text:p>6.107</text:p>
          </table:table-cell>
          <table:table-cell table:formula="of:=IF([.B398]&lt;[.$G$2]; [.$C$2]*([.B398]^2)/2; IF([.B398]&lt;([.$H$2]-[.$G$2]); [.$F$2]+[.$B$2]*([.B398]-[.$G$2]); [.$A$2]-[.$F$2]+[.$B$2]*([.B398]-([.$H$2]-[.$G$2]))-[.$C$2]*(([.B398]-([.$H$2]-[.$G$2])^2)/2)))" office:value-type="float" office:value="2741" calcext:value-type="float">
            <text:p>2741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9]*[.$H$2]/[.$D$2]" office:value-type="float" office:value="6.1225" calcext:value-type="float">
            <text:p>6.1225</text:p>
          </table:table-cell>
          <table:table-cell table:formula="of:=IF([.B399]&lt;[.$G$2]; [.$C$2]*([.B399]^2)/2; IF([.B399]&lt;([.$H$2]-[.$G$2]); [.$F$2]+[.$B$2]*([.B399]-[.$G$2]); [.$A$2]-[.$F$2]+[.$B$2]*([.B399]-([.$H$2]-[.$G$2]))-[.$C$2]*(([.B399]-([.$H$2]-[.$G$2])^2)/2)))" office:value-type="float" office:value="2748.75" calcext:value-type="float">
            <text:p>2748.75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400]*[.$H$2]/[.$D$2]" office:value-type="float" office:value="6.138" calcext:value-type="float">
            <text:p>6.138</text:p>
          </table:table-cell>
          <table:table-cell table:formula="of:=IF([.B400]&lt;[.$G$2]; [.$C$2]*([.B400]^2)/2; IF([.B400]&lt;([.$H$2]-[.$G$2]); [.$F$2]+[.$B$2]*([.B400]-[.$G$2]); [.$A$2]-[.$F$2]+[.$B$2]*([.B400]-([.$H$2]-[.$G$2]))-[.$C$2]*(([.B400]-([.$H$2]-[.$G$2])^2)/2)))" office:value-type="float" office:value="2756.5" calcext:value-type="float">
            <text:p>2756.5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401]*[.$H$2]/[.$D$2]" office:value-type="float" office:value="6.1535" calcext:value-type="float">
            <text:p>6.1535</text:p>
          </table:table-cell>
          <table:table-cell table:formula="of:=IF([.B401]&lt;[.$G$2]; [.$C$2]*([.B401]^2)/2; IF([.B401]&lt;([.$H$2]-[.$G$2]); [.$F$2]+[.$B$2]*([.B401]-[.$G$2]); [.$A$2]-[.$F$2]+[.$B$2]*([.B401]-([.$H$2]-[.$G$2]))-[.$C$2]*(([.B401]-([.$H$2]-[.$G$2])^2)/2)))" office:value-type="float" office:value="2764.25" calcext:value-type="float">
            <text:p>2764.25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2]*[.$H$2]/[.$D$2]" office:value-type="float" office:value="6.169" calcext:value-type="float">
            <text:p>6.169</text:p>
          </table:table-cell>
          <table:table-cell table:formula="of:=IF([.B402]&lt;[.$G$2]; [.$C$2]*([.B402]^2)/2; IF([.B402]&lt;([.$H$2]-[.$G$2]); [.$F$2]+[.$B$2]*([.B402]-[.$G$2]); [.$A$2]-[.$F$2]+[.$B$2]*([.B402]-([.$H$2]-[.$G$2]))-[.$C$2]*(([.B402]-([.$H$2]-[.$G$2])^2)/2)))" office:value-type="float" office:value="2772" calcext:value-type="float">
            <text:p>2772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3]*[.$H$2]/[.$D$2]" office:value-type="float" office:value="6.1845" calcext:value-type="float">
            <text:p>6.1845</text:p>
          </table:table-cell>
          <table:table-cell table:formula="of:=IF([.B403]&lt;[.$G$2]; [.$C$2]*([.B403]^2)/2; IF([.B403]&lt;([.$H$2]-[.$G$2]); [.$F$2]+[.$B$2]*([.B403]-[.$G$2]); [.$A$2]-[.$F$2]+[.$B$2]*([.B403]-([.$H$2]-[.$G$2]))-[.$C$2]*(([.B403]-([.$H$2]-[.$G$2])^2)/2)))" office:value-type="float" office:value="2779.75" calcext:value-type="float">
            <text:p>2779.75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4]*[.$H$2]/[.$D$2]" office:value-type="float" office:value="6.2" calcext:value-type="float">
            <text:p>6.2</text:p>
          </table:table-cell>
          <table:table-cell table:formula="of:=IF([.B404]&lt;[.$G$2]; [.$C$2]*([.B404]^2)/2; IF([.B404]&lt;([.$H$2]-[.$G$2]); [.$F$2]+[.$B$2]*([.B404]-[.$G$2]); [.$A$2]-[.$F$2]+[.$B$2]*([.B404]-([.$H$2]-[.$G$2]))-[.$C$2]*(([.B404]-([.$H$2]-[.$G$2])^2)/2)))" office:value-type="float" office:value="2787.5" calcext:value-type="float">
            <text:p>2787.5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5]*[.$H$2]/[.$D$2]" office:value-type="float" office:value="6.2155" calcext:value-type="float">
            <text:p>6.2155</text:p>
          </table:table-cell>
          <table:table-cell table:formula="of:=IF([.B405]&lt;[.$G$2]; [.$C$2]*([.B405]^2)/2; IF([.B405]&lt;([.$H$2]-[.$G$2]); [.$F$2]+[.$B$2]*([.B405]-[.$G$2]); [.$A$2]-[.$F$2]+[.$B$2]*([.B405]-([.$H$2]-[.$G$2]))-[.$C$2]*(([.B405]-([.$H$2]-[.$G$2])^2)/2)))" office:value-type="float" office:value="2795.25" calcext:value-type="float">
            <text:p>2795.25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6]*[.$H$2]/[.$D$2]" office:value-type="float" office:value="6.231" calcext:value-type="float">
            <text:p>6.231</text:p>
          </table:table-cell>
          <table:table-cell table:formula="of:=IF([.B406]&lt;[.$G$2]; [.$C$2]*([.B406]^2)/2; IF([.B406]&lt;([.$H$2]-[.$G$2]); [.$F$2]+[.$B$2]*([.B406]-[.$G$2]); [.$A$2]-[.$F$2]+[.$B$2]*([.B406]-([.$H$2]-[.$G$2]))-[.$C$2]*(([.B406]-([.$H$2]-[.$G$2])^2)/2)))" office:value-type="float" office:value="2803" calcext:value-type="float">
            <text:p>2803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7]*[.$H$2]/[.$D$2]" office:value-type="float" office:value="6.2465" calcext:value-type="float">
            <text:p>6.2465</text:p>
          </table:table-cell>
          <table:table-cell table:formula="of:=IF([.B407]&lt;[.$G$2]; [.$C$2]*([.B407]^2)/2; IF([.B407]&lt;([.$H$2]-[.$G$2]); [.$F$2]+[.$B$2]*([.B407]-[.$G$2]); [.$A$2]-[.$F$2]+[.$B$2]*([.B407]-([.$H$2]-[.$G$2]))-[.$C$2]*(([.B407]-([.$H$2]-[.$G$2])^2)/2)))" office:value-type="float" office:value="2810.75" calcext:value-type="float">
            <text:p>2810.75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8]*[.$H$2]/[.$D$2]" office:value-type="float" office:value="6.262" calcext:value-type="float">
            <text:p>6.262</text:p>
          </table:table-cell>
          <table:table-cell table:formula="of:=IF([.B408]&lt;[.$G$2]; [.$C$2]*([.B408]^2)/2; IF([.B408]&lt;([.$H$2]-[.$G$2]); [.$F$2]+[.$B$2]*([.B408]-[.$G$2]); [.$A$2]-[.$F$2]+[.$B$2]*([.B408]-([.$H$2]-[.$G$2]))-[.$C$2]*(([.B408]-([.$H$2]-[.$G$2])^2)/2)))" office:value-type="float" office:value="2818.5" calcext:value-type="float">
            <text:p>2818.5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9]*[.$H$2]/[.$D$2]" office:value-type="float" office:value="6.2775" calcext:value-type="float">
            <text:p>6.2775</text:p>
          </table:table-cell>
          <table:table-cell table:formula="of:=IF([.B409]&lt;[.$G$2]; [.$C$2]*([.B409]^2)/2; IF([.B409]&lt;([.$H$2]-[.$G$2]); [.$F$2]+[.$B$2]*([.B409]-[.$G$2]); [.$A$2]-[.$F$2]+[.$B$2]*([.B409]-([.$H$2]-[.$G$2]))-[.$C$2]*(([.B409]-([.$H$2]-[.$G$2])^2)/2)))" office:value-type="float" office:value="2826.25" calcext:value-type="float">
            <text:p>2826.25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10]*[.$H$2]/[.$D$2]" office:value-type="float" office:value="6.293" calcext:value-type="float">
            <text:p>6.293</text:p>
          </table:table-cell>
          <table:table-cell table:formula="of:=IF([.B410]&lt;[.$G$2]; [.$C$2]*([.B410]^2)/2; IF([.B410]&lt;([.$H$2]-[.$G$2]); [.$F$2]+[.$B$2]*([.B410]-[.$G$2]); [.$A$2]-[.$F$2]+[.$B$2]*([.B410]-([.$H$2]-[.$G$2]))-[.$C$2]*(([.B410]-([.$H$2]-[.$G$2])^2)/2)))" office:value-type="float" office:value="2834" calcext:value-type="float">
            <text:p>2834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11]*[.$H$2]/[.$D$2]" office:value-type="float" office:value="6.3085" calcext:value-type="float">
            <text:p>6.3085</text:p>
          </table:table-cell>
          <table:table-cell table:formula="of:=IF([.B411]&lt;[.$G$2]; [.$C$2]*([.B411]^2)/2; IF([.B411]&lt;([.$H$2]-[.$G$2]); [.$F$2]+[.$B$2]*([.B411]-[.$G$2]); [.$A$2]-[.$F$2]+[.$B$2]*([.B411]-([.$H$2]-[.$G$2]))-[.$C$2]*(([.B411]-([.$H$2]-[.$G$2])^2)/2)))" office:value-type="float" office:value="2841.75" calcext:value-type="float">
            <text:p>2841.75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2]*[.$H$2]/[.$D$2]" office:value-type="float" office:value="6.324" calcext:value-type="float">
            <text:p>6.324</text:p>
          </table:table-cell>
          <table:table-cell table:formula="of:=IF([.B412]&lt;[.$G$2]; [.$C$2]*([.B412]^2)/2; IF([.B412]&lt;([.$H$2]-[.$G$2]); [.$F$2]+[.$B$2]*([.B412]-[.$G$2]); [.$A$2]-[.$F$2]+[.$B$2]*([.B412]-([.$H$2]-[.$G$2]))-[.$C$2]*(([.B412]-([.$H$2]-[.$G$2])^2)/2)))" office:value-type="float" office:value="2849.5" calcext:value-type="float">
            <text:p>2849.5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3]*[.$H$2]/[.$D$2]" office:value-type="float" office:value="6.3395" calcext:value-type="float">
            <text:p>6.3395</text:p>
          </table:table-cell>
          <table:table-cell table:formula="of:=IF([.B413]&lt;[.$G$2]; [.$C$2]*([.B413]^2)/2; IF([.B413]&lt;([.$H$2]-[.$G$2]); [.$F$2]+[.$B$2]*([.B413]-[.$G$2]); [.$A$2]-[.$F$2]+[.$B$2]*([.B413]-([.$H$2]-[.$G$2]))-[.$C$2]*(([.B413]-([.$H$2]-[.$G$2])^2)/2)))" office:value-type="float" office:value="2857.25" calcext:value-type="float">
            <text:p>2857.25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4]*[.$H$2]/[.$D$2]" office:value-type="float" office:value="6.355" calcext:value-type="float">
            <text:p>6.355</text:p>
          </table:table-cell>
          <table:table-cell table:formula="of:=IF([.B414]&lt;[.$G$2]; [.$C$2]*([.B414]^2)/2; IF([.B414]&lt;([.$H$2]-[.$G$2]); [.$F$2]+[.$B$2]*([.B414]-[.$G$2]); [.$A$2]-[.$F$2]+[.$B$2]*([.B414]-([.$H$2]-[.$G$2]))-[.$C$2]*(([.B414]-([.$H$2]-[.$G$2])^2)/2)))" office:value-type="float" office:value="2865" calcext:value-type="float">
            <text:p>2865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5]*[.$H$2]/[.$D$2]" office:value-type="float" office:value="6.3705" calcext:value-type="float">
            <text:p>6.3705</text:p>
          </table:table-cell>
          <table:table-cell table:formula="of:=IF([.B415]&lt;[.$G$2]; [.$C$2]*([.B415]^2)/2; IF([.B415]&lt;([.$H$2]-[.$G$2]); [.$F$2]+[.$B$2]*([.B415]-[.$G$2]); [.$A$2]-[.$F$2]+[.$B$2]*([.B415]-([.$H$2]-[.$G$2]))-[.$C$2]*(([.B415]-([.$H$2]-[.$G$2])^2)/2)))" office:value-type="float" office:value="2872.75" calcext:value-type="float">
            <text:p>2872.75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6]*[.$H$2]/[.$D$2]" office:value-type="float" office:value="6.386" calcext:value-type="float">
            <text:p>6.386</text:p>
          </table:table-cell>
          <table:table-cell table:formula="of:=IF([.B416]&lt;[.$G$2]; [.$C$2]*([.B416]^2)/2; IF([.B416]&lt;([.$H$2]-[.$G$2]); [.$F$2]+[.$B$2]*([.B416]-[.$G$2]); [.$A$2]-[.$F$2]+[.$B$2]*([.B416]-([.$H$2]-[.$G$2]))-[.$C$2]*(([.B416]-([.$H$2]-[.$G$2])^2)/2)))" office:value-type="float" office:value="2880.5" calcext:value-type="float">
            <text:p>2880.5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7]*[.$H$2]/[.$D$2]" office:value-type="float" office:value="6.4015" calcext:value-type="float">
            <text:p>6.4015</text:p>
          </table:table-cell>
          <table:table-cell table:formula="of:=IF([.B417]&lt;[.$G$2]; [.$C$2]*([.B417]^2)/2; IF([.B417]&lt;([.$H$2]-[.$G$2]); [.$F$2]+[.$B$2]*([.B417]-[.$G$2]); [.$A$2]-[.$F$2]+[.$B$2]*([.B417]-([.$H$2]-[.$G$2]))-[.$C$2]*(([.B417]-([.$H$2]-[.$G$2])^2)/2)))" office:value-type="float" office:value="2888.25" calcext:value-type="float">
            <text:p>2888.25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8]*[.$H$2]/[.$D$2]" office:value-type="float" office:value="6.417" calcext:value-type="float">
            <text:p>6.417</text:p>
          </table:table-cell>
          <table:table-cell table:formula="of:=IF([.B418]&lt;[.$G$2]; [.$C$2]*([.B418]^2)/2; IF([.B418]&lt;([.$H$2]-[.$G$2]); [.$F$2]+[.$B$2]*([.B418]-[.$G$2]); [.$A$2]-[.$F$2]+[.$B$2]*([.B418]-([.$H$2]-[.$G$2]))-[.$C$2]*(([.B418]-([.$H$2]-[.$G$2])^2)/2)))" office:value-type="float" office:value="2896" calcext:value-type="float">
            <text:p>2896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9]*[.$H$2]/[.$D$2]" office:value-type="float" office:value="6.4325" calcext:value-type="float">
            <text:p>6.4325</text:p>
          </table:table-cell>
          <table:table-cell table:formula="of:=IF([.B419]&lt;[.$G$2]; [.$C$2]*([.B419]^2)/2; IF([.B419]&lt;([.$H$2]-[.$G$2]); [.$F$2]+[.$B$2]*([.B419]-[.$G$2]); [.$A$2]-[.$F$2]+[.$B$2]*([.B419]-([.$H$2]-[.$G$2]))-[.$C$2]*(([.B419]-([.$H$2]-[.$G$2])^2)/2)))" office:value-type="float" office:value="2903.75" calcext:value-type="float">
            <text:p>2903.75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20]*[.$H$2]/[.$D$2]" office:value-type="float" office:value="6.448" calcext:value-type="float">
            <text:p>6.448</text:p>
          </table:table-cell>
          <table:table-cell table:formula="of:=IF([.B420]&lt;[.$G$2]; [.$C$2]*([.B420]^2)/2; IF([.B420]&lt;([.$H$2]-[.$G$2]); [.$F$2]+[.$B$2]*([.B420]-[.$G$2]); [.$A$2]-[.$F$2]+[.$B$2]*([.B420]-([.$H$2]-[.$G$2]))-[.$C$2]*(([.B420]-([.$H$2]-[.$G$2])^2)/2)))" office:value-type="float" office:value="2911.5" calcext:value-type="float">
            <text:p>2911.5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21]*[.$H$2]/[.$D$2]" office:value-type="float" office:value="6.4635" calcext:value-type="float">
            <text:p>6.4635</text:p>
          </table:table-cell>
          <table:table-cell table:formula="of:=IF([.B421]&lt;[.$G$2]; [.$C$2]*([.B421]^2)/2; IF([.B421]&lt;([.$H$2]-[.$G$2]); [.$F$2]+[.$B$2]*([.B421]-[.$G$2]); [.$A$2]-[.$F$2]+[.$B$2]*([.B421]-([.$H$2]-[.$G$2]))-[.$C$2]*(([.B421]-([.$H$2]-[.$G$2])^2)/2)))" office:value-type="float" office:value="2919.25" calcext:value-type="float">
            <text:p>2919.25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2]*[.$H$2]/[.$D$2]" office:value-type="float" office:value="6.479" calcext:value-type="float">
            <text:p>6.479</text:p>
          </table:table-cell>
          <table:table-cell table:formula="of:=IF([.B422]&lt;[.$G$2]; [.$C$2]*([.B422]^2)/2; IF([.B422]&lt;([.$H$2]-[.$G$2]); [.$F$2]+[.$B$2]*([.B422]-[.$G$2]); [.$A$2]-[.$F$2]+[.$B$2]*([.B422]-([.$H$2]-[.$G$2]))-[.$C$2]*(([.B422]-([.$H$2]-[.$G$2])^2)/2)))" office:value-type="float" office:value="2927" calcext:value-type="float">
            <text:p>2927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3]*[.$H$2]/[.$D$2]" office:value-type="float" office:value="6.4945" calcext:value-type="float">
            <text:p>6.4945</text:p>
          </table:table-cell>
          <table:table-cell table:formula="of:=IF([.B423]&lt;[.$G$2]; [.$C$2]*([.B423]^2)/2; IF([.B423]&lt;([.$H$2]-[.$G$2]); [.$F$2]+[.$B$2]*([.B423]-[.$G$2]); [.$A$2]-[.$F$2]+[.$B$2]*([.B423]-([.$H$2]-[.$G$2]))-[.$C$2]*(([.B423]-([.$H$2]-[.$G$2])^2)/2)))" office:value-type="float" office:value="2934.75" calcext:value-type="float">
            <text:p>2934.75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4]*[.$H$2]/[.$D$2]" office:value-type="float" office:value="6.51" calcext:value-type="float">
            <text:p>6.51</text:p>
          </table:table-cell>
          <table:table-cell table:formula="of:=IF([.B424]&lt;[.$G$2]; [.$C$2]*([.B424]^2)/2; IF([.B424]&lt;([.$H$2]-[.$G$2]); [.$F$2]+[.$B$2]*([.B424]-[.$G$2]); [.$A$2]-[.$F$2]+[.$B$2]*([.B424]-([.$H$2]-[.$G$2]))-[.$C$2]*(([.B424]-([.$H$2]-[.$G$2])^2)/2)))" office:value-type="float" office:value="8840.5" calcext:value-type="float">
            <text:p>8840.5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5]*[.$H$2]/[.$D$2]" office:value-type="float" office:value="6.5255" calcext:value-type="float">
            <text:p>6.5255</text:p>
          </table:table-cell>
          <table:table-cell table:formula="of:=IF([.B425]&lt;[.$G$2]; [.$C$2]*([.B425]^2)/2; IF([.B425]&lt;([.$H$2]-[.$G$2]); [.$F$2]+[.$B$2]*([.B425]-[.$G$2]); [.$A$2]-[.$F$2]+[.$B$2]*([.B425]-([.$H$2]-[.$G$2]))-[.$C$2]*(([.B425]-([.$H$2]-[.$G$2])^2)/2)))" office:value-type="float" office:value="8845.15" calcext:value-type="float">
            <text:p>8845.15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6]*[.$H$2]/[.$D$2]" office:value-type="float" office:value="6.541" calcext:value-type="float">
            <text:p>6.541</text:p>
          </table:table-cell>
          <table:table-cell table:formula="of:=IF([.B426]&lt;[.$G$2]; [.$C$2]*([.B426]^2)/2; IF([.B426]&lt;([.$H$2]-[.$G$2]); [.$F$2]+[.$B$2]*([.B426]-[.$G$2]); [.$A$2]-[.$F$2]+[.$B$2]*([.B426]-([.$H$2]-[.$G$2]))-[.$C$2]*(([.B426]-([.$H$2]-[.$G$2])^2)/2)))" office:value-type="float" office:value="8849.8" calcext:value-type="float">
            <text:p>8849.8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7]*[.$H$2]/[.$D$2]" office:value-type="float" office:value="6.5565" calcext:value-type="float">
            <text:p>6.5565</text:p>
          </table:table-cell>
          <table:table-cell table:formula="of:=IF([.B427]&lt;[.$G$2]; [.$C$2]*([.B427]^2)/2; IF([.B427]&lt;([.$H$2]-[.$G$2]); [.$F$2]+[.$B$2]*([.B427]-[.$G$2]); [.$A$2]-[.$F$2]+[.$B$2]*([.B427]-([.$H$2]-[.$G$2]))-[.$C$2]*(([.B427]-([.$H$2]-[.$G$2])^2)/2)))" office:value-type="float" office:value="8854.45" calcext:value-type="float">
            <text:p>8854.45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8]*[.$H$2]/[.$D$2]" office:value-type="float" office:value="6.572" calcext:value-type="float">
            <text:p>6.572</text:p>
          </table:table-cell>
          <table:table-cell table:formula="of:=IF([.B428]&lt;[.$G$2]; [.$C$2]*([.B428]^2)/2; IF([.B428]&lt;([.$H$2]-[.$G$2]); [.$F$2]+[.$B$2]*([.B428]-[.$G$2]); [.$A$2]-[.$F$2]+[.$B$2]*([.B428]-([.$H$2]-[.$G$2]))-[.$C$2]*(([.B428]-([.$H$2]-[.$G$2])^2)/2)))" office:value-type="float" office:value="8859.1" calcext:value-type="float">
            <text:p>8859.1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9]*[.$H$2]/[.$D$2]" office:value-type="float" office:value="6.5875" calcext:value-type="float">
            <text:p>6.5875</text:p>
          </table:table-cell>
          <table:table-cell table:formula="of:=IF([.B429]&lt;[.$G$2]; [.$C$2]*([.B429]^2)/2; IF([.B429]&lt;([.$H$2]-[.$G$2]); [.$F$2]+[.$B$2]*([.B429]-[.$G$2]); [.$A$2]-[.$F$2]+[.$B$2]*([.B429]-([.$H$2]-[.$G$2]))-[.$C$2]*(([.B429]-([.$H$2]-[.$G$2])^2)/2)))" office:value-type="float" office:value="8863.75" calcext:value-type="float">
            <text:p>8863.75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30]*[.$H$2]/[.$D$2]" office:value-type="float" office:value="6.603" calcext:value-type="float">
            <text:p>6.603</text:p>
          </table:table-cell>
          <table:table-cell table:formula="of:=IF([.B430]&lt;[.$G$2]; [.$C$2]*([.B430]^2)/2; IF([.B430]&lt;([.$H$2]-[.$G$2]); [.$F$2]+[.$B$2]*([.B430]-[.$G$2]); [.$A$2]-[.$F$2]+[.$B$2]*([.B430]-([.$H$2]-[.$G$2]))-[.$C$2]*(([.B430]-([.$H$2]-[.$G$2])^2)/2)))" office:value-type="float" office:value="8868.4" calcext:value-type="float">
            <text:p>8868.4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31]*[.$H$2]/[.$D$2]" office:value-type="float" office:value="6.6185" calcext:value-type="float">
            <text:p>6.6185</text:p>
          </table:table-cell>
          <table:table-cell table:formula="of:=IF([.B431]&lt;[.$G$2]; [.$C$2]*([.B431]^2)/2; IF([.B431]&lt;([.$H$2]-[.$G$2]); [.$F$2]+[.$B$2]*([.B431]-[.$G$2]); [.$A$2]-[.$F$2]+[.$B$2]*([.B431]-([.$H$2]-[.$G$2]))-[.$C$2]*(([.B431]-([.$H$2]-[.$G$2])^2)/2)))" office:value-type="float" office:value="8873.05" calcext:value-type="float">
            <text:p>8873.05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2]*[.$H$2]/[.$D$2]" office:value-type="float" office:value="6.634" calcext:value-type="float">
            <text:p>6.634</text:p>
          </table:table-cell>
          <table:table-cell table:formula="of:=IF([.B432]&lt;[.$G$2]; [.$C$2]*([.B432]^2)/2; IF([.B432]&lt;([.$H$2]-[.$G$2]); [.$F$2]+[.$B$2]*([.B432]-[.$G$2]); [.$A$2]-[.$F$2]+[.$B$2]*([.B432]-([.$H$2]-[.$G$2]))-[.$C$2]*(([.B432]-([.$H$2]-[.$G$2])^2)/2)))" office:value-type="float" office:value="8877.7" calcext:value-type="float">
            <text:p>8877.7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3]*[.$H$2]/[.$D$2]" office:value-type="float" office:value="6.6495" calcext:value-type="float">
            <text:p>6.6495</text:p>
          </table:table-cell>
          <table:table-cell table:formula="of:=IF([.B433]&lt;[.$G$2]; [.$C$2]*([.B433]^2)/2; IF([.B433]&lt;([.$H$2]-[.$G$2]); [.$F$2]+[.$B$2]*([.B433]-[.$G$2]); [.$A$2]-[.$F$2]+[.$B$2]*([.B433]-([.$H$2]-[.$G$2]))-[.$C$2]*(([.B433]-([.$H$2]-[.$G$2])^2)/2)))" office:value-type="float" office:value="8882.35" calcext:value-type="float">
            <text:p>8882.35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4]*[.$H$2]/[.$D$2]" office:value-type="float" office:value="6.665" calcext:value-type="float">
            <text:p>6.665</text:p>
          </table:table-cell>
          <table:table-cell table:formula="of:=IF([.B434]&lt;[.$G$2]; [.$C$2]*([.B434]^2)/2; IF([.B434]&lt;([.$H$2]-[.$G$2]); [.$F$2]+[.$B$2]*([.B434]-[.$G$2]); [.$A$2]-[.$F$2]+[.$B$2]*([.B434]-([.$H$2]-[.$G$2]))-[.$C$2]*(([.B434]-([.$H$2]-[.$G$2])^2)/2)))" office:value-type="float" office:value="8887" calcext:value-type="float">
            <text:p>8887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5]*[.$H$2]/[.$D$2]" office:value-type="float" office:value="6.6805" calcext:value-type="float">
            <text:p>6.6805</text:p>
          </table:table-cell>
          <table:table-cell table:formula="of:=IF([.B435]&lt;[.$G$2]; [.$C$2]*([.B435]^2)/2; IF([.B435]&lt;([.$H$2]-[.$G$2]); [.$F$2]+[.$B$2]*([.B435]-[.$G$2]); [.$A$2]-[.$F$2]+[.$B$2]*([.B435]-([.$H$2]-[.$G$2]))-[.$C$2]*(([.B435]-([.$H$2]-[.$G$2])^2)/2)))" office:value-type="float" office:value="8891.65" calcext:value-type="float">
            <text:p>8891.65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6]*[.$H$2]/[.$D$2]" office:value-type="float" office:value="6.696" calcext:value-type="float">
            <text:p>6.696</text:p>
          </table:table-cell>
          <table:table-cell table:formula="of:=IF([.B436]&lt;[.$G$2]; [.$C$2]*([.B436]^2)/2; IF([.B436]&lt;([.$H$2]-[.$G$2]); [.$F$2]+[.$B$2]*([.B436]-[.$G$2]); [.$A$2]-[.$F$2]+[.$B$2]*([.B436]-([.$H$2]-[.$G$2]))-[.$C$2]*(([.B436]-([.$H$2]-[.$G$2])^2)/2)))" office:value-type="float" office:value="8896.3" calcext:value-type="float">
            <text:p>8896.3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7]*[.$H$2]/[.$D$2]" office:value-type="float" office:value="6.7115" calcext:value-type="float">
            <text:p>6.7115</text:p>
          </table:table-cell>
          <table:table-cell table:formula="of:=IF([.B437]&lt;[.$G$2]; [.$C$2]*([.B437]^2)/2; IF([.B437]&lt;([.$H$2]-[.$G$2]); [.$F$2]+[.$B$2]*([.B437]-[.$G$2]); [.$A$2]-[.$F$2]+[.$B$2]*([.B437]-([.$H$2]-[.$G$2]))-[.$C$2]*(([.B437]-([.$H$2]-[.$G$2])^2)/2)))" office:value-type="float" office:value="8900.95" calcext:value-type="float">
            <text:p>8900.95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8]*[.$H$2]/[.$D$2]" office:value-type="float" office:value="6.727" calcext:value-type="float">
            <text:p>6.727</text:p>
          </table:table-cell>
          <table:table-cell table:formula="of:=IF([.B438]&lt;[.$G$2]; [.$C$2]*([.B438]^2)/2; IF([.B438]&lt;([.$H$2]-[.$G$2]); [.$F$2]+[.$B$2]*([.B438]-[.$G$2]); [.$A$2]-[.$F$2]+[.$B$2]*([.B438]-([.$H$2]-[.$G$2]))-[.$C$2]*(([.B438]-([.$H$2]-[.$G$2])^2)/2)))" office:value-type="float" office:value="8905.6" calcext:value-type="float">
            <text:p>8905.6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9]*[.$H$2]/[.$D$2]" office:value-type="float" office:value="6.7425" calcext:value-type="float">
            <text:p>6.7425</text:p>
          </table:table-cell>
          <table:table-cell table:formula="of:=IF([.B439]&lt;[.$G$2]; [.$C$2]*([.B439]^2)/2; IF([.B439]&lt;([.$H$2]-[.$G$2]); [.$F$2]+[.$B$2]*([.B439]-[.$G$2]); [.$A$2]-[.$F$2]+[.$B$2]*([.B439]-([.$H$2]-[.$G$2]))-[.$C$2]*(([.B439]-([.$H$2]-[.$G$2])^2)/2)))" office:value-type="float" office:value="8910.25" calcext:value-type="float">
            <text:p>8910.25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40]*[.$H$2]/[.$D$2]" office:value-type="float" office:value="6.758" calcext:value-type="float">
            <text:p>6.758</text:p>
          </table:table-cell>
          <table:table-cell table:formula="of:=IF([.B440]&lt;[.$G$2]; [.$C$2]*([.B440]^2)/2; IF([.B440]&lt;([.$H$2]-[.$G$2]); [.$F$2]+[.$B$2]*([.B440]-[.$G$2]); [.$A$2]-[.$F$2]+[.$B$2]*([.B440]-([.$H$2]-[.$G$2]))-[.$C$2]*(([.B440]-([.$H$2]-[.$G$2])^2)/2)))" office:value-type="float" office:value="8914.9" calcext:value-type="float">
            <text:p>8914.9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41]*[.$H$2]/[.$D$2]" office:value-type="float" office:value="6.7735" calcext:value-type="float">
            <text:p>6.7735</text:p>
          </table:table-cell>
          <table:table-cell table:formula="of:=IF([.B441]&lt;[.$G$2]; [.$C$2]*([.B441]^2)/2; IF([.B441]&lt;([.$H$2]-[.$G$2]); [.$F$2]+[.$B$2]*([.B441]-[.$G$2]); [.$A$2]-[.$F$2]+[.$B$2]*([.B441]-([.$H$2]-[.$G$2]))-[.$C$2]*(([.B441]-([.$H$2]-[.$G$2])^2)/2)))" office:value-type="float" office:value="8919.55" calcext:value-type="float">
            <text:p>8919.55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2]*[.$H$2]/[.$D$2]" office:value-type="float" office:value="6.789" calcext:value-type="float">
            <text:p>6.789</text:p>
          </table:table-cell>
          <table:table-cell table:formula="of:=IF([.B442]&lt;[.$G$2]; [.$C$2]*([.B442]^2)/2; IF([.B442]&lt;([.$H$2]-[.$G$2]); [.$F$2]+[.$B$2]*([.B442]-[.$G$2]); [.$A$2]-[.$F$2]+[.$B$2]*([.B442]-([.$H$2]-[.$G$2]))-[.$C$2]*(([.B442]-([.$H$2]-[.$G$2])^2)/2)))" office:value-type="float" office:value="8924.2" calcext:value-type="float">
            <text:p>8924.2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3]*[.$H$2]/[.$D$2]" office:value-type="float" office:value="6.8045" calcext:value-type="float">
            <text:p>6.8045</text:p>
          </table:table-cell>
          <table:table-cell table:formula="of:=IF([.B443]&lt;[.$G$2]; [.$C$2]*([.B443]^2)/2; IF([.B443]&lt;([.$H$2]-[.$G$2]); [.$F$2]+[.$B$2]*([.B443]-[.$G$2]); [.$A$2]-[.$F$2]+[.$B$2]*([.B443]-([.$H$2]-[.$G$2]))-[.$C$2]*(([.B443]-([.$H$2]-[.$G$2])^2)/2)))" office:value-type="float" office:value="8928.85" calcext:value-type="float">
            <text:p>8928.85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4]*[.$H$2]/[.$D$2]" office:value-type="float" office:value="6.82" calcext:value-type="float">
            <text:p>6.82</text:p>
          </table:table-cell>
          <table:table-cell table:formula="of:=IF([.B444]&lt;[.$G$2]; [.$C$2]*([.B444]^2)/2; IF([.B444]&lt;([.$H$2]-[.$G$2]); [.$F$2]+[.$B$2]*([.B444]-[.$G$2]); [.$A$2]-[.$F$2]+[.$B$2]*([.B444]-([.$H$2]-[.$G$2]))-[.$C$2]*(([.B444]-([.$H$2]-[.$G$2])^2)/2)))" office:value-type="float" office:value="8933.5" calcext:value-type="float">
            <text:p>8933.5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5]*[.$H$2]/[.$D$2]" office:value-type="float" office:value="6.8355" calcext:value-type="float">
            <text:p>6.8355</text:p>
          </table:table-cell>
          <table:table-cell table:formula="of:=IF([.B445]&lt;[.$G$2]; [.$C$2]*([.B445]^2)/2; IF([.B445]&lt;([.$H$2]-[.$G$2]); [.$F$2]+[.$B$2]*([.B445]-[.$G$2]); [.$A$2]-[.$F$2]+[.$B$2]*([.B445]-([.$H$2]-[.$G$2]))-[.$C$2]*(([.B445]-([.$H$2]-[.$G$2])^2)/2)))" office:value-type="float" office:value="8938.15" calcext:value-type="float">
            <text:p>8938.15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6]*[.$H$2]/[.$D$2]" office:value-type="float" office:value="6.851" calcext:value-type="float">
            <text:p>6.851</text:p>
          </table:table-cell>
          <table:table-cell table:formula="of:=IF([.B446]&lt;[.$G$2]; [.$C$2]*([.B446]^2)/2; IF([.B446]&lt;([.$H$2]-[.$G$2]); [.$F$2]+[.$B$2]*([.B446]-[.$G$2]); [.$A$2]-[.$F$2]+[.$B$2]*([.B446]-([.$H$2]-[.$G$2]))-[.$C$2]*(([.B446]-([.$H$2]-[.$G$2])^2)/2)))" office:value-type="float" office:value="8942.8" calcext:value-type="float">
            <text:p>8942.8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7]*[.$H$2]/[.$D$2]" office:value-type="float" office:value="6.8665" calcext:value-type="float">
            <text:p>6.8665</text:p>
          </table:table-cell>
          <table:table-cell table:formula="of:=IF([.B447]&lt;[.$G$2]; [.$C$2]*([.B447]^2)/2; IF([.B447]&lt;([.$H$2]-[.$G$2]); [.$F$2]+[.$B$2]*([.B447]-[.$G$2]); [.$A$2]-[.$F$2]+[.$B$2]*([.B447]-([.$H$2]-[.$G$2]))-[.$C$2]*(([.B447]-([.$H$2]-[.$G$2])^2)/2)))" office:value-type="float" office:value="8947.45" calcext:value-type="float">
            <text:p>8947.45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8]*[.$H$2]/[.$D$2]" office:value-type="float" office:value="6.882" calcext:value-type="float">
            <text:p>6.882</text:p>
          </table:table-cell>
          <table:table-cell table:formula="of:=IF([.B448]&lt;[.$G$2]; [.$C$2]*([.B448]^2)/2; IF([.B448]&lt;([.$H$2]-[.$G$2]); [.$F$2]+[.$B$2]*([.B448]-[.$G$2]); [.$A$2]-[.$F$2]+[.$B$2]*([.B448]-([.$H$2]-[.$G$2]))-[.$C$2]*(([.B448]-([.$H$2]-[.$G$2])^2)/2)))" office:value-type="float" office:value="8952.1" calcext:value-type="float">
            <text:p>8952.1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9]*[.$H$2]/[.$D$2]" office:value-type="float" office:value="6.8975" calcext:value-type="float">
            <text:p>6.8975</text:p>
          </table:table-cell>
          <table:table-cell table:formula="of:=IF([.B449]&lt;[.$G$2]; [.$C$2]*([.B449]^2)/2; IF([.B449]&lt;([.$H$2]-[.$G$2]); [.$F$2]+[.$B$2]*([.B449]-[.$G$2]); [.$A$2]-[.$F$2]+[.$B$2]*([.B449]-([.$H$2]-[.$G$2]))-[.$C$2]*(([.B449]-([.$H$2]-[.$G$2])^2)/2)))" office:value-type="float" office:value="8956.75" calcext:value-type="float">
            <text:p>8956.75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50]*[.$H$2]/[.$D$2]" office:value-type="float" office:value="6.913" calcext:value-type="float">
            <text:p>6.913</text:p>
          </table:table-cell>
          <table:table-cell table:formula="of:=IF([.B450]&lt;[.$G$2]; [.$C$2]*([.B450]^2)/2; IF([.B450]&lt;([.$H$2]-[.$G$2]); [.$F$2]+[.$B$2]*([.B450]-[.$G$2]); [.$A$2]-[.$F$2]+[.$B$2]*([.B450]-([.$H$2]-[.$G$2]))-[.$C$2]*(([.B450]-([.$H$2]-[.$G$2])^2)/2)))" office:value-type="float" office:value="8961.4" calcext:value-type="float">
            <text:p>8961.4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51]*[.$H$2]/[.$D$2]" office:value-type="float" office:value="6.9285" calcext:value-type="float">
            <text:p>6.9285</text:p>
          </table:table-cell>
          <table:table-cell table:formula="of:=IF([.B451]&lt;[.$G$2]; [.$C$2]*([.B451]^2)/2; IF([.B451]&lt;([.$H$2]-[.$G$2]); [.$F$2]+[.$B$2]*([.B451]-[.$G$2]); [.$A$2]-[.$F$2]+[.$B$2]*([.B451]-([.$H$2]-[.$G$2]))-[.$C$2]*(([.B451]-([.$H$2]-[.$G$2])^2)/2)))" office:value-type="float" office:value="8966.05" calcext:value-type="float">
            <text:p>8966.05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2]*[.$H$2]/[.$D$2]" office:value-type="float" office:value="6.944" calcext:value-type="float">
            <text:p>6.944</text:p>
          </table:table-cell>
          <table:table-cell table:formula="of:=IF([.B452]&lt;[.$G$2]; [.$C$2]*([.B452]^2)/2; IF([.B452]&lt;([.$H$2]-[.$G$2]); [.$F$2]+[.$B$2]*([.B452]-[.$G$2]); [.$A$2]-[.$F$2]+[.$B$2]*([.B452]-([.$H$2]-[.$G$2]))-[.$C$2]*(([.B452]-([.$H$2]-[.$G$2])^2)/2)))" office:value-type="float" office:value="8970.7" calcext:value-type="float">
            <text:p>8970.7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3]*[.$H$2]/[.$D$2]" office:value-type="float" office:value="6.9595" calcext:value-type="float">
            <text:p>6.9595</text:p>
          </table:table-cell>
          <table:table-cell table:formula="of:=IF([.B453]&lt;[.$G$2]; [.$C$2]*([.B453]^2)/2; IF([.B453]&lt;([.$H$2]-[.$G$2]); [.$F$2]+[.$B$2]*([.B453]-[.$G$2]); [.$A$2]-[.$F$2]+[.$B$2]*([.B453]-([.$H$2]-[.$G$2]))-[.$C$2]*(([.B453]-([.$H$2]-[.$G$2])^2)/2)))" office:value-type="float" office:value="8975.35" calcext:value-type="float">
            <text:p>8975.35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4]*[.$H$2]/[.$D$2]" office:value-type="float" office:value="6.975" calcext:value-type="float">
            <text:p>6.975</text:p>
          </table:table-cell>
          <table:table-cell table:formula="of:=IF([.B454]&lt;[.$G$2]; [.$C$2]*([.B454]^2)/2; IF([.B454]&lt;([.$H$2]-[.$G$2]); [.$F$2]+[.$B$2]*([.B454]-[.$G$2]); [.$A$2]-[.$F$2]+[.$B$2]*([.B454]-([.$H$2]-[.$G$2]))-[.$C$2]*(([.B454]-([.$H$2]-[.$G$2])^2)/2)))" office:value-type="float" office:value="8980" calcext:value-type="float">
            <text:p>8980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5]*[.$H$2]/[.$D$2]" office:value-type="float" office:value="6.9905" calcext:value-type="float">
            <text:p>6.9905</text:p>
          </table:table-cell>
          <table:table-cell table:formula="of:=IF([.B455]&lt;[.$G$2]; [.$C$2]*([.B455]^2)/2; IF([.B455]&lt;([.$H$2]-[.$G$2]); [.$F$2]+[.$B$2]*([.B455]-[.$G$2]); [.$A$2]-[.$F$2]+[.$B$2]*([.B455]-([.$H$2]-[.$G$2]))-[.$C$2]*(([.B455]-([.$H$2]-[.$G$2])^2)/2)))" office:value-type="float" office:value="8984.65" calcext:value-type="float">
            <text:p>8984.65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6]*[.$H$2]/[.$D$2]" office:value-type="float" office:value="7.006" calcext:value-type="float">
            <text:p>7.006</text:p>
          </table:table-cell>
          <table:table-cell table:formula="of:=IF([.B456]&lt;[.$G$2]; [.$C$2]*([.B456]^2)/2; IF([.B456]&lt;([.$H$2]-[.$G$2]); [.$F$2]+[.$B$2]*([.B456]-[.$G$2]); [.$A$2]-[.$F$2]+[.$B$2]*([.B456]-([.$H$2]-[.$G$2]))-[.$C$2]*(([.B456]-([.$H$2]-[.$G$2])^2)/2)))" office:value-type="float" office:value="8989.3" calcext:value-type="float">
            <text:p>8989.3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7]*[.$H$2]/[.$D$2]" office:value-type="float" office:value="7.0215" calcext:value-type="float">
            <text:p>7.0215</text:p>
          </table:table-cell>
          <table:table-cell table:formula="of:=IF([.B457]&lt;[.$G$2]; [.$C$2]*([.B457]^2)/2; IF([.B457]&lt;([.$H$2]-[.$G$2]); [.$F$2]+[.$B$2]*([.B457]-[.$G$2]); [.$A$2]-[.$F$2]+[.$B$2]*([.B457]-([.$H$2]-[.$G$2]))-[.$C$2]*(([.B457]-([.$H$2]-[.$G$2])^2)/2)))" office:value-type="float" office:value="8993.95" calcext:value-type="float">
            <text:p>8993.95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8]*[.$H$2]/[.$D$2]" office:value-type="float" office:value="7.037" calcext:value-type="float">
            <text:p>7.037</text:p>
          </table:table-cell>
          <table:table-cell table:formula="of:=IF([.B458]&lt;[.$G$2]; [.$C$2]*([.B458]^2)/2; IF([.B458]&lt;([.$H$2]-[.$G$2]); [.$F$2]+[.$B$2]*([.B458]-[.$G$2]); [.$A$2]-[.$F$2]+[.$B$2]*([.B458]-([.$H$2]-[.$G$2]))-[.$C$2]*(([.B458]-([.$H$2]-[.$G$2])^2)/2)))" office:value-type="float" office:value="8998.6" calcext:value-type="float">
            <text:p>8998.6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9]*[.$H$2]/[.$D$2]" office:value-type="float" office:value="7.0525" calcext:value-type="float">
            <text:p>7.0525</text:p>
          </table:table-cell>
          <table:table-cell table:formula="of:=IF([.B459]&lt;[.$G$2]; [.$C$2]*([.B459]^2)/2; IF([.B459]&lt;([.$H$2]-[.$G$2]); [.$F$2]+[.$B$2]*([.B459]-[.$G$2]); [.$A$2]-[.$F$2]+[.$B$2]*([.B459]-([.$H$2]-[.$G$2]))-[.$C$2]*(([.B459]-([.$H$2]-[.$G$2])^2)/2)))" office:value-type="float" office:value="9003.25" calcext:value-type="float">
            <text:p>9003.25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60]*[.$H$2]/[.$D$2]" office:value-type="float" office:value="7.068" calcext:value-type="float">
            <text:p>7.068</text:p>
          </table:table-cell>
          <table:table-cell table:formula="of:=IF([.B460]&lt;[.$G$2]; [.$C$2]*([.B460]^2)/2; IF([.B460]&lt;([.$H$2]-[.$G$2]); [.$F$2]+[.$B$2]*([.B460]-[.$G$2]); [.$A$2]-[.$F$2]+[.$B$2]*([.B460]-([.$H$2]-[.$G$2]))-[.$C$2]*(([.B460]-([.$H$2]-[.$G$2])^2)/2)))" office:value-type="float" office:value="9007.9" calcext:value-type="float">
            <text:p>9007.9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61]*[.$H$2]/[.$D$2]" office:value-type="float" office:value="7.0835" calcext:value-type="float">
            <text:p>7.0835</text:p>
          </table:table-cell>
          <table:table-cell table:formula="of:=IF([.B461]&lt;[.$G$2]; [.$C$2]*([.B461]^2)/2; IF([.B461]&lt;([.$H$2]-[.$G$2]); [.$F$2]+[.$B$2]*([.B461]-[.$G$2]); [.$A$2]-[.$F$2]+[.$B$2]*([.B461]-([.$H$2]-[.$G$2]))-[.$C$2]*(([.B461]-([.$H$2]-[.$G$2])^2)/2)))" office:value-type="float" office:value="9012.55" calcext:value-type="float">
            <text:p>9012.55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2]*[.$H$2]/[.$D$2]" office:value-type="float" office:value="7.099" calcext:value-type="float">
            <text:p>7.099</text:p>
          </table:table-cell>
          <table:table-cell table:formula="of:=IF([.B462]&lt;[.$G$2]; [.$C$2]*([.B462]^2)/2; IF([.B462]&lt;([.$H$2]-[.$G$2]); [.$F$2]+[.$B$2]*([.B462]-[.$G$2]); [.$A$2]-[.$F$2]+[.$B$2]*([.B462]-([.$H$2]-[.$G$2]))-[.$C$2]*(([.B462]-([.$H$2]-[.$G$2])^2)/2)))" office:value-type="float" office:value="9017.2" calcext:value-type="float">
            <text:p>9017.2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3]*[.$H$2]/[.$D$2]" office:value-type="float" office:value="7.1145" calcext:value-type="float">
            <text:p>7.1145</text:p>
          </table:table-cell>
          <table:table-cell table:formula="of:=IF([.B463]&lt;[.$G$2]; [.$C$2]*([.B463]^2)/2; IF([.B463]&lt;([.$H$2]-[.$G$2]); [.$F$2]+[.$B$2]*([.B463]-[.$G$2]); [.$A$2]-[.$F$2]+[.$B$2]*([.B463]-([.$H$2]-[.$G$2]))-[.$C$2]*(([.B463]-([.$H$2]-[.$G$2])^2)/2)))" office:value-type="float" office:value="9021.85" calcext:value-type="float">
            <text:p>9021.85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4]*[.$H$2]/[.$D$2]" office:value-type="float" office:value="7.13" calcext:value-type="float">
            <text:p>7.13</text:p>
          </table:table-cell>
          <table:table-cell table:formula="of:=IF([.B464]&lt;[.$G$2]; [.$C$2]*([.B464]^2)/2; IF([.B464]&lt;([.$H$2]-[.$G$2]); [.$F$2]+[.$B$2]*([.B464]-[.$G$2]); [.$A$2]-[.$F$2]+[.$B$2]*([.B464]-([.$H$2]-[.$G$2]))-[.$C$2]*(([.B464]-([.$H$2]-[.$G$2])^2)/2)))" office:value-type="float" office:value="9026.5" calcext:value-type="float">
            <text:p>9026.5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5]*[.$H$2]/[.$D$2]" office:value-type="float" office:value="7.1455" calcext:value-type="float">
            <text:p>7.1455</text:p>
          </table:table-cell>
          <table:table-cell table:formula="of:=IF([.B465]&lt;[.$G$2]; [.$C$2]*([.B465]^2)/2; IF([.B465]&lt;([.$H$2]-[.$G$2]); [.$F$2]+[.$B$2]*([.B465]-[.$G$2]); [.$A$2]-[.$F$2]+[.$B$2]*([.B465]-([.$H$2]-[.$G$2]))-[.$C$2]*(([.B465]-([.$H$2]-[.$G$2])^2)/2)))" office:value-type="float" office:value="9031.15" calcext:value-type="float">
            <text:p>9031.15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6]*[.$H$2]/[.$D$2]" office:value-type="float" office:value="7.161" calcext:value-type="float">
            <text:p>7.161</text:p>
          </table:table-cell>
          <table:table-cell table:formula="of:=IF([.B466]&lt;[.$G$2]; [.$C$2]*([.B466]^2)/2; IF([.B466]&lt;([.$H$2]-[.$G$2]); [.$F$2]+[.$B$2]*([.B466]-[.$G$2]); [.$A$2]-[.$F$2]+[.$B$2]*([.B466]-([.$H$2]-[.$G$2]))-[.$C$2]*(([.B466]-([.$H$2]-[.$G$2])^2)/2)))" office:value-type="float" office:value="9035.8" calcext:value-type="float">
            <text:p>9035.8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7]*[.$H$2]/[.$D$2]" office:value-type="float" office:value="7.1765" calcext:value-type="float">
            <text:p>7.1765</text:p>
          </table:table-cell>
          <table:table-cell table:formula="of:=IF([.B467]&lt;[.$G$2]; [.$C$2]*([.B467]^2)/2; IF([.B467]&lt;([.$H$2]-[.$G$2]); [.$F$2]+[.$B$2]*([.B467]-[.$G$2]); [.$A$2]-[.$F$2]+[.$B$2]*([.B467]-([.$H$2]-[.$G$2]))-[.$C$2]*(([.B467]-([.$H$2]-[.$G$2])^2)/2)))" office:value-type="float" office:value="9040.45" calcext:value-type="float">
            <text:p>9040.45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8]*[.$H$2]/[.$D$2]" office:value-type="float" office:value="7.192" calcext:value-type="float">
            <text:p>7.192</text:p>
          </table:table-cell>
          <table:table-cell table:formula="of:=IF([.B468]&lt;[.$G$2]; [.$C$2]*([.B468]^2)/2; IF([.B468]&lt;([.$H$2]-[.$G$2]); [.$F$2]+[.$B$2]*([.B468]-[.$G$2]); [.$A$2]-[.$F$2]+[.$B$2]*([.B468]-([.$H$2]-[.$G$2]))-[.$C$2]*(([.B468]-([.$H$2]-[.$G$2])^2)/2)))" office:value-type="float" office:value="9045.1" calcext:value-type="float">
            <text:p>9045.1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9]*[.$H$2]/[.$D$2]" office:value-type="float" office:value="7.2075" calcext:value-type="float">
            <text:p>7.2075</text:p>
          </table:table-cell>
          <table:table-cell table:formula="of:=IF([.B469]&lt;[.$G$2]; [.$C$2]*([.B469]^2)/2; IF([.B469]&lt;([.$H$2]-[.$G$2]); [.$F$2]+[.$B$2]*([.B469]-[.$G$2]); [.$A$2]-[.$F$2]+[.$B$2]*([.B469]-([.$H$2]-[.$G$2]))-[.$C$2]*(([.B469]-([.$H$2]-[.$G$2])^2)/2)))" office:value-type="float" office:value="9049.75" calcext:value-type="float">
            <text:p>9049.75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70]*[.$H$2]/[.$D$2]" office:value-type="float" office:value="7.223" calcext:value-type="float">
            <text:p>7.223</text:p>
          </table:table-cell>
          <table:table-cell table:formula="of:=IF([.B470]&lt;[.$G$2]; [.$C$2]*([.B470]^2)/2; IF([.B470]&lt;([.$H$2]-[.$G$2]); [.$F$2]+[.$B$2]*([.B470]-[.$G$2]); [.$A$2]-[.$F$2]+[.$B$2]*([.B470]-([.$H$2]-[.$G$2]))-[.$C$2]*(([.B470]-([.$H$2]-[.$G$2])^2)/2)))" office:value-type="float" office:value="9054.4" calcext:value-type="float">
            <text:p>9054.4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71]*[.$H$2]/[.$D$2]" office:value-type="float" office:value="7.2385" calcext:value-type="float">
            <text:p>7.2385</text:p>
          </table:table-cell>
          <table:table-cell table:formula="of:=IF([.B471]&lt;[.$G$2]; [.$C$2]*([.B471]^2)/2; IF([.B471]&lt;([.$H$2]-[.$G$2]); [.$F$2]+[.$B$2]*([.B471]-[.$G$2]); [.$A$2]-[.$F$2]+[.$B$2]*([.B471]-([.$H$2]-[.$G$2]))-[.$C$2]*(([.B471]-([.$H$2]-[.$G$2])^2)/2)))" office:value-type="float" office:value="9059.05" calcext:value-type="float">
            <text:p>9059.05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2]*[.$H$2]/[.$D$2]" office:value-type="float" office:value="7.254" calcext:value-type="float">
            <text:p>7.254</text:p>
          </table:table-cell>
          <table:table-cell table:formula="of:=IF([.B472]&lt;[.$G$2]; [.$C$2]*([.B472]^2)/2; IF([.B472]&lt;([.$H$2]-[.$G$2]); [.$F$2]+[.$B$2]*([.B472]-[.$G$2]); [.$A$2]-[.$F$2]+[.$B$2]*([.B472]-([.$H$2]-[.$G$2]))-[.$C$2]*(([.B472]-([.$H$2]-[.$G$2])^2)/2)))" office:value-type="float" office:value="9063.7" calcext:value-type="float">
            <text:p>9063.7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3]*[.$H$2]/[.$D$2]" office:value-type="float" office:value="7.2695" calcext:value-type="float">
            <text:p>7.2695</text:p>
          </table:table-cell>
          <table:table-cell table:formula="of:=IF([.B473]&lt;[.$G$2]; [.$C$2]*([.B473]^2)/2; IF([.B473]&lt;([.$H$2]-[.$G$2]); [.$F$2]+[.$B$2]*([.B473]-[.$G$2]); [.$A$2]-[.$F$2]+[.$B$2]*([.B473]-([.$H$2]-[.$G$2]))-[.$C$2]*(([.B473]-([.$H$2]-[.$G$2])^2)/2)))" office:value-type="float" office:value="9068.35" calcext:value-type="float">
            <text:p>9068.35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4]*[.$H$2]/[.$D$2]" office:value-type="float" office:value="7.285" calcext:value-type="float">
            <text:p>7.285</text:p>
          </table:table-cell>
          <table:table-cell table:formula="of:=IF([.B474]&lt;[.$G$2]; [.$C$2]*([.B474]^2)/2; IF([.B474]&lt;([.$H$2]-[.$G$2]); [.$F$2]+[.$B$2]*([.B474]-[.$G$2]); [.$A$2]-[.$F$2]+[.$B$2]*([.B474]-([.$H$2]-[.$G$2]))-[.$C$2]*(([.B474]-([.$H$2]-[.$G$2])^2)/2)))" office:value-type="float" office:value="9073" calcext:value-type="float">
            <text:p>9073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5]*[.$H$2]/[.$D$2]" office:value-type="float" office:value="7.3005" calcext:value-type="float">
            <text:p>7.3005</text:p>
          </table:table-cell>
          <table:table-cell table:formula="of:=IF([.B475]&lt;[.$G$2]; [.$C$2]*([.B475]^2)/2; IF([.B475]&lt;([.$H$2]-[.$G$2]); [.$F$2]+[.$B$2]*([.B475]-[.$G$2]); [.$A$2]-[.$F$2]+[.$B$2]*([.B475]-([.$H$2]-[.$G$2]))-[.$C$2]*(([.B475]-([.$H$2]-[.$G$2])^2)/2)))" office:value-type="float" office:value="9077.65" calcext:value-type="float">
            <text:p>9077.65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6]*[.$H$2]/[.$D$2]" office:value-type="float" office:value="7.316" calcext:value-type="float">
            <text:p>7.316</text:p>
          </table:table-cell>
          <table:table-cell table:formula="of:=IF([.B476]&lt;[.$G$2]; [.$C$2]*([.B476]^2)/2; IF([.B476]&lt;([.$H$2]-[.$G$2]); [.$F$2]+[.$B$2]*([.B476]-[.$G$2]); [.$A$2]-[.$F$2]+[.$B$2]*([.B476]-([.$H$2]-[.$G$2]))-[.$C$2]*(([.B476]-([.$H$2]-[.$G$2])^2)/2)))" office:value-type="float" office:value="9082.3" calcext:value-type="float">
            <text:p>9082.3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7]*[.$H$2]/[.$D$2]" office:value-type="float" office:value="7.3315" calcext:value-type="float">
            <text:p>7.3315</text:p>
          </table:table-cell>
          <table:table-cell table:formula="of:=IF([.B477]&lt;[.$G$2]; [.$C$2]*([.B477]^2)/2; IF([.B477]&lt;([.$H$2]-[.$G$2]); [.$F$2]+[.$B$2]*([.B477]-[.$G$2]); [.$A$2]-[.$F$2]+[.$B$2]*([.B477]-([.$H$2]-[.$G$2]))-[.$C$2]*(([.B477]-([.$H$2]-[.$G$2])^2)/2)))" office:value-type="float" office:value="9086.95" calcext:value-type="float">
            <text:p>9086.95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8]*[.$H$2]/[.$D$2]" office:value-type="float" office:value="7.347" calcext:value-type="float">
            <text:p>7.347</text:p>
          </table:table-cell>
          <table:table-cell table:formula="of:=IF([.B478]&lt;[.$G$2]; [.$C$2]*([.B478]^2)/2; IF([.B478]&lt;([.$H$2]-[.$G$2]); [.$F$2]+[.$B$2]*([.B478]-[.$G$2]); [.$A$2]-[.$F$2]+[.$B$2]*([.B478]-([.$H$2]-[.$G$2]))-[.$C$2]*(([.B478]-([.$H$2]-[.$G$2])^2)/2)))" office:value-type="float" office:value="9091.6" calcext:value-type="float">
            <text:p>9091.6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9]*[.$H$2]/[.$D$2]" office:value-type="float" office:value="7.3625" calcext:value-type="float">
            <text:p>7.3625</text:p>
          </table:table-cell>
          <table:table-cell table:formula="of:=IF([.B479]&lt;[.$G$2]; [.$C$2]*([.B479]^2)/2; IF([.B479]&lt;([.$H$2]-[.$G$2]); [.$F$2]+[.$B$2]*([.B479]-[.$G$2]); [.$A$2]-[.$F$2]+[.$B$2]*([.B479]-([.$H$2]-[.$G$2]))-[.$C$2]*(([.B479]-([.$H$2]-[.$G$2])^2)/2)))" office:value-type="float" office:value="9096.25" calcext:value-type="float">
            <text:p>9096.25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80]*[.$H$2]/[.$D$2]" office:value-type="float" office:value="7.378" calcext:value-type="float">
            <text:p>7.378</text:p>
          </table:table-cell>
          <table:table-cell table:formula="of:=IF([.B480]&lt;[.$G$2]; [.$C$2]*([.B480]^2)/2; IF([.B480]&lt;([.$H$2]-[.$G$2]); [.$F$2]+[.$B$2]*([.B480]-[.$G$2]); [.$A$2]-[.$F$2]+[.$B$2]*([.B480]-([.$H$2]-[.$G$2]))-[.$C$2]*(([.B480]-([.$H$2]-[.$G$2])^2)/2)))" office:value-type="float" office:value="9100.9" calcext:value-type="float">
            <text:p>9100.9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81]*[.$H$2]/[.$D$2]" office:value-type="float" office:value="7.3935" calcext:value-type="float">
            <text:p>7.3935</text:p>
          </table:table-cell>
          <table:table-cell table:formula="of:=IF([.B481]&lt;[.$G$2]; [.$C$2]*([.B481]^2)/2; IF([.B481]&lt;([.$H$2]-[.$G$2]); [.$F$2]+[.$B$2]*([.B481]-[.$G$2]); [.$A$2]-[.$F$2]+[.$B$2]*([.B481]-([.$H$2]-[.$G$2]))-[.$C$2]*(([.B481]-([.$H$2]-[.$G$2])^2)/2)))" office:value-type="float" office:value="9105.55" calcext:value-type="float">
            <text:p>9105.55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2]*[.$H$2]/[.$D$2]" office:value-type="float" office:value="7.409" calcext:value-type="float">
            <text:p>7.409</text:p>
          </table:table-cell>
          <table:table-cell table:formula="of:=IF([.B482]&lt;[.$G$2]; [.$C$2]*([.B482]^2)/2; IF([.B482]&lt;([.$H$2]-[.$G$2]); [.$F$2]+[.$B$2]*([.B482]-[.$G$2]); [.$A$2]-[.$F$2]+[.$B$2]*([.B482]-([.$H$2]-[.$G$2]))-[.$C$2]*(([.B482]-([.$H$2]-[.$G$2])^2)/2)))" office:value-type="float" office:value="9110.2" calcext:value-type="float">
            <text:p>9110.2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3]*[.$H$2]/[.$D$2]" office:value-type="float" office:value="7.4245" calcext:value-type="float">
            <text:p>7.4245</text:p>
          </table:table-cell>
          <table:table-cell table:formula="of:=IF([.B483]&lt;[.$G$2]; [.$C$2]*([.B483]^2)/2; IF([.B483]&lt;([.$H$2]-[.$G$2]); [.$F$2]+[.$B$2]*([.B483]-[.$G$2]); [.$A$2]-[.$F$2]+[.$B$2]*([.B483]-([.$H$2]-[.$G$2]))-[.$C$2]*(([.B483]-([.$H$2]-[.$G$2])^2)/2)))" office:value-type="float" office:value="9114.85" calcext:value-type="float">
            <text:p>9114.85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4]*[.$H$2]/[.$D$2]" office:value-type="float" office:value="7.44" calcext:value-type="float">
            <text:p>7.44</text:p>
          </table:table-cell>
          <table:table-cell table:formula="of:=IF([.B484]&lt;[.$G$2]; [.$C$2]*([.B484]^2)/2; IF([.B484]&lt;([.$H$2]-[.$G$2]); [.$F$2]+[.$B$2]*([.B484]-[.$G$2]); [.$A$2]-[.$F$2]+[.$B$2]*([.B484]-([.$H$2]-[.$G$2]))-[.$C$2]*(([.B484]-([.$H$2]-[.$G$2])^2)/2)))" office:value-type="float" office:value="9119.5" calcext:value-type="float">
            <text:p>9119.5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5]*[.$H$2]/[.$D$2]" office:value-type="float" office:value="7.4555" calcext:value-type="float">
            <text:p>7.4555</text:p>
          </table:table-cell>
          <table:table-cell table:formula="of:=IF([.B485]&lt;[.$G$2]; [.$C$2]*([.B485]^2)/2; IF([.B485]&lt;([.$H$2]-[.$G$2]); [.$F$2]+[.$B$2]*([.B485]-[.$G$2]); [.$A$2]-[.$F$2]+[.$B$2]*([.B485]-([.$H$2]-[.$G$2]))-[.$C$2]*(([.B485]-([.$H$2]-[.$G$2])^2)/2)))" office:value-type="float" office:value="9124.15" calcext:value-type="float">
            <text:p>9124.15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6]*[.$H$2]/[.$D$2]" office:value-type="float" office:value="7.471" calcext:value-type="float">
            <text:p>7.471</text:p>
          </table:table-cell>
          <table:table-cell table:formula="of:=IF([.B486]&lt;[.$G$2]; [.$C$2]*([.B486]^2)/2; IF([.B486]&lt;([.$H$2]-[.$G$2]); [.$F$2]+[.$B$2]*([.B486]-[.$G$2]); [.$A$2]-[.$F$2]+[.$B$2]*([.B486]-([.$H$2]-[.$G$2]))-[.$C$2]*(([.B486]-([.$H$2]-[.$G$2])^2)/2)))" office:value-type="float" office:value="9128.8" calcext:value-type="float">
            <text:p>9128.8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7]*[.$H$2]/[.$D$2]" office:value-type="float" office:value="7.4865" calcext:value-type="float">
            <text:p>7.4865</text:p>
          </table:table-cell>
          <table:table-cell table:formula="of:=IF([.B487]&lt;[.$G$2]; [.$C$2]*([.B487]^2)/2; IF([.B487]&lt;([.$H$2]-[.$G$2]); [.$F$2]+[.$B$2]*([.B487]-[.$G$2]); [.$A$2]-[.$F$2]+[.$B$2]*([.B487]-([.$H$2]-[.$G$2]))-[.$C$2]*(([.B487]-([.$H$2]-[.$G$2])^2)/2)))" office:value-type="float" office:value="9133.45" calcext:value-type="float">
            <text:p>9133.45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8]*[.$H$2]/[.$D$2]" office:value-type="float" office:value="7.502" calcext:value-type="float">
            <text:p>7.502</text:p>
          </table:table-cell>
          <table:table-cell table:formula="of:=IF([.B488]&lt;[.$G$2]; [.$C$2]*([.B488]^2)/2; IF([.B488]&lt;([.$H$2]-[.$G$2]); [.$F$2]+[.$B$2]*([.B488]-[.$G$2]); [.$A$2]-[.$F$2]+[.$B$2]*([.B488]-([.$H$2]-[.$G$2]))-[.$C$2]*(([.B488]-([.$H$2]-[.$G$2])^2)/2)))" office:value-type="float" office:value="9138.1" calcext:value-type="float">
            <text:p>9138.1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9]*[.$H$2]/[.$D$2]" office:value-type="float" office:value="7.5175" calcext:value-type="float">
            <text:p>7.5175</text:p>
          </table:table-cell>
          <table:table-cell table:formula="of:=IF([.B489]&lt;[.$G$2]; [.$C$2]*([.B489]^2)/2; IF([.B489]&lt;([.$H$2]-[.$G$2]); [.$F$2]+[.$B$2]*([.B489]-[.$G$2]); [.$A$2]-[.$F$2]+[.$B$2]*([.B489]-([.$H$2]-[.$G$2]))-[.$C$2]*(([.B489]-([.$H$2]-[.$G$2])^2)/2)))" office:value-type="float" office:value="9142.75" calcext:value-type="float">
            <text:p>9142.75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90]*[.$H$2]/[.$D$2]" office:value-type="float" office:value="7.533" calcext:value-type="float">
            <text:p>7.533</text:p>
          </table:table-cell>
          <table:table-cell table:formula="of:=IF([.B490]&lt;[.$G$2]; [.$C$2]*([.B490]^2)/2; IF([.B490]&lt;([.$H$2]-[.$G$2]); [.$F$2]+[.$B$2]*([.B490]-[.$G$2]); [.$A$2]-[.$F$2]+[.$B$2]*([.B490]-([.$H$2]-[.$G$2]))-[.$C$2]*(([.B490]-([.$H$2]-[.$G$2])^2)/2)))" office:value-type="float" office:value="9147.4" calcext:value-type="float">
            <text:p>9147.4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91]*[.$H$2]/[.$D$2]" office:value-type="float" office:value="7.5485" calcext:value-type="float">
            <text:p>7.5485</text:p>
          </table:table-cell>
          <table:table-cell table:formula="of:=IF([.B491]&lt;[.$G$2]; [.$C$2]*([.B491]^2)/2; IF([.B491]&lt;([.$H$2]-[.$G$2]); [.$F$2]+[.$B$2]*([.B491]-[.$G$2]); [.$A$2]-[.$F$2]+[.$B$2]*([.B491]-([.$H$2]-[.$G$2]))-[.$C$2]*(([.B491]-([.$H$2]-[.$G$2])^2)/2)))" office:value-type="float" office:value="9152.05" calcext:value-type="float">
            <text:p>9152.05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2]*[.$H$2]/[.$D$2]" office:value-type="float" office:value="7.564" calcext:value-type="float">
            <text:p>7.564</text:p>
          </table:table-cell>
          <table:table-cell table:formula="of:=IF([.B492]&lt;[.$G$2]; [.$C$2]*([.B492]^2)/2; IF([.B492]&lt;([.$H$2]-[.$G$2]); [.$F$2]+[.$B$2]*([.B492]-[.$G$2]); [.$A$2]-[.$F$2]+[.$B$2]*([.B492]-([.$H$2]-[.$G$2]))-[.$C$2]*(([.B492]-([.$H$2]-[.$G$2])^2)/2)))" office:value-type="float" office:value="9156.7" calcext:value-type="float">
            <text:p>9156.7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3]*[.$H$2]/[.$D$2]" office:value-type="float" office:value="7.5795" calcext:value-type="float">
            <text:p>7.5795</text:p>
          </table:table-cell>
          <table:table-cell table:formula="of:=IF([.B493]&lt;[.$G$2]; [.$C$2]*([.B493]^2)/2; IF([.B493]&lt;([.$H$2]-[.$G$2]); [.$F$2]+[.$B$2]*([.B493]-[.$G$2]); [.$A$2]-[.$F$2]+[.$B$2]*([.B493]-([.$H$2]-[.$G$2]))-[.$C$2]*(([.B493]-([.$H$2]-[.$G$2])^2)/2)))" office:value-type="float" office:value="9161.35" calcext:value-type="float">
            <text:p>9161.35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4]*[.$H$2]/[.$D$2]" office:value-type="float" office:value="7.595" calcext:value-type="float">
            <text:p>7.595</text:p>
          </table:table-cell>
          <table:table-cell table:formula="of:=IF([.B494]&lt;[.$G$2]; [.$C$2]*([.B494]^2)/2; IF([.B494]&lt;([.$H$2]-[.$G$2]); [.$F$2]+[.$B$2]*([.B494]-[.$G$2]); [.$A$2]-[.$F$2]+[.$B$2]*([.B494]-([.$H$2]-[.$G$2]))-[.$C$2]*(([.B494]-([.$H$2]-[.$G$2])^2)/2)))" office:value-type="float" office:value="9166" calcext:value-type="float">
            <text:p>9166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5]*[.$H$2]/[.$D$2]" office:value-type="float" office:value="7.6105" calcext:value-type="float">
            <text:p>7.6105</text:p>
          </table:table-cell>
          <table:table-cell table:formula="of:=IF([.B495]&lt;[.$G$2]; [.$C$2]*([.B495]^2)/2; IF([.B495]&lt;([.$H$2]-[.$G$2]); [.$F$2]+[.$B$2]*([.B495]-[.$G$2]); [.$A$2]-[.$F$2]+[.$B$2]*([.B495]-([.$H$2]-[.$G$2]))-[.$C$2]*(([.B495]-([.$H$2]-[.$G$2])^2)/2)))" office:value-type="float" office:value="9170.65" calcext:value-type="float">
            <text:p>9170.65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6]*[.$H$2]/[.$D$2]" office:value-type="float" office:value="7.626" calcext:value-type="float">
            <text:p>7.626</text:p>
          </table:table-cell>
          <table:table-cell table:formula="of:=IF([.B496]&lt;[.$G$2]; [.$C$2]*([.B496]^2)/2; IF([.B496]&lt;([.$H$2]-[.$G$2]); [.$F$2]+[.$B$2]*([.B496]-[.$G$2]); [.$A$2]-[.$F$2]+[.$B$2]*([.B496]-([.$H$2]-[.$G$2]))-[.$C$2]*(([.B496]-([.$H$2]-[.$G$2])^2)/2)))" office:value-type="float" office:value="9175.3" calcext:value-type="float">
            <text:p>9175.3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7]*[.$H$2]/[.$D$2]" office:value-type="float" office:value="7.6415" calcext:value-type="float">
            <text:p>7.6415</text:p>
          </table:table-cell>
          <table:table-cell table:formula="of:=IF([.B497]&lt;[.$G$2]; [.$C$2]*([.B497]^2)/2; IF([.B497]&lt;([.$H$2]-[.$G$2]); [.$F$2]+[.$B$2]*([.B497]-[.$G$2]); [.$A$2]-[.$F$2]+[.$B$2]*([.B497]-([.$H$2]-[.$G$2]))-[.$C$2]*(([.B497]-([.$H$2]-[.$G$2])^2)/2)))" office:value-type="float" office:value="9179.95" calcext:value-type="float">
            <text:p>9179.95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8]*[.$H$2]/[.$D$2]" office:value-type="float" office:value="7.657" calcext:value-type="float">
            <text:p>7.657</text:p>
          </table:table-cell>
          <table:table-cell table:formula="of:=IF([.B498]&lt;[.$G$2]; [.$C$2]*([.B498]^2)/2; IF([.B498]&lt;([.$H$2]-[.$G$2]); [.$F$2]+[.$B$2]*([.B498]-[.$G$2]); [.$A$2]-[.$F$2]+[.$B$2]*([.B498]-([.$H$2]-[.$G$2]))-[.$C$2]*(([.B498]-([.$H$2]-[.$G$2])^2)/2)))" office:value-type="float" office:value="9184.6" calcext:value-type="float">
            <text:p>9184.6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9]*[.$H$2]/[.$D$2]" office:value-type="float" office:value="7.6725" calcext:value-type="float">
            <text:p>7.6725</text:p>
          </table:table-cell>
          <table:table-cell table:formula="of:=IF([.B499]&lt;[.$G$2]; [.$C$2]*([.B499]^2)/2; IF([.B499]&lt;([.$H$2]-[.$G$2]); [.$F$2]+[.$B$2]*([.B499]-[.$G$2]); [.$A$2]-[.$F$2]+[.$B$2]*([.B499]-([.$H$2]-[.$G$2]))-[.$C$2]*(([.B499]-([.$H$2]-[.$G$2])^2)/2)))" office:value-type="float" office:value="9189.25" calcext:value-type="float">
            <text:p>9189.25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500]*[.$H$2]/[.$D$2]" office:value-type="float" office:value="7.688" calcext:value-type="float">
            <text:p>7.688</text:p>
          </table:table-cell>
          <table:table-cell table:formula="of:=IF([.B500]&lt;[.$G$2]; [.$C$2]*([.B500]^2)/2; IF([.B500]&lt;([.$H$2]-[.$G$2]); [.$F$2]+[.$B$2]*([.B500]-[.$G$2]); [.$A$2]-[.$F$2]+[.$B$2]*([.B500]-([.$H$2]-[.$G$2]))-[.$C$2]*(([.B500]-([.$H$2]-[.$G$2])^2)/2)))" office:value-type="float" office:value="9193.9" calcext:value-type="float">
            <text:p>9193.9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501]*[.$H$2]/[.$D$2]" office:value-type="float" office:value="7.7035" calcext:value-type="float">
            <text:p>7.7035</text:p>
          </table:table-cell>
          <table:table-cell table:formula="of:=IF([.B501]&lt;[.$G$2]; [.$C$2]*([.B501]^2)/2; IF([.B501]&lt;([.$H$2]-[.$G$2]); [.$F$2]+[.$B$2]*([.B501]-[.$G$2]); [.$A$2]-[.$F$2]+[.$B$2]*([.B501]-([.$H$2]-[.$G$2]))-[.$C$2]*(([.B501]-([.$H$2]-[.$G$2])^2)/2)))" office:value-type="float" office:value="9198.55" calcext:value-type="float">
            <text:p>9198.55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2]*[.$H$2]/[.$D$2]" office:value-type="float" office:value="7.719" calcext:value-type="float">
            <text:p>7.719</text:p>
          </table:table-cell>
          <table:table-cell table:formula="of:=IF([.B502]&lt;[.$G$2]; [.$C$2]*([.B502]^2)/2; IF([.B502]&lt;([.$H$2]-[.$G$2]); [.$F$2]+[.$B$2]*([.B502]-[.$G$2]); [.$A$2]-[.$F$2]+[.$B$2]*([.B502]-([.$H$2]-[.$G$2]))-[.$C$2]*(([.B502]-([.$H$2]-[.$G$2])^2)/2)))" office:value-type="float" office:value="9203.2" calcext:value-type="float">
            <text:p>9203.2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3]*[.$H$2]/[.$D$2]" office:value-type="float" office:value="7.7345" calcext:value-type="float">
            <text:p>7.7345</text:p>
          </table:table-cell>
          <table:table-cell table:formula="of:=IF([.B503]&lt;[.$G$2]; [.$C$2]*([.B503]^2)/2; IF([.B503]&lt;([.$H$2]-[.$G$2]); [.$F$2]+[.$B$2]*([.B503]-[.$G$2]); [.$A$2]-[.$F$2]+[.$B$2]*([.B503]-([.$H$2]-[.$G$2]))-[.$C$2]*(([.B503]-([.$H$2]-[.$G$2])^2)/2)))" office:value-type="float" office:value="9207.85" calcext:value-type="float">
            <text:p>9207.85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4]*[.$H$2]/[.$D$2]" office:value-type="float" office:value="7.75" calcext:value-type="float">
            <text:p>7.75</text:p>
          </table:table-cell>
          <table:table-cell table:formula="of:=IF([.B504]&lt;[.$G$2]; [.$C$2]*([.B504]^2)/2; IF([.B504]&lt;([.$H$2]-[.$G$2]); [.$F$2]+[.$B$2]*([.B504]-[.$G$2]); [.$A$2]-[.$F$2]+[.$B$2]*([.B504]-([.$H$2]-[.$G$2]))-[.$C$2]*(([.B504]-([.$H$2]-[.$G$2])^2)/2)))" office:value-type="float" office:value="9212.5" calcext:value-type="float">
            <text:p>9212.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16:04:04.550035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5.2$Linux_X86_64 LibreOffice_project/00$Build-2</meta:generator>
    <dc:date>2021-04-25T16:35:11.121591886</dc:date>
    <meta:editing-duration>PT23S</meta:editing-duration>
    <meta:editing-cycles>2</meta:editing-cycles>
    <meta:document-statistic meta:table-count="1" meta:cell-count="151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scatter" chart:style-name="ch1">
        <chart:legend chart:legend-position="end" svg:x="13.141cm" svg:y="4.204cm" style:legend-expansion="high" chart:style-name="ch2"/>
        <chart:plot-area chart:style-name="ch3" table:cell-range-address="Sheet1.B5:Sheet1.C504" chart:data-source-has-labels="column" svg:x="0.319cm" svg:y="0.18cm" svg:width="12.503cm" svg:height="8.646cm">
          <chart:coordinate-region svg:x="1.311cm" svg:y="0.379cm" svg:width="11.232cm" svg:height="7.8cm"/>
          <chart:axis chart:dimension="x" chart:name="primary-x" chart:style-name="ch4" chartooo:axis-type="auto">
            <chart:categories table:cell-range-address="Sheet1.B5:Sheet1.B50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5:Sheet1.C504" chart:class="chart:scatter">
            <chart:domain table:cell-range-address="Sheet1.B5:Sheet1.B504"/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.0155">
                <text:p>0.0155</text:p>
                <draw:g>
                  <svg:desc>Sheet1.B5:Sheet1.B504</svg:desc>
                </draw:g>
              </table:table-cell>
              <table:table-cell office:value-type="float" office:value="0.04805">
                <text:p>0.04805</text:p>
                <draw:g>
                  <svg:desc>Sheet1.C5:Sheet1.C504</svg:desc>
                </draw:g>
              </table:table-cell>
            </table:table-row>
            <table:table-row>
              <table:table-cell office:value-type="float" office:value="0.031">
                <text:p>0.031</text:p>
              </table:table-cell>
              <table:table-cell office:value-type="float" office:value="0.1922">
                <text:p>0.1922</text:p>
              </table:table-cell>
            </table:table-row>
            <table:table-row>
              <table:table-cell office:value-type="float" office:value="0.0465">
                <text:p>0.0465</text:p>
              </table:table-cell>
              <table:table-cell office:value-type="float" office:value="0.43245">
                <text:p>0.43245</text:p>
              </table:table-cell>
            </table:table-row>
            <table:table-row>
              <table:table-cell office:value-type="float" office:value="0.062">
                <text:p>0.062</text:p>
              </table:table-cell>
              <table:table-cell office:value-type="float" office:value="0.7688">
                <text:p>0.7688</text:p>
              </table:table-cell>
            </table:table-row>
            <table:table-row>
              <table:table-cell office:value-type="float" office:value="0.0775">
                <text:p>0.0775</text:p>
              </table:table-cell>
              <table:table-cell office:value-type="float" office:value="1.20125">
                <text:p>1.20125</text:p>
              </table:table-cell>
            </table:table-row>
            <table:table-row>
              <table:table-cell office:value-type="float" office:value="0.093">
                <text:p>0.093</text:p>
              </table:table-cell>
              <table:table-cell office:value-type="float" office:value="1.7298">
                <text:p>1.7298</text:p>
              </table:table-cell>
            </table:table-row>
            <table:table-row>
              <table:table-cell office:value-type="float" office:value="0.1085">
                <text:p>0.1085</text:p>
              </table:table-cell>
              <table:table-cell office:value-type="float" office:value="2.35445">
                <text:p>2.35445</text:p>
              </table:table-cell>
            </table:table-row>
            <table:table-row>
              <table:table-cell office:value-type="float" office:value="0.124">
                <text:p>0.124</text:p>
              </table:table-cell>
              <table:table-cell office:value-type="float" office:value="3.0752">
                <text:p>3.0752</text:p>
              </table:table-cell>
            </table:table-row>
            <table:table-row>
              <table:table-cell office:value-type="float" office:value="0.1395">
                <text:p>0.1395</text:p>
              </table:table-cell>
              <table:table-cell office:value-type="float" office:value="3.89205">
                <text:p>3.89205</text:p>
              </table:table-cell>
            </table:table-row>
            <table:table-row>
              <table:table-cell office:value-type="float" office:value="0.155">
                <text:p>0.155</text:p>
              </table:table-cell>
              <table:table-cell office:value-type="float" office:value="4.805">
                <text:p>4.805</text:p>
              </table:table-cell>
            </table:table-row>
            <table:table-row>
              <table:table-cell office:value-type="float" office:value="0.1705">
                <text:p>0.1705</text:p>
              </table:table-cell>
              <table:table-cell office:value-type="float" office:value="5.81405">
                <text:p>5.81405</text:p>
              </table:table-cell>
            </table:table-row>
            <table:table-row>
              <table:table-cell office:value-type="float" office:value="0.186">
                <text:p>0.186</text:p>
              </table:table-cell>
              <table:table-cell office:value-type="float" office:value="6.9192">
                <text:p>6.9192</text:p>
              </table:table-cell>
            </table:table-row>
            <table:table-row>
              <table:table-cell office:value-type="float" office:value="0.2015">
                <text:p>0.2015</text:p>
              </table:table-cell>
              <table:table-cell office:value-type="float" office:value="8.12045">
                <text:p>8.12045</text:p>
              </table:table-cell>
            </table:table-row>
            <table:table-row>
              <table:table-cell office:value-type="float" office:value="0.217">
                <text:p>0.217</text:p>
              </table:table-cell>
              <table:table-cell office:value-type="float" office:value="9.4178">
                <text:p>9.4178</text:p>
              </table:table-cell>
            </table:table-row>
            <table:table-row>
              <table:table-cell office:value-type="float" office:value="0.2325">
                <text:p>0.2325</text:p>
              </table:table-cell>
              <table:table-cell office:value-type="float" office:value="10.81125">
                <text:p>10.81125</text:p>
              </table:table-cell>
            </table:table-row>
            <table:table-row>
              <table:table-cell office:value-type="float" office:value="0.248">
                <text:p>0.248</text:p>
              </table:table-cell>
              <table:table-cell office:value-type="float" office:value="12.3008">
                <text:p>12.3008</text:p>
              </table:table-cell>
            </table:table-row>
            <table:table-row>
              <table:table-cell office:value-type="float" office:value="0.2635">
                <text:p>0.2635</text:p>
              </table:table-cell>
              <table:table-cell office:value-type="float" office:value="13.88645">
                <text:p>13.88645</text:p>
              </table:table-cell>
            </table:table-row>
            <table:table-row>
              <table:table-cell office:value-type="float" office:value="0.279">
                <text:p>0.279</text:p>
              </table:table-cell>
              <table:table-cell office:value-type="float" office:value="15.5682">
                <text:p>15.5682</text:p>
              </table:table-cell>
            </table:table-row>
            <table:table-row>
              <table:table-cell office:value-type="float" office:value="0.2945">
                <text:p>0.2945</text:p>
              </table:table-cell>
              <table:table-cell office:value-type="float" office:value="17.34605">
                <text:p>17.34605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19.22">
                <text:p>19.22</text:p>
              </table:table-cell>
            </table:table-row>
            <table:table-row>
              <table:table-cell office:value-type="float" office:value="0.3255">
                <text:p>0.3255</text:p>
              </table:table-cell>
              <table:table-cell office:value-type="float" office:value="21.19005">
                <text:p>21.19005</text:p>
              </table:table-cell>
            </table:table-row>
            <table:table-row>
              <table:table-cell office:value-type="float" office:value="0.341">
                <text:p>0.341</text:p>
              </table:table-cell>
              <table:table-cell office:value-type="float" office:value="23.2562">
                <text:p>23.2562</text:p>
              </table:table-cell>
            </table:table-row>
            <table:table-row>
              <table:table-cell office:value-type="float" office:value="0.3565">
                <text:p>0.3565</text:p>
              </table:table-cell>
              <table:table-cell office:value-type="float" office:value="25.41845">
                <text:p>25.41845</text:p>
              </table:table-cell>
            </table:table-row>
            <table:table-row>
              <table:table-cell office:value-type="float" office:value="0.372">
                <text:p>0.372</text:p>
              </table:table-cell>
              <table:table-cell office:value-type="float" office:value="27.6768">
                <text:p>27.6768</text:p>
              </table:table-cell>
            </table:table-row>
            <table:table-row>
              <table:table-cell office:value-type="float" office:value="0.3875">
                <text:p>0.3875</text:p>
              </table:table-cell>
              <table:table-cell office:value-type="float" office:value="30.03125">
                <text:p>30.03125</text:p>
              </table:table-cell>
            </table:table-row>
            <table:table-row>
              <table:table-cell office:value-type="float" office:value="0.403">
                <text:p>0.403</text:p>
              </table:table-cell>
              <table:table-cell office:value-type="float" office:value="32.4818">
                <text:p>32.4818</text:p>
              </table:table-cell>
            </table:table-row>
            <table:table-row>
              <table:table-cell office:value-type="float" office:value="0.4185">
                <text:p>0.4185</text:p>
              </table:table-cell>
              <table:table-cell office:value-type="float" office:value="35.02845">
                <text:p>35.02845</text:p>
              </table:table-cell>
            </table:table-row>
            <table:table-row>
              <table:table-cell office:value-type="float" office:value="0.434">
                <text:p>0.434</text:p>
              </table:table-cell>
              <table:table-cell office:value-type="float" office:value="37.6712">
                <text:p>37.6712</text:p>
              </table:table-cell>
            </table:table-row>
            <table:table-row>
              <table:table-cell office:value-type="float" office:value="0.4495">
                <text:p>0.4495</text:p>
              </table:table-cell>
              <table:table-cell office:value-type="float" office:value="40.41005">
                <text:p>40.41005</text:p>
              </table:table-cell>
            </table:table-row>
            <table:table-row>
              <table:table-cell office:value-type="float" office:value="0.465">
                <text:p>0.465</text:p>
              </table:table-cell>
              <table:table-cell office:value-type="float" office:value="43.245">
                <text:p>43.245</text:p>
              </table:table-cell>
            </table:table-row>
            <table:table-row>
              <table:table-cell office:value-type="float" office:value="0.4805">
                <text:p>0.4805</text:p>
              </table:table-cell>
              <table:table-cell office:value-type="float" office:value="46.17605">
                <text:p>46.17605</text:p>
              </table:table-cell>
            </table:table-row>
            <table:table-row>
              <table:table-cell office:value-type="float" office:value="0.496">
                <text:p>0.496</text:p>
              </table:table-cell>
              <table:table-cell office:value-type="float" office:value="49.2032">
                <text:p>49.2032</text:p>
              </table:table-cell>
            </table:table-row>
            <table:table-row>
              <table:table-cell office:value-type="float" office:value="0.5115">
                <text:p>0.5115</text:p>
              </table:table-cell>
              <table:table-cell office:value-type="float" office:value="52.32645">
                <text:p>52.32645</text:p>
              </table:table-cell>
            </table:table-row>
            <table:table-row>
              <table:table-cell office:value-type="float" office:value="0.527">
                <text:p>0.527</text:p>
              </table:table-cell>
              <table:table-cell office:value-type="float" office:value="55.5458">
                <text:p>55.5458</text:p>
              </table:table-cell>
            </table:table-row>
            <table:table-row>
              <table:table-cell office:value-type="float" office:value="0.5425">
                <text:p>0.5425</text:p>
              </table:table-cell>
              <table:table-cell office:value-type="float" office:value="58.86125">
                <text:p>58.86125</text:p>
              </table:table-cell>
            </table:table-row>
            <table:table-row>
              <table:table-cell office:value-type="float" office:value="0.558">
                <text:p>0.558</text:p>
              </table:table-cell>
              <table:table-cell office:value-type="float" office:value="62.2728">
                <text:p>62.2728</text:p>
              </table:table-cell>
            </table:table-row>
            <table:table-row>
              <table:table-cell office:value-type="float" office:value="0.5735">
                <text:p>0.5735</text:p>
              </table:table-cell>
              <table:table-cell office:value-type="float" office:value="65.78045">
                <text:p>65.78045</text:p>
              </table:table-cell>
            </table:table-row>
            <table:table-row>
              <table:table-cell office:value-type="float" office:value="0.589">
                <text:p>0.589</text:p>
              </table:table-cell>
              <table:table-cell office:value-type="float" office:value="69.3842">
                <text:p>69.3842</text:p>
              </table:table-cell>
            </table:table-row>
            <table:table-row>
              <table:table-cell office:value-type="float" office:value="0.6045">
                <text:p>0.6045</text:p>
              </table:table-cell>
              <table:table-cell office:value-type="float" office:value="73.08405">
                <text:p>73.08405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76.88">
                <text:p>76.88</text:p>
              </table:table-cell>
            </table:table-row>
            <table:table-row>
              <table:table-cell office:value-type="float" office:value="0.6355">
                <text:p>0.6355</text:p>
              </table:table-cell>
              <table:table-cell office:value-type="float" office:value="80.77205">
                <text:p>80.77205</text:p>
              </table:table-cell>
            </table:table-row>
            <table:table-row>
              <table:table-cell office:value-type="float" office:value="0.651">
                <text:p>0.651</text:p>
              </table:table-cell>
              <table:table-cell office:value-type="float" office:value="84.7602">
                <text:p>84.7602</text:p>
              </table:table-cell>
            </table:table-row>
            <table:table-row>
              <table:table-cell office:value-type="float" office:value="0.6665">
                <text:p>0.6665</text:p>
              </table:table-cell>
              <table:table-cell office:value-type="float" office:value="88.84445">
                <text:p>88.84445</text:p>
              </table:table-cell>
            </table:table-row>
            <table:table-row>
              <table:table-cell office:value-type="float" office:value="0.682">
                <text:p>0.682</text:p>
              </table:table-cell>
              <table:table-cell office:value-type="float" office:value="93.0248">
                <text:p>93.0248</text:p>
              </table:table-cell>
            </table:table-row>
            <table:table-row>
              <table:table-cell office:value-type="float" office:value="0.6975">
                <text:p>0.6975</text:p>
              </table:table-cell>
              <table:table-cell office:value-type="float" office:value="97.30125">
                <text:p>97.30125</text:p>
              </table:table-cell>
            </table:table-row>
            <table:table-row>
              <table:table-cell office:value-type="float" office:value="0.713">
                <text:p>0.713</text:p>
              </table:table-cell>
              <table:table-cell office:value-type="float" office:value="101.6738">
                <text:p>101.6738</text:p>
              </table:table-cell>
            </table:table-row>
            <table:table-row>
              <table:table-cell office:value-type="float" office:value="0.7285">
                <text:p>0.7285</text:p>
              </table:table-cell>
              <table:table-cell office:value-type="float" office:value="106.14245">
                <text:p>106.14245</text:p>
              </table:table-cell>
            </table:table-row>
            <table:table-row>
              <table:table-cell office:value-type="float" office:value="0.744">
                <text:p>0.744</text:p>
              </table:table-cell>
              <table:table-cell office:value-type="float" office:value="110.7072">
                <text:p>110.7072</text:p>
              </table:table-cell>
            </table:table-row>
            <table:table-row>
              <table:table-cell office:value-type="float" office:value="0.7595">
                <text:p>0.7595</text:p>
              </table:table-cell>
              <table:table-cell office:value-type="float" office:value="115.36805">
                <text:p>115.36805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120.125">
                <text:p>120.125</text:p>
              </table:table-cell>
            </table:table-row>
            <table:table-row>
              <table:table-cell office:value-type="float" office:value="0.7905">
                <text:p>0.7905</text:p>
              </table:table-cell>
              <table:table-cell office:value-type="float" office:value="124.97805">
                <text:p>124.97805</text:p>
              </table:table-cell>
            </table:table-row>
            <table:table-row>
              <table:table-cell office:value-type="float" office:value="0.806">
                <text:p>0.806</text:p>
              </table:table-cell>
              <table:table-cell office:value-type="float" office:value="129.9272">
                <text:p>129.9272</text:p>
              </table:table-cell>
            </table:table-row>
            <table:table-row>
              <table:table-cell office:value-type="float" office:value="0.8215">
                <text:p>0.8215</text:p>
              </table:table-cell>
              <table:table-cell office:value-type="float" office:value="134.97245">
                <text:p>134.97245</text:p>
              </table:table-cell>
            </table:table-row>
            <table:table-row>
              <table:table-cell office:value-type="float" office:value="0.837">
                <text:p>0.837</text:p>
              </table:table-cell>
              <table:table-cell office:value-type="float" office:value="140.1138">
                <text:p>140.1138</text:p>
              </table:table-cell>
            </table:table-row>
            <table:table-row>
              <table:table-cell office:value-type="float" office:value="0.8525">
                <text:p>0.8525</text:p>
              </table:table-cell>
              <table:table-cell office:value-type="float" office:value="145.35125">
                <text:p>145.35125</text:p>
              </table:table-cell>
            </table:table-row>
            <table:table-row>
              <table:table-cell office:value-type="float" office:value="0.868">
                <text:p>0.868</text:p>
              </table:table-cell>
              <table:table-cell office:value-type="float" office:value="150.6848">
                <text:p>150.6848</text:p>
              </table:table-cell>
            </table:table-row>
            <table:table-row>
              <table:table-cell office:value-type="float" office:value="0.8835">
                <text:p>0.8835</text:p>
              </table:table-cell>
              <table:table-cell office:value-type="float" office:value="156.11445">
                <text:p>156.11445</text:p>
              </table:table-cell>
            </table:table-row>
            <table:table-row>
              <table:table-cell office:value-type="float" office:value="0.899">
                <text:p>0.899</text:p>
              </table:table-cell>
              <table:table-cell office:value-type="float" office:value="161.6402">
                <text:p>161.6402</text:p>
              </table:table-cell>
            </table:table-row>
            <table:table-row>
              <table:table-cell office:value-type="float" office:value="0.9145">
                <text:p>0.9145</text:p>
              </table:table-cell>
              <table:table-cell office:value-type="float" office:value="167.26205">
                <text:p>167.26205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172.98">
                <text:p>172.98</text:p>
              </table:table-cell>
            </table:table-row>
            <table:table-row>
              <table:table-cell office:value-type="float" office:value="0.9455">
                <text:p>0.9455</text:p>
              </table:table-cell>
              <table:table-cell office:value-type="float" office:value="178.79405">
                <text:p>178.79405</text:p>
              </table:table-cell>
            </table:table-row>
            <table:table-row>
              <table:table-cell office:value-type="float" office:value="0.961">
                <text:p>0.961</text:p>
              </table:table-cell>
              <table:table-cell office:value-type="float" office:value="184.7042">
                <text:p>184.7042</text:p>
              </table:table-cell>
            </table:table-row>
            <table:table-row>
              <table:table-cell office:value-type="float" office:value="0.9765">
                <text:p>0.9765</text:p>
              </table:table-cell>
              <table:table-cell office:value-type="float" office:value="190.71045">
                <text:p>190.71045</text:p>
              </table:table-cell>
            </table:table-row>
            <table:table-row>
              <table:table-cell office:value-type="float" office:value="0.992">
                <text:p>0.992</text:p>
              </table:table-cell>
              <table:table-cell office:value-type="float" office:value="196.8128">
                <text:p>196.8128</text:p>
              </table:table-cell>
            </table:table-row>
            <table:table-row>
              <table:table-cell office:value-type="float" office:value="1.0075">
                <text:p>1.0075</text:p>
              </table:table-cell>
              <table:table-cell office:value-type="float" office:value="203.01125">
                <text:p>203.01125</text:p>
              </table:table-cell>
            </table:table-row>
            <table:table-row>
              <table:table-cell office:value-type="float" office:value="1.023">
                <text:p>1.023</text:p>
              </table:table-cell>
              <table:table-cell office:value-type="float" office:value="209.3058">
                <text:p>209.3058</text:p>
              </table:table-cell>
            </table:table-row>
            <table:table-row>
              <table:table-cell office:value-type="float" office:value="1.0385">
                <text:p>1.0385</text:p>
              </table:table-cell>
              <table:table-cell office:value-type="float" office:value="215.69645">
                <text:p>215.69645</text:p>
              </table:table-cell>
            </table:table-row>
            <table:table-row>
              <table:table-cell office:value-type="float" office:value="1.054">
                <text:p>1.054</text:p>
              </table:table-cell>
              <table:table-cell office:value-type="float" office:value="222.1832">
                <text:p>222.1832</text:p>
              </table:table-cell>
            </table:table-row>
            <table:table-row>
              <table:table-cell office:value-type="float" office:value="1.0695">
                <text:p>1.0695</text:p>
              </table:table-cell>
              <table:table-cell office:value-type="float" office:value="228.76605">
                <text:p>228.76605</text:p>
              </table:table-cell>
            </table:table-row>
            <table:table-row>
              <table:table-cell office:value-type="float" office:value="1.085">
                <text:p>1.085</text:p>
              </table:table-cell>
              <table:table-cell office:value-type="float" office:value="235.445">
                <text:p>235.445</text:p>
              </table:table-cell>
            </table:table-row>
            <table:table-row>
              <table:table-cell office:value-type="float" office:value="1.1005">
                <text:p>1.1005</text:p>
              </table:table-cell>
              <table:table-cell office:value-type="float" office:value="242.22005">
                <text:p>242.22005</text:p>
              </table:table-cell>
            </table:table-row>
            <table:table-row>
              <table:table-cell office:value-type="float" office:value="1.116">
                <text:p>1.116</text:p>
              </table:table-cell>
              <table:table-cell office:value-type="float" office:value="249.0912">
                <text:p>249.0912</text:p>
              </table:table-cell>
            </table:table-row>
            <table:table-row>
              <table:table-cell office:value-type="float" office:value="1.1315">
                <text:p>1.1315</text:p>
              </table:table-cell>
              <table:table-cell office:value-type="float" office:value="256.05845">
                <text:p>256.05845</text:p>
              </table:table-cell>
            </table:table-row>
            <table:table-row>
              <table:table-cell office:value-type="float" office:value="1.147">
                <text:p>1.147</text:p>
              </table:table-cell>
              <table:table-cell office:value-type="float" office:value="263.1218">
                <text:p>263.1218</text:p>
              </table:table-cell>
            </table:table-row>
            <table:table-row>
              <table:table-cell office:value-type="float" office:value="1.1625">
                <text:p>1.1625</text:p>
              </table:table-cell>
              <table:table-cell office:value-type="float" office:value="270.28125">
                <text:p>270.28125</text:p>
              </table:table-cell>
            </table:table-row>
            <table:table-row>
              <table:table-cell office:value-type="float" office:value="1.178">
                <text:p>1.178</text:p>
              </table:table-cell>
              <table:table-cell office:value-type="float" office:value="277.5368">
                <text:p>277.5368</text:p>
              </table:table-cell>
            </table:table-row>
            <table:table-row>
              <table:table-cell office:value-type="float" office:value="1.1935">
                <text:p>1.1935</text:p>
              </table:table-cell>
              <table:table-cell office:value-type="float" office:value="284.88845">
                <text:p>284.88845</text:p>
              </table:table-cell>
            </table:table-row>
            <table:table-row>
              <table:table-cell office:value-type="float" office:value="1.209">
                <text:p>1.209</text:p>
              </table:table-cell>
              <table:table-cell office:value-type="float" office:value="292.3362">
                <text:p>292.3362</text:p>
              </table:table-cell>
            </table:table-row>
            <table:table-row>
              <table:table-cell office:value-type="float" office:value="1.2245">
                <text:p>1.2245</text:p>
              </table:table-cell>
              <table:table-cell office:value-type="float" office:value="299.88005">
                <text:p>299.88005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307.52">
                <text:p>307.52</text:p>
              </table:table-cell>
            </table:table-row>
            <table:table-row>
              <table:table-cell office:value-type="float" office:value="1.2555">
                <text:p>1.2555</text:p>
              </table:table-cell>
              <table:table-cell office:value-type="float" office:value="315.25">
                <text:p>315.25</text:p>
              </table:table-cell>
            </table:table-row>
            <table:table-row>
              <table:table-cell office:value-type="float" office:value="1.271">
                <text:p>1.27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1.2865">
                <text:p>1.2865</text:p>
              </table:table-cell>
              <table:table-cell office:value-type="float" office:value="330.75">
                <text:p>330.75</text:p>
              </table:table-cell>
            </table:table-row>
            <table:table-row>
              <table:table-cell office:value-type="float" office:value="1.302">
                <text:p>1.302</text:p>
              </table:table-cell>
              <table:table-cell office:value-type="float" office:value="338.5">
                <text:p>338.5</text:p>
              </table:table-cell>
            </table:table-row>
            <table:table-row>
              <table:table-cell office:value-type="float" office:value="1.3175">
                <text:p>1.3175</text:p>
              </table:table-cell>
              <table:table-cell office:value-type="float" office:value="346.25">
                <text:p>346.25</text:p>
              </table:table-cell>
            </table:table-row>
            <table:table-row>
              <table:table-cell office:value-type="float" office:value="1.333">
                <text:p>1.333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1.3485">
                <text:p>1.3485</text:p>
              </table:table-cell>
              <table:table-cell office:value-type="float" office:value="361.75">
                <text:p>361.75</text:p>
              </table:table-cell>
            </table:table-row>
            <table:table-row>
              <table:table-cell office:value-type="float" office:value="1.364">
                <text:p>1.364</text:p>
              </table:table-cell>
              <table:table-cell office:value-type="float" office:value="369.5">
                <text:p>369.5</text:p>
              </table:table-cell>
            </table:table-row>
            <table:table-row>
              <table:table-cell office:value-type="float" office:value="1.3795">
                <text:p>1.3795</text:p>
              </table:table-cell>
              <table:table-cell office:value-type="float" office:value="377.25">
                <text:p>377.25</text:p>
              </table:table-cell>
            </table:table-row>
            <table:table-row>
              <table:table-cell office:value-type="float" office:value="1.395">
                <text:p>1.39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1.4105">
                <text:p>1.4105</text:p>
              </table:table-cell>
              <table:table-cell office:value-type="float" office:value="392.75">
                <text:p>392.75</text:p>
              </table:table-cell>
            </table:table-row>
            <table:table-row>
              <table:table-cell office:value-type="float" office:value="1.426">
                <text:p>1.426</text:p>
              </table:table-cell>
              <table:table-cell office:value-type="float" office:value="400.5">
                <text:p>400.5</text:p>
              </table:table-cell>
            </table:table-row>
            <table:table-row>
              <table:table-cell office:value-type="float" office:value="1.4415">
                <text:p>1.4415</text:p>
              </table:table-cell>
              <table:table-cell office:value-type="float" office:value="408.25">
                <text:p>408.25</text:p>
              </table:table-cell>
            </table:table-row>
            <table:table-row>
              <table:table-cell office:value-type="float" office:value="1.457">
                <text:p>1.457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1.4725">
                <text:p>1.4725</text:p>
              </table:table-cell>
              <table:table-cell office:value-type="float" office:value="423.75">
                <text:p>423.75</text:p>
              </table:table-cell>
            </table:table-row>
            <table:table-row>
              <table:table-cell office:value-type="float" office:value="1.488">
                <text:p>1.488</text:p>
              </table:table-cell>
              <table:table-cell office:value-type="float" office:value="431.5">
                <text:p>431.5</text:p>
              </table:table-cell>
            </table:table-row>
            <table:table-row>
              <table:table-cell office:value-type="float" office:value="1.5035">
                <text:p>1.5035</text:p>
              </table:table-cell>
              <table:table-cell office:value-type="float" office:value="439.25">
                <text:p>439.25</text:p>
              </table:table-cell>
            </table:table-row>
            <table:table-row>
              <table:table-cell office:value-type="float" office:value="1.519">
                <text:p>1.51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1.5345">
                <text:p>1.5345</text:p>
              </table:table-cell>
              <table:table-cell office:value-type="float" office:value="454.75">
                <text:p>454.75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462.5">
                <text:p>462.5</text:p>
              </table:table-cell>
            </table:table-row>
            <table:table-row>
              <table:table-cell office:value-type="float" office:value="1.5655">
                <text:p>1.5655</text:p>
              </table:table-cell>
              <table:table-cell office:value-type="float" office:value="470.25">
                <text:p>470.25</text:p>
              </table:table-cell>
            </table:table-row>
            <table:table-row>
              <table:table-cell office:value-type="float" office:value="1.581">
                <text:p>1.581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1.5965">
                <text:p>1.5965</text:p>
              </table:table-cell>
              <table:table-cell office:value-type="float" office:value="485.75">
                <text:p>485.75</text:p>
              </table:table-cell>
            </table:table-row>
            <table:table-row>
              <table:table-cell office:value-type="float" office:value="1.612">
                <text:p>1.612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float" office:value="1.6275">
                <text:p>1.6275</text:p>
              </table:table-cell>
              <table:table-cell office:value-type="float" office:value="501.25">
                <text:p>501.25</text:p>
              </table:table-cell>
            </table:table-row>
            <table:table-row>
              <table:table-cell office:value-type="float" office:value="1.643">
                <text:p>1.64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1.6585">
                <text:p>1.6585</text:p>
              </table:table-cell>
              <table:table-cell office:value-type="float" office:value="516.75">
                <text:p>516.75</text:p>
              </table:table-cell>
            </table:table-row>
            <table:table-row>
              <table:table-cell office:value-type="float" office:value="1.674">
                <text:p>1.674</text:p>
              </table:table-cell>
              <table:table-cell office:value-type="float" office:value="524.5">
                <text:p>524.5</text:p>
              </table:table-cell>
            </table:table-row>
            <table:table-row>
              <table:table-cell office:value-type="float" office:value="1.6895">
                <text:p>1.6895</text:p>
              </table:table-cell>
              <table:table-cell office:value-type="float" office:value="532.25">
                <text:p>532.25</text:p>
              </table:table-cell>
            </table:table-row>
            <table:table-row>
              <table:table-cell office:value-type="float" office:value="1.705">
                <text:p>1.70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1.7205">
                <text:p>1.7205</text:p>
              </table:table-cell>
              <table:table-cell office:value-type="float" office:value="547.75">
                <text:p>547.75</text:p>
              </table:table-cell>
            </table:table-row>
            <table:table-row>
              <table:table-cell office:value-type="float" office:value="1.736">
                <text:p>1.736</text:p>
              </table:table-cell>
              <table:table-cell office:value-type="float" office:value="555.5">
                <text:p>555.5</text:p>
              </table:table-cell>
            </table:table-row>
            <table:table-row>
              <table:table-cell office:value-type="float" office:value="1.7515">
                <text:p>1.7515</text:p>
              </table:table-cell>
              <table:table-cell office:value-type="float" office:value="563.25">
                <text:p>563.25</text:p>
              </table:table-cell>
            </table:table-row>
            <table:table-row>
              <table:table-cell office:value-type="float" office:value="1.767">
                <text:p>1.767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1.7825">
                <text:p>1.7825</text:p>
              </table:table-cell>
              <table:table-cell office:value-type="float" office:value="578.75">
                <text:p>578.75</text:p>
              </table:table-cell>
            </table:table-row>
            <table:table-row>
              <table:table-cell office:value-type="float" office:value="1.798">
                <text:p>1.798</text:p>
              </table:table-cell>
              <table:table-cell office:value-type="float" office:value="586.5">
                <text:p>586.5</text:p>
              </table:table-cell>
            </table:table-row>
            <table:table-row>
              <table:table-cell office:value-type="float" office:value="1.8135">
                <text:p>1.8135</text:p>
              </table:table-cell>
              <table:table-cell office:value-type="float" office:value="594.25">
                <text:p>594.25</text:p>
              </table:table-cell>
            </table:table-row>
            <table:table-row>
              <table:table-cell office:value-type="float" office:value="1.829">
                <text:p>1.829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1.8445">
                <text:p>1.8445</text:p>
              </table:table-cell>
              <table:table-cell office:value-type="float" office:value="609.75">
                <text:p>609.75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617.5">
                <text:p>617.5</text:p>
              </table:table-cell>
            </table:table-row>
            <table:table-row>
              <table:table-cell office:value-type="float" office:value="1.8755">
                <text:p>1.8755</text:p>
              </table:table-cell>
              <table:table-cell office:value-type="float" office:value="625.25">
                <text:p>625.25</text:p>
              </table:table-cell>
            </table:table-row>
            <table:table-row>
              <table:table-cell office:value-type="float" office:value="1.891">
                <text:p>1.891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1.9065">
                <text:p>1.9065</text:p>
              </table:table-cell>
              <table:table-cell office:value-type="float" office:value="640.75">
                <text:p>640.75</text:p>
              </table:table-cell>
            </table:table-row>
            <table:table-row>
              <table:table-cell office:value-type="float" office:value="1.922">
                <text:p>1.922</text:p>
              </table:table-cell>
              <table:table-cell office:value-type="float" office:value="648.5">
                <text:p>648.5</text:p>
              </table:table-cell>
            </table:table-row>
            <table:table-row>
              <table:table-cell office:value-type="float" office:value="1.9375">
                <text:p>1.9375</text:p>
              </table:table-cell>
              <table:table-cell office:value-type="float" office:value="656.25">
                <text:p>656.25</text:p>
              </table:table-cell>
            </table:table-row>
            <table:table-row>
              <table:table-cell office:value-type="float" office:value="1.953">
                <text:p>1.953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float" office:value="1.9685">
                <text:p>1.9685</text:p>
              </table:table-cell>
              <table:table-cell office:value-type="float" office:value="671.75">
                <text:p>671.75</text:p>
              </table:table-cell>
            </table:table-row>
            <table:table-row>
              <table:table-cell office:value-type="float" office:value="1.984">
                <text:p>1.984</text:p>
              </table:table-cell>
              <table:table-cell office:value-type="float" office:value="679.5">
                <text:p>679.5</text:p>
              </table:table-cell>
            </table:table-row>
            <table:table-row>
              <table:table-cell office:value-type="float" office:value="1.9995">
                <text:p>1.9995</text:p>
              </table:table-cell>
              <table:table-cell office:value-type="float" office:value="687.25">
                <text:p>687.25</text:p>
              </table:table-cell>
            </table:table-row>
            <table:table-row>
              <table:table-cell office:value-type="float" office:value="2.015">
                <text:p>2.015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2.0305">
                <text:p>2.0305</text:p>
              </table:table-cell>
              <table:table-cell office:value-type="float" office:value="702.75">
                <text:p>702.75</text:p>
              </table:table-cell>
            </table:table-row>
            <table:table-row>
              <table:table-cell office:value-type="float" office:value="2.046">
                <text:p>2.046</text:p>
              </table:table-cell>
              <table:table-cell office:value-type="float" office:value="710.5">
                <text:p>710.5</text:p>
              </table:table-cell>
            </table:table-row>
            <table:table-row>
              <table:table-cell office:value-type="float" office:value="2.0615">
                <text:p>2.0615</text:p>
              </table:table-cell>
              <table:table-cell office:value-type="float" office:value="718.25">
                <text:p>718.25</text:p>
              </table:table-cell>
            </table:table-row>
            <table:table-row>
              <table:table-cell office:value-type="float" office:value="2.077">
                <text:p>2.077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2.0925">
                <text:p>2.0925</text:p>
              </table:table-cell>
              <table:table-cell office:value-type="float" office:value="733.75">
                <text:p>733.75</text:p>
              </table:table-cell>
            </table:table-row>
            <table:table-row>
              <table:table-cell office:value-type="float" office:value="2.108">
                <text:p>2.108</text:p>
              </table:table-cell>
              <table:table-cell office:value-type="float" office:value="741.5">
                <text:p>741.5</text:p>
              </table:table-cell>
            </table:table-row>
            <table:table-row>
              <table:table-cell office:value-type="float" office:value="2.1235">
                <text:p>2.1235</text:p>
              </table:table-cell>
              <table:table-cell office:value-type="float" office:value="749.25">
                <text:p>749.25</text:p>
              </table:table-cell>
            </table:table-row>
            <table:table-row>
              <table:table-cell office:value-type="float" office:value="2.139">
                <text:p>2.139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2.1545">
                <text:p>2.1545</text:p>
              </table:table-cell>
              <table:table-cell office:value-type="float" office:value="764.75">
                <text:p>764.75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772.5">
                <text:p>772.5</text:p>
              </table:table-cell>
            </table:table-row>
            <table:table-row>
              <table:table-cell office:value-type="float" office:value="2.1855">
                <text:p>2.1855</text:p>
              </table:table-cell>
              <table:table-cell office:value-type="float" office:value="780.25">
                <text:p>780.25</text:p>
              </table:table-cell>
            </table:table-row>
            <table:table-row>
              <table:table-cell office:value-type="float" office:value="2.201">
                <text:p>2.201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2.2165">
                <text:p>2.2165</text:p>
              </table:table-cell>
              <table:table-cell office:value-type="float" office:value="795.75">
                <text:p>795.75</text:p>
              </table:table-cell>
            </table:table-row>
            <table:table-row>
              <table:table-cell office:value-type="float" office:value="2.232">
                <text:p>2.232</text:p>
              </table:table-cell>
              <table:table-cell office:value-type="float" office:value="803.5">
                <text:p>803.5</text:p>
              </table:table-cell>
            </table:table-row>
            <table:table-row>
              <table:table-cell office:value-type="float" office:value="2.2475">
                <text:p>2.2475</text:p>
              </table:table-cell>
              <table:table-cell office:value-type="float" office:value="811.25">
                <text:p>811.25</text:p>
              </table:table-cell>
            </table:table-row>
            <table:table-row>
              <table:table-cell office:value-type="float" office:value="2.263">
                <text:p>2.263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2.2785">
                <text:p>2.2785</text:p>
              </table:table-cell>
              <table:table-cell office:value-type="float" office:value="826.75">
                <text:p>826.75</text:p>
              </table:table-cell>
            </table:table-row>
            <table:table-row>
              <table:table-cell office:value-type="float" office:value="2.294">
                <text:p>2.294</text:p>
              </table:table-cell>
              <table:table-cell office:value-type="float" office:value="834.5">
                <text:p>834.5</text:p>
              </table:table-cell>
            </table:table-row>
            <table:table-row>
              <table:table-cell office:value-type="float" office:value="2.3095">
                <text:p>2.3095</text:p>
              </table:table-cell>
              <table:table-cell office:value-type="float" office:value="842.25">
                <text:p>842.25</text:p>
              </table:table-cell>
            </table:table-row>
            <table:table-row>
              <table:table-cell office:value-type="float" office:value="2.325">
                <text:p>2.325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2.3405">
                <text:p>2.3405</text:p>
              </table:table-cell>
              <table:table-cell office:value-type="float" office:value="857.75">
                <text:p>857.75</text:p>
              </table:table-cell>
            </table:table-row>
            <table:table-row>
              <table:table-cell office:value-type="float" office:value="2.356">
                <text:p>2.356</text:p>
              </table:table-cell>
              <table:table-cell office:value-type="float" office:value="865.5">
                <text:p>865.5</text:p>
              </table:table-cell>
            </table:table-row>
            <table:table-row>
              <table:table-cell office:value-type="float" office:value="2.3715">
                <text:p>2.3715</text:p>
              </table:table-cell>
              <table:table-cell office:value-type="float" office:value="873.25">
                <text:p>873.25</text:p>
              </table:table-cell>
            </table:table-row>
            <table:table-row>
              <table:table-cell office:value-type="float" office:value="2.387">
                <text:p>2.387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2.4025">
                <text:p>2.4025</text:p>
              </table:table-cell>
              <table:table-cell office:value-type="float" office:value="888.75">
                <text:p>888.75</text:p>
              </table:table-cell>
            </table:table-row>
            <table:table-row>
              <table:table-cell office:value-type="float" office:value="2.418">
                <text:p>2.418</text:p>
              </table:table-cell>
              <table:table-cell office:value-type="float" office:value="896.5">
                <text:p>896.5</text:p>
              </table:table-cell>
            </table:table-row>
            <table:table-row>
              <table:table-cell office:value-type="float" office:value="2.4335">
                <text:p>2.4335</text:p>
              </table:table-cell>
              <table:table-cell office:value-type="float" office:value="904.25">
                <text:p>904.25</text:p>
              </table:table-cell>
            </table:table-row>
            <table:table-row>
              <table:table-cell office:value-type="float" office:value="2.449">
                <text:p>2.449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2.4645">
                <text:p>2.4645</text:p>
              </table:table-cell>
              <table:table-cell office:value-type="float" office:value="919.75">
                <text:p>919.75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927.5">
                <text:p>927.5</text:p>
              </table:table-cell>
            </table:table-row>
            <table:table-row>
              <table:table-cell office:value-type="float" office:value="2.4955">
                <text:p>2.4955</text:p>
              </table:table-cell>
              <table:table-cell office:value-type="float" office:value="935.25">
                <text:p>935.25</text:p>
              </table:table-cell>
            </table:table-row>
            <table:table-row>
              <table:table-cell office:value-type="float" office:value="2.511">
                <text:p>2.511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float" office:value="2.5265">
                <text:p>2.5265</text:p>
              </table:table-cell>
              <table:table-cell office:value-type="float" office:value="950.75">
                <text:p>950.75</text:p>
              </table:table-cell>
            </table:table-row>
            <table:table-row>
              <table:table-cell office:value-type="float" office:value="2.542">
                <text:p>2.542</text:p>
              </table:table-cell>
              <table:table-cell office:value-type="float" office:value="958.5">
                <text:p>958.5</text:p>
              </table:table-cell>
            </table:table-row>
            <table:table-row>
              <table:table-cell office:value-type="float" office:value="2.5575">
                <text:p>2.5575</text:p>
              </table:table-cell>
              <table:table-cell office:value-type="float" office:value="966.25">
                <text:p>966.25</text:p>
              </table:table-cell>
            </table:table-row>
            <table:table-row>
              <table:table-cell office:value-type="float" office:value="2.573">
                <text:p>2.573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float" office:value="2.5885">
                <text:p>2.5885</text:p>
              </table:table-cell>
              <table:table-cell office:value-type="float" office:value="981.75">
                <text:p>981.75</text:p>
              </table:table-cell>
            </table:table-row>
            <table:table-row>
              <table:table-cell office:value-type="float" office:value="2.604">
                <text:p>2.604</text:p>
              </table:table-cell>
              <table:table-cell office:value-type="float" office:value="989.5">
                <text:p>989.5</text:p>
              </table:table-cell>
            </table:table-row>
            <table:table-row>
              <table:table-cell office:value-type="float" office:value="2.6195">
                <text:p>2.6195</text:p>
              </table:table-cell>
              <table:table-cell office:value-type="float" office:value="997.25">
                <text:p>997.25</text:p>
              </table:table-cell>
            </table:table-row>
            <table:table-row>
              <table:table-cell office:value-type="float" office:value="2.635">
                <text:p>2.635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float" office:value="2.6505">
                <text:p>2.6505</text:p>
              </table:table-cell>
              <table:table-cell office:value-type="float" office:value="1012.75">
                <text:p>1012.75</text:p>
              </table:table-cell>
            </table:table-row>
            <table:table-row>
              <table:table-cell office:value-type="float" office:value="2.666">
                <text:p>2.666</text:p>
              </table:table-cell>
              <table:table-cell office:value-type="float" office:value="1020.5">
                <text:p>1020.5</text:p>
              </table:table-cell>
            </table:table-row>
            <table:table-row>
              <table:table-cell office:value-type="float" office:value="2.6815">
                <text:p>2.6815</text:p>
              </table:table-cell>
              <table:table-cell office:value-type="float" office:value="1028.25">
                <text:p>1028.25</text:p>
              </table:table-cell>
            </table:table-row>
            <table:table-row>
              <table:table-cell office:value-type="float" office:value="2.697">
                <text:p>2.697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2.7125">
                <text:p>2.7125</text:p>
              </table:table-cell>
              <table:table-cell office:value-type="float" office:value="1043.75">
                <text:p>1043.75</text:p>
              </table:table-cell>
            </table:table-row>
            <table:table-row>
              <table:table-cell office:value-type="float" office:value="2.728">
                <text:p>2.728</text:p>
              </table:table-cell>
              <table:table-cell office:value-type="float" office:value="1051.5">
                <text:p>1051.5</text:p>
              </table:table-cell>
            </table:table-row>
            <table:table-row>
              <table:table-cell office:value-type="float" office:value="2.7435">
                <text:p>2.7435</text:p>
              </table:table-cell>
              <table:table-cell office:value-type="float" office:value="1059.25">
                <text:p>1059.25</text:p>
              </table:table-cell>
            </table:table-row>
            <table:table-row>
              <table:table-cell office:value-type="float" office:value="2.759">
                <text:p>2.759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2.7745">
                <text:p>2.7745</text:p>
              </table:table-cell>
              <table:table-cell office:value-type="float" office:value="1074.75">
                <text:p>1074.75</text:p>
              </table:table-cell>
            </table:table-row>
            <table:table-row>
              <table:table-cell office:value-type="float" office:value="2.79">
                <text:p>2.79</text:p>
              </table:table-cell>
              <table:table-cell office:value-type="float" office:value="1082.5">
                <text:p>1082.5</text:p>
              </table:table-cell>
            </table:table-row>
            <table:table-row>
              <table:table-cell office:value-type="float" office:value="2.8055">
                <text:p>2.8055</text:p>
              </table:table-cell>
              <table:table-cell office:value-type="float" office:value="1090.25">
                <text:p>1090.25</text:p>
              </table:table-cell>
            </table:table-row>
            <table:table-row>
              <table:table-cell office:value-type="float" office:value="2.821">
                <text:p>2.82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2.8365">
                <text:p>2.8365</text:p>
              </table:table-cell>
              <table:table-cell office:value-type="float" office:value="1105.75">
                <text:p>1105.75</text:p>
              </table:table-cell>
            </table:table-row>
            <table:table-row>
              <table:table-cell office:value-type="float" office:value="2.852">
                <text:p>2.852</text:p>
              </table:table-cell>
              <table:table-cell office:value-type="float" office:value="1113.5">
                <text:p>1113.5</text:p>
              </table:table-cell>
            </table:table-row>
            <table:table-row>
              <table:table-cell office:value-type="float" office:value="2.8675">
                <text:p>2.8675</text:p>
              </table:table-cell>
              <table:table-cell office:value-type="float" office:value="1121.25">
                <text:p>1121.25</text:p>
              </table:table-cell>
            </table:table-row>
            <table:table-row>
              <table:table-cell office:value-type="float" office:value="2.883">
                <text:p>2.883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2.8985">
                <text:p>2.8985</text:p>
              </table:table-cell>
              <table:table-cell office:value-type="float" office:value="1136.75">
                <text:p>1136.75</text:p>
              </table:table-cell>
            </table:table-row>
            <table:table-row>
              <table:table-cell office:value-type="float" office:value="2.914">
                <text:p>2.914</text:p>
              </table:table-cell>
              <table:table-cell office:value-type="float" office:value="1144.5">
                <text:p>1144.5</text:p>
              </table:table-cell>
            </table:table-row>
            <table:table-row>
              <table:table-cell office:value-type="float" office:value="2.9295">
                <text:p>2.9295</text:p>
              </table:table-cell>
              <table:table-cell office:value-type="float" office:value="1152.25">
                <text:p>1152.25</text:p>
              </table:table-cell>
            </table:table-row>
            <table:table-row>
              <table:table-cell office:value-type="float" office:value="2.945">
                <text:p>2.945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float" office:value="2.9605">
                <text:p>2.9605</text:p>
              </table:table-cell>
              <table:table-cell office:value-type="float" office:value="1167.75">
                <text:p>1167.75</text:p>
              </table:table-cell>
            </table:table-row>
            <table:table-row>
              <table:table-cell office:value-type="float" office:value="2.976">
                <text:p>2.976</text:p>
              </table:table-cell>
              <table:table-cell office:value-type="float" office:value="1175.5">
                <text:p>1175.5</text:p>
              </table:table-cell>
            </table:table-row>
            <table:table-row>
              <table:table-cell office:value-type="float" office:value="2.9915">
                <text:p>2.9915</text:p>
              </table:table-cell>
              <table:table-cell office:value-type="float" office:value="1183.25">
                <text:p>1183.25</text:p>
              </table:table-cell>
            </table:table-row>
            <table:table-row>
              <table:table-cell office:value-type="float" office:value="3.007">
                <text:p>3.007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float" office:value="3.0225">
                <text:p>3.0225</text:p>
              </table:table-cell>
              <table:table-cell office:value-type="float" office:value="1198.75">
                <text:p>1198.75</text:p>
              </table:table-cell>
            </table:table-row>
            <table:table-row>
              <table:table-cell office:value-type="float" office:value="3.038">
                <text:p>3.038</text:p>
              </table:table-cell>
              <table:table-cell office:value-type="float" office:value="1206.5">
                <text:p>1206.5</text:p>
              </table:table-cell>
            </table:table-row>
            <table:table-row>
              <table:table-cell office:value-type="float" office:value="3.0535">
                <text:p>3.0535</text:p>
              </table:table-cell>
              <table:table-cell office:value-type="float" office:value="1214.25">
                <text:p>1214.25</text:p>
              </table:table-cell>
            </table:table-row>
            <table:table-row>
              <table:table-cell office:value-type="float" office:value="3.069">
                <text:p>3.069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3.0845">
                <text:p>3.0845</text:p>
              </table:table-cell>
              <table:table-cell office:value-type="float" office:value="1229.75">
                <text:p>1229.7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237.5">
                <text:p>1237.5</text:p>
              </table:table-cell>
            </table:table-row>
            <table:table-row>
              <table:table-cell office:value-type="float" office:value="3.1155">
                <text:p>3.1155</text:p>
              </table:table-cell>
              <table:table-cell office:value-type="float" office:value="1245.25">
                <text:p>1245.25</text:p>
              </table:table-cell>
            </table:table-row>
            <table:table-row>
              <table:table-cell office:value-type="float" office:value="3.131">
                <text:p>3.131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float" office:value="3.1465">
                <text:p>3.1465</text:p>
              </table:table-cell>
              <table:table-cell office:value-type="float" office:value="1260.75">
                <text:p>1260.75</text:p>
              </table:table-cell>
            </table:table-row>
            <table:table-row>
              <table:table-cell office:value-type="float" office:value="3.162">
                <text:p>3.162</text:p>
              </table:table-cell>
              <table:table-cell office:value-type="float" office:value="1268.5">
                <text:p>1268.5</text:p>
              </table:table-cell>
            </table:table-row>
            <table:table-row>
              <table:table-cell office:value-type="float" office:value="3.1775">
                <text:p>3.1775</text:p>
              </table:table-cell>
              <table:table-cell office:value-type="float" office:value="1276.25">
                <text:p>1276.25</text:p>
              </table:table-cell>
            </table:table-row>
            <table:table-row>
              <table:table-cell office:value-type="float" office:value="3.193">
                <text:p>3.193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float" office:value="3.2085">
                <text:p>3.2085</text:p>
              </table:table-cell>
              <table:table-cell office:value-type="float" office:value="1291.75">
                <text:p>1291.75</text:p>
              </table:table-cell>
            </table:table-row>
            <table:table-row>
              <table:table-cell office:value-type="float" office:value="3.224">
                <text:p>3.224</text:p>
              </table:table-cell>
              <table:table-cell office:value-type="float" office:value="1299.5">
                <text:p>1299.5</text:p>
              </table:table-cell>
            </table:table-row>
            <table:table-row>
              <table:table-cell office:value-type="float" office:value="3.2395">
                <text:p>3.2395</text:p>
              </table:table-cell>
              <table:table-cell office:value-type="float" office:value="1307.25">
                <text:p>1307.25</text:p>
              </table:table-cell>
            </table:table-row>
            <table:table-row>
              <table:table-cell office:value-type="float" office:value="3.255">
                <text:p>3.255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float" office:value="3.2705">
                <text:p>3.2705</text:p>
              </table:table-cell>
              <table:table-cell office:value-type="float" office:value="1322.75">
                <text:p>1322.75</text:p>
              </table:table-cell>
            </table:table-row>
            <table:table-row>
              <table:table-cell office:value-type="float" office:value="3.286">
                <text:p>3.286</text:p>
              </table:table-cell>
              <table:table-cell office:value-type="float" office:value="1330.5">
                <text:p>1330.5</text:p>
              </table:table-cell>
            </table:table-row>
            <table:table-row>
              <table:table-cell office:value-type="float" office:value="3.3015">
                <text:p>3.3015</text:p>
              </table:table-cell>
              <table:table-cell office:value-type="float" office:value="1338.25">
                <text:p>1338.25</text:p>
              </table:table-cell>
            </table:table-row>
            <table:table-row>
              <table:table-cell office:value-type="float" office:value="3.317">
                <text:p>3.317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float" office:value="3.3325">
                <text:p>3.3325</text:p>
              </table:table-cell>
              <table:table-cell office:value-type="float" office:value="1353.75">
                <text:p>1353.75</text:p>
              </table:table-cell>
            </table:table-row>
            <table:table-row>
              <table:table-cell office:value-type="float" office:value="3.348">
                <text:p>3.348</text:p>
              </table:table-cell>
              <table:table-cell office:value-type="float" office:value="1361.5">
                <text:p>1361.5</text:p>
              </table:table-cell>
            </table:table-row>
            <table:table-row>
              <table:table-cell office:value-type="float" office:value="3.3635">
                <text:p>3.3635</text:p>
              </table:table-cell>
              <table:table-cell office:value-type="float" office:value="1369.25">
                <text:p>1369.25</text:p>
              </table:table-cell>
            </table:table-row>
            <table:table-row>
              <table:table-cell office:value-type="float" office:value="3.379">
                <text:p>3.379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float" office:value="3.3945">
                <text:p>3.3945</text:p>
              </table:table-cell>
              <table:table-cell office:value-type="float" office:value="1384.75">
                <text:p>1384.75</text:p>
              </table:table-cell>
            </table:table-row>
            <table:table-row>
              <table:table-cell office:value-type="float" office:value="3.41">
                <text:p>3.41</text:p>
              </table:table-cell>
              <table:table-cell office:value-type="float" office:value="1392.5">
                <text:p>1392.5</text:p>
              </table:table-cell>
            </table:table-row>
            <table:table-row>
              <table:table-cell office:value-type="float" office:value="3.4255">
                <text:p>3.4255</text:p>
              </table:table-cell>
              <table:table-cell office:value-type="float" office:value="1400.25">
                <text:p>1400.25</text:p>
              </table:table-cell>
            </table:table-row>
            <table:table-row>
              <table:table-cell office:value-type="float" office:value="3.441">
                <text:p>3.441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float" office:value="3.4565">
                <text:p>3.4565</text:p>
              </table:table-cell>
              <table:table-cell office:value-type="float" office:value="1415.75">
                <text:p>1415.75</text:p>
              </table:table-cell>
            </table:table-row>
            <table:table-row>
              <table:table-cell office:value-type="float" office:value="3.472">
                <text:p>3.472</text:p>
              </table:table-cell>
              <table:table-cell office:value-type="float" office:value="1423.5">
                <text:p>1423.5</text:p>
              </table:table-cell>
            </table:table-row>
            <table:table-row>
              <table:table-cell office:value-type="float" office:value="3.4875">
                <text:p>3.4875</text:p>
              </table:table-cell>
              <table:table-cell office:value-type="float" office:value="1431.25">
                <text:p>1431.25</text:p>
              </table:table-cell>
            </table:table-row>
            <table:table-row>
              <table:table-cell office:value-type="float" office:value="3.503">
                <text:p>3.503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float" office:value="3.5185">
                <text:p>3.5185</text:p>
              </table:table-cell>
              <table:table-cell office:value-type="float" office:value="1446.75">
                <text:p>1446.75</text:p>
              </table:table-cell>
            </table:table-row>
            <table:table-row>
              <table:table-cell office:value-type="float" office:value="3.534">
                <text:p>3.534</text:p>
              </table:table-cell>
              <table:table-cell office:value-type="float" office:value="1454.5">
                <text:p>1454.5</text:p>
              </table:table-cell>
            </table:table-row>
            <table:table-row>
              <table:table-cell office:value-type="float" office:value="3.5495">
                <text:p>3.5495</text:p>
              </table:table-cell>
              <table:table-cell office:value-type="float" office:value="1462.25">
                <text:p>1462.25</text:p>
              </table:table-cell>
            </table:table-row>
            <table:table-row>
              <table:table-cell office:value-type="float" office:value="3.565">
                <text:p>3.565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3.5805">
                <text:p>3.5805</text:p>
              </table:table-cell>
              <table:table-cell office:value-type="float" office:value="1477.75">
                <text:p>1477.75</text:p>
              </table:table-cell>
            </table:table-row>
            <table:table-row>
              <table:table-cell office:value-type="float" office:value="3.596">
                <text:p>3.596</text:p>
              </table:table-cell>
              <table:table-cell office:value-type="float" office:value="1485.5">
                <text:p>1485.5</text:p>
              </table:table-cell>
            </table:table-row>
            <table:table-row>
              <table:table-cell office:value-type="float" office:value="3.6115">
                <text:p>3.6115</text:p>
              </table:table-cell>
              <table:table-cell office:value-type="float" office:value="1493.25">
                <text:p>1493.25</text:p>
              </table:table-cell>
            </table:table-row>
            <table:table-row>
              <table:table-cell office:value-type="float" office:value="3.627">
                <text:p>3.627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float" office:value="3.6425">
                <text:p>3.6425</text:p>
              </table:table-cell>
              <table:table-cell office:value-type="float" office:value="1508.75">
                <text:p>1508.75</text:p>
              </table:table-cell>
            </table:table-row>
            <table:table-row>
              <table:table-cell office:value-type="float" office:value="3.658">
                <text:p>3.658</text:p>
              </table:table-cell>
              <table:table-cell office:value-type="float" office:value="1516.5">
                <text:p>1516.5</text:p>
              </table:table-cell>
            </table:table-row>
            <table:table-row>
              <table:table-cell office:value-type="float" office:value="3.6735">
                <text:p>3.6735</text:p>
              </table:table-cell>
              <table:table-cell office:value-type="float" office:value="1524.25">
                <text:p>1524.25</text:p>
              </table:table-cell>
            </table:table-row>
            <table:table-row>
              <table:table-cell office:value-type="float" office:value="3.689">
                <text:p>3.689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float" office:value="3.7045">
                <text:p>3.7045</text:p>
              </table:table-cell>
              <table:table-cell office:value-type="float" office:value="1539.75">
                <text:p>1539.75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1547.5">
                <text:p>1547.5</text:p>
              </table:table-cell>
            </table:table-row>
            <table:table-row>
              <table:table-cell office:value-type="float" office:value="3.7355">
                <text:p>3.7355</text:p>
              </table:table-cell>
              <table:table-cell office:value-type="float" office:value="1555.25">
                <text:p>1555.25</text:p>
              </table:table-cell>
            </table:table-row>
            <table:table-row>
              <table:table-cell office:value-type="float" office:value="3.751">
                <text:p>3.751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float" office:value="3.7665">
                <text:p>3.7665</text:p>
              </table:table-cell>
              <table:table-cell office:value-type="float" office:value="1570.75">
                <text:p>1570.75</text:p>
              </table:table-cell>
            </table:table-row>
            <table:table-row>
              <table:table-cell office:value-type="float" office:value="3.782">
                <text:p>3.782</text:p>
              </table:table-cell>
              <table:table-cell office:value-type="float" office:value="1578.5">
                <text:p>1578.5</text:p>
              </table:table-cell>
            </table:table-row>
            <table:table-row>
              <table:table-cell office:value-type="float" office:value="3.7975">
                <text:p>3.7975</text:p>
              </table:table-cell>
              <table:table-cell office:value-type="float" office:value="1586.25">
                <text:p>1586.25</text:p>
              </table:table-cell>
            </table:table-row>
            <table:table-row>
              <table:table-cell office:value-type="float" office:value="3.813">
                <text:p>3.813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float" office:value="3.8285">
                <text:p>3.8285</text:p>
              </table:table-cell>
              <table:table-cell office:value-type="float" office:value="1601.75">
                <text:p>1601.75</text:p>
              </table:table-cell>
            </table:table-row>
            <table:table-row>
              <table:table-cell office:value-type="float" office:value="3.844">
                <text:p>3.844</text:p>
              </table:table-cell>
              <table:table-cell office:value-type="float" office:value="1609.5">
                <text:p>1609.5</text:p>
              </table:table-cell>
            </table:table-row>
            <table:table-row>
              <table:table-cell office:value-type="float" office:value="3.8595">
                <text:p>3.8595</text:p>
              </table:table-cell>
              <table:table-cell office:value-type="float" office:value="1617.25">
                <text:p>1617.25</text:p>
              </table:table-cell>
            </table:table-row>
            <table:table-row>
              <table:table-cell office:value-type="float" office:value="3.875">
                <text:p>3.875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float" office:value="3.8905">
                <text:p>3.8905</text:p>
              </table:table-cell>
              <table:table-cell office:value-type="float" office:value="1632.75">
                <text:p>1632.75</text:p>
              </table:table-cell>
            </table:table-row>
            <table:table-row>
              <table:table-cell office:value-type="float" office:value="3.906">
                <text:p>3.906</text:p>
              </table:table-cell>
              <table:table-cell office:value-type="float" office:value="1640.5">
                <text:p>1640.5</text:p>
              </table:table-cell>
            </table:table-row>
            <table:table-row>
              <table:table-cell office:value-type="float" office:value="3.9215">
                <text:p>3.9215</text:p>
              </table:table-cell>
              <table:table-cell office:value-type="float" office:value="1648.25">
                <text:p>1648.25</text:p>
              </table:table-cell>
            </table:table-row>
            <table:table-row>
              <table:table-cell office:value-type="float" office:value="3.937">
                <text:p>3.937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float" office:value="3.9525">
                <text:p>3.9525</text:p>
              </table:table-cell>
              <table:table-cell office:value-type="float" office:value="1663.75">
                <text:p>1663.75</text:p>
              </table:table-cell>
            </table:table-row>
            <table:table-row>
              <table:table-cell office:value-type="float" office:value="3.968">
                <text:p>3.968</text:p>
              </table:table-cell>
              <table:table-cell office:value-type="float" office:value="1671.5">
                <text:p>1671.5</text:p>
              </table:table-cell>
            </table:table-row>
            <table:table-row>
              <table:table-cell office:value-type="float" office:value="3.9835">
                <text:p>3.9835</text:p>
              </table:table-cell>
              <table:table-cell office:value-type="float" office:value="1679.25">
                <text:p>1679.25</text:p>
              </table:table-cell>
            </table:table-row>
            <table:table-row>
              <table:table-cell office:value-type="float" office:value="3.999">
                <text:p>3.999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4.0145">
                <text:p>4.0145</text:p>
              </table:table-cell>
              <table:table-cell office:value-type="float" office:value="1694.75">
                <text:p>1694.75</text:p>
              </table:table-cell>
            </table:table-row>
            <table:table-row>
              <table:table-cell office:value-type="float" office:value="4.03">
                <text:p>4.03</text:p>
              </table:table-cell>
              <table:table-cell office:value-type="float" office:value="1702.5">
                <text:p>1702.5</text:p>
              </table:table-cell>
            </table:table-row>
            <table:table-row>
              <table:table-cell office:value-type="float" office:value="4.0455">
                <text:p>4.0455</text:p>
              </table:table-cell>
              <table:table-cell office:value-type="float" office:value="1710.25">
                <text:p>1710.25</text:p>
              </table:table-cell>
            </table:table-row>
            <table:table-row>
              <table:table-cell office:value-type="float" office:value="4.061">
                <text:p>4.061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float" office:value="4.0765">
                <text:p>4.0765</text:p>
              </table:table-cell>
              <table:table-cell office:value-type="float" office:value="1725.75">
                <text:p>1725.75</text:p>
              </table:table-cell>
            </table:table-row>
            <table:table-row>
              <table:table-cell office:value-type="float" office:value="4.092">
                <text:p>4.092</text:p>
              </table:table-cell>
              <table:table-cell office:value-type="float" office:value="1733.5">
                <text:p>1733.5</text:p>
              </table:table-cell>
            </table:table-row>
            <table:table-row>
              <table:table-cell office:value-type="float" office:value="4.1075">
                <text:p>4.1075</text:p>
              </table:table-cell>
              <table:table-cell office:value-type="float" office:value="1741.25">
                <text:p>1741.25</text:p>
              </table:table-cell>
            </table:table-row>
            <table:table-row>
              <table:table-cell office:value-type="float" office:value="4.123">
                <text:p>4.123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float" office:value="4.1385">
                <text:p>4.1385</text:p>
              </table:table-cell>
              <table:table-cell office:value-type="float" office:value="1756.75">
                <text:p>1756.75</text:p>
              </table:table-cell>
            </table:table-row>
            <table:table-row>
              <table:table-cell office:value-type="float" office:value="4.154">
                <text:p>4.154</text:p>
              </table:table-cell>
              <table:table-cell office:value-type="float" office:value="1764.5">
                <text:p>1764.5</text:p>
              </table:table-cell>
            </table:table-row>
            <table:table-row>
              <table:table-cell office:value-type="float" office:value="4.1695">
                <text:p>4.1695</text:p>
              </table:table-cell>
              <table:table-cell office:value-type="float" office:value="1772.25">
                <text:p>1772.25</text:p>
              </table:table-cell>
            </table:table-row>
            <table:table-row>
              <table:table-cell office:value-type="float" office:value="4.185">
                <text:p>4.185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float" office:value="4.2005">
                <text:p>4.2005</text:p>
              </table:table-cell>
              <table:table-cell office:value-type="float" office:value="1787.75">
                <text:p>1787.75</text:p>
              </table:table-cell>
            </table:table-row>
            <table:table-row>
              <table:table-cell office:value-type="float" office:value="4.216">
                <text:p>4.216</text:p>
              </table:table-cell>
              <table:table-cell office:value-type="float" office:value="1795.5">
                <text:p>1795.5</text:p>
              </table:table-cell>
            </table:table-row>
            <table:table-row>
              <table:table-cell office:value-type="float" office:value="4.2315">
                <text:p>4.2315</text:p>
              </table:table-cell>
              <table:table-cell office:value-type="float" office:value="1803.25">
                <text:p>1803.25</text:p>
              </table:table-cell>
            </table:table-row>
            <table:table-row>
              <table:table-cell office:value-type="float" office:value="4.247">
                <text:p>4.247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float" office:value="4.2625">
                <text:p>4.2625</text:p>
              </table:table-cell>
              <table:table-cell office:value-type="float" office:value="1818.75">
                <text:p>1818.75</text:p>
              </table:table-cell>
            </table:table-row>
            <table:table-row>
              <table:table-cell office:value-type="float" office:value="4.278">
                <text:p>4.278</text:p>
              </table:table-cell>
              <table:table-cell office:value-type="float" office:value="1826.5">
                <text:p>1826.5</text:p>
              </table:table-cell>
            </table:table-row>
            <table:table-row>
              <table:table-cell office:value-type="float" office:value="4.2935">
                <text:p>4.2935</text:p>
              </table:table-cell>
              <table:table-cell office:value-type="float" office:value="1834.25">
                <text:p>1834.25</text:p>
              </table:table-cell>
            </table:table-row>
            <table:table-row>
              <table:table-cell office:value-type="float" office:value="4.309">
                <text:p>4.309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float" office:value="4.3245">
                <text:p>4.3245</text:p>
              </table:table-cell>
              <table:table-cell office:value-type="float" office:value="1849.75">
                <text:p>1849.75</text:p>
              </table:table-cell>
            </table:table-row>
            <table:table-row>
              <table:table-cell office:value-type="float" office:value="4.34">
                <text:p>4.34</text:p>
              </table:table-cell>
              <table:table-cell office:value-type="float" office:value="1857.5">
                <text:p>1857.5</text:p>
              </table:table-cell>
            </table:table-row>
            <table:table-row>
              <table:table-cell office:value-type="float" office:value="4.3555">
                <text:p>4.3555</text:p>
              </table:table-cell>
              <table:table-cell office:value-type="float" office:value="1865.25">
                <text:p>1865.25</text:p>
              </table:table-cell>
            </table:table-row>
            <table:table-row>
              <table:table-cell office:value-type="float" office:value="4.371">
                <text:p>4.371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float" office:value="4.3865">
                <text:p>4.3865</text:p>
              </table:table-cell>
              <table:table-cell office:value-type="float" office:value="1880.75">
                <text:p>1880.75</text:p>
              </table:table-cell>
            </table:table-row>
            <table:table-row>
              <table:table-cell office:value-type="float" office:value="4.402">
                <text:p>4.402</text:p>
              </table:table-cell>
              <table:table-cell office:value-type="float" office:value="1888.5">
                <text:p>1888.5</text:p>
              </table:table-cell>
            </table:table-row>
            <table:table-row>
              <table:table-cell office:value-type="float" office:value="4.4175">
                <text:p>4.4175</text:p>
              </table:table-cell>
              <table:table-cell office:value-type="float" office:value="1896.25">
                <text:p>1896.25</text:p>
              </table:table-cell>
            </table:table-row>
            <table:table-row>
              <table:table-cell office:value-type="float" office:value="4.433">
                <text:p>4.433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float" office:value="4.4485">
                <text:p>4.4485</text:p>
              </table:table-cell>
              <table:table-cell office:value-type="float" office:value="1911.75">
                <text:p>1911.75</text:p>
              </table:table-cell>
            </table:table-row>
            <table:table-row>
              <table:table-cell office:value-type="float" office:value="4.464">
                <text:p>4.464</text:p>
              </table:table-cell>
              <table:table-cell office:value-type="float" office:value="1919.5">
                <text:p>1919.5</text:p>
              </table:table-cell>
            </table:table-row>
            <table:table-row>
              <table:table-cell office:value-type="float" office:value="4.4795">
                <text:p>4.4795</text:p>
              </table:table-cell>
              <table:table-cell office:value-type="float" office:value="1927.25">
                <text:p>1927.25</text:p>
              </table:table-cell>
            </table:table-row>
            <table:table-row>
              <table:table-cell office:value-type="float" office:value="4.495">
                <text:p>4.495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float" office:value="4.5105">
                <text:p>4.5105</text:p>
              </table:table-cell>
              <table:table-cell office:value-type="float" office:value="1942.75">
                <text:p>1942.75</text:p>
              </table:table-cell>
            </table:table-row>
            <table:table-row>
              <table:table-cell office:value-type="float" office:value="4.526">
                <text:p>4.526</text:p>
              </table:table-cell>
              <table:table-cell office:value-type="float" office:value="1950.5">
                <text:p>1950.5</text:p>
              </table:table-cell>
            </table:table-row>
            <table:table-row>
              <table:table-cell office:value-type="float" office:value="4.5415">
                <text:p>4.5415</text:p>
              </table:table-cell>
              <table:table-cell office:value-type="float" office:value="1958.25">
                <text:p>1958.25</text:p>
              </table:table-cell>
            </table:table-row>
            <table:table-row>
              <table:table-cell office:value-type="float" office:value="4.557">
                <text:p>4.557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float" office:value="4.5725">
                <text:p>4.5725</text:p>
              </table:table-cell>
              <table:table-cell office:value-type="float" office:value="1973.75">
                <text:p>1973.75</text:p>
              </table:table-cell>
            </table:table-row>
            <table:table-row>
              <table:table-cell office:value-type="float" office:value="4.588">
                <text:p>4.588</text:p>
              </table:table-cell>
              <table:table-cell office:value-type="float" office:value="1981.5">
                <text:p>1981.5</text:p>
              </table:table-cell>
            </table:table-row>
            <table:table-row>
              <table:table-cell office:value-type="float" office:value="4.6035">
                <text:p>4.6035</text:p>
              </table:table-cell>
              <table:table-cell office:value-type="float" office:value="1989.25">
                <text:p>1989.25</text:p>
              </table:table-cell>
            </table:table-row>
            <table:table-row>
              <table:table-cell office:value-type="float" office:value="4.619">
                <text:p>4.619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4.6345">
                <text:p>4.6345</text:p>
              </table:table-cell>
              <table:table-cell office:value-type="float" office:value="2004.75">
                <text:p>2004.75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2012.5">
                <text:p>2012.5</text:p>
              </table:table-cell>
            </table:table-row>
            <table:table-row>
              <table:table-cell office:value-type="float" office:value="4.6655">
                <text:p>4.6655</text:p>
              </table:table-cell>
              <table:table-cell office:value-type="float" office:value="2020.25">
                <text:p>2020.25</text:p>
              </table:table-cell>
            </table:table-row>
            <table:table-row>
              <table:table-cell office:value-type="float" office:value="4.681">
                <text:p>4.681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float" office:value="4.6965">
                <text:p>4.6965</text:p>
              </table:table-cell>
              <table:table-cell office:value-type="float" office:value="2035.75">
                <text:p>2035.75</text:p>
              </table:table-cell>
            </table:table-row>
            <table:table-row>
              <table:table-cell office:value-type="float" office:value="4.712">
                <text:p>4.712</text:p>
              </table:table-cell>
              <table:table-cell office:value-type="float" office:value="2043.5">
                <text:p>2043.5</text:p>
              </table:table-cell>
            </table:table-row>
            <table:table-row>
              <table:table-cell office:value-type="float" office:value="4.7275">
                <text:p>4.7275</text:p>
              </table:table-cell>
              <table:table-cell office:value-type="float" office:value="2051.25">
                <text:p>2051.25</text:p>
              </table:table-cell>
            </table:table-row>
            <table:table-row>
              <table:table-cell office:value-type="float" office:value="4.743">
                <text:p>4.743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float" office:value="4.7585">
                <text:p>4.7585</text:p>
              </table:table-cell>
              <table:table-cell office:value-type="float" office:value="2066.75">
                <text:p>2066.75</text:p>
              </table:table-cell>
            </table:table-row>
            <table:table-row>
              <table:table-cell office:value-type="float" office:value="4.774">
                <text:p>4.774</text:p>
              </table:table-cell>
              <table:table-cell office:value-type="float" office:value="2074.5">
                <text:p>2074.5</text:p>
              </table:table-cell>
            </table:table-row>
            <table:table-row>
              <table:table-cell office:value-type="float" office:value="4.7895">
                <text:p>4.7895</text:p>
              </table:table-cell>
              <table:table-cell office:value-type="float" office:value="2082.25">
                <text:p>2082.25</text:p>
              </table:table-cell>
            </table:table-row>
            <table:table-row>
              <table:table-cell office:value-type="float" office:value="4.805">
                <text:p>4.805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float" office:value="4.8205">
                <text:p>4.8205</text:p>
              </table:table-cell>
              <table:table-cell office:value-type="float" office:value="2097.75">
                <text:p>2097.75</text:p>
              </table:table-cell>
            </table:table-row>
            <table:table-row>
              <table:table-cell office:value-type="float" office:value="4.836">
                <text:p>4.836</text:p>
              </table:table-cell>
              <table:table-cell office:value-type="float" office:value="2105.5">
                <text:p>2105.5</text:p>
              </table:table-cell>
            </table:table-row>
            <table:table-row>
              <table:table-cell office:value-type="float" office:value="4.8515">
                <text:p>4.8515</text:p>
              </table:table-cell>
              <table:table-cell office:value-type="float" office:value="2113.25">
                <text:p>2113.25</text:p>
              </table:table-cell>
            </table:table-row>
            <table:table-row>
              <table:table-cell office:value-type="float" office:value="4.867">
                <text:p>4.867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float" office:value="4.8825">
                <text:p>4.8825</text:p>
              </table:table-cell>
              <table:table-cell office:value-type="float" office:value="2128.75">
                <text:p>2128.75</text:p>
              </table:table-cell>
            </table:table-row>
            <table:table-row>
              <table:table-cell office:value-type="float" office:value="4.898">
                <text:p>4.898</text:p>
              </table:table-cell>
              <table:table-cell office:value-type="float" office:value="2136.5">
                <text:p>2136.5</text:p>
              </table:table-cell>
            </table:table-row>
            <table:table-row>
              <table:table-cell office:value-type="float" office:value="4.9135">
                <text:p>4.9135</text:p>
              </table:table-cell>
              <table:table-cell office:value-type="float" office:value="2144.25">
                <text:p>2144.25</text:p>
              </table:table-cell>
            </table:table-row>
            <table:table-row>
              <table:table-cell office:value-type="float" office:value="4.929">
                <text:p>4.929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.9445">
                <text:p>4.9445</text:p>
              </table:table-cell>
              <table:table-cell office:value-type="float" office:value="2159.75">
                <text:p>2159.75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2167.5">
                <text:p>2167.5</text:p>
              </table:table-cell>
            </table:table-row>
            <table:table-row>
              <table:table-cell office:value-type="float" office:value="4.9755">
                <text:p>4.9755</text:p>
              </table:table-cell>
              <table:table-cell office:value-type="float" office:value="2175.25">
                <text:p>2175.25</text:p>
              </table:table-cell>
            </table:table-row>
            <table:table-row>
              <table:table-cell office:value-type="float" office:value="4.991">
                <text:p>4.991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float" office:value="5.0065">
                <text:p>5.0065</text:p>
              </table:table-cell>
              <table:table-cell office:value-type="float" office:value="2190.75">
                <text:p>2190.75</text:p>
              </table:table-cell>
            </table:table-row>
            <table:table-row>
              <table:table-cell office:value-type="float" office:value="5.022">
                <text:p>5.022</text:p>
              </table:table-cell>
              <table:table-cell office:value-type="float" office:value="2198.5">
                <text:p>2198.5</text:p>
              </table:table-cell>
            </table:table-row>
            <table:table-row>
              <table:table-cell office:value-type="float" office:value="5.0375">
                <text:p>5.0375</text:p>
              </table:table-cell>
              <table:table-cell office:value-type="float" office:value="2206.25">
                <text:p>2206.25</text:p>
              </table:table-cell>
            </table:table-row>
            <table:table-row>
              <table:table-cell office:value-type="float" office:value="5.053">
                <text:p>5.053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float" office:value="5.0685">
                <text:p>5.0685</text:p>
              </table:table-cell>
              <table:table-cell office:value-type="float" office:value="2221.75">
                <text:p>2221.75</text:p>
              </table:table-cell>
            </table:table-row>
            <table:table-row>
              <table:table-cell office:value-type="float" office:value="5.084">
                <text:p>5.084</text:p>
              </table:table-cell>
              <table:table-cell office:value-type="float" office:value="2229.5">
                <text:p>2229.5</text:p>
              </table:table-cell>
            </table:table-row>
            <table:table-row>
              <table:table-cell office:value-type="float" office:value="5.0995">
                <text:p>5.0995</text:p>
              </table:table-cell>
              <table:table-cell office:value-type="float" office:value="2237.25">
                <text:p>2237.25</text:p>
              </table:table-cell>
            </table:table-row>
            <table:table-row>
              <table:table-cell office:value-type="float" office:value="5.115">
                <text:p>5.115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float" office:value="5.1305">
                <text:p>5.1305</text:p>
              </table:table-cell>
              <table:table-cell office:value-type="float" office:value="2252.75">
                <text:p>2252.75</text:p>
              </table:table-cell>
            </table:table-row>
            <table:table-row>
              <table:table-cell office:value-type="float" office:value="5.146">
                <text:p>5.146</text:p>
              </table:table-cell>
              <table:table-cell office:value-type="float" office:value="2260.5">
                <text:p>2260.5</text:p>
              </table:table-cell>
            </table:table-row>
            <table:table-row>
              <table:table-cell office:value-type="float" office:value="5.1615">
                <text:p>5.1615</text:p>
              </table:table-cell>
              <table:table-cell office:value-type="float" office:value="2268.25">
                <text:p>2268.25</text:p>
              </table:table-cell>
            </table:table-row>
            <table:table-row>
              <table:table-cell office:value-type="float" office:value="5.177">
                <text:p>5.177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float" office:value="5.1925">
                <text:p>5.1925</text:p>
              </table:table-cell>
              <table:table-cell office:value-type="float" office:value="2283.75">
                <text:p>2283.75</text:p>
              </table:table-cell>
            </table:table-row>
            <table:table-row>
              <table:table-cell office:value-type="float" office:value="5.208">
                <text:p>5.208</text:p>
              </table:table-cell>
              <table:table-cell office:value-type="float" office:value="2291.5">
                <text:p>2291.5</text:p>
              </table:table-cell>
            </table:table-row>
            <table:table-row>
              <table:table-cell office:value-type="float" office:value="5.2235">
                <text:p>5.2235</text:p>
              </table:table-cell>
              <table:table-cell office:value-type="float" office:value="2299.25">
                <text:p>2299.25</text:p>
              </table:table-cell>
            </table:table-row>
            <table:table-row>
              <table:table-cell office:value-type="float" office:value="5.239">
                <text:p>5.239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float" office:value="5.2545">
                <text:p>5.2545</text:p>
              </table:table-cell>
              <table:table-cell office:value-type="float" office:value="2314.75">
                <text:p>2314.75</text:p>
              </table:table-cell>
            </table:table-row>
            <table:table-row>
              <table:table-cell office:value-type="float" office:value="5.27">
                <text:p>5.27</text:p>
              </table:table-cell>
              <table:table-cell office:value-type="float" office:value="2322.5">
                <text:p>2322.5</text:p>
              </table:table-cell>
            </table:table-row>
            <table:table-row>
              <table:table-cell office:value-type="float" office:value="5.2855">
                <text:p>5.2855</text:p>
              </table:table-cell>
              <table:table-cell office:value-type="float" office:value="2330.25">
                <text:p>2330.25</text:p>
              </table:table-cell>
            </table:table-row>
            <table:table-row>
              <table:table-cell office:value-type="float" office:value="5.301">
                <text:p>5.301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float" office:value="5.3165">
                <text:p>5.3165</text:p>
              </table:table-cell>
              <table:table-cell office:value-type="float" office:value="2345.75">
                <text:p>2345.75</text:p>
              </table:table-cell>
            </table:table-row>
            <table:table-row>
              <table:table-cell office:value-type="float" office:value="5.332">
                <text:p>5.332</text:p>
              </table:table-cell>
              <table:table-cell office:value-type="float" office:value="2353.5">
                <text:p>2353.5</text:p>
              </table:table-cell>
            </table:table-row>
            <table:table-row>
              <table:table-cell office:value-type="float" office:value="5.3475">
                <text:p>5.3475</text:p>
              </table:table-cell>
              <table:table-cell office:value-type="float" office:value="2361.25">
                <text:p>2361.25</text:p>
              </table:table-cell>
            </table:table-row>
            <table:table-row>
              <table:table-cell office:value-type="float" office:value="5.363">
                <text:p>5.363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float" office:value="5.3785">
                <text:p>5.3785</text:p>
              </table:table-cell>
              <table:table-cell office:value-type="float" office:value="2376.75">
                <text:p>2376.75</text:p>
              </table:table-cell>
            </table:table-row>
            <table:table-row>
              <table:table-cell office:value-type="float" office:value="5.394">
                <text:p>5.394</text:p>
              </table:table-cell>
              <table:table-cell office:value-type="float" office:value="2384.5">
                <text:p>2384.5</text:p>
              </table:table-cell>
            </table:table-row>
            <table:table-row>
              <table:table-cell office:value-type="float" office:value="5.4095">
                <text:p>5.4095</text:p>
              </table:table-cell>
              <table:table-cell office:value-type="float" office:value="2392.25">
                <text:p>2392.25</text:p>
              </table:table-cell>
            </table:table-row>
            <table:table-row>
              <table:table-cell office:value-type="float" office:value="5.425">
                <text:p>5.425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float" office:value="5.4405">
                <text:p>5.4405</text:p>
              </table:table-cell>
              <table:table-cell office:value-type="float" office:value="2407.75">
                <text:p>2407.75</text:p>
              </table:table-cell>
            </table:table-row>
            <table:table-row>
              <table:table-cell office:value-type="float" office:value="5.456">
                <text:p>5.456</text:p>
              </table:table-cell>
              <table:table-cell office:value-type="float" office:value="2415.5">
                <text:p>2415.5</text:p>
              </table:table-cell>
            </table:table-row>
            <table:table-row>
              <table:table-cell office:value-type="float" office:value="5.4715">
                <text:p>5.4715</text:p>
              </table:table-cell>
              <table:table-cell office:value-type="float" office:value="2423.25">
                <text:p>2423.25</text:p>
              </table:table-cell>
            </table:table-row>
            <table:table-row>
              <table:table-cell office:value-type="float" office:value="5.487">
                <text:p>5.487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float" office:value="5.5025">
                <text:p>5.5025</text:p>
              </table:table-cell>
              <table:table-cell office:value-type="float" office:value="2438.75">
                <text:p>2438.75</text:p>
              </table:table-cell>
            </table:table-row>
            <table:table-row>
              <table:table-cell office:value-type="float" office:value="5.518">
                <text:p>5.518</text:p>
              </table:table-cell>
              <table:table-cell office:value-type="float" office:value="2446.5">
                <text:p>2446.5</text:p>
              </table:table-cell>
            </table:table-row>
            <table:table-row>
              <table:table-cell office:value-type="float" office:value="5.5335">
                <text:p>5.5335</text:p>
              </table:table-cell>
              <table:table-cell office:value-type="float" office:value="2454.25">
                <text:p>2454.25</text:p>
              </table:table-cell>
            </table:table-row>
            <table:table-row>
              <table:table-cell office:value-type="float" office:value="5.549">
                <text:p>5.549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float" office:value="5.5645">
                <text:p>5.5645</text:p>
              </table:table-cell>
              <table:table-cell office:value-type="float" office:value="2469.75">
                <text:p>2469.75</text:p>
              </table:table-cell>
            </table:table-row>
            <table:table-row>
              <table:table-cell office:value-type="float" office:value="5.58">
                <text:p>5.58</text:p>
              </table:table-cell>
              <table:table-cell office:value-type="float" office:value="2477.5">
                <text:p>2477.5</text:p>
              </table:table-cell>
            </table:table-row>
            <table:table-row>
              <table:table-cell office:value-type="float" office:value="5.5955">
                <text:p>5.5955</text:p>
              </table:table-cell>
              <table:table-cell office:value-type="float" office:value="2485.25">
                <text:p>2485.25</text:p>
              </table:table-cell>
            </table:table-row>
            <table:table-row>
              <table:table-cell office:value-type="float" office:value="5.611">
                <text:p>5.611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float" office:value="5.6265">
                <text:p>5.6265</text:p>
              </table:table-cell>
              <table:table-cell office:value-type="float" office:value="2500.75">
                <text:p>2500.75</text:p>
              </table:table-cell>
            </table:table-row>
            <table:table-row>
              <table:table-cell office:value-type="float" office:value="5.642">
                <text:p>5.642</text:p>
              </table:table-cell>
              <table:table-cell office:value-type="float" office:value="2508.5">
                <text:p>2508.5</text:p>
              </table:table-cell>
            </table:table-row>
            <table:table-row>
              <table:table-cell office:value-type="float" office:value="5.6575">
                <text:p>5.6575</text:p>
              </table:table-cell>
              <table:table-cell office:value-type="float" office:value="2516.25">
                <text:p>2516.25</text:p>
              </table:table-cell>
            </table:table-row>
            <table:table-row>
              <table:table-cell office:value-type="float" office:value="5.673">
                <text:p>5.673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float" office:value="5.6885">
                <text:p>5.6885</text:p>
              </table:table-cell>
              <table:table-cell office:value-type="float" office:value="2531.75">
                <text:p>2531.75</text:p>
              </table:table-cell>
            </table:table-row>
            <table:table-row>
              <table:table-cell office:value-type="float" office:value="5.704">
                <text:p>5.704</text:p>
              </table:table-cell>
              <table:table-cell office:value-type="float" office:value="2539.5">
                <text:p>2539.5</text:p>
              </table:table-cell>
            </table:table-row>
            <table:table-row>
              <table:table-cell office:value-type="float" office:value="5.7195">
                <text:p>5.7195</text:p>
              </table:table-cell>
              <table:table-cell office:value-type="float" office:value="2547.25">
                <text:p>2547.25</text:p>
              </table:table-cell>
            </table:table-row>
            <table:table-row>
              <table:table-cell office:value-type="float" office:value="5.735">
                <text:p>5.735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float" office:value="5.7505">
                <text:p>5.7505</text:p>
              </table:table-cell>
              <table:table-cell office:value-type="float" office:value="2562.75">
                <text:p>2562.75</text:p>
              </table:table-cell>
            </table:table-row>
            <table:table-row>
              <table:table-cell office:value-type="float" office:value="5.766">
                <text:p>5.766</text:p>
              </table:table-cell>
              <table:table-cell office:value-type="float" office:value="2570.5">
                <text:p>2570.5</text:p>
              </table:table-cell>
            </table:table-row>
            <table:table-row>
              <table:table-cell office:value-type="float" office:value="5.7815">
                <text:p>5.7815</text:p>
              </table:table-cell>
              <table:table-cell office:value-type="float" office:value="2578.25">
                <text:p>2578.25</text:p>
              </table:table-cell>
            </table:table-row>
            <table:table-row>
              <table:table-cell office:value-type="float" office:value="5.797">
                <text:p>5.797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float" office:value="5.8125">
                <text:p>5.8125</text:p>
              </table:table-cell>
              <table:table-cell office:value-type="float" office:value="2593.75">
                <text:p>2593.75</text:p>
              </table:table-cell>
            </table:table-row>
            <table:table-row>
              <table:table-cell office:value-type="float" office:value="5.828">
                <text:p>5.828</text:p>
              </table:table-cell>
              <table:table-cell office:value-type="float" office:value="2601.5">
                <text:p>2601.5</text:p>
              </table:table-cell>
            </table:table-row>
            <table:table-row>
              <table:table-cell office:value-type="float" office:value="5.8435">
                <text:p>5.8435</text:p>
              </table:table-cell>
              <table:table-cell office:value-type="float" office:value="2609.25">
                <text:p>2609.25</text:p>
              </table:table-cell>
            </table:table-row>
            <table:table-row>
              <table:table-cell office:value-type="float" office:value="5.859">
                <text:p>5.859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float" office:value="5.8745">
                <text:p>5.8745</text:p>
              </table:table-cell>
              <table:table-cell office:value-type="float" office:value="2624.75">
                <text:p>2624.75</text:p>
              </table:table-cell>
            </table:table-row>
            <table:table-row>
              <table:table-cell office:value-type="float" office:value="5.89">
                <text:p>5.89</text:p>
              </table:table-cell>
              <table:table-cell office:value-type="float" office:value="2632.5">
                <text:p>2632.5</text:p>
              </table:table-cell>
            </table:table-row>
            <table:table-row>
              <table:table-cell office:value-type="float" office:value="5.9055">
                <text:p>5.9055</text:p>
              </table:table-cell>
              <table:table-cell office:value-type="float" office:value="2640.25">
                <text:p>2640.25</text:p>
              </table:table-cell>
            </table:table-row>
            <table:table-row>
              <table:table-cell office:value-type="float" office:value="5.921">
                <text:p>5.921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float" office:value="5.9365">
                <text:p>5.9365</text:p>
              </table:table-cell>
              <table:table-cell office:value-type="float" office:value="2655.75">
                <text:p>2655.75</text:p>
              </table:table-cell>
            </table:table-row>
            <table:table-row>
              <table:table-cell office:value-type="float" office:value="5.952">
                <text:p>5.952</text:p>
              </table:table-cell>
              <table:table-cell office:value-type="float" office:value="2663.5">
                <text:p>2663.5</text:p>
              </table:table-cell>
            </table:table-row>
            <table:table-row>
              <table:table-cell office:value-type="float" office:value="5.9675">
                <text:p>5.9675</text:p>
              </table:table-cell>
              <table:table-cell office:value-type="float" office:value="2671.25">
                <text:p>2671.25</text:p>
              </table:table-cell>
            </table:table-row>
            <table:table-row>
              <table:table-cell office:value-type="float" office:value="5.983">
                <text:p>5.983</text:p>
              </table:table-cell>
              <table:table-cell office:value-type="float" office:value="2679">
                <text:p>2679</text:p>
              </table:table-cell>
            </table:table-row>
            <table:table-row>
              <table:table-cell office:value-type="float" office:value="5.9985">
                <text:p>5.9985</text:p>
              </table:table-cell>
              <table:table-cell office:value-type="float" office:value="2686.75">
                <text:p>2686.75</text:p>
              </table:table-cell>
            </table:table-row>
            <table:table-row>
              <table:table-cell office:value-type="float" office:value="6.014">
                <text:p>6.014</text:p>
              </table:table-cell>
              <table:table-cell office:value-type="float" office:value="2694.5">
                <text:p>2694.5</text:p>
              </table:table-cell>
            </table:table-row>
            <table:table-row>
              <table:table-cell office:value-type="float" office:value="6.0295">
                <text:p>6.0295</text:p>
              </table:table-cell>
              <table:table-cell office:value-type="float" office:value="2702.25">
                <text:p>2702.25</text:p>
              </table:table-cell>
            </table:table-row>
            <table:table-row>
              <table:table-cell office:value-type="float" office:value="6.045">
                <text:p>6.045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float" office:value="6.0605">
                <text:p>6.0605</text:p>
              </table:table-cell>
              <table:table-cell office:value-type="float" office:value="2717.75">
                <text:p>2717.75</text:p>
              </table:table-cell>
            </table:table-row>
            <table:table-row>
              <table:table-cell office:value-type="float" office:value="6.076">
                <text:p>6.076</text:p>
              </table:table-cell>
              <table:table-cell office:value-type="float" office:value="2725.5">
                <text:p>2725.5</text:p>
              </table:table-cell>
            </table:table-row>
            <table:table-row>
              <table:table-cell office:value-type="float" office:value="6.0915">
                <text:p>6.0915</text:p>
              </table:table-cell>
              <table:table-cell office:value-type="float" office:value="2733.25">
                <text:p>2733.25</text:p>
              </table:table-cell>
            </table:table-row>
            <table:table-row>
              <table:table-cell office:value-type="float" office:value="6.107">
                <text:p>6.107</text:p>
              </table:table-cell>
              <table:table-cell office:value-type="float" office:value="2741">
                <text:p>2741</text:p>
              </table:table-cell>
            </table:table-row>
            <table:table-row>
              <table:table-cell office:value-type="float" office:value="6.1225">
                <text:p>6.1225</text:p>
              </table:table-cell>
              <table:table-cell office:value-type="float" office:value="2748.75">
                <text:p>2748.75</text:p>
              </table:table-cell>
            </table:table-row>
            <table:table-row>
              <table:table-cell office:value-type="float" office:value="6.138">
                <text:p>6.138</text:p>
              </table:table-cell>
              <table:table-cell office:value-type="float" office:value="2756.5">
                <text:p>2756.5</text:p>
              </table:table-cell>
            </table:table-row>
            <table:table-row>
              <table:table-cell office:value-type="float" office:value="6.1535">
                <text:p>6.1535</text:p>
              </table:table-cell>
              <table:table-cell office:value-type="float" office:value="2764.25">
                <text:p>2764.25</text:p>
              </table:table-cell>
            </table:table-row>
            <table:table-row>
              <table:table-cell office:value-type="float" office:value="6.169">
                <text:p>6.169</text:p>
              </table:table-cell>
              <table:table-cell office:value-type="float" office:value="2772">
                <text:p>2772</text:p>
              </table:table-cell>
            </table:table-row>
            <table:table-row>
              <table:table-cell office:value-type="float" office:value="6.1845">
                <text:p>6.1845</text:p>
              </table:table-cell>
              <table:table-cell office:value-type="float" office:value="2779.75">
                <text:p>2779.75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2787.5">
                <text:p>2787.5</text:p>
              </table:table-cell>
            </table:table-row>
            <table:table-row>
              <table:table-cell office:value-type="float" office:value="6.2155">
                <text:p>6.2155</text:p>
              </table:table-cell>
              <table:table-cell office:value-type="float" office:value="2795.25">
                <text:p>2795.25</text:p>
              </table:table-cell>
            </table:table-row>
            <table:table-row>
              <table:table-cell office:value-type="float" office:value="6.231">
                <text:p>6.231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float" office:value="6.2465">
                <text:p>6.2465</text:p>
              </table:table-cell>
              <table:table-cell office:value-type="float" office:value="2810.75">
                <text:p>2810.75</text:p>
              </table:table-cell>
            </table:table-row>
            <table:table-row>
              <table:table-cell office:value-type="float" office:value="6.262">
                <text:p>6.262</text:p>
              </table:table-cell>
              <table:table-cell office:value-type="float" office:value="2818.5">
                <text:p>2818.5</text:p>
              </table:table-cell>
            </table:table-row>
            <table:table-row>
              <table:table-cell office:value-type="float" office:value="6.2775">
                <text:p>6.2775</text:p>
              </table:table-cell>
              <table:table-cell office:value-type="float" office:value="2826.25">
                <text:p>2826.25</text:p>
              </table:table-cell>
            </table:table-row>
            <table:table-row>
              <table:table-cell office:value-type="float" office:value="6.293">
                <text:p>6.293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float" office:value="6.3085">
                <text:p>6.3085</text:p>
              </table:table-cell>
              <table:table-cell office:value-type="float" office:value="2841.75">
                <text:p>2841.75</text:p>
              </table:table-cell>
            </table:table-row>
            <table:table-row>
              <table:table-cell office:value-type="float" office:value="6.324">
                <text:p>6.324</text:p>
              </table:table-cell>
              <table:table-cell office:value-type="float" office:value="2849.5">
                <text:p>2849.5</text:p>
              </table:table-cell>
            </table:table-row>
            <table:table-row>
              <table:table-cell office:value-type="float" office:value="6.3395">
                <text:p>6.3395</text:p>
              </table:table-cell>
              <table:table-cell office:value-type="float" office:value="2857.25">
                <text:p>2857.25</text:p>
              </table:table-cell>
            </table:table-row>
            <table:table-row>
              <table:table-cell office:value-type="float" office:value="6.355">
                <text:p>6.355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float" office:value="6.3705">
                <text:p>6.3705</text:p>
              </table:table-cell>
              <table:table-cell office:value-type="float" office:value="2872.75">
                <text:p>2872.75</text:p>
              </table:table-cell>
            </table:table-row>
            <table:table-row>
              <table:table-cell office:value-type="float" office:value="6.386">
                <text:p>6.386</text:p>
              </table:table-cell>
              <table:table-cell office:value-type="float" office:value="2880.5">
                <text:p>2880.5</text:p>
              </table:table-cell>
            </table:table-row>
            <table:table-row>
              <table:table-cell office:value-type="float" office:value="6.4015">
                <text:p>6.4015</text:p>
              </table:table-cell>
              <table:table-cell office:value-type="float" office:value="2888.25">
                <text:p>2888.25</text:p>
              </table:table-cell>
            </table:table-row>
            <table:table-row>
              <table:table-cell office:value-type="float" office:value="6.417">
                <text:p>6.417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float" office:value="6.4325">
                <text:p>6.4325</text:p>
              </table:table-cell>
              <table:table-cell office:value-type="float" office:value="2903.75">
                <text:p>2903.75</text:p>
              </table:table-cell>
            </table:table-row>
            <table:table-row>
              <table:table-cell office:value-type="float" office:value="6.448">
                <text:p>6.448</text:p>
              </table:table-cell>
              <table:table-cell office:value-type="float" office:value="2911.5">
                <text:p>2911.5</text:p>
              </table:table-cell>
            </table:table-row>
            <table:table-row>
              <table:table-cell office:value-type="float" office:value="6.4635">
                <text:p>6.4635</text:p>
              </table:table-cell>
              <table:table-cell office:value-type="float" office:value="2919.25">
                <text:p>2919.25</text:p>
              </table:table-cell>
            </table:table-row>
            <table:table-row>
              <table:table-cell office:value-type="float" office:value="6.479">
                <text:p>6.479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float" office:value="6.4945">
                <text:p>6.4945</text:p>
              </table:table-cell>
              <table:table-cell office:value-type="float" office:value="2934.75">
                <text:p>2934.75</text:p>
              </table:table-cell>
            </table:table-row>
            <table:table-row>
              <table:table-cell office:value-type="float" office:value="6.51">
                <text:p>6.51</text:p>
              </table:table-cell>
              <table:table-cell office:value-type="float" office:value="8840.5">
                <text:p>8840.5</text:p>
              </table:table-cell>
            </table:table-row>
            <table:table-row>
              <table:table-cell office:value-type="float" office:value="6.5255">
                <text:p>6.5255</text:p>
              </table:table-cell>
              <table:table-cell office:value-type="float" office:value="8845.15">
                <text:p>8845.15</text:p>
              </table:table-cell>
            </table:table-row>
            <table:table-row>
              <table:table-cell office:value-type="float" office:value="6.541">
                <text:p>6.541</text:p>
              </table:table-cell>
              <table:table-cell office:value-type="float" office:value="8849.8">
                <text:p>8849.8</text:p>
              </table:table-cell>
            </table:table-row>
            <table:table-row>
              <table:table-cell office:value-type="float" office:value="6.5565">
                <text:p>6.5565</text:p>
              </table:table-cell>
              <table:table-cell office:value-type="float" office:value="8854.45">
                <text:p>8854.45</text:p>
              </table:table-cell>
            </table:table-row>
            <table:table-row>
              <table:table-cell office:value-type="float" office:value="6.572">
                <text:p>6.572</text:p>
              </table:table-cell>
              <table:table-cell office:value-type="float" office:value="8859.1">
                <text:p>8859.1</text:p>
              </table:table-cell>
            </table:table-row>
            <table:table-row>
              <table:table-cell office:value-type="float" office:value="6.5875">
                <text:p>6.5875</text:p>
              </table:table-cell>
              <table:table-cell office:value-type="float" office:value="8863.75">
                <text:p>8863.75</text:p>
              </table:table-cell>
            </table:table-row>
            <table:table-row>
              <table:table-cell office:value-type="float" office:value="6.603">
                <text:p>6.603</text:p>
              </table:table-cell>
              <table:table-cell office:value-type="float" office:value="8868.4">
                <text:p>8868.4</text:p>
              </table:table-cell>
            </table:table-row>
            <table:table-row>
              <table:table-cell office:value-type="float" office:value="6.6185">
                <text:p>6.6185</text:p>
              </table:table-cell>
              <table:table-cell office:value-type="float" office:value="8873.05">
                <text:p>8873.05</text:p>
              </table:table-cell>
            </table:table-row>
            <table:table-row>
              <table:table-cell office:value-type="float" office:value="6.634">
                <text:p>6.634</text:p>
              </table:table-cell>
              <table:table-cell office:value-type="float" office:value="8877.7">
                <text:p>8877.7</text:p>
              </table:table-cell>
            </table:table-row>
            <table:table-row>
              <table:table-cell office:value-type="float" office:value="6.6495">
                <text:p>6.6495</text:p>
              </table:table-cell>
              <table:table-cell office:value-type="float" office:value="8882.35">
                <text:p>8882.35</text:p>
              </table:table-cell>
            </table:table-row>
            <table:table-row>
              <table:table-cell office:value-type="float" office:value="6.665">
                <text:p>6.665</text:p>
              </table:table-cell>
              <table:table-cell office:value-type="float" office:value="8887">
                <text:p>8887</text:p>
              </table:table-cell>
            </table:table-row>
            <table:table-row>
              <table:table-cell office:value-type="float" office:value="6.6805">
                <text:p>6.6805</text:p>
              </table:table-cell>
              <table:table-cell office:value-type="float" office:value="8891.65">
                <text:p>8891.65</text:p>
              </table:table-cell>
            </table:table-row>
            <table:table-row>
              <table:table-cell office:value-type="float" office:value="6.696">
                <text:p>6.696</text:p>
              </table:table-cell>
              <table:table-cell office:value-type="float" office:value="8896.3">
                <text:p>8896.3</text:p>
              </table:table-cell>
            </table:table-row>
            <table:table-row>
              <table:table-cell office:value-type="float" office:value="6.7115">
                <text:p>6.7115</text:p>
              </table:table-cell>
              <table:table-cell office:value-type="float" office:value="8900.95">
                <text:p>8900.95</text:p>
              </table:table-cell>
            </table:table-row>
            <table:table-row>
              <table:table-cell office:value-type="float" office:value="6.727">
                <text:p>6.727</text:p>
              </table:table-cell>
              <table:table-cell office:value-type="float" office:value="8905.6">
                <text:p>8905.6</text:p>
              </table:table-cell>
            </table:table-row>
            <table:table-row>
              <table:table-cell office:value-type="float" office:value="6.7425">
                <text:p>6.7425</text:p>
              </table:table-cell>
              <table:table-cell office:value-type="float" office:value="8910.25">
                <text:p>8910.25</text:p>
              </table:table-cell>
            </table:table-row>
            <table:table-row>
              <table:table-cell office:value-type="float" office:value="6.758">
                <text:p>6.758</text:p>
              </table:table-cell>
              <table:table-cell office:value-type="float" office:value="8914.9">
                <text:p>8914.9</text:p>
              </table:table-cell>
            </table:table-row>
            <table:table-row>
              <table:table-cell office:value-type="float" office:value="6.7735">
                <text:p>6.7735</text:p>
              </table:table-cell>
              <table:table-cell office:value-type="float" office:value="8919.55">
                <text:p>8919.55</text:p>
              </table:table-cell>
            </table:table-row>
            <table:table-row>
              <table:table-cell office:value-type="float" office:value="6.789">
                <text:p>6.789</text:p>
              </table:table-cell>
              <table:table-cell office:value-type="float" office:value="8924.2">
                <text:p>8924.2</text:p>
              </table:table-cell>
            </table:table-row>
            <table:table-row>
              <table:table-cell office:value-type="float" office:value="6.8045">
                <text:p>6.8045</text:p>
              </table:table-cell>
              <table:table-cell office:value-type="float" office:value="8928.85">
                <text:p>8928.85</text:p>
              </table:table-cell>
            </table:table-row>
            <table:table-row>
              <table:table-cell office:value-type="float" office:value="6.82">
                <text:p>6.82</text:p>
              </table:table-cell>
              <table:table-cell office:value-type="float" office:value="8933.5">
                <text:p>8933.5</text:p>
              </table:table-cell>
            </table:table-row>
            <table:table-row>
              <table:table-cell office:value-type="float" office:value="6.8355">
                <text:p>6.8355</text:p>
              </table:table-cell>
              <table:table-cell office:value-type="float" office:value="8938.15">
                <text:p>8938.15</text:p>
              </table:table-cell>
            </table:table-row>
            <table:table-row>
              <table:table-cell office:value-type="float" office:value="6.851">
                <text:p>6.851</text:p>
              </table:table-cell>
              <table:table-cell office:value-type="float" office:value="8942.8">
                <text:p>8942.8</text:p>
              </table:table-cell>
            </table:table-row>
            <table:table-row>
              <table:table-cell office:value-type="float" office:value="6.8665">
                <text:p>6.8665</text:p>
              </table:table-cell>
              <table:table-cell office:value-type="float" office:value="8947.45">
                <text:p>8947.45</text:p>
              </table:table-cell>
            </table:table-row>
            <table:table-row>
              <table:table-cell office:value-type="float" office:value="6.882">
                <text:p>6.882</text:p>
              </table:table-cell>
              <table:table-cell office:value-type="float" office:value="8952.1">
                <text:p>8952.1</text:p>
              </table:table-cell>
            </table:table-row>
            <table:table-row>
              <table:table-cell office:value-type="float" office:value="6.8975">
                <text:p>6.8975</text:p>
              </table:table-cell>
              <table:table-cell office:value-type="float" office:value="8956.75">
                <text:p>8956.75</text:p>
              </table:table-cell>
            </table:table-row>
            <table:table-row>
              <table:table-cell office:value-type="float" office:value="6.913">
                <text:p>6.913</text:p>
              </table:table-cell>
              <table:table-cell office:value-type="float" office:value="8961.4">
                <text:p>8961.4</text:p>
              </table:table-cell>
            </table:table-row>
            <table:table-row>
              <table:table-cell office:value-type="float" office:value="6.9285">
                <text:p>6.9285</text:p>
              </table:table-cell>
              <table:table-cell office:value-type="float" office:value="8966.05">
                <text:p>8966.05</text:p>
              </table:table-cell>
            </table:table-row>
            <table:table-row>
              <table:table-cell office:value-type="float" office:value="6.944">
                <text:p>6.944</text:p>
              </table:table-cell>
              <table:table-cell office:value-type="float" office:value="8970.7">
                <text:p>8970.7</text:p>
              </table:table-cell>
            </table:table-row>
            <table:table-row>
              <table:table-cell office:value-type="float" office:value="6.9595">
                <text:p>6.9595</text:p>
              </table:table-cell>
              <table:table-cell office:value-type="float" office:value="8975.35">
                <text:p>8975.35</text:p>
              </table:table-cell>
            </table:table-row>
            <table:table-row>
              <table:table-cell office:value-type="float" office:value="6.975">
                <text:p>6.975</text:p>
              </table:table-cell>
              <table:table-cell office:value-type="float" office:value="8980">
                <text:p>8980</text:p>
              </table:table-cell>
            </table:table-row>
            <table:table-row>
              <table:table-cell office:value-type="float" office:value="6.9905">
                <text:p>6.9905</text:p>
              </table:table-cell>
              <table:table-cell office:value-type="float" office:value="8984.65">
                <text:p>8984.65</text:p>
              </table:table-cell>
            </table:table-row>
            <table:table-row>
              <table:table-cell office:value-type="float" office:value="7.006">
                <text:p>7.006</text:p>
              </table:table-cell>
              <table:table-cell office:value-type="float" office:value="8989.3">
                <text:p>8989.3</text:p>
              </table:table-cell>
            </table:table-row>
            <table:table-row>
              <table:table-cell office:value-type="float" office:value="7.0215">
                <text:p>7.0215</text:p>
              </table:table-cell>
              <table:table-cell office:value-type="float" office:value="8993.95">
                <text:p>8993.95</text:p>
              </table:table-cell>
            </table:table-row>
            <table:table-row>
              <table:table-cell office:value-type="float" office:value="7.037">
                <text:p>7.037</text:p>
              </table:table-cell>
              <table:table-cell office:value-type="float" office:value="8998.6">
                <text:p>8998.6</text:p>
              </table:table-cell>
            </table:table-row>
            <table:table-row>
              <table:table-cell office:value-type="float" office:value="7.0525">
                <text:p>7.0525</text:p>
              </table:table-cell>
              <table:table-cell office:value-type="float" office:value="9003.25">
                <text:p>9003.25</text:p>
              </table:table-cell>
            </table:table-row>
            <table:table-row>
              <table:table-cell office:value-type="float" office:value="7.068">
                <text:p>7.068</text:p>
              </table:table-cell>
              <table:table-cell office:value-type="float" office:value="9007.9">
                <text:p>9007.9</text:p>
              </table:table-cell>
            </table:table-row>
            <table:table-row>
              <table:table-cell office:value-type="float" office:value="7.0835">
                <text:p>7.0835</text:p>
              </table:table-cell>
              <table:table-cell office:value-type="float" office:value="9012.55">
                <text:p>9012.55</text:p>
              </table:table-cell>
            </table:table-row>
            <table:table-row>
              <table:table-cell office:value-type="float" office:value="7.099">
                <text:p>7.099</text:p>
              </table:table-cell>
              <table:table-cell office:value-type="float" office:value="9017.2">
                <text:p>9017.2</text:p>
              </table:table-cell>
            </table:table-row>
            <table:table-row>
              <table:table-cell office:value-type="float" office:value="7.1145">
                <text:p>7.1145</text:p>
              </table:table-cell>
              <table:table-cell office:value-type="float" office:value="9021.85">
                <text:p>9021.85</text:p>
              </table:table-cell>
            </table:table-row>
            <table:table-row>
              <table:table-cell office:value-type="float" office:value="7.13">
                <text:p>7.13</text:p>
              </table:table-cell>
              <table:table-cell office:value-type="float" office:value="9026.5">
                <text:p>9026.5</text:p>
              </table:table-cell>
            </table:table-row>
            <table:table-row>
              <table:table-cell office:value-type="float" office:value="7.1455">
                <text:p>7.1455</text:p>
              </table:table-cell>
              <table:table-cell office:value-type="float" office:value="9031.15">
                <text:p>9031.15</text:p>
              </table:table-cell>
            </table:table-row>
            <table:table-row>
              <table:table-cell office:value-type="float" office:value="7.161">
                <text:p>7.161</text:p>
              </table:table-cell>
              <table:table-cell office:value-type="float" office:value="9035.8">
                <text:p>9035.8</text:p>
              </table:table-cell>
            </table:table-row>
            <table:table-row>
              <table:table-cell office:value-type="float" office:value="7.1765">
                <text:p>7.1765</text:p>
              </table:table-cell>
              <table:table-cell office:value-type="float" office:value="9040.45">
                <text:p>9040.45</text:p>
              </table:table-cell>
            </table:table-row>
            <table:table-row>
              <table:table-cell office:value-type="float" office:value="7.192">
                <text:p>7.192</text:p>
              </table:table-cell>
              <table:table-cell office:value-type="float" office:value="9045.1">
                <text:p>9045.1</text:p>
              </table:table-cell>
            </table:table-row>
            <table:table-row>
              <table:table-cell office:value-type="float" office:value="7.2075">
                <text:p>7.2075</text:p>
              </table:table-cell>
              <table:table-cell office:value-type="float" office:value="9049.75">
                <text:p>9049.75</text:p>
              </table:table-cell>
            </table:table-row>
            <table:table-row>
              <table:table-cell office:value-type="float" office:value="7.223">
                <text:p>7.223</text:p>
              </table:table-cell>
              <table:table-cell office:value-type="float" office:value="9054.4">
                <text:p>9054.4</text:p>
              </table:table-cell>
            </table:table-row>
            <table:table-row>
              <table:table-cell office:value-type="float" office:value="7.2385">
                <text:p>7.2385</text:p>
              </table:table-cell>
              <table:table-cell office:value-type="float" office:value="9059.05">
                <text:p>9059.05</text:p>
              </table:table-cell>
            </table:table-row>
            <table:table-row>
              <table:table-cell office:value-type="float" office:value="7.254">
                <text:p>7.254</text:p>
              </table:table-cell>
              <table:table-cell office:value-type="float" office:value="9063.7">
                <text:p>9063.7</text:p>
              </table:table-cell>
            </table:table-row>
            <table:table-row>
              <table:table-cell office:value-type="float" office:value="7.2695">
                <text:p>7.2695</text:p>
              </table:table-cell>
              <table:table-cell office:value-type="float" office:value="9068.35">
                <text:p>9068.35</text:p>
              </table:table-cell>
            </table:table-row>
            <table:table-row>
              <table:table-cell office:value-type="float" office:value="7.285">
                <text:p>7.285</text:p>
              </table:table-cell>
              <table:table-cell office:value-type="float" office:value="9073">
                <text:p>9073</text:p>
              </table:table-cell>
            </table:table-row>
            <table:table-row>
              <table:table-cell office:value-type="float" office:value="7.3005">
                <text:p>7.3005</text:p>
              </table:table-cell>
              <table:table-cell office:value-type="float" office:value="9077.65">
                <text:p>9077.65</text:p>
              </table:table-cell>
            </table:table-row>
            <table:table-row>
              <table:table-cell office:value-type="float" office:value="7.316">
                <text:p>7.316</text:p>
              </table:table-cell>
              <table:table-cell office:value-type="float" office:value="9082.3">
                <text:p>9082.3</text:p>
              </table:table-cell>
            </table:table-row>
            <table:table-row>
              <table:table-cell office:value-type="float" office:value="7.3315">
                <text:p>7.3315</text:p>
              </table:table-cell>
              <table:table-cell office:value-type="float" office:value="9086.95">
                <text:p>9086.95</text:p>
              </table:table-cell>
            </table:table-row>
            <table:table-row>
              <table:table-cell office:value-type="float" office:value="7.347">
                <text:p>7.347</text:p>
              </table:table-cell>
              <table:table-cell office:value-type="float" office:value="9091.6">
                <text:p>9091.6</text:p>
              </table:table-cell>
            </table:table-row>
            <table:table-row>
              <table:table-cell office:value-type="float" office:value="7.3625">
                <text:p>7.3625</text:p>
              </table:table-cell>
              <table:table-cell office:value-type="float" office:value="9096.25">
                <text:p>9096.25</text:p>
              </table:table-cell>
            </table:table-row>
            <table:table-row>
              <table:table-cell office:value-type="float" office:value="7.378">
                <text:p>7.378</text:p>
              </table:table-cell>
              <table:table-cell office:value-type="float" office:value="9100.9">
                <text:p>9100.9</text:p>
              </table:table-cell>
            </table:table-row>
            <table:table-row>
              <table:table-cell office:value-type="float" office:value="7.3935">
                <text:p>7.3935</text:p>
              </table:table-cell>
              <table:table-cell office:value-type="float" office:value="9105.55">
                <text:p>9105.55</text:p>
              </table:table-cell>
            </table:table-row>
            <table:table-row>
              <table:table-cell office:value-type="float" office:value="7.409">
                <text:p>7.409</text:p>
              </table:table-cell>
              <table:table-cell office:value-type="float" office:value="9110.2">
                <text:p>9110.2</text:p>
              </table:table-cell>
            </table:table-row>
            <table:table-row>
              <table:table-cell office:value-type="float" office:value="7.4245">
                <text:p>7.4245</text:p>
              </table:table-cell>
              <table:table-cell office:value-type="float" office:value="9114.85">
                <text:p>9114.85</text:p>
              </table:table-cell>
            </table:table-row>
            <table:table-row>
              <table:table-cell office:value-type="float" office:value="7.44">
                <text:p>7.44</text:p>
              </table:table-cell>
              <table:table-cell office:value-type="float" office:value="9119.5">
                <text:p>9119.5</text:p>
              </table:table-cell>
            </table:table-row>
            <table:table-row>
              <table:table-cell office:value-type="float" office:value="7.4555">
                <text:p>7.4555</text:p>
              </table:table-cell>
              <table:table-cell office:value-type="float" office:value="9124.15">
                <text:p>9124.15</text:p>
              </table:table-cell>
            </table:table-row>
            <table:table-row>
              <table:table-cell office:value-type="float" office:value="7.471">
                <text:p>7.471</text:p>
              </table:table-cell>
              <table:table-cell office:value-type="float" office:value="9128.8">
                <text:p>9128.8</text:p>
              </table:table-cell>
            </table:table-row>
            <table:table-row>
              <table:table-cell office:value-type="float" office:value="7.4865">
                <text:p>7.4865</text:p>
              </table:table-cell>
              <table:table-cell office:value-type="float" office:value="9133.45">
                <text:p>9133.45</text:p>
              </table:table-cell>
            </table:table-row>
            <table:table-row>
              <table:table-cell office:value-type="float" office:value="7.502">
                <text:p>7.502</text:p>
              </table:table-cell>
              <table:table-cell office:value-type="float" office:value="9138.1">
                <text:p>9138.1</text:p>
              </table:table-cell>
            </table:table-row>
            <table:table-row>
              <table:table-cell office:value-type="float" office:value="7.5175">
                <text:p>7.5175</text:p>
              </table:table-cell>
              <table:table-cell office:value-type="float" office:value="9142.75">
                <text:p>9142.75</text:p>
              </table:table-cell>
            </table:table-row>
            <table:table-row>
              <table:table-cell office:value-type="float" office:value="7.533">
                <text:p>7.533</text:p>
              </table:table-cell>
              <table:table-cell office:value-type="float" office:value="9147.4">
                <text:p>9147.4</text:p>
              </table:table-cell>
            </table:table-row>
            <table:table-row>
              <table:table-cell office:value-type="float" office:value="7.5485">
                <text:p>7.5485</text:p>
              </table:table-cell>
              <table:table-cell office:value-type="float" office:value="9152.05">
                <text:p>9152.05</text:p>
              </table:table-cell>
            </table:table-row>
            <table:table-row>
              <table:table-cell office:value-type="float" office:value="7.564">
                <text:p>7.564</text:p>
              </table:table-cell>
              <table:table-cell office:value-type="float" office:value="9156.7">
                <text:p>9156.7</text:p>
              </table:table-cell>
            </table:table-row>
            <table:table-row>
              <table:table-cell office:value-type="float" office:value="7.5795">
                <text:p>7.5795</text:p>
              </table:table-cell>
              <table:table-cell office:value-type="float" office:value="9161.35">
                <text:p>9161.35</text:p>
              </table:table-cell>
            </table:table-row>
            <table:table-row>
              <table:table-cell office:value-type="float" office:value="7.595">
                <text:p>7.595</text:p>
              </table:table-cell>
              <table:table-cell office:value-type="float" office:value="9166">
                <text:p>9166</text:p>
              </table:table-cell>
            </table:table-row>
            <table:table-row>
              <table:table-cell office:value-type="float" office:value="7.6105">
                <text:p>7.6105</text:p>
              </table:table-cell>
              <table:table-cell office:value-type="float" office:value="9170.65">
                <text:p>9170.65</text:p>
              </table:table-cell>
            </table:table-row>
            <table:table-row>
              <table:table-cell office:value-type="float" office:value="7.626">
                <text:p>7.626</text:p>
              </table:table-cell>
              <table:table-cell office:value-type="float" office:value="9175.3">
                <text:p>9175.3</text:p>
              </table:table-cell>
            </table:table-row>
            <table:table-row>
              <table:table-cell office:value-type="float" office:value="7.6415">
                <text:p>7.6415</text:p>
              </table:table-cell>
              <table:table-cell office:value-type="float" office:value="9179.95">
                <text:p>9179.95</text:p>
              </table:table-cell>
            </table:table-row>
            <table:table-row>
              <table:table-cell office:value-type="float" office:value="7.657">
                <text:p>7.657</text:p>
              </table:table-cell>
              <table:table-cell office:value-type="float" office:value="9184.6">
                <text:p>9184.6</text:p>
              </table:table-cell>
            </table:table-row>
            <table:table-row>
              <table:table-cell office:value-type="float" office:value="7.6725">
                <text:p>7.6725</text:p>
              </table:table-cell>
              <table:table-cell office:value-type="float" office:value="9189.25">
                <text:p>9189.25</text:p>
              </table:table-cell>
            </table:table-row>
            <table:table-row>
              <table:table-cell office:value-type="float" office:value="7.688">
                <text:p>7.688</text:p>
              </table:table-cell>
              <table:table-cell office:value-type="float" office:value="9193.9">
                <text:p>9193.9</text:p>
              </table:table-cell>
            </table:table-row>
            <table:table-row>
              <table:table-cell office:value-type="float" office:value="7.7035">
                <text:p>7.7035</text:p>
              </table:table-cell>
              <table:table-cell office:value-type="float" office:value="9198.55">
                <text:p>9198.55</text:p>
              </table:table-cell>
            </table:table-row>
            <table:table-row>
              <table:table-cell office:value-type="float" office:value="7.719">
                <text:p>7.719</text:p>
              </table:table-cell>
              <table:table-cell office:value-type="float" office:value="9203.2">
                <text:p>9203.2</text:p>
              </table:table-cell>
            </table:table-row>
            <table:table-row>
              <table:table-cell office:value-type="float" office:value="7.7345">
                <text:p>7.7345</text:p>
              </table:table-cell>
              <table:table-cell office:value-type="float" office:value="9207.85">
                <text:p>9207.85</text:p>
              </table:table-cell>
            </table:table-row>
            <table:table-row>
              <table:table-cell office:value-type="float" office:value="7.75">
                <text:p>7.75</text:p>
              </table:table-cell>
              <table:table-cell office:value-type="float" office:value="9212.5">
                <text:p>921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